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2.6634in" fo:break-before="auto" style:use-optimal-row-height="true"/>
    </style:style>
    <style:style style:name="ro9" style:family="table-row">
      <style:table-row-properties style:row-height="1.5752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7307in" fo:break-before="auto" style:use-optimal-row-height="true"/>
    </style:style>
    <style:style style:name="ro13" style:family="table-row">
      <style:table-row-properties style:row-height="2.0417in" fo:break-before="auto" style:use-optimal-row-height="true"/>
    </style:style>
    <style:style style:name="ro14" style:family="table-row">
      <style:table-row-properties style:row-height="1.8862in" fo:break-before="auto" style:use-optimal-row-height="true"/>
    </style:style>
    <style:style style:name="ro15" style:family="table-row">
      <style:table-row-properties style:row-height="2.8189in" fo:break-before="auto" style:use-optimal-row-height="true"/>
    </style:style>
    <style:style style:name="ro16" style:family="table-row">
      <style:table-row-properties style:row-height="2.3528in" fo:break-before="auto" style:use-optimal-row-height="true"/>
    </style:style>
    <style:style style:name="ro17" style:family="table-row">
      <style:table-row-properties style:row-height="3.7516in" fo:break-before="auto" style:use-optimal-row-height="true"/>
    </style:style>
    <style:style style:name="ro18" style:family="table-row">
      <style:table-row-properties style:row-height="2.1972in" fo:break-before="auto" style:use-optimal-row-height="true"/>
    </style:style>
    <style:style style:name="ro19" style:family="table-row">
      <style:table-row-properties style:row-height="3.2854in" fo:break-before="auto" style:use-optimal-row-height="true"/>
    </style:style>
    <style:style style:name="ro20" style:family="table-row">
      <style:table-row-properties style:row-height="2.5075in" fo:break-before="auto" style:use-optimal-row-height="true"/>
    </style:style>
    <style:style style:name="ro21" style:family="table-row">
      <style:table-row-properties style:row-height="2.9744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underline-style="solid" style:text-underline-width="auto" style:text-underline-color="font-color"/>
    </style:style>
    <style:style style:name="ce2" style:family="table-cell" style:parent-style-name="Default">
      <style:text-properties style:text-underline-style="none"/>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3"/>
        <table:table-column table:style-name="co1" table:default-cell-style-name="Default"/>
        <table:table-column table:style-name="co2" table:default-cell-style-name="ce3"/>
        <table:table-row table:style-name="ro1">
          <table:table-cell office:value-type="string" calcext:value-type="string">
            <text:p>Episode</text:p>
          </table:table-cell>
          <table:table-cell table:style-name="Default" office:value-type="string" calcext:value-type="string">
            <text:p>Timestamp</text:p>
          </table:table-cell>
          <table:table-cell office:value-type="string" calcext:value-type="string">
            <text:p>Source</text:p>
          </table:table-cell>
          <table:table-cell table:style-name="Default" office:value-type="string" calcext:value-type="string">
            <text:p>Source_Name</text:p>
          </table:table-cell>
        </table:table-row>
        <table:table-row table:style-name="ro2">
          <table:table-cell office:value-type="float" office:value="1" calcext:value-type="float">
            <text:p>1</text:p>
          </table:table-cell>
          <table:table-cell office:value-type="string" calcext:value-type="string">
            <text:p>1:15 - 12:34 – Character backstories</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3">
          <table:table-cell table:formula="of:=[.A2]" office:value-type="float" office:value="1" calcext:value-type="float">
            <text:p>1</text:p>
          </table:table-cell>
          <table:table-cell office:value-type="string" calcext:value-type="string">
            <text:p>15:24 - 17:51 – Actor intros</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3">
          <table:table-cell table:formula="of:=[.A3]" office:value-type="float" office:value="1" calcext:value-type="float">
            <text:p>1</text:p>
          </table:table-cell>
          <table:table-cell office:value-type="string" calcext:value-type="string">
            <text:p>17:52 - 20:02 – Recap</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3">
          <table:table-cell table:formula="of:=[.A4]" office:value-type="float" office:value="1" calcext:value-type="float">
            <text:p>1</text:p>
          </table:table-cell>
          <table:table-cell office:value-type="string" calcext:value-type="string">
            <text:p>20:04 – Game starts</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4">
          <table:table-cell table:formula="of:=[.A5]" office:value-type="float" office:value="1" calcext:value-type="float">
            <text:p>1</text:p>
          </table:table-cell>
          <table:table-cell office:value-type="string" calcext:value-type="string">
            <text:p>(They arrive in Kraghammer, get rooms, and ask around for info.)</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4">
          <table:table-cell table:formula="of:=[.A6]" office:value-type="float" office:value="1" calcext:value-type="float">
            <text:p>1</text:p>
          </table:table-cell>
          <table:table-cell office:value-type="string" calcext:value-type="string">
            <text:p>41:20 – Grog “I have an intelligence of 6, I know what I’m doing.”</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5">
          <table:table-cell table:formula="of:=[.A7]" office:value-type="float" office:value="1" calcext:value-type="float">
            <text:p>1</text:p>
          </table:table-cell>
          <table:table-cell office:value-type="string" calcext:value-type="string">
            <text:p>56:21 – Scanlan and Grog go to a dwarf house of lady favors</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6">
          <table:table-cell table:formula="of:=[.A8]" office:value-type="float" office:value="1" calcext:value-type="float">
            <text:p>1</text:p>
          </table:table-cell>
          <table:table-cell office:value-type="string" calcext:value-type="string">
            <text:p>57:55 – Vax suggest posing as married couple, big NO from Vex</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4">
          <table:table-cell table:formula="of:=[.A9]" office:value-type="float" office:value="1" calcext:value-type="float">
            <text:p>1</text:p>
          </table:table-cell>
          <table:table-cell office:value-type="string" calcext:value-type="string">
            <text:p>1:01:19 – A wild Trinket appears (101:55 – cute Trinket “shake”)</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6">
          <table:table-cell table:formula="of:=[.A10]" office:value-type="float" office:value="1" calcext:value-type="float">
            <text:p>1</text:p>
          </table:table-cell>
          <table:table-cell office:value-type="string" calcext:value-type="string">
            <text:p>1:05:12 – Scanlan “Am I getting beaten by a whore dwarf right now?”</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5">
          <table:table-cell table:formula="of:=[.A11]" office:value-type="float" office:value="1" calcext:value-type="float">
            <text:p>1</text:p>
          </table:table-cell>
          <table:table-cell office:value-type="string" calcext:value-type="string">
            <text:p>1:14:00 – Tiberius “Yes my hearing is perfectly fine.”</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7">
          <table:table-cell table:formula="of:=[.A12]" office:value-type="float" office:value="1" calcext:value-type="float">
            <text:p>1</text:p>
          </table:table-cell>
          <table:table-cell office:value-type="string" calcext:value-type="string">
            <text:p>1:15:22 – Scanlan has hickies (and Vex??)</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5">
          <table:table-cell table:formula="of:=[.A13]" office:value-type="float" office:value="1" calcext:value-type="float">
            <text:p>1</text:p>
          </table:table-cell>
          <table:table-cell office:value-type="string" calcext:value-type="string">
            <text:p>1:16:19 – Dwarves want to fight Trinket, the chaos starts</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5">
          <table:table-cell table:formula="of:=[.A14]" office:value-type="float" office:value="1" calcext:value-type="float">
            <text:p>1</text:p>
          </table:table-cell>
          <table:table-cell office:value-type="string" calcext:value-type="string">
            <text:p>1:26:30 – Keyleth turns into a bear to tag out Trinket</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3">
          <table:table-cell table:formula="of:=[.A15]" office:value-type="float" office:value="1" calcext:value-type="float">
            <text:p>1</text:p>
          </table:table-cell>
          <table:table-cell office:value-type="string" calcext:value-type="string">
            <text:p>1:32:20 – Break starts</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3">
          <table:table-cell table:formula="of:=[.A16]" office:value-type="float" office:value="1" calcext:value-type="float">
            <text:p>1</text:p>
          </table:table-cell>
          <table:table-cell office:value-type="string" calcext:value-type="string">
            <text:p>1:43:42 – Break ends</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3">
          <table:table-cell table:formula="of:=[.A17]" office:value-type="float" office:value="1" calcext:value-type="float">
            <text:p>1</text:p>
          </table:table-cell>
          <table:table-cell office:value-type="string" calcext:value-type="string">
            <text:p>1:46:42 – #notalltrolls</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2">
          <table:table-cell table:formula="of:=[.A18]" office:value-type="float" office:value="1" calcext:value-type="float">
            <text:p>1</text:p>
          </table:table-cell>
          <table:table-cell office:value-type="string" calcext:value-type="string">
            <text:p>1:48:05 – Tiberius Kraghammer</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5">
          <table:table-cell table:formula="of:=[.A19]" office:value-type="float" office:value="1" calcext:value-type="float">
            <text:p>1</text:p>
          </table:table-cell>
          <table:table-cell office:value-type="string" calcext:value-type="string">
            <text:p>1:59:00 – Scanlan’s nervous fart after sneaking in to house</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7">
          <table:table-cell table:formula="of:=[.A20]" office:value-type="float" office:value="1" calcext:value-type="float">
            <text:p>1</text:p>
          </table:table-cell>
          <table:table-cell office:value-type="string" calcext:value-type="string">
            <text:p>2:03:35 – Scanlan “People farting everywhere!”</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6">
          <table:table-cell table:formula="of:=[.A21]" office:value-type="float" office:value="1" calcext:value-type="float">
            <text:p>1</text:p>
          </table:table-cell>
          <table:table-cell office:value-type="string" calcext:value-type="string">
            <text:p>2:19:30 – Vax tries to steal some liquor they brought to Nostoc - fail</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4">
          <table:table-cell table:formula="of:=[.A22]" office:value-type="float" office:value="1" calcext:value-type="float">
            <text:p>1</text:p>
          </table:table-cell>
          <table:table-cell office:value-type="string" calcext:value-type="string">
            <text:p>2:22:52 – Goblins! And Scanlan mentions how much he hates them (backstory!)</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2">
          <table:table-cell table:formula="of:=[.A23]" office:value-type="float" office:value="1" calcext:value-type="float">
            <text:p>1</text:p>
          </table:table-cell>
          <table:table-cell office:value-type="string" calcext:value-type="string">
            <text:p>2:27:21 – Bad News’ first appearance!</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2">
          <table:table-cell table:formula="of:=[.A24]" office:value-type="float" office:value="1" calcext:value-type="float">
            <text:p>1</text:p>
          </table:table-cell>
          <table:table-cell office:value-type="string" calcext:value-type="string">
            <text:p>2:42:42 – Goblin/Ogre battle ends</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2">
          <table:table-cell table:formula="of:=[.A25]" office:value-type="float" office:value="1" calcext:value-type="float">
            <text:p>1</text:p>
          </table:table-cell>
          <table:table-cell office:value-type="string" calcext:value-type="string">
            <text:p>2:46:20 – Naga battle begins</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6">
          <table:table-cell table:formula="of:=[.A26]" office:value-type="float" office:value="1" calcext:value-type="float">
            <text:p>1</text:p>
          </table:table-cell>
          <table:table-cell office:value-type="string" calcext:value-type="string">
            <text:p>3:00:20 – The game, and Scanlan’s, first HOW DO YOU WANT TO DO THIS?</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5">
          <table:table-cell table:formula="of:=[.A27]" office:value-type="float" office:value="1" calcext:value-type="float">
            <text:p>1</text:p>
          </table:table-cell>
          <table:table-cell office:value-type="string" calcext:value-type="string">
            <text:p>3:02:09 – Scanlan “Promise you’ll tell Pike about this.”</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3">
          <table:table-cell table:formula="of:=[.A28]" office:value-type="float" office:value="1" calcext:value-type="float">
            <text:p>1</text:p>
          </table:table-cell>
          <table:table-cell office:value-type="string" calcext:value-type="string">
            <text:p>3:02:40 – Game end</text:p>
          </table:table-cell>
          <table:table-cell office:value-type="string" calcext:value-type="string">
            <text:p>https://littlecajunlady.tumblr.com/post/166050385739/critical-role-episode-1-arrival-at-kraghammer</text:p>
          </table:table-cell>
          <table:table-cell office:value-type="string" calcext:value-type="string">
            <text:p>littlecajunlady</text:p>
          </table:table-cell>
        </table:table-row>
        <table:table-row table:style-name="ro2">
          <table:table-cell office:value-type="float" office:value="2" calcext:value-type="float">
            <text:p>2</text:p>
          </table:table-cell>
          <table:table-cell office:value-type="string" calcext:value-type="string">
            <text:p>00:14 – 11:33 – Character intros</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3">
          <table:table-cell table:formula="of:=[.A30]" office:value-type="float" office:value="2" calcext:value-type="float">
            <text:p>2</text:p>
          </table:table-cell>
          <table:table-cell office:value-type="string" calcext:value-type="string">
            <text:p>13:26 – 14:55 – Recap</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3">
          <table:table-cell table:formula="of:=[.A31]" office:value-type="float" office:value="2" calcext:value-type="float">
            <text:p>2</text:p>
          </table:table-cell>
          <table:table-cell office:value-type="string" calcext:value-type="string">
            <text:p>15:00 – Game starts</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6">
          <table:table-cell table:formula="of:=[.A32]" office:value-type="float" office:value="2" calcext:value-type="float">
            <text:p>2</text:p>
          </table:table-cell>
          <table:table-cell office:value-type="string" calcext:value-type="string">
            <text:p>16:56 – Grog “Can’t we look in the hole?” Vax “You did that last night.”</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7">
          <table:table-cell table:formula="of:=[.A33]" office:value-type="float" office:value="2" calcext:value-type="float">
            <text:p>2</text:p>
          </table:table-cell>
          <table:table-cell office:value-type="string" calcext:value-type="string">
            <text:p>(Group talks to Nostoc and take a job from him)</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6">
          <table:table-cell table:formula="of:=[.A34]" office:value-type="float" office:value="2" calcext:value-type="float">
            <text:p>2</text:p>
          </table:table-cell>
          <table:table-cell office:value-type="string" calcext:value-type="string">
            <text:p>22:05 – Percy persuades Nostoc for a drink, Vax successfully steals more</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7">
          <table:table-cell table:formula="of:=[.A35]" office:value-type="float" office:value="2" calcext:value-type="float">
            <text:p>2</text:p>
          </table:table-cell>
          <table:table-cell office:value-type="string" calcext:value-type="string">
            <text:p>26:10 – ♪ Scanlan make you feel good ♪</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6">
          <table:table-cell table:formula="of:=[.A36]" office:value-type="float" office:value="2" calcext:value-type="float">
            <text:p>2</text:p>
          </table:table-cell>
          <table:table-cell office:value-type="string" calcext:value-type="string">
            <text:p>(They talk to Hieris, who gives info on the mines and creatures inside.)</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2">
          <table:table-cell table:formula="of:=[.A37]" office:value-type="float" office:value="2" calcext:value-type="float">
            <text:p>2</text:p>
          </table:table-cell>
          <table:table-cell office:value-type="string" calcext:value-type="string">
            <text:p>34:45 - Scanlan “I’ve killed”</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4">
          <table:table-cell table:formula="of:=[.A38]" office:value-type="float" office:value="2" calcext:value-type="float">
            <text:p>2</text:p>
          </table:table-cell>
          <table:table-cell office:value-type="string" calcext:value-type="string">
            <text:p>35:30 – Vex’s wink gives Hieris’s shoulders a tingle, or maybe its diabetes</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5">
          <table:table-cell table:formula="of:=[.A39]" office:value-type="float" office:value="2" calcext:value-type="float">
            <text:p>2</text:p>
          </table:table-cell>
          <table:table-cell office:value-type="string" calcext:value-type="string">
            <text:p>45:15 – Vex asks Grog to “pull it out,” that is, the flying carpet</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2">
          <table:table-cell table:formula="of:=[.A40]" office:value-type="float" office:value="2" calcext:value-type="float">
            <text:p>2</text:p>
          </table:table-cell>
          <table:table-cell office:value-type="string" calcext:value-type="string">
            <text:p>52:45 – Keyleth the dwarf</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4">
          <table:table-cell table:formula="of:=[.A41]" office:value-type="float" office:value="2" calcext:value-type="float">
            <text:p>2</text:p>
          </table:table-cell>
          <table:table-cell office:value-type="string" calcext:value-type="string">
            <text:p>56:52 – House of Vulva / 59:03 – Matt “That’s not what it’s called”</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2">
          <table:table-cell table:formula="of:=[.A42]" office:value-type="float" office:value="2" calcext:value-type="float">
            <text:p>2</text:p>
          </table:table-cell>
          <table:table-cell office:value-type="string" calcext:value-type="string">
            <text:p>(They buy potions and arrows)</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6">
          <table:table-cell table:formula="of:=[.A43]" office:value-type="float" office:value="2" calcext:value-type="float">
            <text:p>2</text:p>
          </table:table-cell>
          <table:table-cell office:value-type="string" calcext:value-type="string">
            <text:p>1:06:33 – Percy gets the idea to “build some interesting arrows” </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3">
          <table:table-cell table:formula="of:=[.A44]" office:value-type="float" office:value="2" calcext:value-type="float">
            <text:p>2</text:p>
          </table:table-cell>
          <table:table-cell office:value-type="string" calcext:value-type="string">
            <text:p>1:14:35 – Into the mines</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3">
          <table:table-cell table:formula="of:=[.A45]" office:value-type="float" office:value="2" calcext:value-type="float">
            <text:p>2</text:p>
          </table:table-cell>
          <table:table-cell office:value-type="string" calcext:value-type="string">
            <text:p>1:29:11 – Break starts</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3">
          <table:table-cell table:formula="of:=[.A46]" office:value-type="float" office:value="2" calcext:value-type="float">
            <text:p>2</text:p>
          </table:table-cell>
          <table:table-cell office:value-type="string" calcext:value-type="string">
            <text:p>1:42:10 – Break ends</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2">
          <table:table-cell table:formula="of:=[.A47]" office:value-type="float" office:value="2" calcext:value-type="float">
            <text:p>2</text:p>
          </table:table-cell>
          <table:table-cell office:value-type="string" calcext:value-type="string">
            <text:p>1:48:46 – Umber hulk fight starts</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5">
          <table:table-cell table:formula="of:=[.A48]" office:value-type="float" office:value="2" calcext:value-type="float">
            <text:p>2</text:p>
          </table:table-cell>
          <table:table-cell office:value-type="string" calcext:value-type="string">
            <text:p>2:31:34 – Vax gets the HDYWTDT on the last umber hulk</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4">
          <table:table-cell table:formula="of:=[.A49]" office:value-type="float" office:value="2" calcext:value-type="float">
            <text:p>2</text:p>
          </table:table-cell>
          <table:table-cell office:value-type="string" calcext:value-type="string">
            <text:p>2:32:58 – Liam “Nobody touches my man-wife” (HUSBANDS!)</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4">
          <table:table-cell table:formula="of:=[.A50]" office:value-type="float" office:value="2" calcext:value-type="float">
            <text:p>2</text:p>
          </table:table-cell>
          <table:table-cell office:value-type="string" calcext:value-type="string">
            <text:p>2:35:00 – Raging Grog attacks, 2nd fight with dark dwarves and evil brain starts</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7">
          <table:table-cell table:formula="of:=[.A51]" office:value-type="float" office:value="2" calcext:value-type="float">
            <text:p>2</text:p>
          </table:table-cell>
          <table:table-cell office:value-type="string" calcext:value-type="string">
            <text:p>2:39:35 – Scanlan’s stinking ass cloud</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3">
          <table:table-cell table:formula="of:=[.A52]" office:value-type="float" office:value="2" calcext:value-type="float">
            <text:p>2</text:p>
          </table:table-cell>
          <table:table-cell office:value-type="string" calcext:value-type="string">
            <text:p>2:57:45 – Game end</text:p>
          </table:table-cell>
          <table:table-cell office:value-type="string" calcext:value-type="string">
            <text:p>https://littlecajunlady.tumblr.com/post/166326684468/critical-role-episode-2-into-the-greyspine-mines</text:p>
          </table:table-cell>
          <table:table-cell office:value-type="string" calcext:value-type="string">
            <text:p>littlecajunlady</text:p>
          </table:table-cell>
        </table:table-row>
        <table:table-row table:style-name="ro2">
          <table:table-cell office:value-type="float" office:value="3" calcext:value-type="float">
            <text:p>3</text:p>
          </table:table-cell>
          <table:table-cell office:value-type="string" calcext:value-type="string">
            <text:p>5:22 – Game starts, they check Grog</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5">
          <table:table-cell table:formula="of:=[.A54]" office:value-type="float" office:value="3" calcext:value-type="float">
            <text:p>3</text:p>
          </table:table-cell>
          <table:table-cell office:value-type="string" calcext:value-type="string">
            <text:p>(They learn about K’Varn, that Kima is alive, camp for the night)</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5">
          <table:table-cell table:formula="of:=[.A55]" office:value-type="float" office:value="3" calcext:value-type="float">
            <text:p>3</text:p>
          </table:table-cell>
          <table:table-cell office:value-type="string" calcext:value-type="string">
            <text:p>27:30 – ♪ Scanlan inspires Keyleth to heal Grog ♪</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7">
          <table:table-cell table:formula="of:=[.A56]" office:value-type="float" office:value="3" calcext:value-type="float">
            <text:p>3</text:p>
          </table:table-cell>
          <table:table-cell office:value-type="string" calcext:value-type="string">
            <text:p>29:30 – Vex kisses unconscious Grog</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7">
          <table:table-cell table:formula="of:=[.A57]" office:value-type="float" office:value="3" calcext:value-type="float">
            <text:p>3</text:p>
          </table:table-cell>
          <table:table-cell office:value-type="string" calcext:value-type="string">
            <text:p>32:00 – Grog hugs Keyleth for healing him</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3">
          <table:table-cell table:formula="of:=[.A58]" office:value-type="float" office:value="3" calcext:value-type="float">
            <text:p>3</text:p>
          </table:table-cell>
          <table:table-cell office:value-type="string" calcext:value-type="string">
            <text:p>(More dungeoning)</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7">
          <table:table-cell table:formula="of:=[.A59]" office:value-type="float" office:value="3" calcext:value-type="float">
            <text:p>3</text:p>
          </table:table-cell>
          <table:table-cell office:value-type="string" calcext:value-type="string">
            <text:p>1:03:20 – Scanlan “I’m super brave and hung”</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3">
          <table:table-cell table:formula="of:=[.A60]" office:value-type="float" office:value="3" calcext:value-type="float">
            <text:p>3</text:p>
          </table:table-cell>
          <table:table-cell office:value-type="string" calcext:value-type="string">
            <text:p>1:15:25 – Break starts</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7">
          <table:table-cell table:formula="of:=[.A61]" office:value-type="float" office:value="3" calcext:value-type="float">
            <text:p>3</text:p>
          </table:table-cell>
          <table:table-cell office:value-type="string" calcext:value-type="string">
            <text:p>1:27:20 – Break ends/sound comes back</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3">
          <table:table-cell table:formula="of:=[.A62]" office:value-type="float" office:value="3" calcext:value-type="float">
            <text:p>3</text:p>
          </table:table-cell>
          <table:table-cell office:value-type="string" calcext:value-type="string">
            <text:p>(So much planning)</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5">
          <table:table-cell table:formula="of:=[.A63]" office:value-type="float" office:value="3" calcext:value-type="float">
            <text:p>3</text:p>
          </table:table-cell>
          <table:table-cell office:value-type="string" calcext:value-type="string">
            <text:p>1:41:10 – Scanlan inspiration ♪ hey baby, hey baby, hey ♪</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2">
          <table:table-cell table:formula="of:=[.A64]" office:value-type="float" office:value="3" calcext:value-type="float">
            <text:p>3</text:p>
          </table:table-cell>
          <table:table-cell office:value-type="string" calcext:value-type="string">
            <text:p>1:46:00 – Duergar fight starts</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6">
          <table:table-cell table:formula="of:=[.A65]" office:value-type="float" office:value="3" calcext:value-type="float">
            <text:p>3</text:p>
          </table:table-cell>
          <table:table-cell office:value-type="string" calcext:value-type="string">
            <text:p>1:55:10 – Vax mindflayed, Liam “Nice knowing you” (already with this on ep 3!)</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4">
          <table:table-cell table:formula="of:=[.A66]" office:value-type="float" office:value="3" calcext:value-type="float">
            <text:p>3</text:p>
          </table:table-cell>
          <table:table-cell office:value-type="string" calcext:value-type="string">
            <text:p>2:11:30 – Travis “For fuck’s sake, vote!” Girls lose vote, go anyway, find tunnel</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7">
          <table:table-cell table:formula="of:=[.A67]" office:value-type="float" office:value="3" calcext:value-type="float">
            <text:p>3</text:p>
          </table:table-cell>
          <table:table-cell office:value-type="string" calcext:value-type="string">
            <text:p>2:18:40 – Keyleth and Vex find a creature</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2">
          <table:table-cell table:formula="of:=[.A68]" office:value-type="float" office:value="3" calcext:value-type="float">
            <text:p>3</text:p>
          </table:table-cell>
          <table:table-cell office:value-type="string" calcext:value-type="string">
            <text:p>2:24:45 – His name is Clarota!!</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7">
          <table:table-cell table:formula="of:=[.A69]" office:value-type="float" office:value="3" calcext:value-type="float">
            <text:p>3</text:p>
          </table:table-cell>
          <table:table-cell office:value-type="string" calcext:value-type="string">
            <text:p>2:31:15 – Scanlan ♪ that Clarota healing ♪</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3">
          <table:table-cell table:formula="of:=[.A70]" office:value-type="float" office:value="3" calcext:value-type="float">
            <text:p>3</text:p>
          </table:table-cell>
          <table:table-cell office:value-type="string" calcext:value-type="string">
            <text:p>2:32:50 – Game ends</text:p>
          </table:table-cell>
          <table:table-cell office:value-type="string" calcext:value-type="string">
            <text:p>https://littlecajunlady.tumblr.com/post/166437973163/critical-role-episode-3-strange-bedfellows</text:p>
          </table:table-cell>
          <table:table-cell office:value-type="string" calcext:value-type="string">
            <text:p>littlecajunlady</text:p>
          </table:table-cell>
        </table:table-row>
        <table:table-row table:style-name="ro6">
          <table:table-cell office:value-type="float" office:value="4" calcext:value-type="float">
            <text:p>4</text:p>
          </table:table-cell>
          <table:table-cell office:value-type="string" calcext:value-type="string">
            <text:p>12:39 – Character intros end/announcements and recaps start</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3">
          <table:table-cell table:formula="of:=[.A72]" office:value-type="float" office:value="4" calcext:value-type="float">
            <text:p>4</text:p>
          </table:table-cell>
          <table:table-cell office:value-type="string" calcext:value-type="string">
            <text:p>17:33 – Game starts</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table:formula="of:=[.A73]" office:value-type="float" office:value="4" calcext:value-type="float">
            <text:p>4</text:p>
          </table:table-cell>
          <table:table-cell office:value-type="string" calcext:value-type="string">
            <text:p>19:40 – Humming is Scanlan’s nervous habit</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3">
          <table:table-cell table:formula="of:=[.A74]" office:value-type="float" office:value="4" calcext:value-type="float">
            <text:p>4</text:p>
          </table:table-cell>
          <table:table-cell office:value-type="string" calcext:value-type="string">
            <text:p>21:10 – Pike shows up!</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table:formula="of:=[.A75]" office:value-type="float" office:value="4" calcext:value-type="float">
            <text:p>4</text:p>
          </table:table-cell>
          <table:table-cell office:value-type="string" calcext:value-type="string">
            <text:p>22:55 – Ashley’s first role is a natural 20</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2">
          <table:table-cell table:formula="of:=[.A76]" office:value-type="float" office:value="4" calcext:value-type="float">
            <text:p>4</text:p>
          </table:table-cell>
          <table:table-cell office:value-type="string" calcext:value-type="string">
            <text:p>24:05 – Pike and Scanlan are reunited</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6">
          <table:table-cell table:formula="of:=[.A77]" office:value-type="float" office:value="4" calcext:value-type="float">
            <text:p>4</text:p>
          </table:table-cell>
          <table:table-cell office:value-type="string" calcext:value-type="string">
            <text:p>28:15 – Clarota’s history (I’ll be honest, I zoned out a bit)</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table:formula="of:=[.A78]" office:value-type="float" office:value="4" calcext:value-type="float">
            <text:p>4</text:p>
          </table:table-cell>
          <table:table-cell office:value-type="string" calcext:value-type="string">
            <text:p>(They question and plan with Clarota)</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5">
          <table:table-cell table:formula="of:=[.A79]" office:value-type="float" office:value="4" calcext:value-type="float">
            <text:p>4</text:p>
          </table:table-cell>
          <table:table-cell office:value-type="string" calcext:value-type="string">
            <text:p>48:20 – Scanlan asks Clarota if he needs a lozenge</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3">
          <table:table-cell table:formula="of:=[.A80]" office:value-type="float" office:value="4" calcext:value-type="float">
            <text:p>4</text:p>
          </table:table-cell>
          <table:table-cell office:value-type="string" calcext:value-type="string">
            <text:p>51:30 – Pike’s vision</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6">
          <table:table-cell table:formula="of:=[.A81]" office:value-type="float" office:value="4" calcext:value-type="float">
            <text:p>4</text:p>
          </table:table-cell>
          <table:table-cell office:value-type="string" calcext:value-type="string">
            <text:p>1:00:55 – Grog “Vax could show his ass, that’s a pretty white light”</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table:formula="of:=[.A82]" office:value-type="float" office:value="4" calcext:value-type="float">
            <text:p>4</text:p>
          </table:table-cell>
          <table:table-cell office:value-type="string" calcext:value-type="string">
            <text:p>1:24:38 – Flying over the Duergar camp</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5">
          <table:table-cell table:formula="of:=[.A83]" office:value-type="float" office:value="4" calcext:value-type="float">
            <text:p>4</text:p>
          </table:table-cell>
          <table:table-cell office:value-type="string" calcext:value-type="string">
            <text:p>1:30:05 – Clarota’s regret on taking up VM’s offer</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3">
          <table:table-cell table:formula="of:=[.A84]" office:value-type="float" office:value="4" calcext:value-type="float">
            <text:p>4</text:p>
          </table:table-cell>
          <table:table-cell office:value-type="string" calcext:value-type="string">
            <text:p>1:36:00 – Laura arrives</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2">
          <table:table-cell table:formula="of:=[.A85]" office:value-type="float" office:value="4" calcext:value-type="float">
            <text:p>4</text:p>
          </table:table-cell>
          <table:table-cell office:value-type="string" calcext:value-type="string">
            <text:p>1:40:50 – Vax attacks, fight really starts</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table:formula="of:=[.A86]" office:value-type="float" office:value="4" calcext:value-type="float">
            <text:p>4</text:p>
          </table:table-cell>
          <table:table-cell office:value-type="string" calcext:value-type="string">
            <text:p>1:44:55 – Scanlan throws bucket of shit</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6">
          <table:table-cell table:formula="of:=[.A87]" office:value-type="float" office:value="4" calcext:value-type="float">
            <text:p>4</text:p>
          </table:table-cell>
          <table:table-cell office:value-type="string" calcext:value-type="string">
            <text:p>1:55:40 – Pike okay, Scanlan “thank god”/Vex &amp; Percy jump down together</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table:formula="of:=[.A88]" office:value-type="float" office:value="4" calcext:value-type="float">
            <text:p>4</text:p>
          </table:table-cell>
          <table:table-cell office:value-type="string" calcext:value-type="string">
            <text:p>2:08:58 – Thanks for all the fucking help Clarota</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5">
          <table:table-cell table:formula="of:=[.A89]" office:value-type="float" office:value="4" calcext:value-type="float">
            <text:p>4</text:p>
          </table:table-cell>
          <table:table-cell office:value-type="string" calcext:value-type="string">
            <text:p>2:23:12 – Percy’s hand in monster and takes a shot</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5">
          <table:table-cell table:formula="of:=[.A90]" office:value-type="float" office:value="4" calcext:value-type="float">
            <text:p>4</text:p>
          </table:table-cell>
          <table:table-cell office:value-type="string" calcext:value-type="string">
            <text:p>2:29:40 – Scanlan banishes General with a hug</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2">
          <table:table-cell table:formula="of:=[.A91]" office:value-type="float" office:value="4" calcext:value-type="float">
            <text:p>4</text:p>
          </table:table-cell>
          <table:table-cell office:value-type="string" calcext:value-type="string">
            <text:p>2:37:15 – Scanlan unconscious </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6">
          <table:table-cell table:formula="of:=[.A92]" office:value-type="float" office:value="4" calcext:value-type="float">
            <text:p>4</text:p>
          </table:table-cell>
          <table:table-cell office:value-type="string" calcext:value-type="string">
            <text:p>2:39:40 – Pike heals Scanlan/Sam ”Don’t cheap out on Scanlan!”</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table:formula="of:=[.A93]" office:value-type="float" office:value="4" calcext:value-type="float">
            <text:p>4</text:p>
          </table:table-cell>
          <table:table-cell office:value-type="string" calcext:value-type="string">
            <text:p>2:44:00 – Vax attacks his first creature butt</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6">
          <table:table-cell table:formula="of:=[.A94]" office:value-type="float" office:value="4" calcext:value-type="float">
            <text:p>4</text:p>
          </table:table-cell>
          <table:table-cell office:value-type="string" calcext:value-type="string">
            <text:p>2:45:50 – Percy unconscious/Sam “We’re dropping like flies!”</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6">
          <table:table-cell table:formula="of:=[.A95]" office:value-type="float" office:value="4" calcext:value-type="float">
            <text:p>4</text:p>
          </table:table-cell>
          <table:table-cell office:value-type="string" calcext:value-type="string">
            <text:p>2:47:25 – HDYWTDT, Grog kills creature and bites its tongue out</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3">
          <table:table-cell table:formula="of:=[.A96]" office:value-type="float" office:value="4" calcext:value-type="float">
            <text:p>4</text:p>
          </table:table-cell>
          <table:table-cell office:value-type="string" calcext:value-type="string">
            <text:p>2:49:55 – Game ends</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1">
          <table:table-cell table:formula="of:=[.A97]" office:value-type="float" office:value="4" calcext:value-type="float">
            <text:p>4</text:p>
          </table:table-cell>
          <table:table-cell table:style-name="ce4"/>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table:formula="of:=[.A98]" office:value-type="float" office:value="4" calcext:value-type="float">
            <text:p>4</text:p>
          </table:table-cell>
          <table:table-cell office:value-type="string" calcext:value-type="string">
            <text:p>3:11:46 – Q&amp;A starts (no Sam or Laura)</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2">
          <table:table-cell table:formula="of:=[.A99]" office:value-type="float" office:value="4" calcext:value-type="float">
            <text:p>4</text:p>
          </table:table-cell>
          <table:table-cell office:value-type="string" calcext:value-type="string">
            <text:p>3:13:55 – How the game started</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5">
          <table:table-cell table:formula="of:=[.A100]" office:value-type="float" office:value="4" calcext:value-type="float">
            <text:p>4</text:p>
          </table:table-cell>
          <table:table-cell office:value-type="string" calcext:value-type="string">
            <text:p>3:17:22 – Ashley, how does Pike feel about Scanlan?</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table:formula="of:=[.A101]" office:value-type="float" office:value="4" calcext:value-type="float">
            <text:p>4</text:p>
          </table:table-cell>
          <table:table-cell office:value-type="string" calcext:value-type="string">
            <text:p>3:18:45 – Favorite moment pre-stream</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table:formula="of:=[.A102]" office:value-type="float" office:value="4" calcext:value-type="float">
            <text:p>4</text:p>
          </table:table-cell>
          <table:table-cell office:value-type="string" calcext:value-type="string">
            <text:p>3:21:15 – Tiberius has a crush on Allura</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5">
          <table:table-cell table:formula="of:=[.A103]" office:value-type="float" office:value="4" calcext:value-type="float">
            <text:p>4</text:p>
          </table:table-cell>
          <table:table-cell office:value-type="string" calcext:value-type="string">
            <text:p>3:22:44 – What they hope to get out of the show</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table:formula="of:=[.A104]" office:value-type="float" office:value="4" calcext:value-type="float">
            <text:p>4</text:p>
          </table:table-cell>
          <table:table-cell office:value-type="string" calcext:value-type="string">
            <text:p>3:28:15 – How they picked their class/race</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2">
          <table:table-cell table:formula="of:=[.A105]" office:value-type="float" office:value="4" calcext:value-type="float">
            <text:p>4</text:p>
          </table:table-cell>
          <table:table-cell office:value-type="string" calcext:value-type="string">
            <text:p>3:33:15 – How the characters met</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2">
          <table:table-cell table:formula="of:=[.A106]" office:value-type="float" office:value="4" calcext:value-type="float">
            <text:p>4</text:p>
          </table:table-cell>
          <table:table-cell office:value-type="string" calcext:value-type="string">
            <text:p>3:34:00 – Troll dick story</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2">
          <table:table-cell table:formula="of:=[.A107]" office:value-type="float" office:value="4" calcext:value-type="float">
            <text:p>4</text:p>
          </table:table-cell>
          <table:table-cell office:value-type="string" calcext:value-type="string">
            <text:p>3:36:50 – Sam did acapella </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4">
          <table:table-cell table:formula="of:=[.A108]" office:value-type="float" office:value="4" calcext:value-type="float">
            <text:p>4</text:p>
          </table:table-cell>
          <table:table-cell office:value-type="string" calcext:value-type="string">
            <text:p>3:39:30 – Marisha talks about Travis at the first game/Taliesin’s 1st character</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6">
          <table:table-cell table:formula="of:=[.A109]" office:value-type="float" office:value="4" calcext:value-type="float">
            <text:p>4</text:p>
          </table:table-cell>
          <table:table-cell office:value-type="string" calcext:value-type="string">
            <text:p>3:41:20 – If they die, do they roll new characters? And Pike resurrection</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3">
          <table:table-cell table:formula="of:=[.A110]" office:value-type="float" office:value="4" calcext:value-type="float">
            <text:p>4</text:p>
          </table:table-cell>
          <table:table-cell office:value-type="string" calcext:value-type="string">
            <text:p>3:47:32 – Dream guest?</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table:formula="of:=[.A111]" office:value-type="float" office:value="4" calcext:value-type="float">
            <text:p>4</text:p>
          </table:table-cell>
          <table:table-cell office:value-type="string" calcext:value-type="string">
            <text:p>3:54:20 – Scanlan’s sexual magnetism </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6">
          <table:table-cell table:formula="of:=[.A112]" office:value-type="float" office:value="4" calcext:value-type="float">
            <text:p>4</text:p>
          </table:table-cell>
          <table:table-cell office:value-type="string" calcext:value-type="string">
            <text:p>3:56:30 – If they could trade characters, who would it be?</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table:formula="of:=[.A113]" office:value-type="float" office:value="4" calcext:value-type="float">
            <text:p>4</text:p>
          </table:table-cell>
          <table:table-cell office:value-type="string" calcext:value-type="string">
            <text:p>3:57:50 – When did Trinket show up?</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6">
          <table:table-cell table:formula="of:=[.A114]" office:value-type="float" office:value="4" calcext:value-type="float">
            <text:p>4</text:p>
          </table:table-cell>
          <table:table-cell office:value-type="string" calcext:value-type="string">
            <text:p>4:02:40 – (Fave kill moments) Scanlan Burt Reynolds moment</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3">
          <table:table-cell table:formula="of:=[.A115]" office:value-type="float" office:value="4" calcext:value-type="float">
            <text:p>4</text:p>
          </table:table-cell>
          <table:table-cell office:value-type="string" calcext:value-type="string">
            <text:p>4:04:35 – The S.H.I.T.S.</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table:formula="of:=[.A116]" office:value-type="float" office:value="4" calcext:value-type="float">
            <text:p>4</text:p>
          </table:table-cell>
          <table:table-cell office:value-type="string" calcext:value-type="string">
            <text:p>4:14:00 – Does Pike know Scanlan killed Naga?</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3">
          <table:table-cell table:formula="of:=[.A117]" office:value-type="float" office:value="4" calcext:value-type="float">
            <text:p>4</text:p>
          </table:table-cell>
          <table:table-cell office:value-type="string" calcext:value-type="string">
            <text:p>4:17:50 – Gilmore</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2">
          <table:table-cell table:formula="of:=[.A118]" office:value-type="float" office:value="4" calcext:value-type="float">
            <text:p>4</text:p>
          </table:table-cell>
          <table:table-cell office:value-type="string" calcext:value-type="string">
            <text:p>4:20:50 – Grog and the nymph</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6">
          <table:table-cell table:formula="of:=[.A119]" office:value-type="float" office:value="4" calcext:value-type="float">
            <text:p>4</text:p>
          </table:table-cell>
          <table:table-cell office:value-type="string" calcext:value-type="string">
            <text:p>4:21:20 – Grog and Scanlan don’t have kids, that they know about ;)</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table:formula="of:=[.A120]" office:value-type="float" office:value="4" calcext:value-type="float">
            <text:p>4</text:p>
          </table:table-cell>
          <table:table-cell office:value-type="string" calcext:value-type="string">
            <text:p>4:31:15 – They’ve all flirted with Matt</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2">
          <table:table-cell table:formula="of:=[.A121]" office:value-type="float" office:value="4" calcext:value-type="float">
            <text:p>4</text:p>
          </table:table-cell>
          <table:table-cell office:value-type="string" calcext:value-type="string">
            <text:p>4:37:30 – Lucky to have these friends</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table:formula="of:=[.A122]" office:value-type="float" office:value="4" calcext:value-type="float">
            <text:p>4</text:p>
          </table:table-cell>
          <table:table-cell office:value-type="string" calcext:value-type="string">
            <text:p>4:42:30 – Liam’s speak and spell voice</text:p>
          </table:table-cell>
          <table:table-cell office:value-type="string" calcext:value-type="string">
            <text:p>https://littlecajunlady.tumblr.com/post/166608154137/critical-role-episode-4-attack-on-the-duergar</text:p>
          </table:table-cell>
          <table:table-cell office:value-type="string" calcext:value-type="string">
            <text:p>littlecajunlady</text:p>
          </table:table-cell>
        </table:table-row>
        <table:table-row table:style-name="ro7">
          <table:table-cell office:value-type="float" office:value="5" calcext:value-type="float">
            <text:p>5</text:p>
          </table:table-cell>
          <table:table-cell office:value-type="string" calcext:value-type="string">
            <text:p>1:50 – Character intros, starting with Pike’s!</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3">
          <table:table-cell table:formula="of:=[.A124]" office:value-type="float" office:value="5" calcext:value-type="float">
            <text:p>5</text:p>
          </table:table-cell>
          <table:table-cell office:value-type="string" calcext:value-type="string">
            <text:p>15:13 – Recap</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3">
          <table:table-cell table:formula="of:=[.A125]" office:value-type="float" office:value="5" calcext:value-type="float">
            <text:p>5</text:p>
          </table:table-cell>
          <table:table-cell office:value-type="string" calcext:value-type="string">
            <text:p>18:38 – Game starts</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7">
          <table:table-cell table:formula="of:=[.A126]" office:value-type="float" office:value="5" calcext:value-type="float">
            <text:p>5</text:p>
          </table:table-cell>
          <table:table-cell office:value-type="string" calcext:value-type="string">
            <text:p>(They question a Duergar for info)</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4">
          <table:table-cell table:formula="of:=[.A127]" office:value-type="float" office:value="5" calcext:value-type="float">
            <text:p>5</text:p>
          </table:table-cell>
          <table:table-cell office:value-type="string" calcext:value-type="string">
            <text:p>31:40 – Percy “We’ll be keeping your weapons, your armor, &amp; I believe your pride”</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6">
          <table:table-cell table:formula="of:=[.A128]" office:value-type="float" office:value="5" calcext:value-type="float">
            <text:p>5</text:p>
          </table:table-cell>
          <table:table-cell office:value-type="string" calcext:value-type="string">
            <text:p>35:30 – Clarota eats Duergar’s brain, Liam “I’m lovin’ it”</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7">
          <table:table-cell table:formula="of:=[.A129]" office:value-type="float" office:value="5" calcext:value-type="float">
            <text:p>5</text:p>
          </table:table-cell>
          <table:table-cell office:value-type="string" calcext:value-type="string">
            <text:p>48:50 – Everyone is falling to their deaths</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5">
          <table:table-cell table:formula="of:=[.A130]" office:value-type="float" office:value="5" calcext:value-type="float">
            <text:p>5</text:p>
          </table:table-cell>
          <table:table-cell office:value-type="string" calcext:value-type="string">
            <text:p>56:50 – Percy gets the first death saving throw of the show</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2">
          <table:table-cell table:formula="of:=[.A131]" office:value-type="float" office:value="5" calcext:value-type="float">
            <text:p>5</text:p>
          </table:table-cell>
          <table:table-cell office:value-type="string" calcext:value-type="string">
            <text:p>1:02:15 – Grog the flower girl</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6">
          <table:table-cell table:formula="of:=[.A132]" office:value-type="float" office:value="5" calcext:value-type="float">
            <text:p>5</text:p>
          </table:table-cell>
          <table:table-cell office:value-type="string" calcext:value-type="string">
            <text:p>1:17:48 – Short rest/Percy makes exploding arrow for Vex</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3">
          <table:table-cell table:formula="of:=[.A133]" office:value-type="float" office:value="5" calcext:value-type="float">
            <text:p>5</text:p>
          </table:table-cell>
          <table:table-cell office:value-type="string" calcext:value-type="string">
            <text:p>1:24:20 – Break starts</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3">
          <table:table-cell table:formula="of:=[.A134]" office:value-type="float" office:value="5" calcext:value-type="float">
            <text:p>5</text:p>
          </table:table-cell>
          <table:table-cell office:value-type="string" calcext:value-type="string">
            <text:p>1:39:10 – Break ends</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7">
          <table:table-cell table:formula="of:=[.A135]" office:value-type="float" office:value="5" calcext:value-type="float">
            <text:p>5</text:p>
          </table:table-cell>
          <table:table-cell office:value-type="string" calcext:value-type="string">
            <text:p>1:40:10 – Grog (&amp; Pike) break down the <text:a xlink:href="https://t.umblr.com/redirect?z=https%3A%2F%2Fyoutu.be%2Fo2iREsA7mhE&amp;t=YTFlODI0MmFlZWJkZTVmOTlkMWIzNDBlZTUyYThkZmVkYjVjOTNhMSxudVZHM21wQQ%3D%3D&amp;b=t%3AE7JpzwYkZonGl_RZDrfY6A&amp;p=https%3A%2F%2Flittlecajunlady.tumblr.com%2Fpost%2F166714730090%2Fcritical-role-episode-5-the-trick-about-falling&amp;m=1&amp;ts=1611406438" xlink:type="simple">wall</text:a></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2">
          <table:table-cell table:formula="of:=[.A136]" office:value-type="float" office:value="5" calcext:value-type="float">
            <text:p>5</text:p>
          </table:table-cell>
          <table:table-cell office:value-type="string" calcext:value-type="string">
            <text:p>1:43:50 – Grog trips Vax</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7">
          <table:table-cell table:formula="of:=[.A137]" office:value-type="float" office:value="5" calcext:value-type="float">
            <text:p>5</text:p>
          </table:table-cell>
          <table:table-cell office:value-type="string" calcext:value-type="string">
            <text:p>1:48:50 – Vax gets a mental slap from Clarota</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7">
          <table:table-cell table:formula="of:=[.A138]" office:value-type="float" office:value="5" calcext:value-type="float">
            <text:p>5</text:p>
          </table:table-cell>
          <table:table-cell office:value-type="string" calcext:value-type="string">
            <text:p>1:58:00 – Ogre/drippy monster fight starts</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7">
          <table:table-cell table:formula="of:=[.A139]" office:value-type="float" office:value="5" calcext:value-type="float">
            <text:p>5</text:p>
          </table:table-cell>
          <table:table-cell office:value-type="string" calcext:value-type="string">
            <text:p>2:53:15 – HDYWTDT for Keyleth, fight ends</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7">
          <table:table-cell table:formula="of:=[.A140]" office:value-type="float" office:value="5" calcext:value-type="float">
            <text:p>5</text:p>
          </table:table-cell>
          <table:table-cell office:value-type="string" calcext:value-type="string">
            <text:p>2:56:45 – Grog and Pike have their own language</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5">
          <table:table-cell table:formula="of:=[.A141]" office:value-type="float" office:value="5" calcext:value-type="float">
            <text:p>5</text:p>
          </table:table-cell>
          <table:table-cell office:value-type="string" calcext:value-type="string">
            <text:p>2:58:10 – Grog has no armor, “You’re welcome ladies”</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3">
          <table:table-cell table:formula="of:=[.A142]" office:value-type="float" office:value="5" calcext:value-type="float">
            <text:p>5</text:p>
          </table:table-cell>
          <table:table-cell office:value-type="string" calcext:value-type="string">
            <text:p>3:06:10 – Game ends </text:p>
          </table:table-cell>
          <table:table-cell office:value-type="string" calcext:value-type="string">
            <text:p>https://littlecajunlady.tumblr.com/post/166714730090/critical-role-episode-5-the-trick-about-falling</text:p>
          </table:table-cell>
          <table:table-cell office:value-type="string" calcext:value-type="string">
            <text:p>littlecajunlady</text:p>
          </table:table-cell>
        </table:table-row>
        <table:table-row table:style-name="ro2">
          <table:table-cell office:value-type="float" office:value="6" calcext:value-type="float">
            <text:p>6</text:p>
          </table:table-cell>
          <table:table-cell office:value-type="string" calcext:value-type="string">
            <text:p>00:35 – OPENING CREDITS!</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3">
          <table:table-cell table:formula="of:=[.A144]" office:value-type="float" office:value="6" calcext:value-type="float">
            <text:p>6</text:p>
          </table:table-cell>
          <table:table-cell office:value-type="string" calcext:value-type="string">
            <text:p>19:00 – Recap</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3">
          <table:table-cell table:formula="of:=[.A145]" office:value-type="float" office:value="6" calcext:value-type="float">
            <text:p>6</text:p>
          </table:table-cell>
          <table:table-cell office:value-type="string" calcext:value-type="string">
            <text:p>22:00 – Game starts</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7">
          <table:table-cell table:formula="of:=[.A146]" office:value-type="float" office:value="6" calcext:value-type="float">
            <text:p>6</text:p>
          </table:table-cell>
          <table:table-cell office:value-type="string" calcext:value-type="string">
            <text:p>26:40 – Scanlan offers to hold Pike’s armor</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2">
          <table:table-cell table:formula="of:=[.A147]" office:value-type="float" office:value="6" calcext:value-type="float">
            <text:p>6</text:p>
          </table:table-cell>
          <table:table-cell office:value-type="string" calcext:value-type="string">
            <text:p>37:45 – They arrive at Emberhold</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7">
          <table:table-cell table:formula="of:=[.A148]" office:value-type="float" office:value="6" calcext:value-type="float">
            <text:p>6</text:p>
          </table:table-cell>
          <table:table-cell office:value-type="string" calcext:value-type="string">
            <text:p>47:45 – Grog “I did something good?!”</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2">
          <table:table-cell table:formula="of:=[.A149]" office:value-type="float" office:value="6" calcext:value-type="float">
            <text:p>6</text:p>
          </table:table-cell>
          <table:table-cell office:value-type="string" calcext:value-type="string">
            <text:p>51:45 – Pike kisses Scanlan on the cheek</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7">
          <table:table-cell table:formula="of:=[.A150]" office:value-type="float" office:value="6" calcext:value-type="float">
            <text:p>6</text:p>
          </table:table-cell>
          <table:table-cell office:value-type="string" calcext:value-type="string">
            <text:p>59:50 – Kiss is retconned, Scanlan denied</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2">
          <table:table-cell table:formula="of:=[.A151]" office:value-type="float" office:value="6" calcext:value-type="float">
            <text:p>6</text:p>
          </table:table-cell>
          <table:table-cell office:value-type="string" calcext:value-type="string">
            <text:p>1:06:20 – Sam breaks Matt</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5">
          <table:table-cell table:formula="of:=[.A152]" office:value-type="float" office:value="6" calcext:value-type="float">
            <text:p>6</text:p>
          </table:table-cell>
          <table:table-cell office:value-type="string" calcext:value-type="string">
            <text:p>1:11:35 – Keyleth to Scanlan “That’s actually not a bad idea”</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7">
          <table:table-cell table:formula="of:=[.A153]" office:value-type="float" office:value="6" calcext:value-type="float">
            <text:p>6</text:p>
          </table:table-cell>
          <table:table-cell office:value-type="string" calcext:value-type="string">
            <text:p>1:17:20 – Scanlan (and Pike) vs. the guards</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7">
          <table:table-cell table:formula="of:=[.A154]" office:value-type="float" office:value="6" calcext:value-type="float">
            <text:p>6</text:p>
          </table:table-cell>
          <table:table-cell office:value-type="string" calcext:value-type="string">
            <text:p>1:19:50 – Scanlan “Make out with me”</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5">
          <table:table-cell table:formula="of:=[.A155]" office:value-type="float" office:value="6" calcext:value-type="float">
            <text:p>6</text:p>
          </table:table-cell>
          <table:table-cell office:value-type="string" calcext:value-type="string">
            <text:p>1:22:00 – Keyleth politely pushes guard into lava</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2">
          <table:table-cell table:formula="of:=[.A156]" office:value-type="float" office:value="6" calcext:value-type="float">
            <text:p>6</text:p>
          </table:table-cell>
          <table:table-cell office:value-type="string" calcext:value-type="string">
            <text:p>1:36:30 – Bad News appreciation</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7">
          <table:table-cell table:formula="of:=[.A157]" office:value-type="float" office:value="6" calcext:value-type="float">
            <text:p>6</text:p>
          </table:table-cell>
          <table:table-cell office:value-type="string" calcext:value-type="string">
            <text:p>1:38:40 – Enter trap door, Break starts</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3">
          <table:table-cell table:formula="of:=[.A158]" office:value-type="float" office:value="6" calcext:value-type="float">
            <text:p>6</text:p>
          </table:table-cell>
          <table:table-cell office:value-type="string" calcext:value-type="string">
            <text:p>1:55:40 – Break ends</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5">
          <table:table-cell table:formula="of:=[.A159]" office:value-type="float" office:value="6" calcext:value-type="float">
            <text:p>6</text:p>
          </table:table-cell>
          <table:table-cell office:value-type="string" calcext:value-type="string">
            <text:p>2:02:45 – Vax “I’m killing someone, hold please”</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7">
          <table:table-cell table:formula="of:=[.A160]" office:value-type="float" office:value="6" calcext:value-type="float">
            <text:p>6</text:p>
          </table:table-cell>
          <table:table-cell office:value-type="string" calcext:value-type="string">
            <text:p>2:05:06 – Marisha still mixing up Vex and Vax</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7">
          <table:table-cell table:formula="of:=[.A161]" office:value-type="float" office:value="6" calcext:value-type="float">
            <text:p>6</text:p>
          </table:table-cell>
          <table:table-cell office:value-type="string" calcext:value-type="string">
            <text:p>2:20:30 – Tiberius “I encourage violence”</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6">
          <table:table-cell table:formula="of:=[.A162]" office:value-type="float" office:value="6" calcext:value-type="float">
            <text:p>6</text:p>
          </table:table-cell>
          <table:table-cell office:value-type="string" calcext:value-type="string">
            <text:p>2:21:20 – Keyleth accidentally kills dwarf “she tries so hard”</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3">
          <table:table-cell table:formula="of:=[.A163]" office:value-type="float" office:value="6" calcext:value-type="float">
            <text:p>6</text:p>
          </table:table-cell>
          <table:table-cell office:value-type="string" calcext:value-type="string">
            <text:p>2:27:08 – KIMA</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7">
          <table:table-cell table:formula="of:=[.A164]" office:value-type="float" office:value="6" calcext:value-type="float">
            <text:p>6</text:p>
          </table:table-cell>
          <table:table-cell office:value-type="string" calcext:value-type="string">
            <text:p>2:30:10 – ♪ Scanlan heals Kima with a song ♪</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2">
          <table:table-cell table:formula="of:=[.A165]" office:value-type="float" office:value="6" calcext:value-type="float">
            <text:p>6</text:p>
          </table:table-cell>
          <table:table-cell office:value-type="string" calcext:value-type="string">
            <text:p>2:34:00 – Kima takes Pike’s mace</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4">
          <table:table-cell table:formula="of:=[.A166]" office:value-type="float" office:value="6" calcext:value-type="float">
            <text:p>6</text:p>
          </table:table-cell>
          <table:table-cell office:value-type="string" calcext:value-type="string">
            <text:p>2:35:00 – “I see a bulge in Grog’s pants”/:40 –“Would you like to touch my axe?”</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7">
          <table:table-cell table:formula="of:=[.A167]" office:value-type="float" office:value="6" calcext:value-type="float">
            <text:p>6</text:p>
          </table:table-cell>
          <table:table-cell office:value-type="string" calcext:value-type="string">
            <text:p>2:37:20 – Keyleth “I bury my shame”</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4">
          <table:table-cell table:formula="of:=[.A168]" office:value-type="float" office:value="6" calcext:value-type="float">
            <text:p>6</text:p>
          </table:table-cell>
          <table:table-cell office:value-type="string" calcext:value-type="string">
            <text:p>(They try to get Kima to work with Clarota, she finally reluctantly agrees)</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3">
          <table:table-cell table:formula="of:=[.A169]" office:value-type="float" office:value="6" calcext:value-type="float">
            <text:p>6</text:p>
          </table:table-cell>
          <table:table-cell office:value-type="string" calcext:value-type="string">
            <text:p>2:51:35 – Game ends</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4">
          <table:table-cell table:formula="of:=[.A170]" office:value-type="float" office:value="6" calcext:value-type="float">
            <text:p>6</text:p>
          </table:table-cell>
          <table:table-cell office:value-type="string" calcext:value-type="string">
            <text:p>2:53:14 – Short epilogue scene of Pike going back for torture weapons</text:p>
          </table:table-cell>
          <table:table-cell office:value-type="string" calcext:value-type="string">
            <text:p>https://littlecajunlady.tumblr.com/post/166760310445/critical-role-episode-6-breaching-the-emberhold</text:p>
          </table:table-cell>
          <table:table-cell office:value-type="string" calcext:value-type="string">
            <text:p>littlecajunlady</text:p>
          </table:table-cell>
        </table:table-row>
        <table:table-row table:style-name="ro3">
          <table:table-cell office:value-type="float" office:value="7" calcext:value-type="float">
            <text:p>7</text:p>
          </table:table-cell>
          <table:table-cell office:value-type="string" calcext:value-type="string">
            <text:p>18:22 – Recap</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3">
          <table:table-cell table:formula="of:=[.A172]" office:value-type="float" office:value="7" calcext:value-type="float">
            <text:p>7</text:p>
          </table:table-cell>
          <table:table-cell office:value-type="string" calcext:value-type="string">
            <text:p>20:30 – Game starts</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4">
          <table:table-cell table:formula="of:=[.A173]" office:value-type="float" office:value="7" calcext:value-type="float">
            <text:p>7</text:p>
          </table:table-cell>
          <table:table-cell office:value-type="string" calcext:value-type="string">
            <text:p>28:40 – Scanlan and Clarota both invisible/that’s not Scanlan’s flute</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6">
          <table:table-cell table:formula="of:=[.A174]" office:value-type="float" office:value="7" calcext:value-type="float">
            <text:p>7</text:p>
          </table:table-cell>
          <table:table-cell office:value-type="string" calcext:value-type="string">
            <text:p>38:45 – Percy hits guard w/ his gun and girly scream, Pike slits guard’s throat</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5">
          <table:table-cell table:formula="of:=[.A175]" office:value-type="float" office:value="7" calcext:value-type="float">
            <text:p>7</text:p>
          </table:table-cell>
          <table:table-cell office:value-type="string" calcext:value-type="string">
            <text:p>43:50 – They sit dead bodies on a communal toilet</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7">
          <table:table-cell table:formula="of:=[.A176]" office:value-type="float" office:value="7" calcext:value-type="float">
            <text:p>7</text:p>
          </table:table-cell>
          <table:table-cell office:value-type="string" calcext:value-type="string">
            <text:p>51:20 – Scanlan takes a dump on the guest bed</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6">
          <table:table-cell table:formula="of:=[.A177]" office:value-type="float" office:value="7" calcext:value-type="float">
            <text:p>7</text:p>
          </table:table-cell>
          <table:table-cell office:value-type="string" calcext:value-type="string">
            <text:p>1:08:50 – Most get trapped in a room, get attacked by mindflayers</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4">
          <table:table-cell table:formula="of:=[.A178]" office:value-type="float" office:value="7" calcext:value-type="float">
            <text:p>7</text:p>
          </table:table-cell>
          <table:table-cell office:value-type="string" calcext:value-type="string">
            <text:p>1:14:55 – Liam “I want to grab him by the calamari and stab him in the eye”</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2">
          <table:table-cell table:formula="of:=[.A179]" office:value-type="float" office:value="7" calcext:value-type="float">
            <text:p>7</text:p>
          </table:table-cell>
          <table:table-cell office:value-type="string" calcext:value-type="string">
            <text:p>1:30:50 – Keyleth gives Vax a heart ♥</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6">
          <table:table-cell table:formula="of:=[.A180]" office:value-type="float" office:value="7" calcext:value-type="float">
            <text:p>7</text:p>
          </table:table-cell>
          <table:table-cell office:value-type="string" calcext:value-type="string">
            <text:p>1:36:10 – Scanlan’s vicious mockery “You’re a poopyhead!”</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3">
          <table:table-cell table:formula="of:=[.A181]" office:value-type="float" office:value="7" calcext:value-type="float">
            <text:p>7</text:p>
          </table:table-cell>
          <table:table-cell office:value-type="string" calcext:value-type="string">
            <text:p>1:45:50 – Break starts</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6">
          <table:table-cell table:formula="of:=[.A182]" office:value-type="float" office:value="7" calcext:value-type="float">
            <text:p>7</text:p>
          </table:table-cell>
          <table:table-cell office:value-type="string" calcext:value-type="string">
            <text:p>2:07:00 – Game starts again, after their t-shirts sell out within seconds</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3">
          <table:table-cell table:formula="of:=[.A183]" office:value-type="float" office:value="7" calcext:value-type="float">
            <text:p>7</text:p>
          </table:table-cell>
          <table:table-cell office:value-type="string" calcext:value-type="string">
            <text:p>(More planning)</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5">
          <table:table-cell table:formula="of:=[.A184]" office:value-type="float" office:value="7" calcext:value-type="float">
            <text:p>7</text:p>
          </table:table-cell>
          <table:table-cell office:value-type="string" calcext:value-type="string">
            <text:p>2:31:50 – Scanlan ♪ You ugly! ♪ “I shamed him to death”</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2">
          <table:table-cell table:formula="of:=[.A185]" office:value-type="float" office:value="7" calcext:value-type="float">
            <text:p>7</text:p>
          </table:table-cell>
          <table:table-cell office:value-type="string" calcext:value-type="string">
            <text:p>2:37:00 – Throne room fight starts</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8">
          <table:table-cell table:formula="of:=[.A186]" office:value-type="float" office:value="7" calcext:value-type="float">
            <text:p>7</text:p>
          </table:table-cell>
          <table:table-cell office:value-type="string" calcext:value-type="string">
            <text:p>(Tiberius a god/Keyleth a giant scorpion, Tiberius and Kima get turned to stone, Scanlan tries to get the king to do a headstand and then goes unconscious, and Grog gets whammied and turned against them.)</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7">
          <table:table-cell table:formula="of:=[.A187]" office:value-type="float" office:value="7" calcext:value-type="float">
            <text:p>7</text:p>
          </table:table-cell>
          <table:table-cell office:value-type="string" calcext:value-type="string">
            <text:p>3:37:25 – HDYWTDT, Scanlan kills the king!</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4">
          <table:table-cell table:formula="of:=[.A188]" office:value-type="float" office:value="7" calcext:value-type="float">
            <text:p>7</text:p>
          </table:table-cell>
          <table:table-cell office:value-type="string" calcext:value-type="string">
            <text:p>(Grog kidnapped by Queen, they all try to get out of room as it fills with magma)</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6">
          <table:table-cell table:formula="of:=[.A189]" office:value-type="float" office:value="7" calcext:value-type="float">
            <text:p>7</text:p>
          </table:table-cell>
          <table:table-cell office:value-type="string" calcext:value-type="string">
            <text:p>3:46:50 – Vax unconscious in lava, right foot melting, Trinket &amp; Pike save him</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3">
          <table:table-cell table:formula="of:=[.A190]" office:value-type="float" office:value="7" calcext:value-type="float">
            <text:p>7</text:p>
          </table:table-cell>
          <table:table-cell office:value-type="string" calcext:value-type="string">
            <text:p>3:50:40 – Game ends </text:p>
          </table:table-cell>
          <table:table-cell office:value-type="string" calcext:value-type="string">
            <text:p>https://littlecajunlady.tumblr.com/post/166963967653/critical-role-episode-7-the-throne-room</text:p>
          </table:table-cell>
          <table:table-cell office:value-type="string" calcext:value-type="string">
            <text:p>littlecajunlady</text:p>
          </table:table-cell>
        </table:table-row>
        <table:table-row table:style-name="ro3">
          <table:table-cell office:value-type="float" office:value="8" calcext:value-type="float">
            <text:p>8</text:p>
          </table:table-cell>
          <table:table-cell office:value-type="string" calcext:value-type="string">
            <text:p>15:06 – Recap</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3">
          <table:table-cell table:formula="of:=[.A192]" office:value-type="float" office:value="8" calcext:value-type="float">
            <text:p>8</text:p>
          </table:table-cell>
          <table:table-cell office:value-type="string" calcext:value-type="string">
            <text:p>17:25 – Game starts</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7">
          <table:table-cell table:formula="of:=[.A193]" office:value-type="float" office:value="8" calcext:value-type="float">
            <text:p>8</text:p>
          </table:table-cell>
          <table:table-cell office:value-type="string" calcext:value-type="string">
            <text:p>27:43 – Scanlan is ready to leave Grog behind</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4">
          <table:table-cell table:formula="of:=[.A194]" office:value-type="float" office:value="8" calcext:value-type="float">
            <text:p>8</text:p>
          </table:table-cell>
          <table:table-cell office:value-type="string" calcext:value-type="string">
            <text:p>(Pike cures Tiberius and Kima, Vex locates the queen, they plan and take a short rest)</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6">
          <table:table-cell table:formula="of:=[.A195]" office:value-type="float" office:value="8" calcext:value-type="float">
            <text:p>8</text:p>
          </table:table-cell>
          <table:table-cell office:value-type="string" calcext:value-type="string">
            <text:p>43:20 - Scanlan sings to heal Vax’s foot ♪ Wherever you go ♪</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6">
          <table:table-cell table:formula="of:=[.A196]" office:value-type="float" office:value="8" calcext:value-type="float">
            <text:p>8</text:p>
          </table:table-cell>
          <table:table-cell office:value-type="string" calcext:value-type="string">
            <text:p>47:10 – Sam “OMG what if (Clarota &amp; Kima) start fucking?”</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2">
          <table:table-cell table:formula="of:=[.A197]" office:value-type="float" office:value="8" calcext:value-type="float">
            <text:p>8</text:p>
          </table:table-cell>
          <table:table-cell office:value-type="string" calcext:value-type="string">
            <text:p>49:40 – Some Allura/Kima backstory</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9">
          <table:table-cell table:formula="of:=[.A198]" office:value-type="float" office:value="8" calcext:value-type="float">
            <text:p>8</text:p>
          </table:table-cell>
          <table:table-cell office:value-type="string" calcext:value-type="string">
            <text:p>(Keyleth and Kima argue, Kima tells them about Orcus horn and K’Varn, they wake up and start searching for Grog)</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10">
          <table:table-cell table:formula="of:=[.A199]" office:value-type="float" office:value="8" calcext:value-type="float">
            <text:p>8</text:p>
          </table:table-cell>
          <table:table-cell office:value-type="string" calcext:value-type="string">
            <text:p>1:15:20 – They arrive at the glass and bone, spend a lot of time planning on how to get across it</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5">
          <table:table-cell table:formula="of:=[.A200]" office:value-type="float" office:value="8" calcext:value-type="float">
            <text:p>8</text:p>
          </table:table-cell>
          <table:table-cell office:value-type="string" calcext:value-type="string">
            <text:p>1:26:26 – Pike’s Saranrae holy symbol has a crack</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5">
          <table:table-cell table:formula="of:=[.A201]" office:value-type="float" office:value="8" calcext:value-type="float">
            <text:p>8</text:p>
          </table:table-cell>
          <table:table-cell office:value-type="string" calcext:value-type="string">
            <text:p>1:28:40 – Tiberius “In Draconia, (kittens) are snacks”</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4">
          <table:table-cell table:formula="of:=[.A202]" office:value-type="float" office:value="8" calcext:value-type="float">
            <text:p>8</text:p>
          </table:table-cell>
          <table:table-cell office:value-type="string" calcext:value-type="string">
            <text:p>(Make it halfway across and then battle starts with K’Varn’s monster)</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5">
          <table:table-cell table:formula="of:=[.A203]" office:value-type="float" office:value="8" calcext:value-type="float">
            <text:p>8</text:p>
          </table:table-cell>
          <table:table-cell office:value-type="string" calcext:value-type="string">
            <text:p>1:50:05 – The creature is a chauvinist, Scanlan knows this</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5">
          <table:table-cell table:formula="of:=[.A204]" office:value-type="float" office:value="8" calcext:value-type="float">
            <text:p>8</text:p>
          </table:table-cell>
          <table:table-cell office:value-type="string" calcext:value-type="string">
            <text:p>2:25:55 – Trinket is de-kittened and bursts out of Vex’s shirt</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5">
          <table:table-cell table:formula="of:=[.A205]" office:value-type="float" office:value="8" calcext:value-type="float">
            <text:p>8</text:p>
          </table:table-cell>
          <table:table-cell office:value-type="string" calcext:value-type="string">
            <text:p>2:28:40 – Trinket is unconscious and Laura is very upset</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6">
          <table:table-cell table:formula="of:=[.A206]" office:value-type="float" office:value="8" calcext:value-type="float">
            <text:p>8</text:p>
          </table:table-cell>
          <table:table-cell office:value-type="string" calcext:value-type="string">
            <text:p>2:31:15 – Sam “This is a grizzly situation” and NO ONE REACTS</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6">
          <table:table-cell table:formula="of:=[.A207]" office:value-type="float" office:value="8" calcext:value-type="float">
            <text:p>8</text:p>
          </table:table-cell>
          <table:table-cell office:value-type="string" calcext:value-type="string">
            <text:p>2:35:22 – Nobody understands Keyleth’s dislike of Kima</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5">
          <table:table-cell table:formula="of:=[.A208]" office:value-type="float" office:value="8" calcext:value-type="float">
            <text:p>8</text:p>
          </table:table-cell>
          <table:table-cell office:value-type="string" calcext:value-type="string">
            <text:p>2:39:00 – HDYWTDT, Percy kills the creature with Bad News</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6">
          <table:table-cell table:formula="of:=[.A209]" office:value-type="float" office:value="8" calcext:value-type="float">
            <text:p>8</text:p>
          </table:table-cell>
          <table:table-cell office:value-type="string" calcext:value-type="string">
            <text:p>(Trinket is saved, they inspect the creature’s body, Vax finds Grog)</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3">
          <table:table-cell table:formula="of:=[.A210]" office:value-type="float" office:value="8" calcext:value-type="float">
            <text:p>8</text:p>
          </table:table-cell>
          <table:table-cell office:value-type="string" calcext:value-type="string">
            <text:p>2:51:50 – Game ends</text:p>
          </table:table-cell>
          <table:table-cell office:value-type="string" calcext:value-type="string">
            <text:p>https://littlecajunlady.tumblr.com/post/167099898485/critical-role-episode-8-glass-and-bone</text:p>
          </table:table-cell>
          <table:table-cell office:value-type="string" calcext:value-type="string">
            <text:p>littlecajunlady</text:p>
          </table:table-cell>
        </table:table-row>
        <table:table-row table:style-name="ro3">
          <table:table-cell office:value-type="float" office:value="9" calcext:value-type="float">
            <text:p>9</text:p>
          </table:table-cell>
          <table:table-cell office:value-type="string" calcext:value-type="string">
            <text:p>25:22 – Game starts</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10">
          <table:table-cell table:formula="of:=[.A212]" office:value-type="float" office:value="9" calcext:value-type="float">
            <text:p>9</text:p>
          </table:table-cell>
          <table:table-cell office:value-type="string" calcext:value-type="string">
            <text:p>35:20 – Scanlan’s speech to queen, 37 – he doesn’t make promises to dogs</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5">
          <table:table-cell table:formula="of:=[.A213]" office:value-type="float" office:value="9" calcext:value-type="float">
            <text:p>9</text:p>
          </table:table-cell>
          <table:table-cell office:value-type="string" calcext:value-type="string">
            <text:p>51:35 – Scanlan “Get lost motherfucker!”</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7">
          <table:table-cell table:formula="of:=[.A214]" office:value-type="float" office:value="9" calcext:value-type="float">
            <text:p>9</text:p>
          </table:table-cell>
          <table:table-cell office:value-type="string" calcext:value-type="string">
            <text:p>54:50 – Earth elemental Keyleth saves Grog</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5">
          <table:table-cell table:formula="of:=[.A215]" office:value-type="float" office:value="9" calcext:value-type="float">
            <text:p>9</text:p>
          </table:table-cell>
          <table:table-cell office:value-type="string" calcext:value-type="string">
            <text:p>1:00:40 – Percy kills Duergar, saving Scanlan</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6">
          <table:table-cell table:formula="of:=[.A216]" office:value-type="float" office:value="9" calcext:value-type="float">
            <text:p>9</text:p>
          </table:table-cell>
          <table:table-cell office:value-type="string" calcext:value-type="string">
            <text:p>(They question the queen and K’Varn talks through(?) her)</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6">
          <table:table-cell table:formula="of:=[.A217]" office:value-type="float" office:value="9" calcext:value-type="float">
            <text:p>9</text:p>
          </table:table-cell>
          <table:table-cell office:value-type="string" calcext:value-type="string">
            <text:p>1:16:00 – Grog is feeling ignored, then Kima heals him</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2">
          <table:table-cell table:formula="of:=[.A218]" office:value-type="float" office:value="9" calcext:value-type="float">
            <text:p>9</text:p>
          </table:table-cell>
          <table:table-cell office:value-type="string" calcext:value-type="string">
            <text:p>1:22:10 – Scanlan’s third nipple</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5">
          <table:table-cell table:formula="of:=[.A219]" office:value-type="float" office:value="9" calcext:value-type="float">
            <text:p>9</text:p>
          </table:table-cell>
          <table:table-cell office:value-type="string" calcext:value-type="string">
            <text:p>1:24:10 – Vax does an insight on Keyleth, gets a WHISPER</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7">
          <table:table-cell table:formula="of:=[.A220]" office:value-type="float" office:value="9" calcext:value-type="float">
            <text:p>9</text:p>
          </table:table-cell>
          <table:table-cell office:value-type="string" calcext:value-type="string">
            <text:p>(Keyleth gets emotional and they all try to talk her down)</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10">
          <table:table-cell table:formula="of:=[.A221]" office:value-type="float" office:value="9" calcext:value-type="float">
            <text:p>9</text:p>
          </table:table-cell>
          <table:table-cell office:value-type="string" calcext:value-type="string">
            <text:p>1:29:05 – Scanlan tries to show Kima his dick, but I actually like this moment for Grog’s reaction </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3">
          <table:table-cell table:formula="of:=[.A222]" office:value-type="float" office:value="9" calcext:value-type="float">
            <text:p>9</text:p>
          </table:table-cell>
          <table:table-cell office:value-type="string" calcext:value-type="string">
            <text:p>1:32:05 – Break starts</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3">
          <table:table-cell table:formula="of:=[.A223]" office:value-type="float" office:value="9" calcext:value-type="float">
            <text:p>9</text:p>
          </table:table-cell>
          <table:table-cell office:value-type="string" calcext:value-type="string">
            <text:p>1:49:35 – Break ends</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2">
          <table:table-cell table:formula="of:=[.A224]" office:value-type="float" office:value="9" calcext:value-type="float">
            <text:p>9</text:p>
          </table:table-cell>
          <table:table-cell office:value-type="string" calcext:value-type="string">
            <text:p>1:49:53 – Scanlan’s CUBE!</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5">
          <table:table-cell table:formula="of:=[.A225]" office:value-type="float" office:value="9" calcext:value-type="float">
            <text:p>9</text:p>
          </table:table-cell>
          <table:table-cell office:value-type="string" calcext:value-type="string">
            <text:p>1:55:50 – Vex strips, “Grog” feverishly starts sketching</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2">
          <table:table-cell table:formula="of:=[.A226]" office:value-type="float" office:value="9" calcext:value-type="float">
            <text:p>9</text:p>
          </table:table-cell>
          <table:table-cell office:value-type="string" calcext:value-type="string">
            <text:p>1:57:15 – Pike heals Vax’s foot</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7">
          <table:table-cell table:formula="of:=[.A227]" office:value-type="float" office:value="9" calcext:value-type="float">
            <text:p>9</text:p>
          </table:table-cell>
          <table:table-cell office:value-type="string" calcext:value-type="string">
            <text:p>2:00:08 – A little Vax/Keyleth moment</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7">
          <table:table-cell table:formula="of:=[.A228]" office:value-type="float" office:value="9" calcext:value-type="float">
            <text:p>9</text:p>
          </table:table-cell>
          <table:table-cell office:value-type="string" calcext:value-type="string">
            <text:p>2:19:55 – Vax and Vex fight over armor, Vex wins</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5">
          <table:table-cell table:formula="of:=[.A229]" office:value-type="float" office:value="9" calcext:value-type="float">
            <text:p>9</text:p>
          </table:table-cell>
          <table:table-cell office:value-type="string" calcext:value-type="string">
            <text:p>2:28:08 – Grog jumps into freezing water, more penis jokes</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6">
          <table:table-cell table:formula="of:=[.A230]" office:value-type="float" office:value="9" calcext:value-type="float">
            <text:p>9</text:p>
          </table:table-cell>
          <table:table-cell office:value-type="string" calcext:value-type="string">
            <text:p>(Percy takes 2 hours to fix a boat, sail, then they find cave filled with undead)</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3">
          <table:table-cell table:formula="of:=[.A231]" office:value-type="float" office:value="9" calcext:value-type="float">
            <text:p>9</text:p>
          </table:table-cell>
          <table:table-cell office:value-type="string" calcext:value-type="string">
            <text:p>2:50:55 – Game ends</text:p>
          </table:table-cell>
          <table:table-cell office:value-type="string" calcext:value-type="string">
            <text:p>https://littlecajunlady.tumblr.com/post/167313183174/critical-role-episode-9-yugvoril-uncovered</text:p>
          </table:table-cell>
          <table:table-cell office:value-type="string" calcext:value-type="string">
            <text:p>littlecajunlady</text:p>
          </table:table-cell>
        </table:table-row>
        <table:table-row table:style-name="ro5">
          <table:table-cell office:value-type="float" office:value="10" calcext:value-type="float">
            <text:p>10</text:p>
          </table:table-cell>
          <table:table-cell office:value-type="string" calcext:value-type="string">
            <text:p>22:11 – Game starts, fight with the undead starts immediately</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7">
          <table:table-cell table:formula="of:=[.A233]" office:value-type="float" office:value="10" calcext:value-type="float">
            <text:p>10</text:p>
          </table:table-cell>
          <table:table-cell office:value-type="string" calcext:value-type="string">
            <text:p>(Vex fights off a trap and Grog gets a sword)</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2">
          <table:table-cell table:formula="of:=[.A234]" office:value-type="float" office:value="10" calcext:value-type="float">
            <text:p>10</text:p>
          </table:table-cell>
          <table:table-cell office:value-type="string" calcext:value-type="string">
            <text:p>47:25 – Cloaker fight starts</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2">
          <table:table-cell table:formula="of:=[.A235]" office:value-type="float" office:value="10" calcext:value-type="float">
            <text:p>10</text:p>
          </table:table-cell>
          <table:table-cell office:value-type="string" calcext:value-type="string">
            <text:p>51:44 – Grog rages, then runs</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7">
          <table:table-cell table:formula="of:=[.A236]" office:value-type="float" office:value="10" calcext:value-type="float">
            <text:p>10</text:p>
          </table:table-cell>
          <table:table-cell office:value-type="string" calcext:value-type="string">
            <text:p>53:00 – Pike tries to jump on Grog’s back and fails</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6">
          <table:table-cell table:formula="of:=[.A237]" office:value-type="float" office:value="10" calcext:value-type="float">
            <text:p>10</text:p>
          </table:table-cell>
          <table:table-cell office:value-type="string" calcext:value-type="string">
            <text:p>59:00 – Scanlan “Pike come with me if you want to live” (:45 hard wood)</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5">
          <table:table-cell table:formula="of:=[.A238]" office:value-type="float" office:value="10" calcext:value-type="float">
            <text:p>10</text:p>
          </table:table-cell>
          <table:table-cell office:value-type="string" calcext:value-type="string">
            <text:p>1:11:00 – First appearance of Bigby’s hand??</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7">
          <table:table-cell table:formula="of:=[.A239]" office:value-type="float" office:value="10" calcext:value-type="float">
            <text:p>10</text:p>
          </table:table-cell>
          <table:table-cell office:value-type="string" calcext:value-type="string">
            <text:p>1:17:50 – Vax gets HDYWTDT on Cloaker</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6">
          <table:table-cell table:formula="of:=[.A240]" office:value-type="float" office:value="10" calcext:value-type="float">
            <text:p>10</text:p>
          </table:table-cell>
          <table:table-cell office:value-type="string" calcext:value-type="string">
            <text:p>(Percy skins it to make a shield and they all inspect a creepy cave)</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5">
          <table:table-cell table:formula="of:=[.A241]" office:value-type="float" office:value="10" calcext:value-type="float">
            <text:p>10</text:p>
          </table:table-cell>
          <table:table-cell office:value-type="string" calcext:value-type="string">
            <text:p>1:38:10 – Keyleth the mime, Grog loves it (also at 1:43:10)</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5">
          <table:table-cell table:formula="of:=[.A242]" office:value-type="float" office:value="10" calcext:value-type="float">
            <text:p>10</text:p>
          </table:table-cell>
          <table:table-cell office:value-type="string" calcext:value-type="string">
            <text:p>(They discuss what to do with Percy’s bomb for a while)</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6">
          <table:table-cell table:formula="of:=[.A243]" office:value-type="float" office:value="10" calcext:value-type="float">
            <text:p>10</text:p>
          </table:table-cell>
          <table:table-cell office:value-type="string" calcext:value-type="string">
            <text:p>2:02:00 – Scanlan “suggests” Kima check out Grog, doesn’t work</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3">
          <table:table-cell table:formula="of:=[.A244]" office:value-type="float" office:value="10" calcext:value-type="float">
            <text:p>10</text:p>
          </table:table-cell>
          <table:table-cell office:value-type="string" calcext:value-type="string">
            <text:p>2:05:00 – Break starts</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3">
          <table:table-cell table:formula="of:=[.A245]" office:value-type="float" office:value="10" calcext:value-type="float">
            <text:p>10</text:p>
          </table:table-cell>
          <table:table-cell office:value-type="string" calcext:value-type="string">
            <text:p>2:14:10 – Break ends</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4">
          <table:table-cell table:formula="of:=[.A246]" office:value-type="float" office:value="10" calcext:value-type="float">
            <text:p>10</text:p>
          </table:table-cell>
          <table:table-cell office:value-type="string" calcext:value-type="string">
            <text:p>2:20:35 – Scanlan inspires Keyleth with parody of American Pie ♪</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7">
          <table:table-cell table:formula="of:=[.A247]" office:value-type="float" office:value="10" calcext:value-type="float">
            <text:p>10</text:p>
          </table:table-cell>
          <table:table-cell office:value-type="string" calcext:value-type="string">
            <text:p>2:28:10 – K’Varn speaks, he’s a Beholder</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6">
          <table:table-cell table:formula="of:=[.A248]" office:value-type="float" office:value="10" calcext:value-type="float">
            <text:p>10</text:p>
          </table:table-cell>
          <table:table-cell office:value-type="string" calcext:value-type="string">
            <text:p>2:29:00 – Vax smacks Keyleth to release her from scry, a little too late</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11">
          <table:table-cell table:formula="of:=[.A249]" office:value-type="float" office:value="10" calcext:value-type="float">
            <text:p>10</text:p>
          </table:table-cell>
          <table:table-cell office:value-type="string" calcext:value-type="string">
            <text:p>(More planning on how to take down the temple, go to the island and investigate, and they run into a giant)</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3">
          <table:table-cell table:formula="of:=[.A250]" office:value-type="float" office:value="10" calcext:value-type="float">
            <text:p>10</text:p>
          </table:table-cell>
          <table:table-cell office:value-type="string" calcext:value-type="string">
            <text:p>2:58:05 – Game ends</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1">
          <table:table-cell table:formula="of:=[.A251]" office:value-type="float" office:value="10" calcext:value-type="float">
            <text:p>10</text:p>
          </table:table-cell>
          <table:table-cell table:style-name="ce4"/>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1">
          <table:table-cell table:formula="of:=[.A252]" office:value-type="float" office:value="10" calcext:value-type="float">
            <text:p>10</text:p>
          </table:table-cell>
          <table:table-cell office:value-type="string" calcext:value-type="string">
            <text:p>–</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3">
          <table:table-cell table:formula="of:=[.A253]" office:value-type="float" office:value="10" calcext:value-type="float">
            <text:p>10</text:p>
          </table:table-cell>
          <table:table-cell office:value-type="string" calcext:value-type="string">
            <text:p>3:22:08 – Q&amp;A starts</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2">
          <table:table-cell table:formula="of:=[.A254]" office:value-type="float" office:value="10" calcext:value-type="float">
            <text:p>10</text:p>
          </table:table-cell>
          <table:table-cell office:value-type="string" calcext:value-type="string">
            <text:p>3:23:38 – Keyleth kills a child story</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7">
          <table:table-cell table:formula="of:=[.A255]" office:value-type="float" office:value="10" calcext:value-type="float">
            <text:p>10</text:p>
          </table:table-cell>
          <table:table-cell office:value-type="string" calcext:value-type="string">
            <text:p>3:27:00 – Sam, what’s it like being the sexiest?</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7">
          <table:table-cell table:formula="of:=[.A256]" office:value-type="float" office:value="10" calcext:value-type="float">
            <text:p>10</text:p>
          </table:table-cell>
          <table:table-cell office:value-type="string" calcext:value-type="string">
            <text:p>3:27:45 – How they came up with Vox Machina</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2">
          <table:table-cell table:formula="of:=[.A257]" office:value-type="float" office:value="10" calcext:value-type="float">
            <text:p>10</text:p>
          </table:table-cell>
          <table:table-cell office:value-type="string" calcext:value-type="string">
            <text:p>3:30:40 – Ashley “fuck you Dylan”</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7">
          <table:table-cell table:formula="of:=[.A258]" office:value-type="float" office:value="10" calcext:value-type="float">
            <text:p>10</text:p>
          </table:table-cell>
          <table:table-cell office:value-type="string" calcext:value-type="string">
            <text:p>3:32:00 – Sam doesn’t look like Tim Curry</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2">
          <table:table-cell table:formula="of:=[.A259]" office:value-type="float" office:value="10" calcext:value-type="float">
            <text:p>10</text:p>
          </table:table-cell>
          <table:table-cell office:value-type="string" calcext:value-type="string">
            <text:p>3:32:10 – Did anyone grow up shy?</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7">
          <table:table-cell table:formula="of:=[.A260]" office:value-type="float" office:value="10" calcext:value-type="float">
            <text:p>10</text:p>
          </table:table-cell>
          <table:table-cell office:value-type="string" calcext:value-type="string">
            <text:p>3:36:50 – How did Laura and Travis meet?</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5">
          <table:table-cell table:formula="of:=[.A261]" office:value-type="float" office:value="10" calcext:value-type="float">
            <text:p>10</text:p>
          </table:table-cell>
          <table:table-cell office:value-type="string" calcext:value-type="string">
            <text:p>3:37:35 – When did Scanlan start flirting with Pike?</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7">
          <table:table-cell table:formula="of:=[.A262]" office:value-type="float" office:value="10" calcext:value-type="float">
            <text:p>10</text:p>
          </table:table-cell>
          <table:table-cell office:value-type="string" calcext:value-type="string">
            <text:p>3:38:15 – How did Matt and Marisha meet?</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7">
          <table:table-cell table:formula="of:=[.A263]" office:value-type="float" office:value="10" calcext:value-type="float">
            <text:p>10</text:p>
          </table:table-cell>
          <table:table-cell office:value-type="string" calcext:value-type="string">
            <text:p>3:39:45 – Does Scanlan have a shot with Pike?</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2">
          <table:table-cell table:formula="of:=[.A264]" office:value-type="float" office:value="10" calcext:value-type="float">
            <text:p>10</text:p>
          </table:table-cell>
          <table:table-cell office:value-type="string" calcext:value-type="string">
            <text:p>3:40:00 – Vex and Trinket backstory</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2">
          <table:table-cell table:formula="of:=[.A265]" office:value-type="float" office:value="10" calcext:value-type="float">
            <text:p>10</text:p>
          </table:table-cell>
          <table:table-cell office:value-type="string" calcext:value-type="string">
            <text:p>3:44:40 – Sam wants a body switch</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5">
          <table:table-cell table:formula="of:=[.A266]" office:value-type="float" office:value="10" calcext:value-type="float">
            <text:p>10</text:p>
          </table:table-cell>
          <table:table-cell office:value-type="string" calcext:value-type="string">
            <text:p>3:46:20 – Grog and the nymph (and other stuff he’s done)</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6">
          <table:table-cell table:formula="of:=[.A267]" office:value-type="float" office:value="10" calcext:value-type="float">
            <text:p>10</text:p>
          </table:table-cell>
          <table:table-cell office:value-type="string" calcext:value-type="string">
            <text:p>3:47:00 – When Grog slapped Trinket and Travis was in trouble</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7">
          <table:table-cell table:formula="of:=[.A268]" office:value-type="float" office:value="10" calcext:value-type="float">
            <text:p>10</text:p>
          </table:table-cell>
          <table:table-cell office:value-type="string" calcext:value-type="string">
            <text:p>3:54:15 – Scanlan fell out of a window story</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2">
          <table:table-cell table:formula="of:=[.A269]" office:value-type="float" office:value="10" calcext:value-type="float">
            <text:p>10</text:p>
          </table:table-cell>
          <table:table-cell office:value-type="string" calcext:value-type="string">
            <text:p>3:56:40 – How the party met in game</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2">
          <table:table-cell table:formula="of:=[.A270]" office:value-type="float" office:value="10" calcext:value-type="float">
            <text:p>10</text:p>
          </table:table-cell>
          <table:table-cell office:value-type="string" calcext:value-type="string">
            <text:p>3:59:00 – Ashley on Pike’s death</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2">
          <table:table-cell table:formula="of:=[.A271]" office:value-type="float" office:value="10" calcext:value-type="float">
            <text:p>10</text:p>
          </table:table-cell>
          <table:table-cell office:value-type="string" calcext:value-type="string">
            <text:p>4:00:20 – Everyone’s fave character</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5">
          <table:table-cell table:formula="of:=[.A272]" office:value-type="float" office:value="10" calcext:value-type="float">
            <text:p>10</text:p>
          </table:table-cell>
          <table:table-cell office:value-type="string" calcext:value-type="string">
            <text:p>4:01:52 – Everyone loves Sam, Burt Reynolds</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2">
          <table:table-cell table:formula="of:=[.A273]" office:value-type="float" office:value="10" calcext:value-type="float">
            <text:p>10</text:p>
          </table:table-cell>
          <table:table-cell office:value-type="string" calcext:value-type="string">
            <text:p>4:02:30 – Gilmore gushing</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3">
          <table:table-cell table:formula="of:=[.A274]" office:value-type="float" office:value="10" calcext:value-type="float">
            <text:p>10</text:p>
          </table:table-cell>
          <table:table-cell office:value-type="string" calcext:value-type="string">
            <text:p>4:02:50 – Critmas</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2">
          <table:table-cell table:formula="of:=[.A275]" office:value-type="float" office:value="10" calcext:value-type="float">
            <text:p>10</text:p>
          </table:table-cell>
          <table:table-cell office:value-type="string" calcext:value-type="string">
            <text:p>4:05:30 – Hogwarts houses</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2">
          <table:table-cell table:formula="of:=[.A276]" office:value-type="float" office:value="10" calcext:value-type="float">
            <text:p>10</text:p>
          </table:table-cell>
          <table:table-cell office:value-type="string" calcext:value-type="string">
            <text:p>4:06:30 – Liam’s rough patch</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7">
          <table:table-cell table:formula="of:=[.A277]" office:value-type="float" office:value="10" calcext:value-type="float">
            <text:p>10</text:p>
          </table:table-cell>
          <table:table-cell office:value-type="string" calcext:value-type="string">
            <text:p>4:11:20 – Pike and Scanlan, is it mutual?</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7">
          <table:table-cell table:formula="of:=[.A278]" office:value-type="float" office:value="10" calcext:value-type="float">
            <text:p>10</text:p>
          </table:table-cell>
          <table:table-cell office:value-type="string" calcext:value-type="string">
            <text:p>4:14:30 – Fave moments of the first 10 eps</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7">
          <table:table-cell table:formula="of:=[.A279]" office:value-type="float" office:value="10" calcext:value-type="float">
            <text:p>10</text:p>
          </table:table-cell>
          <table:table-cell office:value-type="string" calcext:value-type="string">
            <text:p>4:19:15 – How is Critical Role so far?</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7">
          <table:table-cell table:formula="of:=[.A280]" office:value-type="float" office:value="10" calcext:value-type="float">
            <text:p>10</text:p>
          </table:table-cell>
          <table:table-cell office:value-type="string" calcext:value-type="string">
            <text:p>4:21:25 – Shooting the opening credits</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4">
          <table:table-cell table:formula="of:=[.A281]" office:value-type="float" office:value="10" calcext:value-type="float">
            <text:p>10</text:p>
          </table:table-cell>
          <table:table-cell office:value-type="string" calcext:value-type="string">
            <text:p>4:22:05 – Background Sam and Ashley talking about Scanlan’s Pike statue</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7">
          <table:table-cell table:formula="of:=[.A282]" office:value-type="float" office:value="10" calcext:value-type="float">
            <text:p>10</text:p>
          </table:table-cell>
          <table:table-cell office:value-type="string" calcext:value-type="string">
            <text:p>4:24:40 – On Percy inventing guns</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2">
          <table:table-cell table:formula="of:=[.A283]" office:value-type="float" office:value="10" calcext:value-type="float">
            <text:p>10</text:p>
          </table:table-cell>
          <table:table-cell office:value-type="string" calcext:value-type="string">
            <text:p>4:28:30 – Sam’s goodbye</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5">
          <table:table-cell table:formula="of:=[.A284]" office:value-type="float" office:value="10" calcext:value-type="float">
            <text:p>10</text:p>
          </table:table-cell>
          <table:table-cell office:value-type="string" calcext:value-type="string">
            <text:p>4:33:30 – What other race would you want to be?</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2">
          <table:table-cell table:formula="of:=[.A285]" office:value-type="float" office:value="10" calcext:value-type="float">
            <text:p>10</text:p>
          </table:table-cell>
          <table:table-cell office:value-type="string" calcext:value-type="string">
            <text:p>4:34:45 – ‘Critters’ is born!</text:p>
          </table:table-cell>
          <table:table-cell office:value-type="string" calcext:value-type="string">
            <text:p>https://littlecajunlady.tumblr.com/post/167786747469/critical-role-episode-10-kvarn-revealed</text:p>
          </table:table-cell>
          <table:table-cell office:value-type="string" calcext:value-type="string">
            <text:p>littlecajunlady</text:p>
          </table:table-cell>
        </table:table-row>
        <table:table-row table:style-name="ro3">
          <table:table-cell office:value-type="float" office:value="11" calcext:value-type="float">
            <text:p>11</text:p>
          </table:table-cell>
          <table:table-cell office:value-type="string" calcext:value-type="string">
            <text:p>13:40 – Game starts</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2">
          <table:table-cell table:formula="of:=[.A287]" office:value-type="float" office:value="11" calcext:value-type="float">
            <text:p>11</text:p>
          </table:table-cell>
          <table:table-cell office:value-type="string" calcext:value-type="string">
            <text:p>17:35 – Vax pukes on Vex’s hand</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5">
          <table:table-cell table:formula="of:=[.A288]" office:value-type="float" office:value="11" calcext:value-type="float">
            <text:p>11</text:p>
          </table:table-cell>
          <table:table-cell office:value-type="string" calcext:value-type="string">
            <text:p>19:45 – “Scanlan” (Matt) controls the giant</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7">
          <table:table-cell table:formula="of:=[.A289]" office:value-type="float" office:value="11" calcext:value-type="float">
            <text:p>11</text:p>
          </table:table-cell>
          <table:table-cell office:value-type="string" calcext:value-type="string">
            <text:p>22:30 – The giant hits Vex and Vax attacks</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7">
          <table:table-cell table:formula="of:=[.A290]" office:value-type="float" office:value="11" calcext:value-type="float">
            <text:p>11</text:p>
          </table:table-cell>
          <table:table-cell office:value-type="string" calcext:value-type="string">
            <text:p>23:00 – Sam arrives … Bigby’s hand grapples giant</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6">
          <table:table-cell table:formula="of:=[.A291]" office:value-type="float" office:value="11" calcext:value-type="float">
            <text:p>11</text:p>
          </table:table-cell>
          <table:table-cell office:value-type="string" calcext:value-type="string">
            <text:p>34:40 – Scanlan gets hit like a baseball (35:05 - little scream)</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2">
          <table:table-cell table:formula="of:=[.A292]" office:value-type="float" office:value="11" calcext:value-type="float">
            <text:p>11</text:p>
          </table:table-cell>
          <table:table-cell office:value-type="string" calcext:value-type="string">
            <text:p>36:40 – Bad flute inspiration</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2">
          <table:table-cell table:formula="of:=[.A293]" office:value-type="float" office:value="11" calcext:value-type="float">
            <text:p>11</text:p>
          </table:table-cell>
          <table:table-cell office:value-type="string" calcext:value-type="string">
            <text:p>42:50 – Scanlan is a dainty gnome</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6">
          <table:table-cell table:formula="of:=[.A294]" office:value-type="float" office:value="11" calcext:value-type="float">
            <text:p>11</text:p>
          </table:table-cell>
          <table:table-cell office:value-type="string" calcext:value-type="string">
            <text:p>44:35 – Everyone joins the fight, Grog can use his brain?!</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7">
          <table:table-cell table:formula="of:=[.A295]" office:value-type="float" office:value="11" calcext:value-type="float">
            <text:p>11</text:p>
          </table:table-cell>
          <table:table-cell office:value-type="string" calcext:value-type="string">
            <text:p>46:20 – Orion “It’s a dope ass effect”</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3">
          <table:table-cell table:formula="of:=[.A296]" office:value-type="float" office:value="11" calcext:value-type="float">
            <text:p>11</text:p>
          </table:table-cell>
          <table:table-cell office:value-type="string" calcext:value-type="string">
            <text:p>49:20 – Grog speaks giant</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2">
          <table:table-cell table:formula="of:=[.A297]" office:value-type="float" office:value="11" calcext:value-type="float">
            <text:p>11</text:p>
          </table:table-cell>
          <table:table-cell office:value-type="string" calcext:value-type="string">
            <text:p>59:10 – Vex puts giant to sleep</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4">
          <table:table-cell table:formula="of:=[.A298]" office:value-type="float" office:value="11" calcext:value-type="float">
            <text:p>11</text:p>
          </table:table-cell>
          <table:table-cell office:value-type="string" calcext:value-type="string">
            <text:p>1:06:20 – Vax “There’s something down in this hole” Grog “Classic line”</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7">
          <table:table-cell table:formula="of:=[.A299]" office:value-type="float" office:value="11" calcext:value-type="float">
            <text:p>11</text:p>
          </table:table-cell>
          <table:table-cell office:value-type="string" calcext:value-type="string">
            <text:p>1:09:20 – Vex helps Keyleth communicate with giant</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2">
          <table:table-cell table:formula="of:=[.A300]" office:value-type="float" office:value="11" calcext:value-type="float">
            <text:p>11</text:p>
          </table:table-cell>
          <table:table-cell office:value-type="string" calcext:value-type="string">
            <text:p>(Planning, so much planning …)</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3">
          <table:table-cell table:formula="of:=[.A301]" office:value-type="float" office:value="11" calcext:value-type="float">
            <text:p>11</text:p>
          </table:table-cell>
          <table:table-cell office:value-type="string" calcext:value-type="string">
            <text:p>1:37:40 – Break starts</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3">
          <table:table-cell table:formula="of:=[.A302]" office:value-type="float" office:value="11" calcext:value-type="float">
            <text:p>11</text:p>
          </table:table-cell>
          <table:table-cell office:value-type="string" calcext:value-type="string">
            <text:p>1:49:00 – Break ends</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5">
          <table:table-cell table:formula="of:=[.A303]" office:value-type="float" office:value="11" calcext:value-type="float">
            <text:p>11</text:p>
          </table:table-cell>
          <table:table-cell office:value-type="string" calcext:value-type="string">
            <text:p>1:49:50 – Giant drinks all of the ale, Grog attacks him</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5">
          <table:table-cell table:formula="of:=[.A304]" office:value-type="float" office:value="11" calcext:value-type="float">
            <text:p>11</text:p>
          </table:table-cell>
          <table:table-cell office:value-type="string" calcext:value-type="string">
            <text:p>1:57:05 – Pike sings to Scanlan “Goodbye my love”</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3">
          <table:table-cell table:formula="of:=[.A305]" office:value-type="float" office:value="11" calcext:value-type="float">
            <text:p>11</text:p>
          </table:table-cell>
          <table:table-cell office:value-type="string" calcext:value-type="string">
            <text:p>(More planning)</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7">
          <table:table-cell table:formula="of:=[.A306]" office:value-type="float" office:value="11" calcext:value-type="float">
            <text:p>11</text:p>
          </table:table-cell>
          <table:table-cell office:value-type="string" calcext:value-type="string">
            <text:p>2:20:25 – Kima has everyone put their hands in</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7">
          <table:table-cell table:formula="of:=[.A307]" office:value-type="float" office:value="11" calcext:value-type="float">
            <text:p>11</text:p>
          </table:table-cell>
          <table:table-cell office:value-type="string" calcext:value-type="string">
            <text:p>2:25:50 – Sam/Scanlan “is Trinket worth it?”</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2">
          <table:table-cell table:formula="of:=[.A308]" office:value-type="float" office:value="11" calcext:value-type="float">
            <text:p>11</text:p>
          </table:table-cell>
          <table:table-cell office:value-type="string" calcext:value-type="string">
            <text:p>2:27:25 – Scanlan calls Kima useless</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3">
          <table:table-cell table:formula="of:=[.A309]" office:value-type="float" office:value="11" calcext:value-type="float">
            <text:p>11</text:p>
          </table:table-cell>
          <table:table-cell office:value-type="string" calcext:value-type="string">
            <text:p>2:35:20 – Trinket flies</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10">
          <table:table-cell table:formula="of:=[.A310]" office:value-type="float" office:value="11" calcext:value-type="float">
            <text:p>11</text:p>
          </table:table-cell>
          <table:table-cell office:value-type="string" calcext:value-type="string">
            <text:p>2:47:00 – Percy to Vax “I want my final words with you to be indignant and irritated”</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5">
          <table:table-cell table:formula="of:=[.A311]" office:value-type="float" office:value="11" calcext:value-type="float">
            <text:p>11</text:p>
          </table:table-cell>
          <table:table-cell office:value-type="string" calcext:value-type="string">
            <text:p>2:50:30 – Percy “Die with hilarity or die not at all”</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6">
          <table:table-cell table:formula="of:=[.A312]" office:value-type="float" office:value="11" calcext:value-type="float">
            <text:p>11</text:p>
          </table:table-cell>
          <table:table-cell office:value-type="string" calcext:value-type="string">
            <text:p>2:53:40 – They drop the giant into the temple, four 10s!, giant is dead</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9">
          <table:table-cell table:formula="of:=[.A313]" office:value-type="float" office:value="11" calcext:value-type="float">
            <text:p>11</text:p>
          </table:table-cell>
          <table:table-cell office:value-type="string" calcext:value-type="string">
            <text:p>(Yeah, for the whole first hour of the fight I just didn’t take timestamps. Nothing that exciting happened really.)</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6">
          <table:table-cell table:formula="of:=[.A314]" office:value-type="float" office:value="11" calcext:value-type="float">
            <text:p>11</text:p>
          </table:table-cell>
          <table:table-cell office:value-type="string" calcext:value-type="string">
            <text:p>3:59:40 – Grog nearly dies, death ward brings him back to one</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2">
          <table:table-cell table:formula="of:=[.A315]" office:value-type="float" office:value="11" calcext:value-type="float">
            <text:p>11</text:p>
          </table:table-cell>
          <table:table-cell office:value-type="string" calcext:value-type="string">
            <text:p>4:02:00 – Now Grog DOES die</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6">
          <table:table-cell table:formula="of:=[.A316]" office:value-type="float" office:value="11" calcext:value-type="float">
            <text:p>11</text:p>
          </table:table-cell>
          <table:table-cell office:value-type="string" calcext:value-type="string">
            <text:p>4:04:50 – Percy shoots chain and big thing hits K’Varn, Percy MVP</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6">
          <table:table-cell table:formula="of:=[.A317]" office:value-type="float" office:value="11" calcext:value-type="float">
            <text:p>11</text:p>
          </table:table-cell>
          <table:table-cell office:value-type="string" calcext:value-type="string">
            <text:p>4:05:10 – Taliesin “I ignore ¾ cover” Matt “Then fucking fire!”</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4">
          <table:table-cell table:formula="of:=[.A318]" office:value-type="float" office:value="11" calcext:value-type="float">
            <text:p>11</text:p>
          </table:table-cell>
          <table:table-cell office:value-type="string" calcext:value-type="string">
            <text:p>4:06:00 – Sam “Come on Matt, can’t you remember where 10 people are at once?”</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3">
          <table:table-cell table:formula="of:=[.A319]" office:value-type="float" office:value="11" calcext:value-type="float">
            <text:p>11</text:p>
          </table:table-cell>
          <table:table-cell office:value-type="string" calcext:value-type="string">
            <text:p>4:07:45 – Grog revived</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4">
          <table:table-cell table:formula="of:=[.A320]" office:value-type="float" office:value="11" calcext:value-type="float">
            <text:p>11</text:p>
          </table:table-cell>
          <table:table-cell office:value-type="string" calcext:value-type="string">
            <text:p>4:10:35 – Scanlan tries to blind K’Varn ♪ Blinded by the light ♪ FAIL</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7">
          <table:table-cell table:formula="of:=[.A321]" office:value-type="float" office:value="11" calcext:value-type="float">
            <text:p>11</text:p>
          </table:table-cell>
          <table:table-cell office:value-type="string" calcext:value-type="string">
            <text:p>4:19:35 – Vex gets the first HDYWTDT on K’Varn</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5">
          <table:table-cell table:formula="of:=[.A322]" office:value-type="float" office:value="11" calcext:value-type="float">
            <text:p>11</text:p>
          </table:table-cell>
          <table:table-cell office:value-type="string" calcext:value-type="string">
            <text:p>4:27:35 – Scanlan heals Pike ♪ “Hey baby, hey baby hey” ♫</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4">
          <table:table-cell table:formula="of:=[.A323]" office:value-type="float" office:value="11" calcext:value-type="float">
            <text:p>11</text:p>
          </table:table-cell>
          <table:table-cell office:value-type="string" calcext:value-type="string">
            <text:p>4:32:30 – Tiberius gets the second HDYWTDT (meh) and pulls off the horn</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3">
          <table:table-cell table:formula="of:=[.A324]" office:value-type="float" office:value="11" calcext:value-type="float">
            <text:p>11</text:p>
          </table:table-cell>
          <table:table-cell office:value-type="string" calcext:value-type="string">
            <text:p>4:35:45 – Game ends</text:p>
          </table:table-cell>
          <table:table-cell office:value-type="string" calcext:value-type="string">
            <text:p>https://littlecajunlady.tumblr.com/post/167881393622/critical-role-episode-11-the-temple-showdown</text:p>
          </table:table-cell>
          <table:table-cell office:value-type="string" calcext:value-type="string">
            <text:p>littlecajunlady</text:p>
          </table:table-cell>
        </table:table-row>
        <table:table-row table:style-name="ro3">
          <table:table-cell office:value-type="float" office:value="13" calcext:value-type="float">
            <text:p>13</text:p>
          </table:table-cell>
          <table:table-cell office:value-type="string" calcext:value-type="string">
            <text:p>25:20 – Game starts</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4">
          <table:table-cell table:formula="of:=[.A326]" office:value-type="float" office:value="13" calcext:value-type="float">
            <text:p>13</text:p>
          </table:table-cell>
          <table:table-cell office:value-type="string" calcext:value-type="string">
            <text:p>26:45 – Scanlan gives Tiberius shit for disappearing during the fight</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6">
          <table:table-cell table:formula="of:=[.A327]" office:value-type="float" office:value="13" calcext:value-type="float">
            <text:p>13</text:p>
          </table:table-cell>
          <table:table-cell office:value-type="string" calcext:value-type="string">
            <text:p>34:00 – Clarota betrayal, Scanlan and Pike get stunned</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6">
          <table:table-cell table:formula="of:=[.A328]" office:value-type="float" office:value="13" calcext:value-type="float">
            <text:p>13</text:p>
          </table:table-cell>
          <table:table-cell office:value-type="string" calcext:value-type="string">
            <text:p>(Attacks against the brain and the horn but doesn’t do much)</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7">
          <table:table-cell table:formula="of:=[.A329]" office:value-type="float" office:value="13" calcext:value-type="float">
            <text:p>13</text:p>
          </table:table-cell>
          <table:table-cell office:value-type="string" calcext:value-type="string">
            <text:p>49:30 – Clarota attacks Scanlan</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5">
          <table:table-cell table:formula="of:=[.A330]" office:value-type="float" office:value="13" calcext:value-type="float">
            <text:p>13</text:p>
          </table:table-cell>
          <table:table-cell office:value-type="string" calcext:value-type="string">
            <text:p>53:12 – Grog “Don’t you touch my friend” for Pike</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5">
          <table:table-cell table:formula="of:=[.A331]" office:value-type="float" office:value="13" calcext:value-type="float">
            <text:p>13</text:p>
          </table:table-cell>
          <table:table-cell office:value-type="string" calcext:value-type="string">
            <text:p>54:55 – Liam flips off the brain (and a little bit to Matt)</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5">
          <table:table-cell table:formula="of:=[.A332]" office:value-type="float" office:value="13" calcext:value-type="float">
            <text:p>13</text:p>
          </table:table-cell>
          <table:table-cell office:value-type="string" calcext:value-type="string">
            <text:p>1:00:20 – Matt accidentally hunter’s marks Scanlan</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4">
          <table:table-cell table:formula="of:=[.A333]" office:value-type="float" office:value="13" calcext:value-type="float">
            <text:p>13</text:p>
          </table:table-cell>
          <table:table-cell office:value-type="string" calcext:value-type="string">
            <text:p>1:03:00 – Scanlan doesn’t want to deal with an ‘I told you so’ from Kima about Clarota</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4">
          <table:table-cell table:formula="of:=[.A334]" office:value-type="float" office:value="13" calcext:value-type="float">
            <text:p>13</text:p>
          </table:table-cell>
          <table:table-cell office:value-type="string" calcext:value-type="string">
            <text:p>1:10:40 – Percy kills Clarota, then “Some people have no sense of fucking honor!”</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5">
          <table:table-cell table:formula="of:=[.A335]" office:value-type="float" office:value="13" calcext:value-type="float">
            <text:p>13</text:p>
          </table:table-cell>
          <table:table-cell office:value-type="string" calcext:value-type="string">
            <text:p>1:17:20 – Vax saves Pike from getting her brain eaten</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10">
          <table:table-cell table:formula="of:=[.A336]" office:value-type="float" office:value="13" calcext:value-type="float">
            <text:p>13</text:p>
          </table:table-cell>
          <table:table-cell office:value-type="string" calcext:value-type="string">
            <text:p>1:21:30 – Scanlan to Pike “I want to have babies with you” and dimension doors them out</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11">
          <table:table-cell table:formula="of:=[.A337]" office:value-type="float" office:value="13" calcext:value-type="float">
            <text:p>13</text:p>
          </table:table-cell>
          <table:table-cell office:value-type="string" calcext:value-type="string">
            <text:p>1:34:10 – Pike and Scanlan reunion and Pike “I’m just gonna pretend I’m happy so everyone can be okay”</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6">
          <table:table-cell table:formula="of:=[.A338]" office:value-type="float" office:value="13" calcext:value-type="float">
            <text:p>13</text:p>
          </table:table-cell>
          <table:table-cell office:value-type="string" calcext:value-type="string">
            <text:p>1:36:00 – Pike kisses Scanlan on the cheek, he gets inspiration</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7">
          <table:table-cell table:formula="of:=[.A339]" office:value-type="float" office:value="13" calcext:value-type="float">
            <text:p>13</text:p>
          </table:table-cell>
          <table:table-cell office:value-type="string" calcext:value-type="string">
            <text:p>1:37:10 – Vax kisses Percy on the cheek, no inspiration</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2">
          <table:table-cell table:formula="of:=[.A340]" office:value-type="float" office:value="13" calcext:value-type="float">
            <text:p>13</text:p>
          </table:table-cell>
          <table:table-cell office:value-type="string" calcext:value-type="string">
            <text:p>1:42:10 – Pike down to 1 hit point</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7">
          <table:table-cell table:formula="of:=[.A341]" office:value-type="float" office:value="13" calcext:value-type="float">
            <text:p>13</text:p>
          </table:table-cell>
          <table:table-cell office:value-type="string" calcext:value-type="string">
            <text:p>1:46:05 – Sam “Orion is my dice bimbo”</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4">
          <table:table-cell table:formula="of:=[.A342]" office:value-type="float" office:value="13" calcext:value-type="float">
            <text:p>13</text:p>
          </table:table-cell>
          <table:table-cell office:value-type="string" calcext:value-type="string">
            <text:p>1:46:46 – Scanlan pours a healing potion down Pike’s beautiful throat</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7">
          <table:table-cell table:formula="of:=[.A343]" office:value-type="float" office:value="13" calcext:value-type="float">
            <text:p>13</text:p>
          </table:table-cell>
          <table:table-cell office:value-type="string" calcext:value-type="string">
            <text:p>1:53:15 – Keyleth has extracted brain juice</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6">
          <table:table-cell table:formula="of:=[.A344]" office:value-type="float" office:value="13" calcext:value-type="float">
            <text:p>13</text:p>
          </table:table-cell>
          <table:table-cell office:value-type="string" calcext:value-type="string">
            <text:p>2:00:35 – Scanlan turns into a pterodactyl and carries Pike</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7">
          <table:table-cell table:formula="of:=[.A345]" office:value-type="float" office:value="13" calcext:value-type="float">
            <text:p>13</text:p>
          </table:table-cell>
          <table:table-cell office:value-type="string" calcext:value-type="string">
            <text:p>2:05:30 – They all fly away from the temple</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4">
          <table:table-cell table:formula="of:=[.A346]" office:value-type="float" office:value="13" calcext:value-type="float">
            <text:p>13</text:p>
          </table:table-cell>
          <table:table-cell office:value-type="string" calcext:value-type="string">
            <text:p>2:07:00 – Tiberius makes a sigil and everybody goes through, in Emon</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2">
          <table:table-cell table:formula="of:=[.A347]" office:value-type="float" office:value="13" calcext:value-type="float">
            <text:p>13</text:p>
          </table:table-cell>
          <table:table-cell office:value-type="string" calcext:value-type="string">
            <text:p>2:17:25 – Gesundheit/relief to be alive</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3">
          <table:table-cell table:formula="of:=[.A348]" office:value-type="float" office:value="13" calcext:value-type="float">
            <text:p>13</text:p>
          </table:table-cell>
          <table:table-cell office:value-type="string" calcext:value-type="string">
            <text:p>2:19:45 – Pub crawl</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3">
          <table:table-cell table:formula="of:=[.A349]" office:value-type="float" office:value="13" calcext:value-type="float">
            <text:p>13</text:p>
          </table:table-cell>
          <table:table-cell office:value-type="string" calcext:value-type="string">
            <text:p>2:21:25 – Break starts</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5">
          <table:table-cell table:formula="of:=[.A350]" office:value-type="float" office:value="13" calcext:value-type="float">
            <text:p>13</text:p>
          </table:table-cell>
          <table:table-cell office:value-type="string" calcext:value-type="string">
            <text:p>2:32:50 – Break ends, they arrive at Greyskull Keep</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11">
          <table:table-cell table:formula="of:=[.A351]" office:value-type="float" office:value="13" calcext:value-type="float">
            <text:p>13</text:p>
          </table:table-cell>
          <table:table-cell office:value-type="string" calcext:value-type="string">
            <text:p>(Out of all these Greyskull Keep employees introduced here I only recognize Jarrett’s name)</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6">
          <table:table-cell table:formula="of:=[.A352]" office:value-type="float" office:value="13" calcext:value-type="float">
            <text:p>13</text:p>
          </table:table-cell>
          <table:table-cell office:value-type="string" calcext:value-type="string">
            <text:p>2:36:00 – Scanlan takes offense to Percy’s use of “garden gnome”</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5">
          <table:table-cell table:formula="of:=[.A353]" office:value-type="float" office:value="13" calcext:value-type="float">
            <text:p>13</text:p>
          </table:table-cell>
          <table:table-cell office:value-type="string" calcext:value-type="string">
            <text:p>2:39:00 – Scanlan turns Tiberius into a rat, who still goes to sleep</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11">
          <table:table-cell table:formula="of:=[.A354]" office:value-type="float" office:value="13" calcext:value-type="float">
            <text:p>13</text:p>
          </table:table-cell>
          <table:table-cell office:value-type="string" calcext:value-type="string">
            <text:p>2:46:25 – Tiberius de-moused &amp; explains about the horn, talk about what to do with it and Kima</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6">
          <table:table-cell table:formula="of:=[.A355]" office:value-type="float" office:value="13" calcext:value-type="float">
            <text:p>13</text:p>
          </table:table-cell>
          <table:table-cell office:value-type="string" calcext:value-type="string">
            <text:p>2:51:20 – Drunk Percy “No one can tell when I’m lying … okay I’m lying”</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5">
          <table:table-cell table:formula="of:=[.A356]" office:value-type="float" office:value="13" calcext:value-type="float">
            <text:p>13</text:p>
          </table:table-cell>
          <table:table-cell office:value-type="string" calcext:value-type="string">
            <text:p>2:58:20 – Pike restores Kima from being turned to stone</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2">
          <table:table-cell table:formula="of:=[.A357]" office:value-type="float" office:value="13" calcext:value-type="float">
            <text:p>13</text:p>
          </table:table-cell>
          <table:table-cell office:value-type="string" calcext:value-type="string">
            <text:p>3:01:05 – Vex gets a whisper on Kima</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4">
          <table:table-cell table:formula="of:=[.A358]" office:value-type="float" office:value="13" calcext:value-type="float">
            <text:p>13</text:p>
          </table:table-cell>
          <table:table-cell office:value-type="string" calcext:value-type="string">
            <text:p>(They all lie about not having the horn &amp; ask Kima what she would do with it)</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6">
          <table:table-cell table:formula="of:=[.A359]" office:value-type="float" office:value="13" calcext:value-type="float">
            <text:p>13</text:p>
          </table:table-cell>
          <table:table-cell office:value-type="string" calcext:value-type="string">
            <text:p>3:09:20 – Grog flirts with Kima and everyone acts as his wingman</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3">
          <table:table-cell table:formula="of:=[.A360]" office:value-type="float" office:value="13" calcext:value-type="float">
            <text:p>13</text:p>
          </table:table-cell>
          <table:table-cell office:value-type="string" calcext:value-type="string">
            <text:p>3:11:00 – Game ends</text:p>
          </table:table-cell>
          <table:table-cell office:value-type="string" calcext:value-type="string">
            <text:p>https://littlecajunlady.tumblr.com/post/167953860558/critical-role-episode-13-escape-from-the</text:p>
          </table:table-cell>
          <table:table-cell office:value-type="string" calcext:value-type="string">
            <text:p>littlecajunlady</text:p>
          </table:table-cell>
        </table:table-row>
        <table:table-row table:style-name="ro3">
          <table:table-cell office:value-type="float" office:value="14" calcext:value-type="float">
            <text:p>14</text:p>
          </table:table-cell>
          <table:table-cell office:value-type="string" calcext:value-type="string">
            <text:p>23:05 – Game starts</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3">
          <table:table-cell table:formula="of:=[.A362]" office:value-type="float" office:value="14" calcext:value-type="float">
            <text:p>14</text:p>
          </table:table-cell>
          <table:table-cell office:value-type="string" calcext:value-type="string">
            <text:p>35:05 – Allura!</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6">
          <table:table-cell table:formula="of:=[.A363]" office:value-type="float" office:value="14" calcext:value-type="float">
            <text:p>14</text:p>
          </table:table-cell>
          <table:table-cell office:value-type="string" calcext:value-type="string">
            <text:p>36:40 – Kima/Allura reunion (c’mon Matt, that was romantic)</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6">
          <table:table-cell table:formula="of:=[.A364]" office:value-type="float" office:value="14" calcext:value-type="float">
            <text:p>14</text:p>
          </table:table-cell>
          <table:table-cell office:value-type="string" calcext:value-type="string">
            <text:p>45:55 – Tiberius blurts out that they have the horn with them</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2">
          <table:table-cell table:formula="of:=[.A365]" office:value-type="float" office:value="14" calcext:value-type="float">
            <text:p>14</text:p>
          </table:table-cell>
          <table:table-cell office:value-type="string" calcext:value-type="string">
            <text:p>56:20 – Syldor mention</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2">
          <table:table-cell table:formula="of:=[.A366]" office:value-type="float" office:value="14" calcext:value-type="float">
            <text:p>14</text:p>
          </table:table-cell>
          <table:table-cell office:value-type="string" calcext:value-type="string">
            <text:p>58:30 – Sovereign Uriel</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5">
          <table:table-cell table:formula="of:=[.A367]" office:value-type="float" office:value="14" calcext:value-type="float">
            <text:p>14</text:p>
          </table:table-cell>
          <table:table-cell office:value-type="string" calcext:value-type="string">
            <text:p>1:00:40 – Dragonborn paladin Tofor gives Tiberius the stinkeye</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5">
          <table:table-cell table:formula="of:=[.A368]" office:value-type="float" office:value="14" calcext:value-type="float">
            <text:p>14</text:p>
          </table:table-cell>
          <table:table-cell office:value-type="string" calcext:value-type="string">
            <text:p>1:02:48 – Briarwood mention and Percy’s reaction</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6">
          <table:table-cell table:formula="of:=[.A369]" office:value-type="float" office:value="14" calcext:value-type="float">
            <text:p>14</text:p>
          </table:table-cell>
          <table:table-cell office:value-type="string" calcext:value-type="string">
            <text:p>(They and the council talk about what to do with the horn for a while)</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6">
          <table:table-cell table:formula="of:=[.A370]" office:value-type="float" office:value="14" calcext:value-type="float">
            <text:p>14</text:p>
          </table:table-cell>
          <table:table-cell office:value-type="string" calcext:value-type="string">
            <text:p>1:25:35 – Percy questions Uriel about the Briarwoods</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7">
          <table:table-cell table:formula="of:=[.A371]" office:value-type="float" office:value="14" calcext:value-type="float">
            <text:p>14</text:p>
          </table:table-cell>
          <table:table-cell office:value-type="string" calcext:value-type="string">
            <text:p>1:27:08 – Percy’s natural 20 deception</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2">
          <table:table-cell table:formula="of:=[.A372]" office:value-type="float" office:value="14" calcext:value-type="float">
            <text:p>14</text:p>
          </table:table-cell>
          <table:table-cell office:value-type="string" calcext:value-type="string">
            <text:p>1:33:20 – Grog flirts with Kima</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3">
          <table:table-cell table:formula="of:=[.A373]" office:value-type="float" office:value="14" calcext:value-type="float">
            <text:p>14</text:p>
          </table:table-cell>
          <table:table-cell office:value-type="string" calcext:value-type="string">
            <text:p>1:36:55 – Break starts</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3">
          <table:table-cell table:formula="of:=[.A374]" office:value-type="float" office:value="14" calcext:value-type="float">
            <text:p>14</text:p>
          </table:table-cell>
          <table:table-cell office:value-type="string" calcext:value-type="string">
            <text:p>1:56:12 – Break ends</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7">
          <table:table-cell table:formula="of:=[.A375]" office:value-type="float" office:value="14" calcext:value-type="float">
            <text:p>14</text:p>
          </table:table-cell>
          <table:table-cell office:value-type="string" calcext:value-type="string">
            <text:p>1:58:35 – Glorious Goods description</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3">
          <table:table-cell table:formula="of:=[.A376]" office:value-type="float" office:value="14" calcext:value-type="float">
            <text:p>14</text:p>
          </table:table-cell>
          <table:table-cell office:value-type="string" calcext:value-type="string">
            <text:p>2:03:25 – Gilmore!</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2">
          <table:table-cell table:formula="of:=[.A377]" office:value-type="float" office:value="14" calcext:value-type="float">
            <text:p>14</text:p>
          </table:table-cell>
          <table:table-cell office:value-type="string" calcext:value-type="string">
            <text:p>(They buy potions and Vex haggles)</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10">
          <table:table-cell table:formula="of:=[.A378]" office:value-type="float" office:value="14" calcext:value-type="float">
            <text:p>14</text:p>
          </table:table-cell>
          <table:table-cell office:value-type="string" calcext:value-type="string">
            <text:p>2:22:50 – Vex “Do you have anything that can make Grog smarter?” Grog “Oh fuck off”</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3">
          <table:table-cell table:formula="of:=[.A379]" office:value-type="float" office:value="14" calcext:value-type="float">
            <text:p>14</text:p>
          </table:table-cell>
          <table:table-cell office:value-type="string" calcext:value-type="string">
            <text:p>(Even more shopping)</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2">
          <table:table-cell table:formula="of:=[.A380]" office:value-type="float" office:value="14" calcext:value-type="float">
            <text:p>14</text:p>
          </table:table-cell>
          <table:table-cell office:value-type="string" calcext:value-type="string">
            <text:p>2:43:30 – Vax and Gilmore “date”</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4">
          <table:table-cell table:formula="of:=[.A381]" office:value-type="float" office:value="14" calcext:value-type="float">
            <text:p>14</text:p>
          </table:table-cell>
          <table:table-cell office:value-type="string" calcext:value-type="string">
            <text:p>(They basically buy everything and take a while figuring out their funds)</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2">
          <table:table-cell table:formula="of:=[.A382]" office:value-type="float" office:value="14" calcext:value-type="float">
            <text:p>14</text:p>
          </table:table-cell>
          <table:table-cell office:value-type="string" calcext:value-type="string">
            <text:p>3:02:30 – Business complete</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3">
          <table:table-cell table:formula="of:=[.A383]" office:value-type="float" office:value="14" calcext:value-type="float">
            <text:p>14</text:p>
          </table:table-cell>
          <table:table-cell office:value-type="string" calcext:value-type="string">
            <text:p>3:04:50 – Game ends</text:p>
          </table:table-cell>
          <table:table-cell office:value-type="string" calcext:value-type="string">
            <text:p>https://littlecajunlady.tumblr.com/post/168023054832/critical-role-episode-14-shopping-and-shipping</text:p>
          </table:table-cell>
          <table:table-cell office:value-type="string" calcext:value-type="string">
            <text:p>littlecajunlady</text:p>
          </table:table-cell>
        </table:table-row>
        <table:table-row table:style-name="ro3">
          <table:table-cell office:value-type="float" office:value="15" calcext:value-type="float">
            <text:p>15</text:p>
          </table:table-cell>
          <table:table-cell office:value-type="string" calcext:value-type="string">
            <text:p>9:00 – Game starts</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7">
          <table:table-cell table:formula="of:=[.A385]" office:value-type="float" office:value="15" calcext:value-type="float">
            <text:p>15</text:p>
          </table:table-cell>
          <table:table-cell office:value-type="string" calcext:value-type="string">
            <text:p>10:35 – Grog gets the belt of dwarvenkind</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6">
          <table:table-cell table:formula="of:=[.A386]" office:value-type="float" office:value="15" calcext:value-type="float">
            <text:p>15</text:p>
          </table:table-cell>
          <table:table-cell office:value-type="string" calcext:value-type="string">
            <text:p>17:52 – Tiberius tries to make a trade with Scanlan and they argue</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7">
          <table:table-cell table:formula="of:=[.A387]" office:value-type="float" office:value="15" calcext:value-type="float">
            <text:p>15</text:p>
          </table:table-cell>
          <table:table-cell office:value-type="string" calcext:value-type="string">
            <text:p>21:00 – Percy is tinkering, Vex requests more arrows</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4">
          <table:table-cell table:formula="of:=[.A388]" office:value-type="float" office:value="15" calcext:value-type="float">
            <text:p>15</text:p>
          </table:table-cell>
          <table:table-cell office:value-type="string" calcext:value-type="string">
            <text:p>23:35 – Scanlan commissions his infamous scrying potion from Gilmore</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7">
          <table:table-cell table:formula="of:=[.A389]" office:value-type="float" office:value="15" calcext:value-type="float">
            <text:p>15</text:p>
          </table:table-cell>
          <table:table-cell office:value-type="string" calcext:value-type="string">
            <text:p>35:08 – Vex commissions some armor for Trinket</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4">
          <table:table-cell table:formula="of:=[.A390]" office:value-type="float" office:value="15" calcext:value-type="float">
            <text:p>15</text:p>
          </table:table-cell>
          <table:table-cell office:value-type="string" calcext:value-type="string">
            <text:p>44:30 – Scanlan inspires Percy’s arrow making ♪ (Living on a Prayer)</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5">
          <table:table-cell table:formula="of:=[.A391]" office:value-type="float" office:value="15" calcext:value-type="float">
            <text:p>15</text:p>
          </table:table-cell>
          <table:table-cell office:value-type="string" calcext:value-type="string">
            <text:p>45:48 – Pike prays to fix her stone, 48:25 – she sees Sarenrae</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7">
          <table:table-cell table:formula="of:=[.A392]" office:value-type="float" office:value="15" calcext:value-type="float">
            <text:p>15</text:p>
          </table:table-cell>
          <table:table-cell office:value-type="string" calcext:value-type="string">
            <text:p>50:00 – Pike heals Vax’s foot completely</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4">
          <table:table-cell table:formula="of:=[.A393]" office:value-type="float" office:value="15" calcext:value-type="float">
            <text:p>15</text:p>
          </table:table-cell>
          <table:table-cell office:value-type="string" calcext:value-type="string">
            <text:p>52:20 – Vex “I won’t even haggle with you Percy, I’ll just give it to you”</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6">
          <table:table-cell table:formula="of:=[.A394]" office:value-type="float" office:value="15" calcext:value-type="float">
            <text:p>15</text:p>
          </table:table-cell>
          <table:table-cell office:value-type="string" calcext:value-type="string">
            <text:p>54:05 – Vex kisses Percy! He’s been kissed by both twins now</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6">
          <table:table-cell table:formula="of:=[.A395]" office:value-type="float" office:value="15" calcext:value-type="float">
            <text:p>15</text:p>
          </table:table-cell>
          <table:table-cell office:value-type="string" calcext:value-type="string">
            <text:p>54:30 – Grog fails intimidation in a pub, Scanlan succeeds</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2">
          <table:table-cell table:formula="of:=[.A396]" office:value-type="float" office:value="15" calcext:value-type="float">
            <text:p>15</text:p>
          </table:table-cell>
          <table:table-cell office:value-type="string" calcext:value-type="string">
            <text:p>59:20 – Grog tries to grow a beard, no go</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4">
          <table:table-cell table:formula="of:=[.A397]" office:value-type="float" office:value="15" calcext:value-type="float">
            <text:p>15</text:p>
          </table:table-cell>
          <table:table-cell office:value-type="string" calcext:value-type="string">
            <text:p>1:01:30 – Scanlan picks up his scrying potion/Vex accuses him of using it so spy on Pike</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2">
          <table:table-cell table:formula="of:=[.A398]" office:value-type="float" office:value="15" calcext:value-type="float">
            <text:p>15</text:p>
          </table:table-cell>
          <table:table-cell office:value-type="string" calcext:value-type="string">
            <text:p>1:03:00 – Trinket the roly-poly</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6">
          <table:table-cell table:formula="of:=[.A399]" office:value-type="float" office:value="15" calcext:value-type="float">
            <text:p>15</text:p>
          </table:table-cell>
          <table:table-cell office:value-type="string" calcext:value-type="string">
            <text:p>1:06:30 – Tibs jealous of Kima, he and Allura have a moment</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10">
          <table:table-cell table:formula="of:=[.A400]" office:value-type="float" office:value="15" calcext:value-type="float">
            <text:p>15</text:p>
          </table:table-cell>
          <table:table-cell office:value-type="string" calcext:value-type="string">
            <text:p>(They meet with council, put the horn in a box, Scanlan and Vex plan to chat up the guards)</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3">
          <table:table-cell table:formula="of:=[.A401]" office:value-type="float" office:value="15" calcext:value-type="float">
            <text:p>15</text:p>
          </table:table-cell>
          <table:table-cell office:value-type="string" calcext:value-type="string">
            <text:p>1:22:00 – Airship!</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4">
          <table:table-cell table:formula="of:=[.A402]" office:value-type="float" office:value="15" calcext:value-type="float">
            <text:p>15</text:p>
          </table:table-cell>
          <table:table-cell office:value-type="string" calcext:value-type="string">
            <text:p>1:25:50 – Tibs takes a selfie, Matt hates selfie sticks &amp; pretends to punish him</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7">
          <table:table-cell table:formula="of:=[.A403]" office:value-type="float" office:value="15" calcext:value-type="float">
            <text:p>15</text:p>
          </table:table-cell>
          <table:table-cell office:value-type="string" calcext:value-type="string">
            <text:p>1:27:40 – Trinket lifted onto the ship with a crane</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3">
          <table:table-cell table:formula="of:=[.A404]" office:value-type="float" office:value="15" calcext:value-type="float">
            <text:p>15</text:p>
          </table:table-cell>
          <table:table-cell office:value-type="string" calcext:value-type="string">
            <text:p>1:30:18 – Break starts</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3">
          <table:table-cell table:formula="of:=[.A405]" office:value-type="float" office:value="15" calcext:value-type="float">
            <text:p>15</text:p>
          </table:table-cell>
          <table:table-cell office:value-type="string" calcext:value-type="string">
            <text:p>1:53:40 – Break ends</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6">
          <table:table-cell table:formula="of:=[.A406]" office:value-type="float" office:value="15" calcext:value-type="float">
            <text:p>15</text:p>
          </table:table-cell>
          <table:table-cell office:value-type="string" calcext:value-type="string">
            <text:p>1:56:30 – Grog &amp; Pike have a Titanic moment “Goliath of the world!”</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4">
          <table:table-cell table:formula="of:=[.A407]" office:value-type="float" office:value="15" calcext:value-type="float">
            <text:p>15</text:p>
          </table:table-cell>
          <table:table-cell office:value-type="string" calcext:value-type="string">
            <text:p>1:57:30 – Vax helps Keyleth with her scrolls/Vex “I thought you’re into Gilmore”</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6">
          <table:table-cell table:formula="of:=[.A408]" office:value-type="float" office:value="15" calcext:value-type="float">
            <text:p>15</text:p>
          </table:table-cell>
          <table:table-cell office:value-type="string" calcext:value-type="string">
            <text:p>2:03:35 – Wyverns show up, Matt pulls out a ship battle map</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4">
          <table:table-cell table:formula="of:=[.A409]" office:value-type="float" office:value="15" calcext:value-type="float">
            <text:p>15</text:p>
          </table:table-cell>
          <table:table-cell office:value-type="string" calcext:value-type="string">
            <text:p>2:20:00 – Keyleth turns wyvern into a bunny (2:22:30, Travis “Thumper’s toast”)</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5">
          <table:table-cell table:formula="of:=[.A410]" office:value-type="float" office:value="15" calcext:value-type="float">
            <text:p>15</text:p>
          </table:table-cell>
          <table:table-cell office:value-type="string" calcext:value-type="string">
            <text:p>2:33:45 – Ashley “What a fail of a motherfucking turn”</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6">
          <table:table-cell table:formula="of:=[.A411]" office:value-type="float" office:value="15" calcext:value-type="float">
            <text:p>15</text:p>
          </table:table-cell>
          <table:table-cell office:value-type="string" calcext:value-type="string">
            <text:p>2:37:40 – Trinket finally gets to attack, Laura rolls a 1 for him</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5">
          <table:table-cell table:formula="of:=[.A412]" office:value-type="float" office:value="15" calcext:value-type="float">
            <text:p>15</text:p>
          </table:table-cell>
          <table:table-cell office:value-type="string" calcext:value-type="string">
            <text:p>2:49:25 – Keyleth basically turns into a cyclone</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7">
          <table:table-cell table:formula="of:=[.A413]" office:value-type="float" office:value="15" calcext:value-type="float">
            <text:p>15</text:p>
          </table:table-cell>
          <table:table-cell office:value-type="string" calcext:value-type="string">
            <text:p>2:56:10 – Vex and Grog are hanging off the ship</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5">
          <table:table-cell table:formula="of:=[.A414]" office:value-type="float" office:value="15" calcext:value-type="float">
            <text:p>15</text:p>
          </table:table-cell>
          <table:table-cell office:value-type="string" calcext:value-type="string">
            <text:p>3:24:05 – Percy gets the HDYWTDT on the last wyvern</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6">
          <table:table-cell table:formula="of:=[.A415]" office:value-type="float" office:value="15" calcext:value-type="float">
            <text:p>15</text:p>
          </table:table-cell>
          <table:table-cell office:value-type="string" calcext:value-type="string">
            <text:p>3:27:00 – Grog dangles halfling over the edge to interrogate her</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6">
          <table:table-cell table:formula="of:=[.A416]" office:value-type="float" office:value="15" calcext:value-type="float">
            <text:p>15</text:p>
          </table:table-cell>
          <table:table-cell office:value-type="string" calcext:value-type="string">
            <text:p>3:29:25 – Grog drops her but Vex is able to pull her back up, Pike heals her</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7">
          <table:table-cell table:formula="of:=[.A417]" office:value-type="float" office:value="15" calcext:value-type="float">
            <text:p>15</text:p>
          </table:table-cell>
          <table:table-cell office:value-type="string" calcext:value-type="string">
            <text:p>3:32:50 – Percy “That almost feels like cheating”</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3">
          <table:table-cell table:formula="of:=[.A418]" office:value-type="float" office:value="15" calcext:value-type="float">
            <text:p>15</text:p>
          </table:table-cell>
          <table:table-cell office:value-type="string" calcext:value-type="string">
            <text:p>3:34:25 – Game ends</text:p>
          </table:table-cell>
          <table:table-cell office:value-type="string" calcext:value-type="string">
            <text:p>https://littlecajunlady.tumblr.com/post/168118029717/critical-role-episode-15-skyward</text:p>
          </table:table-cell>
          <table:table-cell office:value-type="string" calcext:value-type="string">
            <text:p>littlecajunlady</text:p>
          </table:table-cell>
        </table:table-row>
        <table:table-row table:style-name="ro3">
          <table:table-cell office:value-type="float" office:value="16" calcext:value-type="float">
            <text:p>16</text:p>
          </table:table-cell>
          <table:table-cell office:value-type="string" calcext:value-type="string">
            <text:p>10:15 – Game starts</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2">
          <table:table-cell table:formula="of:=[.A420]" office:value-type="float" office:value="16" calcext:value-type="float">
            <text:p>16</text:p>
          </table:table-cell>
          <table:table-cell office:value-type="string" calcext:value-type="string">
            <text:p>12:15 – Grog’s beard progress</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5">
          <table:table-cell table:formula="of:=[.A421]" office:value-type="float" office:value="16" calcext:value-type="float">
            <text:p>16</text:p>
          </table:table-cell>
          <table:table-cell office:value-type="string" calcext:value-type="string">
            <text:p>14:00 – Vax glues a fake beard on Grog, who thinks it’s real</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6">
          <table:table-cell table:formula="of:=[.A422]" office:value-type="float" office:value="16" calcext:value-type="float">
            <text:p>16</text:p>
          </table:table-cell>
          <table:table-cell office:value-type="string" calcext:value-type="string">
            <text:p>16:45 – Tiberius does <text:a xlink:href="https://t.umblr.com/redirect?z=https%3A%2F%2Fyoutu.be%2FU_ogTU4-Pfw&amp;t=YTQ1NDJiMWIxYzQ0NGUxYzE5MTc0OTQ3MDE0ZDBlMmI1ZTU1NGFjMyxrZ1FTYnM1Wg%3D%3D&amp;b=t%3AE7JpzwYkZonGl_RZDrfY6A&amp;p=https%3A%2F%2Flittlecajunlady.tumblr.com%2Fpost%2F168263857356%2Fcritical-role-episode-16-enter-vasselheim&amp;m=1&amp;ts=1611407356" xlink:type="simple">“math”</text:a> to get Scanlan to trade, Scanlan gives in</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6">
          <table:table-cell table:formula="of:=[.A423]" office:value-type="float" office:value="16" calcext:value-type="float">
            <text:p>16</text:p>
          </table:table-cell>
          <table:table-cell office:value-type="string" calcext:value-type="string">
            <text:p>20:10 – Scanlan doesn’t recognize Grog with his beard</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5">
          <table:table-cell table:formula="of:=[.A424]" office:value-type="float" office:value="16" calcext:value-type="float">
            <text:p>16</text:p>
          </table:table-cell>
          <table:table-cell office:value-type="string" calcext:value-type="string">
            <text:p>21:40 – Pike and Scanlan moment, he shows off his Ioun stone (!)</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5">
          <table:table-cell table:formula="of:=[.A425]" office:value-type="float" office:value="16" calcext:value-type="float">
            <text:p>16</text:p>
          </table:table-cell>
          <table:table-cell office:value-type="string" calcext:value-type="string">
            <text:p>22:50 – Keyleth tells them all about the Fire Ashari</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7">
          <table:table-cell table:formula="of:=[.A426]" office:value-type="float" office:value="16" calcext:value-type="float">
            <text:p>16</text:p>
          </table:table-cell>
          <table:table-cell office:value-type="string" calcext:value-type="string">
            <text:p>25:10 – Keyleth’s mom/backstory</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9">
          <table:table-cell table:formula="of:=[.A427]" office:value-type="float" office:value="16" calcext:value-type="float">
            <text:p>16</text:p>
          </table:table-cell>
          <table:table-cell office:value-type="string" calcext:value-type="string">
            <text:p>(Laziness - Vasselheim arrival and description, pass out warm cloaks, Kima is nervous, Scanlan casts into his Ioun stone)</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2">
          <table:table-cell table:formula="of:=[.A428]" office:value-type="float" office:value="16" calcext:value-type="float">
            <text:p>16</text:p>
          </table:table-cell>
          <table:table-cell office:value-type="string" calcext:value-type="string">
            <text:p>37:20 – Vox Machina introductions</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12">
          <table:table-cell table:formula="of:=[.A429]" office:value-type="float" office:value="16" calcext:value-type="float">
            <text:p>16</text:p>
          </table:table-cell>
          <table:table-cell office:value-type="string" calcext:value-type="string">
            <text:p>(More laziness - They are told Vasselheim is a religious place, no arcane magic allowed, Tiberius immediately uses magic)</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2">
          <table:table-cell table:formula="of:=[.A430]" office:value-type="float" office:value="16" calcext:value-type="float">
            <text:p>16</text:p>
          </table:table-cell>
          <table:table-cell office:value-type="string" calcext:value-type="string">
            <text:p>49:30 – Taliesin shows up </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2">
          <table:table-cell table:formula="of:=[.A431]" office:value-type="float" office:value="16" calcext:value-type="float">
            <text:p>16</text:p>
          </table:table-cell>
          <table:table-cell office:value-type="string" calcext:value-type="string">
            <text:p>57:00 – Keyleth put in shackles</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4">
          <table:table-cell table:formula="of:=[.A432]" office:value-type="float" office:value="16" calcext:value-type="float">
            <text:p>16</text:p>
          </table:table-cell>
          <table:table-cell office:value-type="string" calcext:value-type="string">
            <text:p>(Even more - Pike feels a lot of divine energy, Kima tells Scanlan no fraternizing)</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5">
          <table:table-cell table:formula="of:=[.A433]" office:value-type="float" office:value="16" calcext:value-type="float">
            <text:p>16</text:p>
          </table:table-cell>
          <table:table-cell office:value-type="string" calcext:value-type="string">
            <text:p>1:04:00 – Highbearer Vord (a lot of history and horn talk)</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6">
          <table:table-cell table:formula="of:=[.A434]" office:value-type="float" office:value="16" calcext:value-type="float">
            <text:p>16</text:p>
          </table:table-cell>
          <table:table-cell office:value-type="string" calcext:value-type="string">
            <text:p>1:15:00 – Vex tries to get paid, Sam has +13 deception (funny Scan/Kima)</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5">
          <table:table-cell table:formula="of:=[.A435]" office:value-type="float" office:value="16" calcext:value-type="float">
            <text:p>16</text:p>
          </table:table-cell>
          <table:table-cell office:value-type="string" calcext:value-type="string">
            <text:p>(They go down into the basement and start going through traps)</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3">
          <table:table-cell table:formula="of:=[.A436]" office:value-type="float" office:value="16" calcext:value-type="float">
            <text:p>16</text:p>
          </table:table-cell>
          <table:table-cell office:value-type="string" calcext:value-type="string">
            <text:p>1:23:45 – Vax sets off a trap</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2">
          <table:table-cell table:formula="of:=[.A437]" office:value-type="float" office:value="16" calcext:value-type="float">
            <text:p>16</text:p>
          </table:table-cell>
          <table:table-cell office:value-type="string" calcext:value-type="string">
            <text:p>1:28:00 – Vax gets crushed by a pillar</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2">
          <table:table-cell table:formula="of:=[.A438]" office:value-type="float" office:value="16" calcext:value-type="float">
            <text:p>16</text:p>
          </table:table-cell>
          <table:table-cell office:value-type="string" calcext:value-type="string">
            <text:p>1:32:40 – Vex shoots out a trap</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5">
          <table:table-cell table:formula="of:=[.A439]" office:value-type="float" office:value="16" calcext:value-type="float">
            <text:p>16</text:p>
          </table:table-cell>
          <table:table-cell office:value-type="string" calcext:value-type="string">
            <text:p>1:33:50 – Vex accidentally pulls off Grog’s fake beard</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6">
          <table:table-cell table:formula="of:=[.A440]" office:value-type="float" office:value="16" calcext:value-type="float">
            <text:p>16</text:p>
          </table:table-cell>
          <table:table-cell office:value-type="string" calcext:value-type="string">
            <text:p>1:34:45 – Scanlan inspires Vex ♪ (shut up and dance with me)</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3">
          <table:table-cell table:formula="of:=[.A441]" office:value-type="float" office:value="16" calcext:value-type="float">
            <text:p>16</text:p>
          </table:table-cell>
          <table:table-cell office:value-type="string" calcext:value-type="string">
            <text:p>1:38:00 – Break starts</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7">
          <table:table-cell table:formula="of:=[.A442]" office:value-type="float" office:value="16" calcext:value-type="float">
            <text:p>16</text:p>
          </table:table-cell>
          <table:table-cell office:value-type="string" calcext:value-type="string">
            <text:p>1:42:10 – Orion announces he has cancer</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3">
          <table:table-cell table:formula="of:=[.A443]" office:value-type="float" office:value="16" calcext:value-type="float">
            <text:p>16</text:p>
          </table:table-cell>
          <table:table-cell office:value-type="string" calcext:value-type="string">
            <text:p>1:57:25 – Break ends</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5">
          <table:table-cell table:formula="of:=[.A444]" office:value-type="float" office:value="16" calcext:value-type="float">
            <text:p>16</text:p>
          </table:table-cell>
          <table:table-cell office:value-type="string" calcext:value-type="string">
            <text:p>2:03:30 – Scanlan tells Vex to stick with arrows, not spells</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4">
          <table:table-cell table:formula="of:=[.A445]" office:value-type="float" office:value="16" calcext:value-type="float">
            <text:p>16</text:p>
          </table:table-cell>
          <table:table-cell office:value-type="string" calcext:value-type="string">
            <text:p>2:04:45 – Wheaton-ing, Pike rolls a natural 20 for initiative, spider fight starts</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5">
          <table:table-cell table:formula="of:=[.A446]" office:value-type="float" office:value="16" calcext:value-type="float">
            <text:p>16</text:p>
          </table:table-cell>
          <table:table-cell office:value-type="string" calcext:value-type="string">
            <text:p>2:17:15 – Percy and Vex attacked by spiders, Tal rolls a 1</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7">
          <table:table-cell table:formula="of:=[.A447]" office:value-type="float" office:value="16" calcext:value-type="float">
            <text:p>16</text:p>
          </table:table-cell>
          <table:table-cell office:value-type="string" calcext:value-type="string">
            <text:p>2:20:40 – Keyleth gives spider glands to the twins</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6">
          <table:table-cell table:formula="of:=[.A448]" office:value-type="float" office:value="16" calcext:value-type="float">
            <text:p>16</text:p>
          </table:table-cell>
          <table:table-cell office:value-type="string" calcext:value-type="string">
            <text:p>(Scanlan ready to attack now, then tells Percy to suck it up)</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2">
          <table:table-cell table:formula="of:=[.A449]" office:value-type="float" office:value="16" calcext:value-type="float">
            <text:p>16</text:p>
          </table:table-cell>
          <table:table-cell office:value-type="string" calcext:value-type="string">
            <text:p>2:26:10 – Travis “I cast Terminex”</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13">
          <table:table-cell table:formula="of:=[.A450]" office:value-type="float" office:value="16" calcext:value-type="float">
            <text:p>16</text:p>
          </table:table-cell>
          <table:table-cell office:value-type="string" calcext:value-type="string">
            <text:p>(Vex and Scanlan cast spells to fight more spiders, 2:30:40 - Tal “Why would you give (Matt) ideas?’‘ Yeah the next 20 minutes is where I tuned out TWICE)</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2">
          <table:table-cell table:formula="of:=[.A451]" office:value-type="float" office:value="16" calcext:value-type="float">
            <text:p>16</text:p>
          </table:table-cell>
          <table:table-cell office:value-type="string" calcext:value-type="string">
            <text:p>2:31:20 – Tiberius and Tiberiosa</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7">
          <table:table-cell table:formula="of:=[.A452]" office:value-type="float" office:value="16" calcext:value-type="float">
            <text:p>16</text:p>
          </table:table-cell>
          <table:table-cell office:value-type="string" calcext:value-type="string">
            <text:p>2:43:45 – Grog loses the rest of his beard</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12">
          <table:table-cell table:formula="of:=[.A453]" office:value-type="float" office:value="16" calcext:value-type="float">
            <text:p>16</text:p>
          </table:table-cell>
          <table:table-cell office:value-type="string" calcext:value-type="string">
            <text:p>2:44:20 – Kima seals up a door (yeah, not totally sure what happened here. I think they successfully dropped off the box?)</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4">
          <table:table-cell table:formula="of:=[.A454]" office:value-type="float" office:value="16" calcext:value-type="float">
            <text:p>16</text:p>
          </table:table-cell>
          <table:table-cell office:value-type="string" calcext:value-type="string">
            <text:p>(Pike is told about Sarenrae’s temple and Keyleth gets info about Pyrah)</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2">
          <table:table-cell table:formula="of:=[.A455]" office:value-type="float" office:value="16" calcext:value-type="float">
            <text:p>16</text:p>
          </table:table-cell>
          <table:table-cell office:value-type="string" calcext:value-type="string">
            <text:p>2:53:00 – Sarenrae’s temple</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4">
          <table:table-cell table:formula="of:=[.A456]" office:value-type="float" office:value="16" calcext:value-type="float">
            <text:p>16</text:p>
          </table:table-cell>
          <table:table-cell office:value-type="string" calcext:value-type="string">
            <text:p>2:54:20 – Pike decides to stay to work on temple, Ashley starts crying</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2">
          <table:table-cell table:formula="of:=[.A457]" office:value-type="float" office:value="16" calcext:value-type="float">
            <text:p>16</text:p>
          </table:table-cell>
          <table:table-cell office:value-type="string" calcext:value-type="string">
            <text:p>2:55:10 – Pike says goodbye</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5">
          <table:table-cell table:formula="of:=[.A458]" office:value-type="float" office:value="16" calcext:value-type="float">
            <text:p>16</text:p>
          </table:table-cell>
          <table:table-cell office:value-type="string" calcext:value-type="string">
            <text:p>2:55:30 – Game ends, Ashley is leaving the show</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4">
          <table:table-cell table:formula="of:=[.A459]" office:value-type="float" office:value="16" calcext:value-type="float">
            <text:p>16</text:p>
          </table:table-cell>
          <table:table-cell office:value-type="string" calcext:value-type="string">
            <text:p>2:56:30 – Scanlan tells Pike he’ll wait for her emotionally but not physically</text:p>
          </table:table-cell>
          <table:table-cell office:value-type="string" calcext:value-type="string">
            <text:p>https://littlecajunlady.tumblr.com/post/168263857356/critical-role-episode-16-enter-vasselheim</text:p>
          </table:table-cell>
          <table:table-cell office:value-type="string" calcext:value-type="string">
            <text:p>littlecajunlady</text:p>
          </table:table-cell>
        </table:table-row>
        <table:table-row table:style-name="ro6">
          <table:table-cell office:value-type="float" office:value="17" calcext:value-type="float">
            <text:p>17</text:p>
          </table:table-cell>
          <table:table-cell office:value-type="string" calcext:value-type="string">
            <text:p>12:05 – Orion leaves for a drink, then Sam arrives “like a trailing fart”</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2">
          <table:table-cell table:formula="of:=[.A461]" office:value-type="float" office:value="17" calcext:value-type="float">
            <text:p>17</text:p>
          </table:table-cell>
          <table:table-cell office:value-type="string" calcext:value-type="string">
            <text:p>14:40 – Pike recap, game starts</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6">
          <table:table-cell table:formula="of:=[.A462]" office:value-type="float" office:value="17" calcext:value-type="float">
            <text:p>17</text:p>
          </table:table-cell>
          <table:table-cell office:value-type="string" calcext:value-type="string">
            <text:p>16:00 - 20:30 – Scanlan takes his potion, then takes a dump in the temple</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2">
          <table:table-cell table:formula="of:=[.A463]" office:value-type="float" office:value="17" calcext:value-type="float">
            <text:p>17</text:p>
          </table:table-cell>
          <table:table-cell office:value-type="string" calcext:value-type="string">
            <text:p>25:15 – Worship Korn?</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5">
          <table:table-cell table:formula="of:=[.A464]" office:value-type="float" office:value="17" calcext:value-type="float">
            <text:p>17</text:p>
          </table:table-cell>
          <table:table-cell office:value-type="string" calcext:value-type="string">
            <text:p>32:45 – Arrival at the Crucible, Grog very excited</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4">
          <table:table-cell table:formula="of:=[.A465]" office:value-type="float" office:value="17" calcext:value-type="float">
            <text:p>17</text:p>
          </table:table-cell>
          <table:table-cell office:value-type="string" calcext:value-type="string">
            <text:p>36:40 – Grog is ready to fight, protective Minxy, Scanlan is his manager</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7">
          <table:table-cell table:formula="of:=[.A466]" office:value-type="float" office:value="17" calcext:value-type="float">
            <text:p>17</text:p>
          </table:table-cell>
          <table:table-cell office:value-type="string" calcext:value-type="string">
            <text:p>42:40 – Phillip vs Kern the Hammer</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3">
          <table:table-cell table:formula="of:=[.A467]" office:value-type="float" office:value="17" calcext:value-type="float">
            <text:p>17</text:p>
          </table:table-cell>
          <table:table-cell office:value-type="string" calcext:value-type="string">
            <text:p>47:00 – Grog enters the pit</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4">
          <table:table-cell table:formula="of:=[.A468]" office:value-type="float" office:value="17" calcext:value-type="float">
            <text:p>17</text:p>
          </table:table-cell>
          <table:table-cell office:value-type="string" calcext:value-type="string">
            <text:p>(Groin shot to Phillip Jr., mutual head butting, Scanlan is worried &amp; sets up Vax)</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2">
          <table:table-cell table:formula="of:=[.A469]" office:value-type="float" office:value="17" calcext:value-type="float">
            <text:p>17</text:p>
          </table:table-cell>
          <table:table-cell office:value-type="string" calcext:value-type="string">
            <text:p>1:01:45 – Laura fixes Travis’s math</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6">
          <table:table-cell table:formula="of:=[.A470]" office:value-type="float" office:value="17" calcext:value-type="float">
            <text:p>17</text:p>
          </table:table-cell>
          <table:table-cell office:value-type="string" calcext:value-type="string">
            <text:p>(Grog gets in 2 groin kicks, Kern bites first so Grog bites off his lip)</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3">
          <table:table-cell table:formula="of:=[.A471]" office:value-type="float" office:value="17" calcext:value-type="float">
            <text:p>17</text:p>
          </table:table-cell>
          <table:table-cell office:value-type="string" calcext:value-type="string">
            <text:p>1:09:50 – Vax heckles Grog</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5">
          <table:table-cell table:formula="of:=[.A472]" office:value-type="float" office:value="17" calcext:value-type="float">
            <text:p>17</text:p>
          </table:table-cell>
          <table:table-cell office:value-type="string" calcext:value-type="string">
            <text:p>1:16:10 – Grog knocked unconscious, which means he loses :(</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7">
          <table:table-cell table:formula="of:=[.A473]" office:value-type="float" office:value="17" calcext:value-type="float">
            <text:p>17</text:p>
          </table:table-cell>
          <table:table-cell office:value-type="string" calcext:value-type="string">
            <text:p>1:18:10 – Scanlan tells Grog he won, doesn’t work</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6">
          <table:table-cell table:formula="of:=[.A474]" office:value-type="float" office:value="17" calcext:value-type="float">
            <text:p>17</text:p>
          </table:table-cell>
          <table:table-cell office:value-type="string" calcext:value-type="string">
            <text:p>1:20:30 – They offer Grog ice cream and a whore to cheer him up</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5">
          <table:table-cell table:formula="of:=[.A475]" office:value-type="float" office:value="17" calcext:value-type="float">
            <text:p>17</text:p>
          </table:table-cell>
          <table:table-cell office:value-type="string" calcext:value-type="string">
            <text:p>1:22:35 – Where should Travis mark off his loss of pride?</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7">
          <table:table-cell table:formula="of:=[.A476]" office:value-type="float" office:value="17" calcext:value-type="float">
            <text:p>17</text:p>
          </table:table-cell>
          <table:table-cell office:value-type="string" calcext:value-type="string">
            <text:p>1:24:05 – Upset Grog munches on wood</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3">
          <table:table-cell table:formula="of:=[.A477]" office:value-type="float" office:value="17" calcext:value-type="float">
            <text:p>17</text:p>
          </table:table-cell>
          <table:table-cell office:value-type="string" calcext:value-type="string">
            <text:p>1:25:20 – Break starts</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3">
          <table:table-cell table:formula="of:=[.A478]" office:value-type="float" office:value="17" calcext:value-type="float">
            <text:p>17</text:p>
          </table:table-cell>
          <table:table-cell office:value-type="string" calcext:value-type="string">
            <text:p>1:40:45 – Break ends</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3">
          <table:table-cell table:formula="of:=[.A479]" office:value-type="float" office:value="17" calcext:value-type="float">
            <text:p>17</text:p>
          </table:table-cell>
          <table:table-cell office:value-type="string" calcext:value-type="string">
            <text:p>1:42:10 – Vax and Minxy</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7">
          <table:table-cell table:formula="of:=[.A480]" office:value-type="float" office:value="17" calcext:value-type="float">
            <text:p>17</text:p>
          </table:table-cell>
          <table:table-cell office:value-type="string" calcext:value-type="string">
            <text:p>1:44:05 – Grog’s first drink of water?</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2">
          <table:table-cell table:formula="of:=[.A481]" office:value-type="float" office:value="17" calcext:value-type="float">
            <text:p>17</text:p>
          </table:table-cell>
          <table:table-cell office:value-type="string" calcext:value-type="string">
            <text:p>1:51:05 – Grog beard check, nope!</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6">
          <table:table-cell table:formula="of:=[.A482]" office:value-type="float" office:value="17" calcext:value-type="float">
            <text:p>17</text:p>
          </table:table-cell>
          <table:table-cell office:value-type="string" calcext:value-type="string">
            <text:p>(A creature shows up outside the wall so they go to see if they can help)</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5">
          <table:table-cell table:formula="of:=[.A483]" office:value-type="float" office:value="17" calcext:value-type="float">
            <text:p>17</text:p>
          </table:table-cell>
          <table:table-cell office:value-type="string" calcext:value-type="string">
            <text:p>1:59:35 – Laura and Liam have a real twin moment</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2">
          <table:table-cell table:formula="of:=[.A484]" office:value-type="float" office:value="17" calcext:value-type="float">
            <text:p>17</text:p>
          </table:table-cell>
          <table:table-cell office:value-type="string" calcext:value-type="string">
            <text:p>2:01:25 – Flying Grog &amp; Trinket</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7">
          <table:table-cell table:formula="of:=[.A485]" office:value-type="float" office:value="17" calcext:value-type="float">
            <text:p>17</text:p>
          </table:table-cell>
          <table:table-cell office:value-type="string" calcext:value-type="string">
            <text:p>(They set off into the woods to find the creature)</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2">
          <table:table-cell table:formula="of:=[.A486]" office:value-type="float" office:value="17" calcext:value-type="float">
            <text:p>17</text:p>
          </table:table-cell>
          <table:table-cell office:value-type="string" calcext:value-type="string">
            <text:p>2:06:45 – Percy “I think it’s friendly”</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7">
          <table:table-cell table:formula="of:=[.A487]" office:value-type="float" office:value="17" calcext:value-type="float">
            <text:p>17</text:p>
          </table:table-cell>
          <table:table-cell office:value-type="string" calcext:value-type="string">
            <text:p>2:10:50 – Scanlan inspiration ♪ Shake it off</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4">
          <table:table-cell table:formula="of:=[.A488]" office:value-type="float" office:value="17" calcext:value-type="float">
            <text:p>17</text:p>
          </table:table-cell>
          <table:table-cell office:value-type="string" calcext:value-type="string">
            <text:p>2:12:40 – Scanlan turns everyone green to hide from the hydra (with SEEMING)</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2">
          <table:table-cell table:formula="of:=[.A489]" office:value-type="float" office:value="17" calcext:value-type="float">
            <text:p>17</text:p>
          </table:table-cell>
          <table:table-cell office:value-type="string" calcext:value-type="string">
            <text:p>2:21:30 – Hydra fight starts</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5">
          <table:table-cell table:formula="of:=[.A490]" office:value-type="float" office:value="17" calcext:value-type="float">
            <text:p>17</text:p>
          </table:table-cell>
          <table:table-cell office:value-type="string" calcext:value-type="string">
            <text:p>2:30:30 – Vex (rolls 1) drops her exploding arrow and takes damage</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5">
          <table:table-cell table:formula="of:=[.A491]" office:value-type="float" office:value="17" calcext:value-type="float">
            <text:p>17</text:p>
          </table:table-cell>
          <table:table-cell office:value-type="string" calcext:value-type="string">
            <text:p>2:42:40 – Bigby’s hand + Michael Jackson inspiration ♪</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5">
          <table:table-cell table:formula="of:=[.A492]" office:value-type="float" office:value="17" calcext:value-type="float">
            <text:p>17</text:p>
          </table:table-cell>
          <table:table-cell office:value-type="string" calcext:value-type="string">
            <text:p>2:43:45 – Scanlan inspiration ♪ Come on Eileen</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2">
          <table:table-cell table:formula="of:=[.A493]" office:value-type="float" office:value="17" calcext:value-type="float">
            <text:p>17</text:p>
          </table:table-cell>
          <table:table-cell office:value-type="string" calcext:value-type="string">
            <text:p>2:44:30 – Slayers Take show up</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6">
          <table:table-cell table:formula="of:=[.A494]" office:value-type="float" office:value="17" calcext:value-type="float">
            <text:p>17</text:p>
          </table:table-cell>
          <table:table-cell office:value-type="string" calcext:value-type="string">
            <text:p>(Tiberius shoots a fireball and other party members take damage)</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2">
          <table:table-cell table:formula="of:=[.A495]" office:value-type="float" office:value="17" calcext:value-type="float">
            <text:p>17</text:p>
          </table:table-cell>
          <table:table-cell office:value-type="string" calcext:value-type="string">
            <text:p>2:58:40 – Trinket unconscious</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5">
          <table:table-cell table:formula="of:=[.A496]" office:value-type="float" office:value="17" calcext:value-type="float">
            <text:p>17</text:p>
          </table:table-cell>
          <table:table-cell office:value-type="string" calcext:value-type="string">
            <text:p>2:59:25 – Tiberius gets the HDYWTDT on the hydra</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13">
          <table:table-cell table:formula="of:=[.A497]" office:value-type="float" office:value="17" calcext:value-type="float">
            <text:p>17</text:p>
          </table:table-cell>
          <table:table-cell office:value-type="string" calcext:value-type="string">
            <text:p>(They argue with the Slayers Take team for a while and then agree to go back with them to fix things by becoming a part of the Slayers Take themselves)</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2">
          <table:table-cell table:formula="of:=[.A498]" office:value-type="float" office:value="17" calcext:value-type="float">
            <text:p>17</text:p>
          </table:table-cell>
          <table:table-cell office:value-type="string" calcext:value-type="string">
            <text:p>3:07:05 – Matt “On the other page”</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4">
          <table:table-cell table:formula="of:=[.A499]" office:value-type="float" office:value="17" calcext:value-type="float">
            <text:p>17</text:p>
          </table:table-cell>
          <table:table-cell office:value-type="string" calcext:value-type="string">
            <text:p>3:09:20 – Scanlan taunts/ Mertin “I don’t like you” S: “Few people do”</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6">
          <table:table-cell table:formula="of:=[.A500]" office:value-type="float" office:value="17" calcext:value-type="float">
            <text:p>17</text:p>
          </table:table-cell>
          <table:table-cell office:value-type="string" calcext:value-type="string">
            <text:p>3:10:10 – Taliesin “Cut off its balls and 4 more take their place”</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5">
          <table:table-cell table:formula="of:=[.A501]" office:value-type="float" office:value="17" calcext:value-type="float">
            <text:p>17</text:p>
          </table:table-cell>
          <table:table-cell office:value-type="string" calcext:value-type="string">
            <text:p>3:14:50 – Slayers Take meeting to discuss joining</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3">
          <table:table-cell table:formula="of:=[.A502]" office:value-type="float" office:value="17" calcext:value-type="float">
            <text:p>17</text:p>
          </table:table-cell>
          <table:table-cell office:value-type="string" calcext:value-type="string">
            <text:p>3:16:45 – Vex has big balls</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7">
          <table:table-cell table:formula="of:=[.A503]" office:value-type="float" office:value="17" calcext:value-type="float">
            <text:p>17</text:p>
          </table:table-cell>
          <table:table-cell office:value-type="string" calcext:value-type="string">
            <text:p>3:20:00 – Meeting with the real boss, Vanessa</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6">
          <table:table-cell table:formula="of:=[.A504]" office:value-type="float" office:value="17" calcext:value-type="float">
            <text:p>17</text:p>
          </table:table-cell>
          <table:table-cell office:value-type="string" calcext:value-type="string">
            <text:p>3:25:40 – Scanlan “Members only jacket?”/”My body’s a temple”</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6">
          <table:table-cell table:formula="of:=[.A505]" office:value-type="float" office:value="17" calcext:value-type="float">
            <text:p>17</text:p>
          </table:table-cell>
          <table:table-cell office:value-type="string" calcext:value-type="string">
            <text:p>3:26:35 – They’re split into 2 teams, the twins get split and aren’t happy </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3">
          <table:table-cell table:formula="of:=[.A506]" office:value-type="float" office:value="17" calcext:value-type="float">
            <text:p>17</text:p>
          </table:table-cell>
          <table:table-cell office:value-type="string" calcext:value-type="string">
            <text:p>3:29:55 – Game ends</text:p>
          </table:table-cell>
          <table:table-cell office:value-type="string" calcext:value-type="string">
            <text:p>https://littlecajunlady.tumblr.com/post/168468594476/critical-role-episode-17-hubris</text:p>
          </table:table-cell>
          <table:table-cell office:value-type="string" calcext:value-type="string">
            <text:p>littlecajunlady</text:p>
          </table:table-cell>
        </table:table-row>
        <table:table-row table:style-name="ro2">
          <table:table-cell office:value-type="float" office:value="18" calcext:value-type="float">
            <text:p>18</text:p>
          </table:table-cell>
          <table:table-cell office:value-type="string" calcext:value-type="string">
            <text:p>0:03:32 - Orion kisses Matt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4">
          <table:table-cell table:formula="of:=[.A508]" office:value-type="float" office:value="18" calcext:value-type="float">
            <text:p>18</text:p>
          </table:table-cell>
          <table:table-cell office:value-type="string" calcext:value-type="string">
            <text:p>0:04:35 - Sam asks Felicia who her favorite character is, it’s not Scanlan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7">
          <table:table-cell table:formula="of:=[.A509]" office:value-type="float" office:value="18" calcext:value-type="float">
            <text:p>18</text:p>
          </table:table-cell>
          <table:table-cell office:value-type="string" calcext:value-type="string">
            <text:p>0:05:25 – They now have a Trinket on set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3">
          <table:table-cell table:formula="of:=[.A510]" office:value-type="float" office:value="18" calcext:value-type="float">
            <text:p>18</text:p>
          </table:table-cell>
          <table:table-cell office:value-type="string" calcext:value-type="string">
            <text:p>9:40 - Game starts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5">
          <table:table-cell table:formula="of:=[.A511]" office:value-type="float" office:value="18" calcext:value-type="float">
            <text:p>18</text:p>
          </table:table-cell>
          <table:table-cell office:value-type="string" calcext:value-type="string">
            <text:p>10:10 – Vex and “Vax” (Matt) take a shot and say goodbye</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4">
          <table:table-cell table:formula="of:=[.A512]" office:value-type="float" office:value="18" calcext:value-type="float">
            <text:p>18</text:p>
          </table:table-cell>
          <table:table-cell office:value-type="string" calcext:value-type="string">
            <text:p>0:14:12 - Scanlan inspiration for Percy ♪ “Boom, clap, the sound of your gun”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5">
          <table:table-cell table:formula="of:=[.A513]" office:value-type="float" office:value="18" calcext:value-type="float">
            <text:p>18</text:p>
          </table:table-cell>
          <table:table-cell office:value-type="string" calcext:value-type="string">
            <text:p>0:19:00 – Zahra! (aka Mary Elizabeth McGlynn)</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2">
          <table:table-cell table:formula="of:=[.A514]" office:value-type="float" office:value="18" calcext:value-type="float">
            <text:p>18</text:p>
          </table:table-cell>
          <table:table-cell office:value-type="string" calcext:value-type="string">
            <text:p>0:24:25 – Lyra! (aka Felicia Day)</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7">
          <table:table-cell table:formula="of:=[.A515]" office:value-type="float" office:value="18" calcext:value-type="float">
            <text:p>18</text:p>
          </table:table-cell>
          <table:table-cell office:value-type="string" calcext:value-type="string">
            <text:p>0:27:01 – Lyra’s wardrobe malfunction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7">
          <table:table-cell table:formula="of:=[.A516]" office:value-type="float" office:value="18" calcext:value-type="float">
            <text:p>18</text:p>
          </table:table-cell>
          <table:table-cell office:value-type="string" calcext:value-type="string">
            <text:p>0:35:37 – An immediate Vex and Zahra rivalry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2">
          <table:table-cell table:formula="of:=[.A517]" office:value-type="float" office:value="18" calcext:value-type="float">
            <text:p>18</text:p>
          </table:table-cell>
          <table:table-cell office:value-type="string" calcext:value-type="string">
            <text:p>39:10 – The job is a white dragon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9">
          <table:table-cell table:formula="of:=[.A518]" office:value-type="float" office:value="18" calcext:value-type="float">
            <text:p>18</text:p>
          </table:table-cell>
          <table:table-cell office:value-type="string" calcext:value-type="string">
            <text:p>0:46:15 – Percy/Tal “Like a 14 year old whose father doesn’t love him enough to teach him how to groom himself”</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10">
          <table:table-cell table:formula="of:=[.A519]" office:value-type="float" office:value="18" calcext:value-type="float">
            <text:p>18</text:p>
          </table:table-cell>
          <table:table-cell office:value-type="string" calcext:value-type="string">
            <text:p>1:05:10 - Scanlan wants to share a horse with Lyra but she says no, then he turns down Vex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3">
          <table:table-cell table:formula="of:=[.A520]" office:value-type="float" office:value="18" calcext:value-type="float">
            <text:p>18</text:p>
          </table:table-cell>
          <table:table-cell office:value-type="string" calcext:value-type="string">
            <text:p>1:07:22 - Lyra is firm but fair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5">
          <table:table-cell table:formula="of:=[.A521]" office:value-type="float" office:value="18" calcext:value-type="float">
            <text:p>18</text:p>
          </table:table-cell>
          <table:table-cell office:value-type="string" calcext:value-type="string">
            <text:p>1:18:50 – Vex and Zahra bond over their shitty dads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3">
          <table:table-cell table:formula="of:=[.A522]" office:value-type="float" office:value="18" calcext:value-type="float">
            <text:p>18</text:p>
          </table:table-cell>
          <table:table-cell office:value-type="string" calcext:value-type="string">
            <text:p>1:23:40 - Break starts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3">
          <table:table-cell table:formula="of:=[.A523]" office:value-type="float" office:value="18" calcext:value-type="float">
            <text:p>18</text:p>
          </table:table-cell>
          <table:table-cell office:value-type="string" calcext:value-type="string">
            <text:p>1:34:38 – Break ends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7">
          <table:table-cell table:formula="of:=[.A524]" office:value-type="float" office:value="18" calcext:value-type="float">
            <text:p>18</text:p>
          </table:table-cell>
          <table:table-cell office:value-type="string" calcext:value-type="string">
            <text:p>(Direwolf/orc fight immediately starts)</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6">
          <table:table-cell table:formula="of:=[.A525]" office:value-type="float" office:value="18" calcext:value-type="float">
            <text:p>18</text:p>
          </table:table-cell>
          <table:table-cell office:value-type="string" calcext:value-type="string">
            <text:p>1:40:24 - Scanlan sings to reduce hit ♪ (Wicked Game), doesn’t work</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5">
          <table:table-cell table:formula="of:=[.A526]" office:value-type="float" office:value="18" calcext:value-type="float">
            <text:p>18</text:p>
          </table:table-cell>
          <table:table-cell office:value-type="string" calcext:value-type="string">
            <text:p>1:47:00 – Percy in pajamas with the butt flap down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5">
          <table:table-cell table:formula="of:=[.A527]" office:value-type="float" office:value="18" calcext:value-type="float">
            <text:p>18</text:p>
          </table:table-cell>
          <table:table-cell office:value-type="string" calcext:value-type="string">
            <text:p>1:51:40 - Taliesin says he’ll get revenge on Matt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7">
          <table:table-cell table:formula="of:=[.A528]" office:value-type="float" office:value="18" calcext:value-type="float">
            <text:p>18</text:p>
          </table:table-cell>
          <table:table-cell office:value-type="string" calcext:value-type="string">
            <text:p>1:53:35 - Scanlan inspires Lyra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7">
          <table:table-cell table:formula="of:=[.A529]" office:value-type="float" office:value="18" calcext:value-type="float">
            <text:p>18</text:p>
          </table:table-cell>
          <table:table-cell office:value-type="string" calcext:value-type="string">
            <text:p>1:57:10 – Trinket bites an orcs head off!</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5">
          <table:table-cell table:formula="of:=[.A530]" office:value-type="float" office:value="18" calcext:value-type="float">
            <text:p>18</text:p>
          </table:table-cell>
          <table:table-cell office:value-type="string" calcext:value-type="string">
            <text:p>(Zahra and Lyra get their first attacks and they’re both amazing)</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4">
          <table:table-cell table:formula="of:=[.A531]" office:value-type="float" office:value="18" calcext:value-type="float">
            <text:p>18</text:p>
          </table:table-cell>
          <table:table-cell office:value-type="string" calcext:value-type="string">
            <text:p>2:04:00 – Scanlan barfs after seeing guy’s upper half get incinerated by Lyra</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10">
          <table:table-cell table:formula="of:=[.A532]" office:value-type="float" office:value="18" calcext:value-type="float">
            <text:p>18</text:p>
          </table:table-cell>
          <table:table-cell office:value-type="string" calcext:value-type="string">
            <text:p>(Interrogate last orc about the dragon, Grog chops off his head, Lyra calls for group meeting)</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2">
          <table:table-cell table:formula="of:=[.A533]" office:value-type="float" office:value="18" calcext:value-type="float">
            <text:p>18</text:p>
          </table:table-cell>
          <table:table-cell office:value-type="string" calcext:value-type="string">
            <text:p>2:20:50 – Grog casts fart, Matt rolls</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5">
          <table:table-cell table:formula="of:=[.A534]" office:value-type="float" office:value="18" calcext:value-type="float">
            <text:p>18</text:p>
          </table:table-cell>
          <table:table-cell office:value-type="string" calcext:value-type="string">
            <text:p>2:22:29 - Lyra talks some more about Aldor to Scanlan</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6">
          <table:table-cell table:formula="of:=[.A535]" office:value-type="float" office:value="18" calcext:value-type="float">
            <text:p>18</text:p>
          </table:table-cell>
          <table:table-cell office:value-type="string" calcext:value-type="string">
            <text:p>2:24:25 – Grog’s face is oddly cold without a beard (watch it, Percy) </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4">
          <table:table-cell table:formula="of:=[.A536]" office:value-type="float" office:value="18" calcext:value-type="float">
            <text:p>18</text:p>
          </table:table-cell>
          <table:table-cell office:value-type="string" calcext:value-type="string">
            <text:p>2:25:00 - Lyra and Scanlan are besties, and she is NOT attracted to him. More Aldor talk</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2">
          <table:table-cell table:formula="of:=[.A537]" office:value-type="float" office:value="18" calcext:value-type="float">
            <text:p>18</text:p>
          </table:table-cell>
          <table:table-cell office:value-type="string" calcext:value-type="string">
            <text:p>2:39:00 – A frost giant appears</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3">
          <table:table-cell table:formula="of:=[.A538]" office:value-type="float" office:value="18" calcext:value-type="float">
            <text:p>18</text:p>
          </table:table-cell>
          <table:table-cell office:value-type="string" calcext:value-type="string">
            <text:p>2:40:50 - Game ends﻿</text:p>
          </table:table-cell>
          <table:table-cell office:value-type="string" calcext:value-type="string">
            <text:p>https://littlecajunlady.tumblr.com/post/168616387557/critical-role-episode-18-trial-of-the-take-part</text:p>
          </table:table-cell>
          <table:table-cell office:value-type="string" calcext:value-type="string">
            <text:p>littlecajunlady</text:p>
          </table:table-cell>
        </table:table-row>
        <table:table-row table:style-name="ro2">
          <table:table-cell office:value-type="float" office:value="19" calcext:value-type="float">
            <text:p>19</text:p>
          </table:table-cell>
          <table:table-cell office:value-type="string" calcext:value-type="string">
            <text:p>2:10 - Felicia smells like peanut butter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3">
          <table:table-cell table:formula="of:=[.A540]" office:value-type="float" office:value="19" calcext:value-type="float">
            <text:p>19</text:p>
          </table:table-cell>
          <table:table-cell office:value-type="string" calcext:value-type="string">
            <text:p>11:20  - Game starts</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3">
          <table:table-cell table:formula="of:=[.A541]" office:value-type="float" office:value="19" calcext:value-type="float">
            <text:p>19</text:p>
          </table:table-cell>
          <table:table-cell office:value-type="string" calcext:value-type="string">
            <text:p>(Ice giant fight)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7">
          <table:table-cell table:formula="of:=[.A542]" office:value-type="float" office:value="19" calcext:value-type="float">
            <text:p>19</text:p>
          </table:table-cell>
          <table:table-cell office:value-type="string" calcext:value-type="string">
            <text:p>15:20 - Laura as Grog fails to negotiate (nat 1)</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5">
          <table:table-cell table:formula="of:=[.A543]" office:value-type="float" office:value="19" calcext:value-type="float">
            <text:p>19</text:p>
          </table:table-cell>
          <table:table-cell office:value-type="string" calcext:value-type="string">
            <text:p>20:50 - Lyra rolls 6-6-6, mostly disintegrates a giant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5">
          <table:table-cell table:formula="of:=[.A544]" office:value-type="float" office:value="19" calcext:value-type="float">
            <text:p>19</text:p>
          </table:table-cell>
          <table:table-cell office:value-type="string" calcext:value-type="string">
            <text:p>28:45 - Scanlan inspires Zahra ♪ (Me So Horny)</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6">
          <table:table-cell table:formula="of:=[.A545]" office:value-type="float" office:value="19" calcext:value-type="float">
            <text:p>19</text:p>
          </table:table-cell>
          <table:table-cell office:value-type="string" calcext:value-type="string">
            <text:p>29:15 – Should Scanlan hang from giant’s balls?/is that an HJ check?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5">
          <table:table-cell table:formula="of:=[.A546]" office:value-type="float" office:value="19" calcext:value-type="float">
            <text:p>19</text:p>
          </table:table-cell>
          <table:table-cell office:value-type="string" calcext:value-type="string">
            <text:p>35:30 – “Grog” (Laura) translates for the giants</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2">
          <table:table-cell table:formula="of:=[.A547]" office:value-type="float" office:value="19" calcext:value-type="float">
            <text:p>19</text:p>
          </table:table-cell>
          <table:table-cell office:value-type="string" calcext:value-type="string">
            <text:p>39:20 – Scanlan is now level 11</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7">
          <table:table-cell table:formula="of:=[.A548]" office:value-type="float" office:value="19" calcext:value-type="float">
            <text:p>19</text:p>
          </table:table-cell>
          <table:table-cell office:value-type="string" calcext:value-type="string">
            <text:p>45:40 - Scanlan tells Lyra he misses Pike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5">
          <table:table-cell table:formula="of:=[.A549]" office:value-type="float" office:value="19" calcext:value-type="float">
            <text:p>19</text:p>
          </table:table-cell>
          <table:table-cell office:value-type="string" calcext:value-type="string">
            <text:p>46:15 – ‘Mother’ is the most dangerous D&amp;D class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10">
          <table:table-cell table:formula="of:=[.A550]" office:value-type="float" office:value="19" calcext:value-type="float">
            <text:p>19</text:p>
          </table:table-cell>
          <table:table-cell office:value-type="string" calcext:value-type="string">
            <text:p>(Get info on Rimefang the Dragon, Lyra figures out they maybe weren’t meant to survive the mission)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7">
          <table:table-cell table:formula="of:=[.A551]" office:value-type="float" office:value="19" calcext:value-type="float">
            <text:p>19</text:p>
          </table:table-cell>
          <table:table-cell office:value-type="string" calcext:value-type="string">
            <text:p>57:34 - Scanlan is a master of words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2">
          <table:table-cell table:formula="of:=[.A552]" office:value-type="float" office:value="19" calcext:value-type="float">
            <text:p>19</text:p>
          </table:table-cell>
          <table:table-cell office:value-type="string" calcext:value-type="string">
            <text:p>1:16:15 – Oh Trinket is here?</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6">
          <table:table-cell table:formula="of:=[.A553]" office:value-type="float" office:value="19" calcext:value-type="float">
            <text:p>19</text:p>
          </table:table-cell>
          <table:table-cell office:value-type="string" calcext:value-type="string">
            <text:p>1:18:00 – Trinket speaks!!!/Trinket is obviously a boy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2">
          <table:table-cell table:formula="of:=[.A554]" office:value-type="float" office:value="19" calcext:value-type="float">
            <text:p>19</text:p>
          </table:table-cell>
          <table:table-cell office:value-type="string" calcext:value-type="string">
            <text:p>(The dragon knows they’re there)</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3">
          <table:table-cell table:formula="of:=[.A555]" office:value-type="float" office:value="19" calcext:value-type="float">
            <text:p>19</text:p>
          </table:table-cell>
          <table:table-cell office:value-type="string" calcext:value-type="string">
            <text:p>1:30:25 - Break starts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7">
          <table:table-cell table:formula="of:=[.A556]" office:value-type="float" office:value="19" calcext:value-type="float">
            <text:p>19</text:p>
          </table:table-cell>
          <table:table-cell office:value-type="string" calcext:value-type="string">
            <text:p>1:47:00 – Break ends/Travis has arrived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11">
          <table:table-cell table:formula="of:=[.A557]" office:value-type="float" office:value="19" calcext:value-type="float">
            <text:p>19</text:p>
          </table:table-cell>
          <table:table-cell office:value-type="string" calcext:value-type="string">
            <text:p>1:56:10 - Scanlan (Burt Reynolds) is offended when the dragon calls him insufferable insect</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2">
          <table:table-cell table:formula="of:=[.A558]" office:value-type="float" office:value="19" calcext:value-type="float">
            <text:p>19</text:p>
          </table:table-cell>
          <table:table-cell office:value-type="string" calcext:value-type="string">
            <text:p>1:58:05 - Zahra “I use … fuck me”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3">
          <table:table-cell table:formula="of:=[.A559]" office:value-type="float" office:value="19" calcext:value-type="float">
            <text:p>19</text:p>
          </table:table-cell>
          <table:table-cell office:value-type="string" calcext:value-type="string">
            <text:p>(Dragon fight starts)</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6">
          <table:table-cell table:formula="of:=[.A560]" office:value-type="float" office:value="19" calcext:value-type="float">
            <text:p>19</text:p>
          </table:table-cell>
          <table:table-cell office:value-type="string" calcext:value-type="string">
            <text:p>2:09:40 – Laura to scared Trinket “You’ve still got a really big dick!”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5">
          <table:table-cell table:formula="of:=[.A561]" office:value-type="float" office:value="19" calcext:value-type="float">
            <text:p>19</text:p>
          </table:table-cell>
          <table:table-cell office:value-type="string" calcext:value-type="string">
            <text:p>2:17:35 - Scanlan inspires Lyra ♪ (That’s Amore)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6">
          <table:table-cell table:formula="of:=[.A562]" office:value-type="float" office:value="19" calcext:value-type="float">
            <text:p>19</text:p>
          </table:table-cell>
          <table:table-cell office:value-type="string" calcext:value-type="string">
            <text:p>(Scanlan drops the grenade 2 feet from dragon around 2:39:30)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6">
          <table:table-cell table:formula="of:=[.A563]" office:value-type="float" office:value="19" calcext:value-type="float">
            <text:p>19</text:p>
          </table:table-cell>
          <table:table-cell office:value-type="string" calcext:value-type="string">
            <text:p>2:44:15 – Scanlan gets hit by the dragon and so does the grenade</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6">
          <table:table-cell table:formula="of:=[.A564]" office:value-type="float" office:value="19" calcext:value-type="float">
            <text:p>19</text:p>
          </table:table-cell>
          <table:table-cell office:value-type="string" calcext:value-type="string">
            <text:p>2:46:00 – Percy “I built a thing … and it blew up … kind of on purpose”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14">
          <table:table-cell table:formula="of:=[.A565]" office:value-type="float" office:value="19" calcext:value-type="float">
            <text:p>19</text:p>
          </table:table-cell>
          <table:table-cell office:value-type="string" calcext:value-type="string">
            <text:p>2:50:25 - Scanlan grapples dragon “Don’t you fly away from me motherfucker” &amp; “You leave when Burt Reynolds tells you to leave” a minute later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14">
          <table:table-cell table:formula="of:=[.A566]" office:value-type="float" office:value="19" calcext:value-type="float">
            <text:p>19</text:p>
          </table:table-cell>
          <table:table-cell office:value-type="string" calcext:value-type="string">
            <text:p>2:52:52 - Scanlan fails two death saving throws, Grog immediately gives him a healing potion and slides him away from the dragon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14">
          <table:table-cell table:formula="of:=[.A567]" office:value-type="float" office:value="19" calcext:value-type="float">
            <text:p>19</text:p>
          </table:table-cell>
          <table:table-cell office:value-type="string" calcext:value-type="string">
            <text:p>(Vex and Percy take 54 points of damage, Grog kills the giant, Percy knocked unconscious by dragon then fails two death saving throws)</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2">
          <table:table-cell table:formula="of:=[.A568]" office:value-type="float" office:value="19" calcext:value-type="float">
            <text:p>19</text:p>
          </table:table-cell>
          <table:table-cell office:value-type="string" calcext:value-type="string">
            <text:p>3:23:35 – Zahra gets the HDYWTDT!!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2">
          <table:table-cell table:formula="of:=[.A569]" office:value-type="float" office:value="19" calcext:value-type="float">
            <text:p>19</text:p>
          </table:table-cell>
          <table:table-cell office:value-type="string" calcext:value-type="string">
            <text:p>3:26:05 - Zahra “Yes, I fucking can!”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6">
          <table:table-cell table:formula="of:=[.A570]" office:value-type="float" office:value="19" calcext:value-type="float">
            <text:p>19</text:p>
          </table:table-cell>
          <table:table-cell office:value-type="string" calcext:value-type="string">
            <text:p>3:26:20 - Scanlan makes himself look like Aldor to revive Lyra</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6">
          <table:table-cell table:formula="of:=[.A571]" office:value-type="float" office:value="19" calcext:value-type="float">
            <text:p>19</text:p>
          </table:table-cell>
          <table:table-cell office:value-type="string" calcext:value-type="string">
            <text:p>3:28:35 – Scanlan inspires Zahra by stuttering “We killed a dragon!”</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10">
          <table:table-cell table:formula="of:=[.A572]" office:value-type="float" office:value="19" calcext:value-type="float">
            <text:p>19</text:p>
          </table:table-cell>
          <table:table-cell office:value-type="string" calcext:value-type="string">
            <text:p>(They harvest the dragon parts, find a bunch of gold, weapons, and hat of disguise)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2">
          <table:table-cell table:formula="of:=[.A573]" office:value-type="float" office:value="19" calcext:value-type="float">
            <text:p>19</text:p>
          </table:table-cell>
          <table:table-cell office:value-type="string" calcext:value-type="string">
            <text:p>3:44:30 – They return to Slayer’s Take</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10">
          <table:table-cell table:formula="of:=[.A574]" office:value-type="float" office:value="19" calcext:value-type="float">
            <text:p>19</text:p>
          </table:table-cell>
          <table:table-cell office:value-type="string" calcext:value-type="string">
            <text:p>3:47:00 - Scanlan sticks up for Lyra, then she decides she needs more sexual experience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3">
          <table:table-cell table:formula="of:=[.A575]" office:value-type="float" office:value="19" calcext:value-type="float">
            <text:p>19</text:p>
          </table:table-cell>
          <table:table-cell office:value-type="string" calcext:value-type="string">
            <text:p>3:54:55 - Game ends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5">
          <table:table-cell table:formula="of:=[.A576]" office:value-type="float" office:value="19" calcext:value-type="float">
            <text:p>19</text:p>
          </table:table-cell>
          <table:table-cell office:value-type="string" calcext:value-type="string">
            <text:p>4:14:15 – Fan makes Aldor a restraining order against Lyra </text:p>
          </table:table-cell>
          <table:table-cell office:value-type="string" calcext:value-type="string">
            <text:p>https://littlecajunlady.tumblr.com/post/169817148931/critical-role-episode-19-trial-of-the-take-part</text:p>
          </table:table-cell>
          <table:table-cell office:value-type="string" calcext:value-type="string">
            <text:p>littlecajunlady</text:p>
          </table:table-cell>
        </table:table-row>
        <table:table-row table:style-name="ro5">
          <table:table-cell office:value-type="float" office:value="20" calcext:value-type="float">
            <text:p>20</text:p>
          </table:table-cell>
          <table:table-cell office:value-type="string" calcext:value-type="string">
            <text:p>4:40 – Will Friedle is engaged! (married now …)</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3">
          <table:table-cell table:formula="of:=[.A578]" office:value-type="float" office:value="20" calcext:value-type="float">
            <text:p>20</text:p>
          </table:table-cell>
          <table:table-cell office:value-type="string" calcext:value-type="string">
            <text:p>9:25 – Game starts</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7">
          <table:table-cell table:formula="of:=[.A579]" office:value-type="float" office:value="20" calcext:value-type="float">
            <text:p>20</text:p>
          </table:table-cell>
          <table:table-cell office:value-type="string" calcext:value-type="string">
            <text:p>12:50 – Liam is Grog, who has the magic carpet?</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9">
          <table:table-cell table:formula="of:=[.A580]" office:value-type="float" office:value="20" calcext:value-type="float">
            <text:p>20</text:p>
          </table:table-cell>
          <table:table-cell office:value-type="string" calcext:value-type="string">
            <text:p>(They see a fortune teller/hag who they buy a couple potions from and Vax owes the hag a favor as a payment)</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6">
          <table:table-cell table:formula="of:=[.A581]" office:value-type="float" office:value="20" calcext:value-type="float">
            <text:p>20</text:p>
          </table:table-cell>
          <table:table-cell office:value-type="string" calcext:value-type="string">
            <text:p>28:45 - Vax “Jesus, whoever that is” – that carpenter with the dank herb</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6">
          <table:table-cell table:formula="of:=[.A582]" office:value-type="float" office:value="20" calcext:value-type="float">
            <text:p>20</text:p>
          </table:table-cell>
          <table:table-cell office:value-type="string" calcext:value-type="string">
            <text:p>30:15 – They find the other team has to kill a dragon/Vax not happy</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3">
          <table:table-cell table:formula="of:=[.A583]" office:value-type="float" office:value="20" calcext:value-type="float">
            <text:p>20</text:p>
          </table:table-cell>
          <table:table-cell office:value-type="string" calcext:value-type="string">
            <text:p>32:40 – KASHAW!</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7">
          <table:table-cell table:formula="of:=[.A584]" office:value-type="float" office:value="20" calcext:value-type="float">
            <text:p>20</text:p>
          </table:table-cell>
          <table:table-cell office:value-type="string" calcext:value-type="string">
            <text:p>35:20 – Wil’s character intro - Thorbir the dwarf</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4">
          <table:table-cell table:formula="of:=[.A585]" office:value-type="float" office:value="20" calcext:value-type="float">
            <text:p>20</text:p>
          </table:table-cell>
          <table:table-cell office:value-type="string" calcext:value-type="string">
            <text:p>38:05 - Kashaw about Keyleth “Seriously the whole time she’s like this?”</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2">
          <table:table-cell table:formula="of:=[.A586]" office:value-type="float" office:value="20" calcext:value-type="float">
            <text:p>20</text:p>
          </table:table-cell>
          <table:table-cell office:value-type="string" calcext:value-type="string">
            <text:p>39:40 – They have to kill a rakshasa</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2">
          <table:table-cell table:formula="of:=[.A587]" office:value-type="float" office:value="20" calcext:value-type="float">
            <text:p>20</text:p>
          </table:table-cell>
          <table:table-cell office:value-type="string" calcext:value-type="string">
            <text:p>46:25 – Wil’s first roll, it’s a 2</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15">
          <table:table-cell table:formula="of:=[.A588]" office:value-type="float" office:value="20" calcext:value-type="float">
            <text:p>20</text:p>
          </table:table-cell>
          <table:table-cell office:value-type="string" calcext:value-type="string">
            <text:p>(They start walking, Kashaw does locate creature, they question a woman selling masks and she tells them about maulings, Keyleth gets a raven mask and Vax a snake one. Thorbir asks for a mask for a little girl)</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11">
          <table:table-cell table:formula="of:=[.A589]" office:value-type="float" office:value="20" calcext:value-type="float">
            <text:p>20</text:p>
          </table:table-cell>
          <table:table-cell office:value-type="string" calcext:value-type="string">
            <text:p>1:02:34 – Wil rolls well, Liam “suck it haters,” mask seller tells Thorbir purple is a pretty color on him</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7">
          <table:table-cell table:formula="of:=[.A590]" office:value-type="float" office:value="20" calcext:value-type="float">
            <text:p>20</text:p>
          </table:table-cell>
          <table:table-cell office:value-type="string" calcext:value-type="string">
            <text:p>1:05:25 – First mention of the Raven Queen? </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4">
          <table:table-cell table:formula="of:=[.A591]" office:value-type="float" office:value="20" calcext:value-type="float">
            <text:p>20</text:p>
          </table:table-cell>
          <table:table-cell office:value-type="string" calcext:value-type="string">
            <text:p>1:06:32 - Kashaw “any more than twice and you’re just playing with it pal” </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2">
          <table:table-cell table:formula="of:=[.A592]" office:value-type="float" office:value="20" calcext:value-type="float">
            <text:p>20</text:p>
          </table:table-cell>
          <table:table-cell office:value-type="string" calcext:value-type="string">
            <text:p>1:07:50 – Wil rolls the exact opposite of 20 </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10">
          <table:table-cell table:formula="of:=[.A593]" office:value-type="float" office:value="20" calcext:value-type="float">
            <text:p>20</text:p>
          </table:table-cell>
          <table:table-cell office:value-type="string" calcext:value-type="string">
            <text:p>(They question – and nearly have to fight - some Bastions (guards) but manage to get some info)</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11">
          <table:table-cell table:formula="of:=[.A594]" office:value-type="float" office:value="20" calcext:value-type="float">
            <text:p>20</text:p>
          </table:table-cell>
          <table:table-cell office:value-type="string" calcext:value-type="string">
            <text:p>1:16:22 – Kashaw knows the Velvet Cabaret well, Tiberius asks if he heard of it from Scanlan</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3">
          <table:table-cell table:formula="of:=[.A595]" office:value-type="float" office:value="20" calcext:value-type="float">
            <text:p>20</text:p>
          </table:table-cell>
          <table:table-cell office:value-type="string" calcext:value-type="string">
            <text:p>1:28:42 – Break starts</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10">
          <table:table-cell table:formula="of:=[.A596]" office:value-type="float" office:value="20" calcext:value-type="float">
            <text:p>20</text:p>
          </table:table-cell>
          <table:table-cell office:value-type="string" calcext:value-type="string">
            <text:p>1:41:12 – Break ends , Keyleth wants aliases &amp; wonders if being Vex is too weird, Vax thinks so</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5">
          <table:table-cell table:formula="of:=[.A597]" office:value-type="float" office:value="20" calcext:value-type="float">
            <text:p>20</text:p>
          </table:table-cell>
          <table:table-cell office:value-type="string" calcext:value-type="string">
            <text:p>1:42:35 - Kashaw “What does your twin look like?”</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5">
          <table:table-cell table:formula="of:=[.A598]" office:value-type="float" office:value="20" calcext:value-type="float">
            <text:p>20</text:p>
          </table:table-cell>
          <table:table-cell office:value-type="string" calcext:value-type="string">
            <text:p>1:44:30 – Keyleth “Am I your wife?” Vax “Do you want to be?”</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5">
          <table:table-cell table:formula="of:=[.A599]" office:value-type="float" office:value="20" calcext:value-type="float">
            <text:p>20</text:p>
          </table:table-cell>
          <table:table-cell office:value-type="string" calcext:value-type="string">
            <text:p>(They create their aliases and make it into the cabaret)</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2">
          <table:table-cell table:formula="of:=[.A600]" office:value-type="float" office:value="20" calcext:value-type="float">
            <text:p>20</text:p>
          </table:table-cell>
          <table:table-cell office:value-type="string" calcext:value-type="string">
            <text:p>1:52:30 – Vax/Keyleth hand holding</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12">
          <table:table-cell table:formula="of:=[.A601]" office:value-type="float" office:value="20" calcext:value-type="float">
            <text:p>20</text:p>
          </table:table-cell>
          <table:table-cell office:value-type="string" calcext:value-type="string">
            <text:p>(They meet the “owner” and fail to deceive him, then Vax knocks him out and they chase after the “owner’s” dwarf assistant)</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2">
          <table:table-cell table:formula="of:=[.A602]" office:value-type="float" office:value="20" calcext:value-type="float">
            <text:p>20</text:p>
          </table:table-cell>
          <table:table-cell office:value-type="string" calcext:value-type="string">
            <text:p>2:26:30 – The dwarf is the rakshasa!</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11">
          <table:table-cell table:formula="of:=[.A603]" office:value-type="float" office:value="20" calcext:value-type="float">
            <text:p>20</text:p>
          </table:table-cell>
          <table:table-cell office:value-type="string" calcext:value-type="string">
            <text:p>2:27:30 – Another small Vaxleth moment: Vax “You left (Keyleth) with (rakshasa)?” and runs for her</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16">
          <table:table-cell table:formula="of:=[.A604]" office:value-type="float" office:value="20" calcext:value-type="float">
            <text:p>20</text:p>
          </table:table-cell>
          <table:table-cell office:value-type="string" calcext:value-type="string">
            <text:p>(Rakshasa immediately goes invisible and runs into nearby room, Tiberius successfully impersonates the “dwarf” and another tiny Vaxleth moment at 2:33:10 “just a moment dear”)</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5">
          <table:table-cell table:formula="of:=[.A605]" office:value-type="float" office:value="20" calcext:value-type="float">
            <text:p>20</text:p>
          </table:table-cell>
          <table:table-cell office:value-type="string" calcext:value-type="string">
            <text:p>2:35:40 – Vax tries to kick open the door with his just healed foot</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6">
          <table:table-cell table:formula="of:=[.A606]" office:value-type="float" office:value="20" calcext:value-type="float">
            <text:p>20</text:p>
          </table:table-cell>
          <table:table-cell office:value-type="string" calcext:value-type="string">
            <text:p>2:36:10 – Matt trades his dice with Wil’s to see if it will help his rolls </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10">
          <table:table-cell table:formula="of:=[.A607]" office:value-type="float" office:value="20" calcext:value-type="float">
            <text:p>20</text:p>
          </table:table-cell>
          <table:table-cell office:value-type="string" calcext:value-type="string">
            <text:p>2:42:50 – Thorbir doesn’t find a trap door. Keyleth “You thought that was gonna be good” </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4">
          <table:table-cell table:formula="of:=[.A608]" office:value-type="float" office:value="20" calcext:value-type="float">
            <text:p>20</text:p>
          </table:table-cell>
          <table:table-cell office:value-type="string" calcext:value-type="string">
            <text:p>2:45:45 – Keyleth “I’ll follow my husband (Vax),” Matt “That’s weird”</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5">
          <table:table-cell table:formula="of:=[.A609]" office:value-type="float" office:value="20" calcext:value-type="float">
            <text:p>20</text:p>
          </table:table-cell>
          <table:table-cell office:value-type="string" calcext:value-type="string">
            <text:p>(They find a tunnel under the bed and make their way down)</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7">
          <table:table-cell table:formula="of:=[.A610]" office:value-type="float" office:value="20" calcext:value-type="float">
            <text:p>20</text:p>
          </table:table-cell>
          <table:table-cell office:value-type="string" calcext:value-type="string">
            <text:p>2:52:30 – An Indiana Jones style boulder trap is set off</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17">
          <table:table-cell table:formula="of:=[.A611]" office:value-type="float" office:value="20" calcext:value-type="float">
            <text:p>20</text:p>
          </table:table-cell>
          <table:table-cell office:value-type="string" calcext:value-type="string">
            <text:p>(Tiberius stops the boulder and they keep going, Kashaw is suspicious of how unhelpful Thorbir is because of Wil’s low dice rolls at 2:59:30, Kashaw accidentally slides down the tunnel and then Tiberius and Keyleth slide down on purpose and they land in grossness) </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6">
          <table:table-cell table:formula="of:=[.A612]" office:value-type="float" office:value="20" calcext:value-type="float">
            <text:p>20</text:p>
          </table:table-cell>
          <table:table-cell office:value-type="string" calcext:value-type="string">
            <text:p>3:00:54 – Will quotes The Goonies/3:02:50 – So does Liam</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11">
          <table:table-cell table:formula="of:=[.A613]" office:value-type="float" office:value="20" calcext:value-type="float">
            <text:p>20</text:p>
          </table:table-cell>
          <table:table-cell office:value-type="string" calcext:value-type="string">
            <text:p>3:05:18 – Big creature shows up, Tiberius immediately disappears and Kashaw wonders where he went</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3">
          <table:table-cell table:formula="of:=[.A614]" office:value-type="float" office:value="20" calcext:value-type="float">
            <text:p>20</text:p>
          </table:table-cell>
          <table:table-cell office:value-type="string" calcext:value-type="string">
            <text:p>3:06:15 - Game ends </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7">
          <table:table-cell table:formula="of:=[.A615]" office:value-type="float" office:value="20" calcext:value-type="float">
            <text:p>20</text:p>
          </table:table-cell>
          <table:table-cell office:value-type="string" calcext:value-type="string">
            <text:p>3:14:30 – Will asks Wil to roll a 1 and he rolls a 19</text:p>
          </table:table-cell>
          <table:table-cell office:value-type="string" calcext:value-type="string">
            <text:p>https://littlecajunlady.tumblr.com/post/170006046740/critical-role-episode-20-trial-of-the-take-part</text:p>
          </table:table-cell>
          <table:table-cell office:value-type="string" calcext:value-type="string">
            <text:p>littlecajunlady</text:p>
          </table:table-cell>
        </table:table-row>
        <table:table-row table:style-name="ro11">
          <table:table-cell office:value-type="float" office:value="21" calcext:value-type="float">
            <text:p>21</text:p>
          </table:table-cell>
          <table:table-cell office:value-type="string" calcext:value-type="string">
            <text:p>3:30 - Wil says he’ll sacrifice his character for another and Marisha says “Hopefully you don’t fail at that too”</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3">
          <table:table-cell table:formula="of:=[.A617]" office:value-type="float" office:value="21" calcext:value-type="float">
            <text:p>21</text:p>
          </table:table-cell>
          <table:table-cell office:value-type="string" calcext:value-type="string">
            <text:p>0:10:55 – Game starts</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2">
          <table:table-cell table:formula="of:=[.A618]" office:value-type="float" office:value="21" calcext:value-type="float">
            <text:p>21</text:p>
          </table:table-cell>
          <table:table-cell office:value-type="string" calcext:value-type="string">
            <text:p>(Creature fight starts immediately)</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10">
          <table:table-cell table:formula="of:=[.A619]" office:value-type="float" office:value="21" calcext:value-type="float">
            <text:p>21</text:p>
          </table:table-cell>
          <table:table-cell office:value-type="string" calcext:value-type="string">
            <text:p>32:50 – Kashaw “Let’s see if I can tell this bitch what to do” – he’s not talking to Keyleth</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7">
          <table:table-cell table:formula="of:=[.A620]" office:value-type="float" office:value="21" calcext:value-type="float">
            <text:p>21</text:p>
          </table:table-cell>
          <table:table-cell office:value-type="string" calcext:value-type="string">
            <text:p>43:00 – Keyleth gets last blow on monster</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4">
          <table:table-cell table:formula="of:=[.A621]" office:value-type="float" office:value="21" calcext:value-type="float">
            <text:p>21</text:p>
          </table:table-cell>
          <table:table-cell office:value-type="string" calcext:value-type="string">
            <text:p>44:55 – Wil rolls a 2, 3, and a 1 to attack some rats, 46:18 – a rat bites him on the dick</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10">
          <table:table-cell table:formula="of:=[.A622]" office:value-type="float" office:value="21" calcext:value-type="float">
            <text:p>21</text:p>
          </table:table-cell>
          <table:table-cell office:value-type="string" calcext:value-type="string">
            <text:p>(The rest of the rats flee, fight ends at 54:45, Liam and Will’s Mickey Mouse voices)</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7">
          <table:table-cell table:formula="of:=[.A623]" office:value-type="float" office:value="21" calcext:value-type="float">
            <text:p>21</text:p>
          </table:table-cell>
          <table:table-cell office:value-type="string" calcext:value-type="string">
            <text:p>0:55:30 - Kashaw tells Keyleth she fought well</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7">
          <table:table-cell table:formula="of:=[.A624]" office:value-type="float" office:value="21" calcext:value-type="float">
            <text:p>21</text:p>
          </table:table-cell>
          <table:table-cell office:value-type="string" calcext:value-type="string">
            <text:p>(They question a dead guy for a bit)</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6">
          <table:table-cell table:formula="of:=[.A625]" office:value-type="float" office:value="21" calcext:value-type="float">
            <text:p>21</text:p>
          </table:table-cell>
          <table:table-cell office:value-type="string" calcext:value-type="string">
            <text:p>1:11:42 – Kashaw tells the others about his god/wife, Vesh </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6">
          <table:table-cell table:formula="of:=[.A626]" office:value-type="float" office:value="21" calcext:value-type="float">
            <text:p>21</text:p>
          </table:table-cell>
          <table:table-cell office:value-type="string" calcext:value-type="string">
            <text:p>1:18:25 – Vesh talk continues, yes she killed Kashaw’s parents</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4">
          <table:table-cell table:formula="of:=[.A627]" office:value-type="float" office:value="21" calcext:value-type="float">
            <text:p>21</text:p>
          </table:table-cell>
          <table:table-cell office:value-type="string" calcext:value-type="string">
            <text:p>1:20:15 – Ghost fight starts/1:23:00 – G-g-g-ghost, Vax and Keyleth get possessed</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18">
          <table:table-cell table:formula="of:=[.A628]" office:value-type="float" office:value="21" calcext:value-type="float">
            <text:p>21</text:p>
          </table:table-cell>
          <table:table-cell office:value-type="string" calcext:value-type="string">
            <text:p>(Vax and Keyleth attack the others, Tiberius crushes them with pillars – Keyleth gets knocked unconscious and no longer possessed, Kash uses Turn Undead)</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10">
          <table:table-cell table:formula="of:=[.A629]" office:value-type="float" office:value="21" calcext:value-type="float">
            <text:p>21</text:p>
          </table:table-cell>
          <table:table-cell office:value-type="string" calcext:value-type="string">
            <text:p>1:50:12 – Liam headdesk because he thinks he’s still possessed, but he isn’t!</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13">
          <table:table-cell table:formula="of:=[.A630]" office:value-type="float" office:value="21" calcext:value-type="float">
            <text:p>21</text:p>
          </table:table-cell>
          <table:table-cell office:value-type="string" calcext:value-type="string">
            <text:p>(Tiberius heals Keyleth, the ghosts disappear because they’re scared of Kash, Thorbir gives Vax a healing potion, Keyleth now has hero’s feast) </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6">
          <table:table-cell table:formula="of:=[.A631]" office:value-type="float" office:value="21" calcext:value-type="float">
            <text:p>21</text:p>
          </table:table-cell>
          <table:table-cell office:value-type="string" calcext:value-type="string">
            <text:p>1:56:40 – Keyleth has 3000 gold, Kashaw “You said you were single?”</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10">
          <table:table-cell table:formula="of:=[.A632]" office:value-type="float" office:value="21" calcext:value-type="float">
            <text:p>21</text:p>
          </table:table-cell>
          <table:table-cell office:value-type="string" calcext:value-type="string">
            <text:p>1:58:12 - Keyleth sings “Be Our Guest,” Kashaw “I shouldn’t have healed her”</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13">
          <table:table-cell table:formula="of:=[.A633]" office:value-type="float" office:value="21" calcext:value-type="float">
            <text:p>21</text:p>
          </table:table-cell>
          <table:table-cell office:value-type="string" calcext:value-type="string">
            <text:p>(They have the feast and argue a while about taking a long rest, they decide to keep going. Keyleth remembers they have the flying carpet to fly over some acid) </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3">
          <table:table-cell table:formula="of:=[.A634]" office:value-type="float" office:value="21" calcext:value-type="float">
            <text:p>21</text:p>
          </table:table-cell>
          <table:table-cell office:value-type="string" calcext:value-type="string">
            <text:p>2:11:06 – Break starts </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3">
          <table:table-cell table:formula="of:=[.A635]" office:value-type="float" office:value="21" calcext:value-type="float">
            <text:p>21</text:p>
          </table:table-cell>
          <table:table-cell office:value-type="string" calcext:value-type="string">
            <text:p>2:21:45 - Break ends</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4">
          <table:table-cell table:formula="of:=[.A636]" office:value-type="float" office:value="21" calcext:value-type="float">
            <text:p>21</text:p>
          </table:table-cell>
          <table:table-cell office:value-type="string" calcext:value-type="string">
            <text:p>2:20:00 – Flying carpet goes limp, and they + carpet start falling into acid </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10">
          <table:table-cell table:formula="of:=[.A637]" office:value-type="float" office:value="21" calcext:value-type="float">
            <text:p>21</text:p>
          </table:table-cell>
          <table:table-cell office:value-type="string" calcext:value-type="string">
            <text:p>2:37:30 – No longer a ‘flying’ carpet, delayed reaction in background at 2:37:55 </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6">
          <table:table-cell table:formula="of:=[.A638]" office:value-type="float" office:value="21" calcext:value-type="float">
            <text:p>21</text:p>
          </table:table-cell>
          <table:table-cell office:value-type="string" calcext:value-type="string">
            <text:p>2:38:50 – Vax and Keyleth hug over the loss of the carpet/2:39:30 – Real hug</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7">
          <table:table-cell table:formula="of:=[.A639]" office:value-type="float" office:value="21" calcext:value-type="float">
            <text:p>21</text:p>
          </table:table-cell>
          <table:table-cell office:value-type="string" calcext:value-type="string">
            <text:p>2:44:35 – Hotis the rakshasa appears </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7">
          <table:table-cell table:formula="of:=[.A640]" office:value-type="float" office:value="21" calcext:value-type="float">
            <text:p>21</text:p>
          </table:table-cell>
          <table:table-cell office:value-type="string" calcext:value-type="string">
            <text:p>2:48:35 - Wil rolls a 20!, rolls a 1 two minutes later</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4">
          <table:table-cell table:formula="of:=[.A641]" office:value-type="float" office:value="21" calcext:value-type="float">
            <text:p>21</text:p>
          </table:table-cell>
          <table:table-cell office:value-type="string" calcext:value-type="string">
            <text:p>(Fight starts, Vax gets controlled by Hotis and attacks Kash before making saving throw)</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6">
          <table:table-cell table:formula="of:=[.A642]" office:value-type="float" office:value="21" calcext:value-type="float">
            <text:p>21</text:p>
          </table:table-cell>
          <table:table-cell office:value-type="string" calcext:value-type="string">
            <text:p>3:21:15 – Stand By Me reference! Liam “Chopper sic balls”</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4">
          <table:table-cell table:formula="of:=[.A643]" office:value-type="float" office:value="21" calcext:value-type="float">
            <text:p>21</text:p>
          </table:table-cell>
          <table:table-cell office:value-type="string" calcext:value-type="string">
            <text:p>3:41:00 – Hotis threatens everyone’s families, then tries to escape  </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2">
          <table:table-cell table:formula="of:=[.A644]" office:value-type="float" office:value="21" calcext:value-type="float">
            <text:p>21</text:p>
          </table:table-cell>
          <table:table-cell office:value-type="string" calcext:value-type="string">
            <text:p>3:46:10 – Vax gets the HDYWTDT </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6">
          <table:table-cell table:formula="of:=[.A645]" office:value-type="float" office:value="21" calcext:value-type="float">
            <text:p>21</text:p>
          </table:table-cell>
          <table:table-cell office:value-type="string" calcext:value-type="string">
            <text:p>3:47:10 – Vax “Talk about my sister again” then slits Hotis’s throat</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2">
          <table:table-cell table:formula="of:=[.A646]" office:value-type="float" office:value="21" calcext:value-type="float">
            <text:p>21</text:p>
          </table:table-cell>
          <table:table-cell office:value-type="string" calcext:value-type="string">
            <text:p>3:52:10 – Kash is a bit squeamish</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7">
          <table:table-cell table:formula="of:=[.A647]" office:value-type="float" office:value="21" calcext:value-type="float">
            <text:p>21</text:p>
          </table:table-cell>
          <table:table-cell office:value-type="string" calcext:value-type="string">
            <text:p>3:52:52 – Kash asks if Thorbir wants the taint</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6">
          <table:table-cell table:formula="of:=[.A648]" office:value-type="float" office:value="21" calcext:value-type="float">
            <text:p>21</text:p>
          </table:table-cell>
          <table:table-cell office:value-type="string" calcext:value-type="string">
            <text:p>3:53:12 – Thorbir to dead rakshasa “You will never harm my daughter”</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5">
          <table:table-cell table:formula="of:=[.A649]" office:value-type="float" office:value="21" calcext:value-type="float">
            <text:p>21</text:p>
          </table:table-cell>
          <table:table-cell office:value-type="string" calcext:value-type="string">
            <text:p>3:57:08 -  As they exit the cabaret, Vax grabs a drink for Thorbir</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5">
          <table:table-cell table:formula="of:=[.A650]" office:value-type="float" office:value="21" calcext:value-type="float">
            <text:p>21</text:p>
          </table:table-cell>
          <table:table-cell office:value-type="string" calcext:value-type="string">
            <text:p>3:58:55 – Keyleth asks if the others made it back yet</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2">
          <table:table-cell table:formula="of:=[.A651]" office:value-type="float" office:value="21" calcext:value-type="float">
            <text:p>21</text:p>
          </table:table-cell>
          <table:table-cell office:value-type="string" calcext:value-type="string">
            <text:p>4:02:03 - Kashaw kisses Keyleth </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3">
          <table:table-cell table:formula="of:=[.A652]" office:value-type="float" office:value="21" calcext:value-type="float">
            <text:p>21</text:p>
          </table:table-cell>
          <table:table-cell office:value-type="string" calcext:value-type="string">
            <text:p>4:02:35 - Game ends</text:p>
          </table:table-cell>
          <table:table-cell office:value-type="string" calcext:value-type="string">
            <text:p>https://littlecajunlady.tumblr.com/post/170272396336/critical-role-episode-21-trial-of-the-take-part</text:p>
          </table:table-cell>
          <table:table-cell office:value-type="string" calcext:value-type="string">
            <text:p>littlecajunlady</text:p>
          </table:table-cell>
        </table:table-row>
        <table:table-row table:style-name="ro3">
          <table:table-cell office:value-type="float" office:value="22" calcext:value-type="float">
            <text:p>22</text:p>
          </table:table-cell>
          <table:table-cell office:value-type="string" calcext:value-type="string">
            <text:p>7:35 - Game starts</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2">
          <table:table-cell table:formula="of:=[.A654]" office:value-type="float" office:value="22" calcext:value-type="float">
            <text:p>22</text:p>
          </table:table-cell>
          <table:table-cell office:value-type="string" calcext:value-type="string">
            <text:p>9:40 – Vox Machina reunited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6">
          <table:table-cell table:formula="of:=[.A655]" office:value-type="float" office:value="22" calcext:value-type="float">
            <text:p>22</text:p>
          </table:table-cell>
          <table:table-cell office:value-type="string" calcext:value-type="string">
            <text:p>10:08 - Grog to Vax “Everybody else is getting a fucking hug!”</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6">
          <table:table-cell table:formula="of:=[.A656]" office:value-type="float" office:value="22" calcext:value-type="float">
            <text:p>22</text:p>
          </table:table-cell>
          <table:table-cell office:value-type="string" calcext:value-type="string">
            <text:p>10:30 - Scanlan (Matt) doesn’t have anyone to hug and misses Pike</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3">
          <table:table-cell table:formula="of:=[.A657]" office:value-type="float" office:value="22" calcext:value-type="float">
            <text:p>22</text:p>
          </table:table-cell>
          <table:table-cell office:value-type="string" calcext:value-type="string">
            <text:p>10:50 – Vax and Vex hug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5">
          <table:table-cell table:formula="of:=[.A658]" office:value-type="float" office:value="22" calcext:value-type="float">
            <text:p>22</text:p>
          </table:table-cell>
          <table:table-cell office:value-type="string" calcext:value-type="string">
            <text:p>11:00 - Keyleth hugs Vex, Vex gropes Keyleth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10">
          <table:table-cell table:formula="of:=[.A659]" office:value-type="float" office:value="22" calcext:value-type="float">
            <text:p>22</text:p>
          </table:table-cell>
          <table:table-cell office:value-type="string" calcext:value-type="string">
            <text:p>15:55 – Percy doesn’t like the idea of being branded, Grog makes sure he’s in front of him</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4">
          <table:table-cell table:formula="of:=[.A660]" office:value-type="float" office:value="22" calcext:value-type="float">
            <text:p>22</text:p>
          </table:table-cell>
          <table:table-cell office:value-type="string" calcext:value-type="string">
            <text:p>18:30 – Vanessa “Do you trust me?” Everyone else “No, not really”</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6">
          <table:table-cell table:formula="of:=[.A661]" office:value-type="float" office:value="22" calcext:value-type="float">
            <text:p>22</text:p>
          </table:table-cell>
          <table:table-cell office:value-type="string" calcext:value-type="string">
            <text:p>22:25 – Enter the Sphinx, Grog bows “It’s a fucking lion with wings”</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5">
          <table:table-cell table:formula="of:=[.A662]" office:value-type="float" office:value="22" calcext:value-type="float">
            <text:p>22</text:p>
          </table:table-cell>
          <table:table-cell office:value-type="string" calcext:value-type="string">
            <text:p>24:10 - Tiberius: “You don’t look a day over 20”</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5">
          <table:table-cell table:formula="of:=[.A663]" office:value-type="float" office:value="22" calcext:value-type="float">
            <text:p>22</text:p>
          </table:table-cell>
          <table:table-cell office:value-type="string" calcext:value-type="string">
            <text:p>25:05 – They all get branded psychically by the sphinx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10">
          <table:table-cell table:formula="of:=[.A664]" office:value-type="float" office:value="22" calcext:value-type="float">
            <text:p>22</text:p>
          </table:table-cell>
          <table:table-cell office:value-type="string" calcext:value-type="string">
            <text:p>31:13 – Vex “She’s not going to be happy with what she sees through Scanlan’s (eyes)”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6">
          <table:table-cell table:formula="of:=[.A665]" office:value-type="float" office:value="22" calcext:value-type="float">
            <text:p>22</text:p>
          </table:table-cell>
          <table:table-cell office:value-type="string" calcext:value-type="string">
            <text:p>36:48 - Vex doesn’t like that Vax and Keyleth pretended to be married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4">
          <table:table-cell table:formula="of:=[.A666]" office:value-type="float" office:value="22" calcext:value-type="float">
            <text:p>22</text:p>
          </table:table-cell>
          <table:table-cell office:value-type="string" calcext:value-type="string">
            <text:p>37:50 - Scanlan (Matt) goes off to soothe his pained, bruised pelvic region</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5">
          <table:table-cell table:formula="of:=[.A667]" office:value-type="float" office:value="22" calcext:value-type="float">
            <text:p>22</text:p>
          </table:table-cell>
          <table:table-cell office:value-type="string" calcext:value-type="string">
            <text:p>39:05 - Vax reveals Keyleth got kissed by Kash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5">
          <table:table-cell table:formula="of:=[.A668]" office:value-type="float" office:value="22" calcext:value-type="float">
            <text:p>22</text:p>
          </table:table-cell>
          <table:table-cell office:value-type="string" calcext:value-type="string">
            <text:p>41:50 – They break the bad news about the flying carpet</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6">
          <table:table-cell table:formula="of:=[.A669]" office:value-type="float" office:value="22" calcext:value-type="float">
            <text:p>22</text:p>
          </table:table-cell>
          <table:table-cell office:value-type="string" calcext:value-type="string">
            <text:p>43:05 - Vex kisses Grog, and Keyleth reveals she’d never been kissed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2">
          <table:table-cell table:formula="of:=[.A670]" office:value-type="float" office:value="22" calcext:value-type="float">
            <text:p>22</text:p>
          </table:table-cell>
          <table:table-cell office:value-type="string" calcext:value-type="string">
            <text:p>43:50 - Pike (and Ashley) returns!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5">
          <table:table-cell table:formula="of:=[.A671]" office:value-type="float" office:value="22" calcext:value-type="float">
            <text:p>22</text:p>
          </table:table-cell>
          <table:table-cell office:value-type="string" calcext:value-type="string">
            <text:p>45:55 – Pike tells them about the blue poop she found</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3">
          <table:table-cell table:formula="of:=[.A672]" office:value-type="float" office:value="22" calcext:value-type="float">
            <text:p>22</text:p>
          </table:table-cell>
          <table:table-cell office:value-type="string" calcext:value-type="string">
            <text:p>50:40 – Sphincter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7">
          <table:table-cell table:formula="of:=[.A673]" office:value-type="float" office:value="22" calcext:value-type="float">
            <text:p>22</text:p>
          </table:table-cell>
          <table:table-cell office:value-type="string" calcext:value-type="string">
            <text:p>51:35 - Vax tells Pike that Vex broke the carpet</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7">
          <table:table-cell table:formula="of:=[.A674]" office:value-type="float" office:value="22" calcext:value-type="float">
            <text:p>22</text:p>
          </table:table-cell>
          <table:table-cell office:value-type="string" calcext:value-type="string">
            <text:p>54:10 - Vax calls Keyleth ‘Kiki’ for the first time</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6">
          <table:table-cell table:formula="of:=[.A675]" office:value-type="float" office:value="22" calcext:value-type="float">
            <text:p>22</text:p>
          </table:table-cell>
          <table:table-cell office:value-type="string" calcext:value-type="string">
            <text:p>54:43 - Grog fails to grow his beard, Pike keeps a hair that falls off his face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4">
          <table:table-cell table:formula="of:=[.A676]" office:value-type="float" office:value="22" calcext:value-type="float">
            <text:p>22</text:p>
          </table:table-cell>
          <table:table-cell office:value-type="string" calcext:value-type="string">
            <text:p>59:45 – Vex asks more about Keyleth’s kiss, Pike’s never heard of Vesh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7">
          <table:table-cell table:formula="of:=[.A677]" office:value-type="float" office:value="22" calcext:value-type="float">
            <text:p>22</text:p>
          </table:table-cell>
          <table:table-cell office:value-type="string" calcext:value-type="string">
            <text:p>1:09:35 – Grog pays more than he was asked for</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7">
          <table:table-cell table:formula="of:=[.A678]" office:value-type="float" office:value="22" calcext:value-type="float">
            <text:p>22</text:p>
          </table:table-cell>
          <table:table-cell office:value-type="string" calcext:value-type="string">
            <text:p>1:16:25 – Pike asks where Scanlan is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5">
          <table:table-cell table:formula="of:=[.A679]" office:value-type="float" office:value="22" calcext:value-type="float">
            <text:p>22</text:p>
          </table:table-cell>
          <table:table-cell office:value-type="string" calcext:value-type="string">
            <text:p>1:19:55 - Vex burps, Vax has always called her Stubby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3">
          <table:table-cell table:formula="of:=[.A680]" office:value-type="float" office:value="22" calcext:value-type="float">
            <text:p>22</text:p>
          </table:table-cell>
          <table:table-cell office:value-type="string" calcext:value-type="string">
            <text:p>1:24:05 – Break starts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3">
          <table:table-cell table:formula="of:=[.A681]" office:value-type="float" office:value="22" calcext:value-type="float">
            <text:p>22</text:p>
          </table:table-cell>
          <table:table-cell office:value-type="string" calcext:value-type="string">
            <text:p>1:36:40 - Break ends</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2">
          <table:table-cell table:formula="of:=[.A682]" office:value-type="float" office:value="22" calcext:value-type="float">
            <text:p>22</text:p>
          </table:table-cell>
          <table:table-cell office:value-type="string" calcext:value-type="string">
            <text:p>1:37:10 – Grog’s beard grows</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2">
          <table:table-cell table:formula="of:=[.A683]" office:value-type="float" office:value="22" calcext:value-type="float">
            <text:p>22</text:p>
          </table:table-cell>
          <table:table-cell office:value-type="string" calcext:value-type="string">
            <text:p>1:39:15 – Tiberius buys Lockheed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6">
          <table:table-cell table:formula="of:=[.A684]" office:value-type="float" office:value="22" calcext:value-type="float">
            <text:p>22</text:p>
          </table:table-cell>
          <table:table-cell office:value-type="string" calcext:value-type="string">
            <text:p>1:46:25 – <text:a xlink:href="https://t.umblr.com/redirect?z=https%3A%2F%2Fyoutu.be%2FjNVt8PPPcZs&amp;t=MTU1MGM5NTJjZThlYjAyOTk1NmI4YmRkM2MxMzk1MWYzNjIxZDQ0MSxPS3ViQ0VQQw%3D%3D&amp;b=t%3AE7JpzwYkZonGl_RZDrfY6A&amp;p=https%3A%2F%2Flittlecajunlady.tumblr.com%2Fpost%2F170383323376%2Fcritical-role-episode-22-aramente-to-pyrah&amp;m=1&amp;ts=1611407643" xlink:type="simple">Tyriok</text:a> the cartographer, the cast immediately loves him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2">
          <table:table-cell table:formula="of:=[.A685]" office:value-type="float" office:value="22" calcext:value-type="float">
            <text:p>22</text:p>
          </table:table-cell>
          <table:table-cell office:value-type="string" calcext:value-type="string">
            <text:p>1:52:10 - Tiberius calls Vex a lady</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5">
          <table:table-cell table:formula="of:=[.A686]" office:value-type="float" office:value="22" calcext:value-type="float">
            <text:p>22</text:p>
          </table:table-cell>
          <table:table-cell office:value-type="string" calcext:value-type="string">
            <text:p>(They buy horses, travel for 6 hours, and camp for the night)</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10">
          <table:table-cell table:formula="of:=[.A687]" office:value-type="float" office:value="22" calcext:value-type="float">
            <text:p>22</text:p>
          </table:table-cell>
          <table:table-cell office:value-type="string" calcext:value-type="string">
            <text:p>2:02:10 - Keyleth makes a Heroes Feast (but they don’t get to use the benefits of it)</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7">
          <table:table-cell table:formula="of:=[.A688]" office:value-type="float" office:value="22" calcext:value-type="float">
            <text:p>22</text:p>
          </table:table-cell>
          <table:table-cell office:value-type="string" calcext:value-type="string">
            <text:p>2:05:35 - Grog falls asleep on watch duty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10">
          <table:table-cell table:formula="of:=[.A689]" office:value-type="float" office:value="22" calcext:value-type="float">
            <text:p>22</text:p>
          </table:table-cell>
          <table:table-cell office:value-type="string" calcext:value-type="string">
            <text:p>2:11:00 – Keyleth gives more info on the Fire Ashari, they agree to act like Keyleth is their leader</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10">
          <table:table-cell table:formula="of:=[.A690]" office:value-type="float" office:value="22" calcext:value-type="float">
            <text:p>22</text:p>
          </table:table-cell>
          <table:table-cell office:value-type="string" calcext:value-type="string">
            <text:p>(They travel up the mountain, 2:29:55 – Giants(?) throwing boulders fight starts)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6">
          <table:table-cell table:formula="of:=[.A691]" office:value-type="float" office:value="22" calcext:value-type="float">
            <text:p>22</text:p>
          </table:table-cell>
          <table:table-cell office:value-type="string" calcext:value-type="string">
            <text:p>2:44:10 – Keyleth talks to the Fire Ashari, who have just captured them</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6">
          <table:table-cell table:formula="of:=[.A692]" office:value-type="float" office:value="22" calcext:value-type="float">
            <text:p>22</text:p>
          </table:table-cell>
          <table:table-cell office:value-type="string" calcext:value-type="string">
            <text:p>2:52:00 – More info on Keyleth’s mother, she was in Pyrah ten years ago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13">
          <table:table-cell table:formula="of:=[.A693]" office:value-type="float" office:value="22" calcext:value-type="float">
            <text:p>22</text:p>
          </table:table-cell>
          <table:table-cell office:value-type="string" calcext:value-type="string">
            <text:p>2:54:48 - Keyleth says she’s had a vision of her death, tells her fears, and the others (Vax!) immediately offer to help her. Then she tells everyone her vision.</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5">
          <table:table-cell table:formula="of:=[.A694]" office:value-type="float" office:value="22" calcext:value-type="float">
            <text:p>22</text:p>
          </table:table-cell>
          <table:table-cell office:value-type="string" calcext:value-type="string">
            <text:p>3:02:05 – Keyleth is asked to sit, focus, and ask permission</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5">
          <table:table-cell table:formula="of:=[.A695]" office:value-type="float" office:value="22" calcext:value-type="float">
            <text:p>22</text:p>
          </table:table-cell>
          <table:table-cell office:value-type="string" calcext:value-type="string">
            <text:p>3:06:05 – Keyleth leaps down and the others jump down after her</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2">
          <table:table-cell table:formula="of:=[.A696]" office:value-type="float" office:value="22" calcext:value-type="float">
            <text:p>22</text:p>
          </table:table-cell>
          <table:table-cell office:value-type="string" calcext:value-type="string">
            <text:p>3:09:40 – Trial starts for real</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6">
          <table:table-cell table:formula="of:=[.A697]" office:value-type="float" office:value="22" calcext:value-type="float">
            <text:p>22</text:p>
          </table:table-cell>
          <table:table-cell office:value-type="string" calcext:value-type="string">
            <text:p>3:19:15 – Roll initiative, they suck and Wil Wheaton gets the blame</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7">
          <table:table-cell table:formula="of:=[.A698]" office:value-type="float" office:value="22" calcext:value-type="float">
            <text:p>22</text:p>
          </table:table-cell>
          <table:table-cell office:value-type="string" calcext:value-type="string">
            <text:p>3:42:00 – Grog is on fire, but is his beard okay?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5">
          <table:table-cell table:formula="of:=[.A699]" office:value-type="float" office:value="22" calcext:value-type="float">
            <text:p>22</text:p>
          </table:table-cell>
          <table:table-cell office:value-type="string" calcext:value-type="string">
            <text:p>3:50:35 – Pike is on fire so they starts singing “Girl on Fire”</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6">
          <table:table-cell table:formula="of:=[.A700]" office:value-type="float" office:value="22" calcext:value-type="float">
            <text:p>22</text:p>
          </table:table-cell>
          <table:table-cell office:value-type="string" calcext:value-type="string">
            <text:p>3:58:25 – Grog’s beard starts to burn/Liam “It could be your pubes”</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2">
          <table:table-cell table:formula="of:=[.A701]" office:value-type="float" office:value="22" calcext:value-type="float">
            <text:p>22</text:p>
          </table:table-cell>
          <table:table-cell office:value-type="string" calcext:value-type="string">
            <text:p>4:03:20 – Fire elemental dance</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6">
          <table:table-cell table:formula="of:=[.A702]" office:value-type="float" office:value="22" calcext:value-type="float">
            <text:p>22</text:p>
          </table:table-cell>
          <table:table-cell office:value-type="string" calcext:value-type="string">
            <text:p>4:09:10 – Top screen goes in and out. Comes back for good at 4:13:20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2">
          <table:table-cell table:formula="of:=[.A703]" office:value-type="float" office:value="22" calcext:value-type="float">
            <text:p>22</text:p>
          </table:table-cell>
          <table:table-cell office:value-type="string" calcext:value-type="string">
            <text:p>4:14:45 - Keyleth gets the blessing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6">
          <table:table-cell table:formula="of:=[.A704]" office:value-type="float" office:value="22" calcext:value-type="float">
            <text:p>22</text:p>
          </table:table-cell>
          <table:table-cell office:value-type="string" calcext:value-type="string">
            <text:p>4:18:05 - Grog to Keyleth “Your people are fuckin’ sweet”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3">
          <table:table-cell table:formula="of:=[.A705]" office:value-type="float" office:value="22" calcext:value-type="float">
            <text:p>22</text:p>
          </table:table-cell>
          <table:table-cell office:value-type="string" calcext:value-type="string">
            <text:p>4:19:45 - Pike has followers</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7">
          <table:table-cell table:formula="of:=[.A706]" office:value-type="float" office:value="22" calcext:value-type="float">
            <text:p>22</text:p>
          </table:table-cell>
          <table:table-cell office:value-type="string" calcext:value-type="string">
            <text:p>4:20:20 – Vax calls Pike ‘Pickle(s)’ for the first time </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2">
          <table:table-cell table:formula="of:=[.A707]" office:value-type="float" office:value="22" calcext:value-type="float">
            <text:p>22</text:p>
          </table:table-cell>
          <table:table-cell office:value-type="string" calcext:value-type="string">
            <text:p>4:20:55 – Pike’s goodbye</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3">
          <table:table-cell table:formula="of:=[.A708]" office:value-type="float" office:value="22" calcext:value-type="float">
            <text:p>22</text:p>
          </table:table-cell>
          <table:table-cell office:value-type="string" calcext:value-type="string">
            <text:p>4:22:55 - Game ends</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4">
          <table:table-cell table:formula="of:=[.A709]" office:value-type="float" office:value="22" calcext:value-type="float">
            <text:p>22</text:p>
          </table:table-cell>
          <table:table-cell office:value-type="string" calcext:value-type="string">
            <text:p>4:34:00 – Travis gets a participation medal from ‘Kern’, Matt decides it’s canon</text:p>
          </table:table-cell>
          <table:table-cell office:value-type="string" calcext:value-type="string">
            <text:p>https://littlecajunlady.tumblr.com/post/170383323376/critical-role-episode-22-aramente-to-pyrah</text:p>
          </table:table-cell>
          <table:table-cell office:value-type="string" calcext:value-type="string">
            <text:p>littlecajunlady</text:p>
          </table:table-cell>
        </table:table-row>
        <table:table-row table:style-name="ro3">
          <table:table-cell office:value-type="float" office:value="23" calcext:value-type="float">
            <text:p>23</text:p>
          </table:table-cell>
          <table:table-cell office:value-type="string" calcext:value-type="string">
            <text:p>13:35 - Game starts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4">
          <table:table-cell table:formula="of:=[.A711]" office:value-type="float" office:value="23" calcext:value-type="float">
            <text:p>23</text:p>
          </table:table-cell>
          <table:table-cell office:value-type="string" calcext:value-type="string">
            <text:p>15:45 - Scanlan finds out he missed Pike, had a tiefling slumber party with Zahra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12">
          <table:table-cell table:formula="of:=[.A712]" office:value-type="float" office:value="23" calcext:value-type="float">
            <text:p>23</text:p>
          </table:table-cell>
          <table:table-cell office:value-type="string" calcext:value-type="string">
            <text:p>17:45 - Scanlan describes Pike as “the woman I love, the woman of my dreams, the woman I will marry and bare children with”</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7">
          <table:table-cell table:formula="of:=[.A713]" office:value-type="float" office:value="23" calcext:value-type="float">
            <text:p>23</text:p>
          </table:table-cell>
          <table:table-cell office:value-type="string" calcext:value-type="string">
            <text:p>18:55 - Scanlan finds out about the flying carpet</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4">
          <table:table-cell table:formula="of:=[.A714]" office:value-type="float" office:value="23" calcext:value-type="float">
            <text:p>23</text:p>
          </table:table-cell>
          <table:table-cell office:value-type="string" calcext:value-type="string">
            <text:p>19:55 – Percy tells Vex he’s proud of her for, somewhat getting over, the flying carpet</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2">
          <table:table-cell table:formula="of:=[.A715]" office:value-type="float" office:value="23" calcext:value-type="float">
            <text:p>23</text:p>
          </table:table-cell>
          <table:table-cell office:value-type="string" calcext:value-type="string">
            <text:p>21:40 – Grog wants to fight Kern again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12">
          <table:table-cell table:formula="of:=[.A716]" office:value-type="float" office:value="23" calcext:value-type="float">
            <text:p>23</text:p>
          </table:table-cell>
          <table:table-cell office:value-type="string" calcext:value-type="string">
            <text:p>23:50 – Tiberius encourages Grog’s violence, Orion calls Percy ‘Taliesin’, Percy “We didn’t touch in my family”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5">
          <table:table-cell table:formula="of:=[.A717]" office:value-type="float" office:value="23" calcext:value-type="float">
            <text:p>23</text:p>
          </table:table-cell>
          <table:table-cell office:value-type="string" calcext:value-type="string">
            <text:p>28:15 – Grog screams for Kern, but no one is at the Crucible</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4">
          <table:table-cell table:formula="of:=[.A718]" office:value-type="float" office:value="23" calcext:value-type="float">
            <text:p>23</text:p>
          </table:table-cell>
          <table:table-cell office:value-type="string" calcext:value-type="string">
            <text:p>34:00 - Scanlan bets 100 gold against Grog (all the others bet on Grog to win)</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3">
          <table:table-cell table:formula="of:=[.A719]" office:value-type="float" office:value="23" calcext:value-type="float">
            <text:p>23</text:p>
          </table:table-cell>
          <table:table-cell office:value-type="string" calcext:value-type="string">
            <text:p>36:35 – Kern arrives</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7">
          <table:table-cell table:formula="of:=[.A720]" office:value-type="float" office:value="23" calcext:value-type="float">
            <text:p>23</text:p>
          </table:table-cell>
          <table:table-cell office:value-type="string" calcext:value-type="string">
            <text:p>38:15 - Grog drinks his strength potion</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7">
          <table:table-cell table:formula="of:=[.A721]" office:value-type="float" office:value="23" calcext:value-type="float">
            <text:p>23</text:p>
          </table:table-cell>
          <table:table-cell office:value-type="string" calcext:value-type="string">
            <text:p>40:05 - Philip is dead. Grog the Vengeful. Fight starts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6">
          <table:table-cell table:formula="of:=[.A722]" office:value-type="float" office:value="23" calcext:value-type="float">
            <text:p>23</text:p>
          </table:table-cell>
          <table:table-cell office:value-type="string" calcext:value-type="string">
            <text:p>54:20 - Scanlan gives Grog inspiration ♪ Eye of the Tiger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7">
          <table:table-cell table:formula="of:=[.A723]" office:value-type="float" office:value="23" calcext:value-type="float">
            <text:p>23</text:p>
          </table:table-cell>
          <table:table-cell office:value-type="string" calcext:value-type="string">
            <text:p>1:07:10 - Kern bites off Grog’s upper lip</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7">
          <table:table-cell table:formula="of:=[.A724]" office:value-type="float" office:value="23" calcext:value-type="float">
            <text:p>23</text:p>
          </table:table-cell>
          <table:table-cell office:value-type="string" calcext:value-type="string">
            <text:p>1:12:35 – Sam “He’s got a bloody cock?”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9">
          <table:table-cell table:formula="of:=[.A725]" office:value-type="float" office:value="23" calcext:value-type="float">
            <text:p>23</text:p>
          </table:table-cell>
          <table:table-cell office:value-type="string" calcext:value-type="string">
            <text:p>1:13:45 - Scanlan uses his cutting word “Oh Kern, do you need some dick? Because I gave some to your mom last night!”</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10">
          <table:table-cell table:formula="of:=[.A726]" office:value-type="float" office:value="23" calcext:value-type="float">
            <text:p>23</text:p>
          </table:table-cell>
          <table:table-cell office:value-type="string" calcext:value-type="string">
            <text:p>1:16:25 - Keyleth gets arrested for trying to heal Grog, Tiberius tries to help &amp; gets arrested too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4">
          <table:table-cell table:formula="of:=[.A727]" office:value-type="float" office:value="23" calcext:value-type="float">
            <text:p>23</text:p>
          </table:table-cell>
          <table:table-cell office:value-type="string" calcext:value-type="string">
            <text:p>1:20:10 - Grog’s hp at -13 so he uses his relentless rage and gets him back to 1 hit point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5">
          <table:table-cell table:formula="of:=[.A728]" office:value-type="float" office:value="23" calcext:value-type="float">
            <text:p>23</text:p>
          </table:table-cell>
          <table:table-cell office:value-type="string" calcext:value-type="string">
            <text:p>1:22:25 - Vex flashes Grog! Vax (Matt) tries to put her shirt down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6">
          <table:table-cell table:formula="of:=[.A729]" office:value-type="float" office:value="23" calcext:value-type="float">
            <text:p>23</text:p>
          </table:table-cell>
          <table:table-cell office:value-type="string" calcext:value-type="string">
            <text:p>1:23:55 - Scanlan inspires Grog ♪ (Zombie – The Cranberries)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3">
          <table:table-cell table:formula="of:=[.A730]" office:value-type="float" office:value="23" calcext:value-type="float">
            <text:p>23</text:p>
          </table:table-cell>
          <table:table-cell office:value-type="string" calcext:value-type="string">
            <text:p>1:25:45 - Grog wins!</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10">
          <table:table-cell table:formula="of:=[.A731]" office:value-type="float" office:value="23" calcext:value-type="float">
            <text:p>23</text:p>
          </table:table-cell>
          <table:table-cell office:value-type="string" calcext:value-type="string">
            <text:p>(Earthbreaker Groon, Grog gets lip reattached, Grog has fans!, Grog and Kern shake hands)</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6">
          <table:table-cell table:formula="of:=[.A732]" office:value-type="float" office:value="23" calcext:value-type="float">
            <text:p>23</text:p>
          </table:table-cell>
          <table:table-cell office:value-type="string" calcext:value-type="string">
            <text:p>1:36:00 - Scanlan tries to convince the bookie that he bet on Grog to win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10">
          <table:table-cell table:formula="of:=[.A733]" office:value-type="float" office:value="23" calcext:value-type="float">
            <text:p>23</text:p>
          </table:table-cell>
          <table:table-cell office:value-type="string" calcext:value-type="string">
            <text:p>1:38:20- Vex and Scanlan try to get Keyleth and Tibs out of jail, <text:a xlink:href="https://t.umblr.com/redirect?z=https%3A%2F%2Fyoutu.be%2FB2MuCqlPzhs&amp;t=NTI3ZDljYTg0NzFhNTk1YjQ2YzczNTE3OGQzNTIzMGZlNDc4ZDU1MixjOVlDVjM4cQ%3D%3D&amp;b=t%3AE7JpzwYkZonGl_RZDrfY6A&amp;p=https%3A%2F%2Flittlecajunlady.tumblr.com%2Fpost%2F170631911473%2Fcritical-role-episode-23-the-rematch&amp;m=1&amp;ts=1611407688" xlink:type="simple">return</text:a> of Burt Reynolds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5">
          <table:table-cell table:formula="of:=[.A734]" office:value-type="float" office:value="23" calcext:value-type="float">
            <text:p>23</text:p>
          </table:table-cell>
          <table:table-cell office:value-type="string" calcext:value-type="string">
            <text:p>1:42:55 - Grog gets ‘a young boy’ to return the medal to Kern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3">
          <table:table-cell table:formula="of:=[.A735]" office:value-type="float" office:value="23" calcext:value-type="float">
            <text:p>23</text:p>
          </table:table-cell>
          <table:table-cell office:value-type="string" calcext:value-type="string">
            <text:p>1:45:20 - Break starts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7">
          <table:table-cell table:formula="of:=[.A736]" office:value-type="float" office:value="23" calcext:value-type="float">
            <text:p>23</text:p>
          </table:table-cell>
          <table:table-cell office:value-type="string" calcext:value-type="string">
            <text:p>1:58:18 - Break ends, Liam has arrived</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11">
          <table:table-cell table:formula="of:=[.A737]" office:value-type="float" office:value="23" calcext:value-type="float">
            <text:p>23</text:p>
          </table:table-cell>
          <table:table-cell office:value-type="string" calcext:value-type="string">
            <text:p>2:00:32 - Vax wants to unsee his sister’s boobies. Tiberius asks Scanlan to describe them to him.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4">
          <table:table-cell table:formula="of:=[.A738]" office:value-type="float" office:value="23" calcext:value-type="float">
            <text:p>23</text:p>
          </table:table-cell>
          <table:table-cell office:value-type="string" calcext:value-type="string">
            <text:p>(They celebrate in a tavern and learn about Earthbreaker Groon, all a little drunk)</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10">
          <table:table-cell table:formula="of:=[.A739]" office:value-type="float" office:value="23" calcext:value-type="float">
            <text:p>23</text:p>
          </table:table-cell>
          <table:table-cell office:value-type="string" calcext:value-type="string">
            <text:p>2:08:25 – <text:a xlink:href="https://t.umblr.com/redirect?z=https%3A%2F%2Fyoutu.be%2FjKhb9bxmyWc&amp;t=MzBhNzE5MmYzZTM4MTM2ZmM5N2NhYzA5MjBmOTgwNGYyNTdiYmJkOSxjOVlDVjM4cQ%3D%3D&amp;b=t%3AE7JpzwYkZonGl_RZDrfY6A&amp;p=https%3A%2F%2Flittlecajunlady.tumblr.com%2Fpost%2F170631911473%2Fcritical-role-episode-23-the-rematch&amp;m=1&amp;ts=1611407688" xlink:type="simple">Victor</text:a>!! Applause for Matt at 2:13:25, then Percy buys ore from Samson</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5">
          <table:table-cell table:formula="of:=[.A740]" office:value-type="float" office:value="23" calcext:value-type="float">
            <text:p>23</text:p>
          </table:table-cell>
          <table:table-cell office:value-type="string" calcext:value-type="string">
            <text:p>(They go to the temple to meet Earthbreaker Groon)</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6">
          <table:table-cell table:formula="of:=[.A741]" office:value-type="float" office:value="23" calcext:value-type="float">
            <text:p>23</text:p>
          </table:table-cell>
          <table:table-cell office:value-type="string" calcext:value-type="string">
            <text:p>2:24:45 - Scanlan will make fun of guy’s vow of silence when he leaves</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4">
          <table:table-cell table:formula="of:=[.A742]" office:value-type="float" office:value="23" calcext:value-type="float">
            <text:p>23</text:p>
          </table:table-cell>
          <table:table-cell office:value-type="string" calcext:value-type="string">
            <text:p>2:25:55 – Grog talks to Earthbreaker Groon, he offers Vox Machina’s services</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5">
          <table:table-cell table:formula="of:=[.A743]" office:value-type="float" office:value="23" calcext:value-type="float">
            <text:p>23</text:p>
          </table:table-cell>
          <table:table-cell office:value-type="string" calcext:value-type="string">
            <text:p>2:30:28 – Grog about EG “Guys, his fucking eyes are glowing”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4">
          <table:table-cell table:formula="of:=[.A744]" office:value-type="float" office:value="23" calcext:value-type="float">
            <text:p>23</text:p>
          </table:table-cell>
          <table:table-cell office:value-type="string" calcext:value-type="string">
            <text:p>(Vax has gotten a VM and 20 sided die tattoos, Tiberius makes a sigil to Emon)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2">
          <table:table-cell table:formula="of:=[.A745]" office:value-type="float" office:value="23" calcext:value-type="float">
            <text:p>23</text:p>
          </table:table-cell>
          <table:table-cell office:value-type="string" calcext:value-type="string">
            <text:p>2:39:30 - Scanlan shat in the hallway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2">
          <table:table-cell table:formula="of:=[.A746]" office:value-type="float" office:value="23" calcext:value-type="float">
            <text:p>23</text:p>
          </table:table-cell>
          <table:table-cell office:value-type="string" calcext:value-type="string">
            <text:p>2:42:35 - The group meets Kynan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5">
          <table:table-cell table:formula="of:=[.A747]" office:value-type="float" office:value="23" calcext:value-type="float">
            <text:p>23</text:p>
          </table:table-cell>
          <table:table-cell office:value-type="string" calcext:value-type="string">
            <text:p>2:45:15 - Vax knocks out Kynan to teach him a lesson</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4">
          <table:table-cell table:formula="of:=[.A748]" office:value-type="float" office:value="23" calcext:value-type="float">
            <text:p>23</text:p>
          </table:table-cell>
          <table:table-cell office:value-type="string" calcext:value-type="string">
            <text:p>2:48:30 – Kynan upset “I thought you were heroes” then Vax offers to mentor him</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12">
          <table:table-cell table:formula="of:=[.A749]" office:value-type="float" office:value="23" calcext:value-type="float">
            <text:p>23</text:p>
          </table:table-cell>
          <table:table-cell office:value-type="string" calcext:value-type="string">
            <text:p>2:52:50 – Vax &amp; Tiberius disagree about how that was handled, Vax &amp; Grog are most powerful in Tibs’ eyes but Scanlan not so much</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6">
          <table:table-cell table:formula="of:=[.A750]" office:value-type="float" office:value="23" calcext:value-type="float">
            <text:p>23</text:p>
          </table:table-cell>
          <table:table-cell office:value-type="string" calcext:value-type="string">
            <text:p>2:58:10 – They miss Pike, Scanlan scrys on her through his poo</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3">
          <table:table-cell table:formula="of:=[.A751]" office:value-type="float" office:value="23" calcext:value-type="float">
            <text:p>23</text:p>
          </table:table-cell>
          <table:table-cell office:value-type="string" calcext:value-type="string">
            <text:p>3:02:00 – Cheers to Pike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4">
          <table:table-cell table:formula="of:=[.A752]" office:value-type="float" office:value="23" calcext:value-type="float">
            <text:p>23</text:p>
          </table:table-cell>
          <table:table-cell office:value-type="string" calcext:value-type="string">
            <text:p>3:05:00 – Seeker Asum tells them about a dinner being held by the Briarwoods </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3">
          <table:table-cell table:formula="of:=[.A753]" office:value-type="float" office:value="23" calcext:value-type="float">
            <text:p>23</text:p>
          </table:table-cell>
          <table:table-cell office:value-type="string" calcext:value-type="string">
            <text:p>3:08:20 - Game ends</text:p>
          </table:table-cell>
          <table:table-cell office:value-type="string" calcext:value-type="string">
            <text:p>https://littlecajunlady.tumblr.com/post/170631911473/critical-role-episode-23-the-rematch</text:p>
          </table:table-cell>
          <table:table-cell office:value-type="string" calcext:value-type="string">
            <text:p>littlecajunlady</text:p>
          </table:table-cell>
        </table:table-row>
        <table:table-row table:style-name="ro7">
          <table:table-cell office:value-type="float" office:value="24" calcext:value-type="float">
            <text:p>24</text:p>
          </table:table-cell>
          <table:table-cell office:value-type="string" calcext:value-type="string">
            <text:p>14:30 - Game starts, they pay their staff at Greyskull </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7">
          <table:table-cell table:formula="of:=[.A755]" office:value-type="float" office:value="24" calcext:value-type="float">
            <text:p>24</text:p>
          </table:table-cell>
          <table:table-cell office:value-type="string" calcext:value-type="string">
            <text:p>17:20 – They go to find Percy in his workshop</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4">
          <table:table-cell table:formula="of:=[.A756]" office:value-type="float" office:value="24" calcext:value-type="float">
            <text:p>24</text:p>
          </table:table-cell>
          <table:table-cell office:value-type="string" calcext:value-type="string">
            <text:p>20:45 - Percy tells them about Briarwoods and what they did to his family</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7">
          <table:table-cell table:formula="of:=[.A757]" office:value-type="float" office:value="24" calcext:value-type="float">
            <text:p>24</text:p>
          </table:table-cell>
          <table:table-cell office:value-type="string" calcext:value-type="string">
            <text:p>26:50 – Percy shows them the five names on his gun </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6">
          <table:table-cell table:formula="of:=[.A758]" office:value-type="float" office:value="24" calcext:value-type="float">
            <text:p>24</text:p>
          </table:table-cell>
          <table:table-cell office:value-type="string" calcext:value-type="string">
            <text:p>28:45 – Percy “You don’t have to get involved”/Vex “Oh we are so involved” </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2">
          <table:table-cell table:formula="of:=[.A759]" office:value-type="float" office:value="24" calcext:value-type="float">
            <text:p>24</text:p>
          </table:table-cell>
          <table:table-cell office:value-type="string" calcext:value-type="string">
            <text:p>30:26 - Grog steals from a crying man</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8">
          <table:table-cell table:formula="of:=[.A760]" office:value-type="float" office:value="24" calcext:value-type="float">
            <text:p>24</text:p>
          </table:table-cell>
          <table:table-cell office:value-type="string" calcext:value-type="string">
            <text:p>(They talk about doing research on the Briarwoods and getting their money from Kraghammer, Keyleth and Scanlan get nominated to go and he’s turned on by how long she can stay polymorphed)</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2">
          <table:table-cell table:formula="of:=[.A761]" office:value-type="float" office:value="24" calcext:value-type="float">
            <text:p>24</text:p>
          </table:table-cell>
          <table:table-cell office:value-type="string" calcext:value-type="string">
            <text:p>38:00 - Grog hands start itching </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7">
          <table:table-cell table:formula="of:=[.A762]" office:value-type="float" office:value="24" calcext:value-type="float">
            <text:p>24</text:p>
          </table:table-cell>
          <table:table-cell office:value-type="string" calcext:value-type="string">
            <text:p>(Tiberius shenanigans that don’t go well for him)</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2">
          <table:table-cell table:formula="of:=[.A763]" office:value-type="float" office:value="24" calcext:value-type="float">
            <text:p>24</text:p>
          </table:table-cell>
          <table:table-cell office:value-type="string" calcext:value-type="string">
            <text:p>54:25 – Gilmore arrives </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5">
          <table:table-cell table:formula="of:=[.A764]" office:value-type="float" office:value="24" calcext:value-type="float">
            <text:p>24</text:p>
          </table:table-cell>
          <table:table-cell office:value-type="string" calcext:value-type="string">
            <text:p>59:15 - Keyleth tries to buy books but Marisha rolls a 1 </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6">
          <table:table-cell table:formula="of:=[.A765]" office:value-type="float" office:value="24" calcext:value-type="float">
            <text:p>24</text:p>
          </table:table-cell>
          <table:table-cell office:value-type="string" calcext:value-type="string">
            <text:p>1:05:30 - Scanlan sings a song to Gilmore’s assistant ♪ (Sherry baby)</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19">
          <table:table-cell table:formula="of:=[.A766]" office:value-type="float" office:value="24" calcext:value-type="float">
            <text:p>24</text:p>
          </table:table-cell>
          <table:table-cell office:value-type="string" calcext:value-type="string">
            <text:p>(Vax and Gilmore conversation continues, Taliesin “A dagger so sharp it could cut the sexual tension at about 1:14:00. Most of the party flies back to Lyceum to take a sigil to Vasselheim but Tiberius doesn’t have the spell so they have to go home.)</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11">
          <table:table-cell table:formula="of:=[.A767]" office:value-type="float" office:value="24" calcext:value-type="float">
            <text:p>24</text:p>
          </table:table-cell>
          <table:table-cell office:value-type="string" calcext:value-type="string">
            <text:p>1:30:40 – Scanlan grows  himself a long white beard since Tiberius has left them waiting for so long</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4">
          <table:table-cell table:formula="of:=[.A768]" office:value-type="float" office:value="24" calcext:value-type="float">
            <text:p>24</text:p>
          </table:table-cell>
          <table:table-cell office:value-type="string" calcext:value-type="string">
            <text:p>1:38:25 – Vax goes looking for Kynan, who has taken off, and meets his dad instead</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3">
          <table:table-cell table:formula="of:=[.A769]" office:value-type="float" office:value="24" calcext:value-type="float">
            <text:p>24</text:p>
          </table:table-cell>
          <table:table-cell office:value-type="string" calcext:value-type="string">
            <text:p>1:40:40 – Break starts </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3">
          <table:table-cell table:formula="of:=[.A770]" office:value-type="float" office:value="24" calcext:value-type="float">
            <text:p>24</text:p>
          </table:table-cell>
          <table:table-cell office:value-type="string" calcext:value-type="string">
            <text:p>1:56:20 – Break ends </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4">
          <table:table-cell table:formula="of:=[.A771]" office:value-type="float" office:value="24" calcext:value-type="float">
            <text:p>24</text:p>
          </table:table-cell>
          <table:table-cell office:value-type="string" calcext:value-type="string">
            <text:p>1:57:40 – Grog shows off his beard to VM and asks Scanlan if he knows water burns</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11">
          <table:table-cell table:formula="of:=[.A772]" office:value-type="float" office:value="24" calcext:value-type="float">
            <text:p>24</text:p>
          </table:table-cell>
          <table:table-cell office:value-type="string" calcext:value-type="string">
            <text:p>(Tiberius, Vex, Scanlan, and Grog go to Vasselheim to visit House Thunderbrand, and then to get their money)</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6">
          <table:table-cell table:formula="of:=[.A773]" office:value-type="float" office:value="24" calcext:value-type="float">
            <text:p>24</text:p>
          </table:table-cell>
          <table:table-cell office:value-type="string" calcext:value-type="string">
            <text:p>2:07:50 – They learn the carpet would be very expensive to fix </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5">
          <table:table-cell table:formula="of:=[.A774]" office:value-type="float" office:value="24" calcext:value-type="float">
            <text:p>24</text:p>
          </table:table-cell>
          <table:table-cell office:value-type="string" calcext:value-type="string">
            <text:p>2:12:00 – They try to get Greyspine to believe half the party died</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9">
          <table:table-cell table:formula="of:=[.A775]" office:value-type="float" office:value="24" calcext:value-type="float">
            <text:p>24</text:p>
          </table:table-cell>
          <table:table-cell office:value-type="string" calcext:value-type="string">
            <text:p>2:13:55 – Liam “What circumstance would a testicle advantage come into play?” Sam “At Gilmore’s” </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10">
          <table:table-cell table:formula="of:=[.A776]" office:value-type="float" office:value="24" calcext:value-type="float">
            <text:p>24</text:p>
          </table:table-cell>
          <table:table-cell office:value-type="string" calcext:value-type="string">
            <text:p>2:14:40 – Scanlan casts suggestion on Greyspine to get the full amount they’re owed, it works!</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5">
          <table:table-cell table:formula="of:=[.A777]" office:value-type="float" office:value="24" calcext:value-type="float">
            <text:p>24</text:p>
          </table:table-cell>
          <table:table-cell office:value-type="string" calcext:value-type="string">
            <text:p>2:16:05 - Grog gives a thumbs up with severed duergar arm </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4">
          <table:table-cell table:formula="of:=[.A778]" office:value-type="float" office:value="24" calcext:value-type="float">
            <text:p>24</text:p>
          </table:table-cell>
          <table:table-cell office:value-type="string" calcext:value-type="string">
            <text:p>2:18:30 – Vax and Keyleth braid Trinkets hair with flowers and bows, Percy disapproves</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16">
          <table:table-cell table:formula="of:=[.A779]" office:value-type="float" office:value="24" calcext:value-type="float">
            <text:p>24</text:p>
          </table:table-cell>
          <table:table-cell office:value-type="string" calcext:value-type="string">
            <text:p>(They plan for a while on what to do for the dinner with the Briarwoods in six days, Scanlan comes up with Percy disguising himself as Vax while Vax goes invisible)</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16">
          <table:table-cell table:formula="of:=[.A780]" office:value-type="float" office:value="24" calcext:value-type="float">
            <text:p>24</text:p>
          </table:table-cell>
          <table:table-cell office:value-type="string" calcext:value-type="string">
            <text:p>2:32:00 – ‘Jenga’ is born, Keyleth asks Percy what he wants, Vax asks if Briarwoods are pure evil, Scanlan thinks they’d kill them anyway even if they weren’t evil</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12">
          <table:table-cell table:formula="of:=[.A781]" office:value-type="float" office:value="24" calcext:value-type="float">
            <text:p>24</text:p>
          </table:table-cell>
          <table:table-cell office:value-type="string" calcext:value-type="string">
            <text:p>2:34:25 – Grog grows a really nice beard, Vax shaves half of it off, Travis breaks mechanical pencil in anger at 2:35:28 </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4">
          <table:table-cell table:formula="of:=[.A782]" office:value-type="float" office:value="24" calcext:value-type="float">
            <text:p>24</text:p>
          </table:table-cell>
          <table:table-cell office:value-type="string" calcext:value-type="string">
            <text:p>2:38:28 - Scanlan and Percy sing a version of “Do you want to build a snowman”</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5">
          <table:table-cell table:formula="of:=[.A783]" office:value-type="float" office:value="24" calcext:value-type="float">
            <text:p>24</text:p>
          </table:table-cell>
          <table:table-cell office:value-type="string" calcext:value-type="string">
            <text:p>2:41:00 – Percy tries his new glove invention on Tiberius </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3">
          <table:table-cell table:formula="of:=[.A784]" office:value-type="float" office:value="24" calcext:value-type="float">
            <text:p>24</text:p>
          </table:table-cell>
          <table:table-cell office:value-type="string" calcext:value-type="string">
            <text:p>2:42:30 - Diplomacy </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4">
          <table:table-cell table:formula="of:=[.A785]" office:value-type="float" office:value="24" calcext:value-type="float">
            <text:p>24</text:p>
          </table:table-cell>
          <table:table-cell office:value-type="string" calcext:value-type="string">
            <text:p>2:45:35 – Grog makes himself a toga out of curtains/he’s still scared of water</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4">
          <table:table-cell table:formula="of:=[.A786]" office:value-type="float" office:value="24" calcext:value-type="float">
            <text:p>24</text:p>
          </table:table-cell>
          <table:table-cell office:value-type="string" calcext:value-type="string">
            <text:p>2:49:50 – They start off toward the palace for the dinner and get their disguises ready</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9">
          <table:table-cell table:formula="of:=[.A787]" office:value-type="float" office:value="24" calcext:value-type="float">
            <text:p>24</text:p>
          </table:table-cell>
          <table:table-cell office:value-type="string" calcext:value-type="string">
            <text:p>2:51:35 – Vex pats Vaxcy’s hand, Asum tells them about the Briarwoods &amp; figures out Percy is pretending to be Vax</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2">
          <table:table-cell table:formula="of:=[.A788]" office:value-type="float" office:value="24" calcext:value-type="float">
            <text:p>24</text:p>
          </table:table-cell>
          <table:table-cell office:value-type="string" calcext:value-type="string">
            <text:p>2:59:40 – Enter the Briarwoods</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9">
          <table:table-cell table:formula="of:=[.A789]" office:value-type="float" office:value="24" calcext:value-type="float">
            <text:p>24</text:p>
          </table:table-cell>
          <table:table-cell office:value-type="string" calcext:value-type="string">
            <text:p>3:05:00 – Tiberius suggests a double date to Allura with Grog &amp; Kima, Allura suggests it be just the two of them</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2">
          <table:table-cell table:formula="of:=[.A790]" office:value-type="float" office:value="24" calcext:value-type="float">
            <text:p>24</text:p>
          </table:table-cell>
          <table:table-cell office:value-type="string" calcext:value-type="string">
            <text:p>3:09:40 – Vex can sense invisible Vax</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7">
          <table:table-cell table:formula="of:=[.A791]" office:value-type="float" office:value="24" calcext:value-type="float">
            <text:p>24</text:p>
          </table:table-cell>
          <table:table-cell office:value-type="string" calcext:value-type="string">
            <text:p>3:14:40 – Vox Machina gets introductions</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10">
          <table:table-cell table:formula="of:=[.A792]" office:value-type="float" office:value="24" calcext:value-type="float">
            <text:p>24</text:p>
          </table:table-cell>
          <table:table-cell office:value-type="string" calcext:value-type="string">
            <text:p>3:20:15 – Vex asks Delilah questions about Whitestone, then they all get questions in</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10">
          <table:table-cell table:formula="of:=[.A793]" office:value-type="float" office:value="24" calcext:value-type="float">
            <text:p>24</text:p>
          </table:table-cell>
          <table:table-cell office:value-type="string" calcext:value-type="string">
            <text:p>3:44:22 – Vax sneaks into the Briarwoods’ room and they immediately see him, gets captured</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3">
          <table:table-cell table:formula="of:=[.A794]" office:value-type="float" office:value="24" calcext:value-type="float">
            <text:p>24</text:p>
          </table:table-cell>
          <table:table-cell office:value-type="string" calcext:value-type="string">
            <text:p>3:47:20 – Game ends</text:p>
          </table:table-cell>
          <table:table-cell office:value-type="string" calcext:value-type="string">
            <text:p>https://littlecajunlady.tumblr.com/post/170725790456/critical-role-episode-24-the-feast</text:p>
          </table:table-cell>
          <table:table-cell office:value-type="string" calcext:value-type="string">
            <text:p>littlecajunlady</text:p>
          </table:table-cell>
        </table:table-row>
        <table:table-row table:style-name="ro3">
          <table:table-cell office:value-type="float" office:value="25" calcext:value-type="float">
            <text:p>25</text:p>
          </table:table-cell>
          <table:table-cell office:value-type="string" calcext:value-type="string">
            <text:p>8:15 – Sam gets the mug!</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2">
          <table:table-cell table:formula="of:=[.A796]" office:value-type="float" office:value="25" calcext:value-type="float">
            <text:p>25</text:p>
          </table:table-cell>
          <table:table-cell office:value-type="string" calcext:value-type="string">
            <text:p>13:00 – Game starts (but for real at 14:15)</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10">
          <table:table-cell table:formula="of:=[.A797]" office:value-type="float" office:value="25" calcext:value-type="float">
            <text:p>25</text:p>
          </table:table-cell>
          <table:table-cell office:value-type="string" calcext:value-type="string">
            <text:p>20:20 – Vax to the Briarwoods trying to talk his way out “Gosh you guys are good looking”</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3">
          <table:table-cell table:formula="of:=[.A798]" office:value-type="float" office:value="25" calcext:value-type="float">
            <text:p>25</text:p>
          </table:table-cell>
          <table:table-cell office:value-type="string" calcext:value-type="string">
            <text:p>27:20 – Sylas bites Vax</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7">
          <table:table-cell table:formula="of:=[.A799]" office:value-type="float" office:value="25" calcext:value-type="float">
            <text:p>25</text:p>
          </table:table-cell>
          <table:table-cell office:value-type="string" calcext:value-type="string">
            <text:p>28:45 – Vax says Jenga and jumps out the window</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10">
          <table:table-cell table:formula="of:=[.A800]" office:value-type="float" office:value="25" calcext:value-type="float">
            <text:p>25</text:p>
          </table:table-cell>
          <table:table-cell office:value-type="string" calcext:value-type="string">
            <text:p>(They hear his shout for help and start looking for Vax, Keyleth poops on a servant, fight start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5">
          <table:table-cell table:formula="of:=[.A801]" office:value-type="float" office:value="25" calcext:value-type="float">
            <text:p>25</text:p>
          </table:table-cell>
          <table:table-cell office:value-type="string" calcext:value-type="string">
            <text:p>40:00 – Vax’s thoughts as he goes unconscious :(</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2">
          <table:table-cell table:formula="of:=[.A802]" office:value-type="float" office:value="25" calcext:value-type="float">
            <text:p>25</text:p>
          </table:table-cell>
          <table:table-cell office:value-type="string" calcext:value-type="string">
            <text:p>48:38 – Kit Buss joins the game</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5">
          <table:table-cell table:formula="of:=[.A803]" office:value-type="float" office:value="25" calcext:value-type="float">
            <text:p>25</text:p>
          </table:table-cell>
          <table:table-cell office:value-type="string" calcext:value-type="string">
            <text:p>59:00, 1:00:55 – Laura’s 2 natural 20s to save Vax</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4">
          <table:table-cell table:formula="of:=[.A804]" office:value-type="float" office:value="25" calcext:value-type="float">
            <text:p>25</text:p>
          </table:table-cell>
          <table:table-cell office:value-type="string" calcext:value-type="string">
            <text:p>1:04:00 – Vex takes 66 points of damage from Delilah’s Finger of Death</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2">
          <table:table-cell table:formula="of:=[.A805]" office:value-type="float" office:value="25" calcext:value-type="float">
            <text:p>25</text:p>
          </table:table-cell>
          <table:table-cell office:value-type="string" calcext:value-type="string">
            <text:p>1:10:00 – Scanlan heals Vax ♪</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10">
          <table:table-cell table:formula="of:=[.A806]" office:value-type="float" office:value="25" calcext:value-type="float">
            <text:p>25</text:p>
          </table:table-cell>
          <table:table-cell office:value-type="string" calcext:value-type="string">
            <text:p>1:11:50 – Scanlan ♪ Hey there Delilah ♪ and *suggests* she to make out with Silas, but it fail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4">
          <table:table-cell table:formula="of:=[.A807]" office:value-type="float" office:value="25" calcext:value-type="float">
            <text:p>25</text:p>
          </table:table-cell>
          <table:table-cell office:value-type="string" calcext:value-type="string">
            <text:p>1:13:10 – Liam “She doesn’t even feel a little bit horny?” and “She has a headache”</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4">
          <table:table-cell table:formula="of:=[.A808]" office:value-type="float" office:value="25" calcext:value-type="float">
            <text:p>25</text:p>
          </table:table-cell>
          <table:table-cell office:value-type="string" calcext:value-type="string">
            <text:p>1:15:35 – Lillith is revealed to be a tiefling/Not the time to be hitting on her Tiberiu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2">
          <table:table-cell table:formula="of:=[.A809]" office:value-type="float" office:value="25" calcext:value-type="float">
            <text:p>25</text:p>
          </table:table-cell>
          <table:table-cell office:value-type="string" calcext:value-type="string">
            <text:p>1:16:40 – Percy “SYLA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5">
          <table:table-cell table:formula="of:=[.A810]" office:value-type="float" office:value="25" calcext:value-type="float">
            <text:p>25</text:p>
          </table:table-cell>
          <table:table-cell office:value-type="string" calcext:value-type="string">
            <text:p>1:19:05 – Sylas recognizes Percy, “The pup yet live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7">
          <table:table-cell table:formula="of:=[.A811]" office:value-type="float" office:value="25" calcext:value-type="float">
            <text:p>25</text:p>
          </table:table-cell>
          <table:table-cell office:value-type="string" calcext:value-type="string">
            <text:p>1:22:00 – Scanlan distracts Sylas ♪</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7">
          <table:table-cell table:formula="of:=[.A812]" office:value-type="float" office:value="25" calcext:value-type="float">
            <text:p>25</text:p>
          </table:table-cell>
          <table:table-cell office:value-type="string" calcext:value-type="string">
            <text:p>1:30:15 – Tiberius cursed, feeble mind?</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2">
          <table:table-cell table:formula="of:=[.A813]" office:value-type="float" office:value="25" calcext:value-type="float">
            <text:p>25</text:p>
          </table:table-cell>
          <table:table-cell office:value-type="string" calcext:value-type="string">
            <text:p>1:38:55 – “SYLAS” part 2</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4">
          <table:table-cell table:formula="of:=[.A814]" office:value-type="float" office:value="25" calcext:value-type="float">
            <text:p>25</text:p>
          </table:table-cell>
          <table:table-cell office:value-type="string" calcext:value-type="string">
            <text:p>1:49:35 – Briarwoods teleport to carriage, Percy shoots out the wheel, it topples over</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6">
          <table:table-cell table:formula="of:=[.A815]" office:value-type="float" office:value="25" calcext:value-type="float">
            <text:p>25</text:p>
          </table:table-cell>
          <table:table-cell office:value-type="string" calcext:value-type="string">
            <text:p>1:53:05 – Delilah taunts Percy about visiting his home and family</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7">
          <table:table-cell table:formula="of:=[.A816]" office:value-type="float" office:value="25" calcext:value-type="float">
            <text:p>25</text:p>
          </table:table-cell>
          <table:table-cell office:value-type="string" calcext:value-type="string">
            <text:p>1:54:55 – Briarwoods disappear for real this time</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18">
          <table:table-cell table:formula="of:=[.A817]" office:value-type="float" office:value="25" calcext:value-type="float">
            <text:p>25</text:p>
          </table:table-cell>
          <table:table-cell office:value-type="string" calcext:value-type="string">
            <text:p>1:55:38 – Percy shoots off 3 of the carriage driver’s fingers, interrogation, Percy asks about his family and says all of their names (except for Cassandra’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3">
          <table:table-cell table:formula="of:=[.A818]" office:value-type="float" office:value="25" calcext:value-type="float">
            <text:p>25</text:p>
          </table:table-cell>
          <table:table-cell office:value-type="string" calcext:value-type="string">
            <text:p>1:57:20 – Break start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3">
          <table:table-cell table:formula="of:=[.A819]" office:value-type="float" office:value="25" calcext:value-type="float">
            <text:p>25</text:p>
          </table:table-cell>
          <table:table-cell office:value-type="string" calcext:value-type="string">
            <text:p>2:09:10 – Break end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10">
          <table:table-cell table:formula="of:=[.A820]" office:value-type="float" office:value="25" calcext:value-type="float">
            <text:p>25</text:p>
          </table:table-cell>
          <table:table-cell office:value-type="string" calcext:value-type="string">
            <text:p>(Percy knocks driver unconscious, guards try to arrest Lillith and Keyleth gets them to back off)</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7">
          <table:table-cell table:formula="of:=[.A821]" office:value-type="float" office:value="25" calcext:value-type="float">
            <text:p>25</text:p>
          </table:table-cell>
          <table:table-cell office:value-type="string" calcext:value-type="string">
            <text:p>2:14:20 – Tiberius tries to get help from Allura</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10">
          <table:table-cell table:formula="of:=[.A822]" office:value-type="float" office:value="25" calcext:value-type="float">
            <text:p>25</text:p>
          </table:table-cell>
          <table:table-cell office:value-type="string" calcext:value-type="string">
            <text:p>2:15:10 – Vex &amp; Keyleth help Vax, who thinks he’s dangerous, while Percy searches carriage</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7">
          <table:table-cell table:formula="of:=[.A823]" office:value-type="float" office:value="25" calcext:value-type="float">
            <text:p>25</text:p>
          </table:table-cell>
          <table:table-cell office:value-type="string" calcext:value-type="string">
            <text:p>2:16:30 – Vox Machina questions Lillith</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5">
          <table:table-cell table:formula="of:=[.A824]" office:value-type="float" office:value="25" calcext:value-type="float">
            <text:p>25</text:p>
          </table:table-cell>
          <table:table-cell office:value-type="string" calcext:value-type="string">
            <text:p>2:19:35 – Lillith explains the glowing mark on her chest </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6">
          <table:table-cell table:formula="of:=[.A825]" office:value-type="float" office:value="25" calcext:value-type="float">
            <text:p>25</text:p>
          </table:table-cell>
          <table:table-cell office:value-type="string" calcext:value-type="string">
            <text:p>2:20:40 – Ailing Vax/Liam headdesk, Uriel arrives right after</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6">
          <table:table-cell table:formula="of:=[.A826]" office:value-type="float" office:value="25" calcext:value-type="float">
            <text:p>25</text:p>
          </table:table-cell>
          <table:table-cell office:value-type="string" calcext:value-type="string">
            <text:p>2:22:00 – Percy tells Uriel the Briarwoods killed his family</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12">
          <table:table-cell table:formula="of:=[.A827]" office:value-type="float" office:value="25" calcext:value-type="float">
            <text:p>25</text:p>
          </table:table-cell>
          <table:table-cell office:value-type="string" calcext:value-type="string">
            <text:p>2:22:53 – Lillith frantically tells Uriel what happened - “heaving bosoms” and thinks she’s “getting the vapor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10">
          <table:table-cell table:formula="of:=[.A828]" office:value-type="float" office:value="25" calcext:value-type="float">
            <text:p>25</text:p>
          </table:table-cell>
          <table:table-cell office:value-type="string" calcext:value-type="string">
            <text:p>2:24:10 – Scanlan “(Tibs) seems normal to me”, they go to a temple to get Tibs and Vax healed</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2">
          <table:table-cell table:formula="of:=[.A829]" office:value-type="float" office:value="25" calcext:value-type="float">
            <text:p>25</text:p>
          </table:table-cell>
          <table:table-cell office:value-type="string" calcext:value-type="string">
            <text:p>2:27:25 – Tiberius healed</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6">
          <table:table-cell table:formula="of:=[.A830]" office:value-type="float" office:value="25" calcext:value-type="float">
            <text:p>25</text:p>
          </table:table-cell>
          <table:table-cell office:value-type="string" calcext:value-type="string">
            <text:p>2:28:40 – Vax “You didn’t shit yourself so you’re a winner,” Vax gets healed</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7">
          <table:table-cell table:formula="of:=[.A831]" office:value-type="float" office:value="25" calcext:value-type="float">
            <text:p>25</text:p>
          </table:table-cell>
          <table:table-cell office:value-type="string" calcext:value-type="string">
            <text:p>2:33:03 – They tell the cleric about Pike</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5">
          <table:table-cell table:formula="of:=[.A832]" office:value-type="float" office:value="25" calcext:value-type="float">
            <text:p>25</text:p>
          </table:table-cell>
          <table:table-cell office:value-type="string" calcext:value-type="string">
            <text:p>2:36:10 – Vax tells them what happened and apologize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10">
          <table:table-cell table:formula="of:=[.A833]" office:value-type="float" office:value="25" calcext:value-type="float">
            <text:p>25</text:p>
          </table:table-cell>
          <table:table-cell office:value-type="string" calcext:value-type="string">
            <text:p>2:37:25 – Keyleth “They said your family is still there,” Percy “They’re liar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2">
          <table:table-cell table:formula="of:=[.A834]" office:value-type="float" office:value="25" calcext:value-type="float">
            <text:p>25</text:p>
          </table:table-cell>
          <table:table-cell office:value-type="string" calcext:value-type="string">
            <text:p>2:39:20 - Percy thanks Vax</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11">
          <table:table-cell table:formula="of:=[.A835]" office:value-type="float" office:value="25" calcext:value-type="float">
            <text:p>25</text:p>
          </table:table-cell>
          <table:table-cell office:value-type="string" calcext:value-type="string">
            <text:p>2:39:33 – Grog tells Vax he’s glad he didn’t die, then smacks him. “No one kills you but me” at 2:40:15</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7">
          <table:table-cell table:formula="of:=[.A836]" office:value-type="float" office:value="25" calcext:value-type="float">
            <text:p>25</text:p>
          </table:table-cell>
          <table:table-cell office:value-type="string" calcext:value-type="string">
            <text:p>2:41:25 – The Broker shows up and a fight start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5">
          <table:table-cell table:formula="of:=[.A837]" office:value-type="float" office:value="25" calcext:value-type="float">
            <text:p>25</text:p>
          </table:table-cell>
          <table:table-cell office:value-type="string" calcext:value-type="string">
            <text:p>2:47:30 – Lillith “You tell my sister I hope her face still fester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2">
          <table:table-cell table:formula="of:=[.A838]" office:value-type="float" office:value="25" calcext:value-type="float">
            <text:p>25</text:p>
          </table:table-cell>
          <table:table-cell office:value-type="string" calcext:value-type="string">
            <text:p>2:50:30 – The first Trinket cannonball</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4">
          <table:table-cell table:formula="of:=[.A839]" office:value-type="float" office:value="25" calcext:value-type="float">
            <text:p>25</text:p>
          </table:table-cell>
          <table:table-cell office:value-type="string" calcext:value-type="string">
            <text:p>2:57:58 – Scanlan puts old woman to sleep, then inspires Lillith with a sexy dance</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9">
          <table:table-cell table:formula="of:=[.A840]" office:value-type="float" office:value="25" calcext:value-type="float">
            <text:p>25</text:p>
          </table:table-cell>
          <table:table-cell office:value-type="string" calcext:value-type="string">
            <text:p>3:06:20 – Percy starts shooting at the Broker, gets HDYWTDT at 3:08:10, “Your soul is forfeit” at 3:08:54</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5">
          <table:table-cell table:formula="of:=[.A841]" office:value-type="float" office:value="25" calcext:value-type="float">
            <text:p>25</text:p>
          </table:table-cell>
          <table:table-cell office:value-type="string" calcext:value-type="string">
            <text:p>3:12:25 – Keyleth in shock at Percy, skips her action</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7">
          <table:table-cell table:formula="of:=[.A842]" office:value-type="float" office:value="25" calcext:value-type="float">
            <text:p>25</text:p>
          </table:table-cell>
          <table:table-cell office:value-type="string" calcext:value-type="string">
            <text:p>3:21:05 – Tiberius chainsaws the old woman</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7">
          <table:table-cell table:formula="of:=[.A843]" office:value-type="float" office:value="25" calcext:value-type="float">
            <text:p>25</text:p>
          </table:table-cell>
          <table:table-cell office:value-type="string" calcext:value-type="string">
            <text:p>3:23:15 – Scanlan can’t just shit on command</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10">
          <table:table-cell table:formula="of:=[.A844]" office:value-type="float" office:value="25" calcext:value-type="float">
            <text:p>25</text:p>
          </table:table-cell>
          <table:table-cell office:value-type="string" calcext:value-type="string">
            <text:p>3:24:45 – Lillith questions reanimated Broker and sends him back to her family</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5">
          <table:table-cell table:formula="of:=[.A845]" office:value-type="float" office:value="25" calcext:value-type="float">
            <text:p>25</text:p>
          </table:table-cell>
          <table:table-cell office:value-type="string" calcext:value-type="string">
            <text:p>3:31:00 – More Lillith backstory with her sister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5">
          <table:table-cell table:formula="of:=[.A846]" office:value-type="float" office:value="25" calcext:value-type="float">
            <text:p>25</text:p>
          </table:table-cell>
          <table:table-cell office:value-type="string" calcext:value-type="string">
            <text:p>3:33:20 – Little Vax and Vex moment, Scanlan licks Tiberiu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3">
          <table:table-cell table:formula="of:=[.A847]" office:value-type="float" office:value="25" calcext:value-type="float">
            <text:p>25</text:p>
          </table:table-cell>
          <table:table-cell office:value-type="string" calcext:value-type="string">
            <text:p>3:33:42 – Game end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1">
          <table:table-cell table:formula="of:=[.A848]" office:value-type="float" office:value="25" calcext:value-type="float">
            <text:p>25</text:p>
          </table:table-cell>
          <table:table-cell office:value-type="string" calcext:value-type="string">
            <text:p>*Bonus*</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7">
          <table:table-cell table:formula="of:=[.A849]" office:value-type="float" office:value="25" calcext:value-type="float">
            <text:p>25</text:p>
          </table:table-cell>
          <table:table-cell office:value-type="string" calcext:value-type="string">
            <text:p>3:36:20 – Liam thinks his character will die first</text:p>
          </table:table-cell>
          <table:table-cell office:value-type="string" calcext:value-type="string">
            <text:p>https://littlecajunlady.tumblr.com/post/170843457096/critical-role-episode-25-crimson-diplomacy</text:p>
          </table:table-cell>
          <table:table-cell office:value-type="string" calcext:value-type="string">
            <text:p>littlecajunlady</text:p>
          </table:table-cell>
        </table:table-row>
        <table:table-row table:style-name="ro3">
          <table:table-cell office:value-type="float" office:value="26" calcext:value-type="float">
            <text:p>26</text:p>
          </table:table-cell>
          <table:table-cell office:value-type="string" calcext:value-type="string">
            <text:p>11:25 - Game starts</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6">
          <table:table-cell table:formula="of:=[.A851]" office:value-type="float" office:value="26" calcext:value-type="float">
            <text:p>26</text:p>
          </table:table-cell>
          <table:table-cell office:value-type="string" calcext:value-type="string">
            <text:p>11:45 - Percy and Lillith are missing and Scanlan thinks they hooked up</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7">
          <table:table-cell table:formula="of:=[.A852]" office:value-type="float" office:value="26" calcext:value-type="float">
            <text:p>26</text:p>
          </table:table-cell>
          <table:table-cell office:value-type="string" calcext:value-type="string">
            <text:p>14:25 - Vex goes to check on Lillith and finds her letter</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6">
          <table:table-cell table:formula="of:=[.A853]" office:value-type="float" office:value="26" calcext:value-type="float">
            <text:p>26</text:p>
          </table:table-cell>
          <table:table-cell office:value-type="string" calcext:value-type="string">
            <text:p>16:20 - Grog and Scanlan go looking for Percy (played by Matt this episode)</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5">
          <table:table-cell table:formula="of:=[.A854]" office:value-type="float" office:value="26" calcext:value-type="float">
            <text:p>26</text:p>
          </table:table-cell>
          <table:table-cell office:value-type="string" calcext:value-type="string">
            <text:p>17:50 - Scanlan asks Percy to make a ladder for the door</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10">
          <table:table-cell table:formula="of:=[.A855]" office:value-type="float" office:value="26" calcext:value-type="float">
            <text:p>26</text:p>
          </table:table-cell>
          <table:table-cell office:value-type="string" calcext:value-type="string">
            <text:p>20:15 - Keyleth is worried about Percy and opposed to how they’ve all been acting lately</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7">
          <table:table-cell table:formula="of:=[.A856]" office:value-type="float" office:value="26" calcext:value-type="float">
            <text:p>26</text:p>
          </table:table-cell>
          <table:table-cell office:value-type="string" calcext:value-type="string">
            <text:p>35:45 - Vax brings up the dead child to Keyleth</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3">
          <table:table-cell table:formula="of:=[.A857]" office:value-type="float" office:value="26" calcext:value-type="float">
            <text:p>26</text:p>
          </table:table-cell>
          <table:table-cell office:value-type="string" calcext:value-type="string">
            <text:p>41:25 - They talk to Uriel</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7">
          <table:table-cell table:formula="of:=[.A858]" office:value-type="float" office:value="26" calcext:value-type="float">
            <text:p>26</text:p>
          </table:table-cell>
          <table:table-cell office:value-type="string" calcext:value-type="string">
            <text:p>46:30 - They start defending themselves</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6">
          <table:table-cell table:formula="of:=[.A859]" office:value-type="float" office:value="26" calcext:value-type="float">
            <text:p>26</text:p>
          </table:table-cell>
          <table:table-cell office:value-type="string" calcext:value-type="string">
            <text:p>54:20 - Scanlan inspires Keyleth, she clears Asum of spell</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7">
          <table:table-cell table:formula="of:=[.A860]" office:value-type="float" office:value="26" calcext:value-type="float">
            <text:p>26</text:p>
          </table:table-cell>
          <table:table-cell office:value-type="string" calcext:value-type="string">
            <text:p>57:00 - Vox Machina revoked from council</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11">
          <table:table-cell table:formula="of:=[.A861]" office:value-type="float" office:value="26" calcext:value-type="float">
            <text:p>26</text:p>
          </table:table-cell>
          <table:table-cell office:value-type="string" calcext:value-type="string">
            <text:p>59:50 - Scanlan “I look forward to the second parade you throw for us after our names are cleared”</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5">
          <table:table-cell table:formula="of:=[.A862]" office:value-type="float" office:value="26" calcext:value-type="float">
            <text:p>26</text:p>
          </table:table-cell>
          <table:table-cell office:value-type="string" calcext:value-type="string">
            <text:p>1:04:45 - Allura asks Tibs if he killed that old woman</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9">
          <table:table-cell table:formula="of:=[.A863]" office:value-type="float" office:value="26" calcext:value-type="float">
            <text:p>26</text:p>
          </table:table-cell>
          <table:table-cell office:value-type="string" calcext:value-type="string">
            <text:p>(An old couple is waiting outside the keep and asks them to help find the thing killing everyone’s livestock)</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4">
          <table:table-cell table:formula="of:=[.A864]" office:value-type="float" office:value="26" calcext:value-type="float">
            <text:p>26</text:p>
          </table:table-cell>
          <table:table-cell office:value-type="string" calcext:value-type="string">
            <text:p>1:24:35 - Scanlan “Remember when I told you not to let anyone linger outside the keep?”</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3">
          <table:table-cell table:formula="of:=[.A865]" office:value-type="float" office:value="26" calcext:value-type="float">
            <text:p>26</text:p>
          </table:table-cell>
          <table:table-cell office:value-type="string" calcext:value-type="string">
            <text:p>1:29:00 - Break starts</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5">
          <table:table-cell table:formula="of:=[.A866]" office:value-type="float" office:value="26" calcext:value-type="float">
            <text:p>26</text:p>
          </table:table-cell>
          <table:table-cell office:value-type="string" calcext:value-type="string">
            <text:p>1:45:05 - Break ends, Keyleth tries to talk to Percy</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5">
          <table:table-cell table:formula="of:=[.A867]" office:value-type="float" office:value="26" calcext:value-type="float">
            <text:p>26</text:p>
          </table:table-cell>
          <table:table-cell office:value-type="string" calcext:value-type="string">
            <text:p>1:50:40 - Desmond starts giving info on the Briarwoods</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4">
          <table:table-cell table:formula="of:=[.A868]" office:value-type="float" office:value="26" calcext:value-type="float">
            <text:p>26</text:p>
          </table:table-cell>
          <table:table-cell office:value-type="string" calcext:value-type="string">
            <text:p>2:02:10 - Desmond might be safer in the cell, (:45) They’re trying to be nicer</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2">
          <table:table-cell table:formula="of:=[.A869]" office:value-type="float" office:value="26" calcext:value-type="float">
            <text:p>26</text:p>
          </table:table-cell>
          <table:table-cell office:value-type="string" calcext:value-type="string">
            <text:p>2:04:55 - Percy heard everything</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7">
          <table:table-cell table:formula="of:=[.A870]" office:value-type="float" office:value="26" calcext:value-type="float">
            <text:p>26</text:p>
          </table:table-cell>
          <table:table-cell office:value-type="string" calcext:value-type="string">
            <text:p>2:09:10 - Scanlan asks Jarrett to look after Desmond</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7">
          <table:table-cell table:formula="of:=[.A871]" office:value-type="float" office:value="26" calcext:value-type="float">
            <text:p>26</text:p>
          </table:table-cell>
          <table:table-cell office:value-type="string" calcext:value-type="string">
            <text:p>2:15:15 - Vax offers Tiberius a drink, drunk Tibs ensues</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5">
          <table:table-cell table:formula="of:=[.A872]" office:value-type="float" office:value="26" calcext:value-type="float">
            <text:p>26</text:p>
          </table:table-cell>
          <table:table-cell office:value-type="string" calcext:value-type="string">
            <text:p>2:21:50 - Keyleth “I hate you so much Vax,” Vax - :( </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5">
          <table:table-cell table:formula="of:=[.A873]" office:value-type="float" office:value="26" calcext:value-type="float">
            <text:p>26</text:p>
          </table:table-cell>
          <table:table-cell office:value-type="string" calcext:value-type="string">
            <text:p>2:27:30 - Trinket is sent to the cells, little Vex and Percy moment</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5">
          <table:table-cell table:formula="of:=[.A874]" office:value-type="float" office:value="26" calcext:value-type="float">
            <text:p>26</text:p>
          </table:table-cell>
          <table:table-cell office:value-type="string" calcext:value-type="string">
            <text:p>2:34:00 - Scanlan asks for a cow bell, comes up with the cow plan</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2">
          <table:table-cell table:formula="of:=[.A875]" office:value-type="float" office:value="26" calcext:value-type="float">
            <text:p>26</text:p>
          </table:table-cell>
          <table:table-cell office:value-type="string" calcext:value-type="string">
            <text:p>2:38:10 - Cow-moo-flage</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5">
          <table:table-cell table:formula="of:=[.A876]" office:value-type="float" office:value="26" calcext:value-type="float">
            <text:p>26</text:p>
          </table:table-cell>
          <table:table-cell office:value-type="string" calcext:value-type="string">
            <text:p>2:39:40 - Alpha cow, Keyleth talks to the cows at <text:a xlink:href="https://t.umblr.com/redirect?z=https%3A%2F%2Fwww.youtube.com%2Fwatch%3Fv%3DNkc2K5nLUDo&amp;t=MDI0Yzk2Y2ZhNGVmNzk0ZmM4MjIyMTg1ZjZiYzZiMjMwYWU4MDkyNywyUUpiZmJ5Mg%3D%3D&amp;b=t%3AE7JpzwYkZonGl_RZDrfY6A&amp;p=https%3A%2F%2Flittlecajunlady.tumblr.com%2Fpost%2F171058699555%2Fcritical-role-episode-26-consequences-and-cows&amp;m=1&amp;ts=1611407812" xlink:type="simple">2:41:10</text:a></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6">
          <table:table-cell table:formula="of:=[.A877]" office:value-type="float" office:value="26" calcext:value-type="float">
            <text:p>26</text:p>
          </table:table-cell>
          <table:table-cell office:value-type="string" calcext:value-type="string">
            <text:p>2:44:35 - Bird shows up, Vax cow stealth, Keyleth makes herself available</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3">
          <table:table-cell table:formula="of:=[.A878]" office:value-type="float" office:value="26" calcext:value-type="float">
            <text:p>26</text:p>
          </table:table-cell>
          <table:table-cell office:value-type="string" calcext:value-type="string">
            <text:p>2:47:00 - Bird grabs Keyleth</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10">
          <table:table-cell table:formula="of:=[.A879]" office:value-type="float" office:value="26" calcext:value-type="float">
            <text:p>26</text:p>
          </table:table-cell>
          <table:table-cell office:value-type="string" calcext:value-type="string">
            <text:p>2:54:28 - Scanlan dimension doors on bird’s back, 2:55:38 - inspires Keyleth ♪</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10">
          <table:table-cell table:formula="of:=[.A880]" office:value-type="float" office:value="26" calcext:value-type="float">
            <text:p>26</text:p>
          </table:table-cell>
          <table:table-cell office:value-type="string" calcext:value-type="string">
            <text:p>2:59:20 - Never worry about Scanlan, Keyleth polymorphs bird into a cow</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7">
          <table:table-cell table:formula="of:=[.A881]" office:value-type="float" office:value="26" calcext:value-type="float">
            <text:p>26</text:p>
          </table:table-cell>
          <table:table-cell office:value-type="string" calcext:value-type="string">
            <text:p>3:02:35 - Sam’s nat 20 to turn into a pterodactyl </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6">
          <table:table-cell table:formula="of:=[.A882]" office:value-type="float" office:value="26" calcext:value-type="float">
            <text:p>26</text:p>
          </table:table-cell>
          <table:table-cell office:value-type="string" calcext:value-type="string">
            <text:p>3:03:26 - Vax and Vex are still twins as cows, this is “udderly” ridiculous</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12">
          <table:table-cell table:formula="of:=[.A883]" office:value-type="float" office:value="26" calcext:value-type="float">
            <text:p>26</text:p>
          </table:table-cell>
          <table:table-cell office:value-type="string" calcext:value-type="string">
            <text:p>(They find the bird’s nest and the gnome druid taking care of it, Keyleth and Tiberius unsuccessfully negotiate with him for a while)</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6">
          <table:table-cell table:formula="of:=[.A884]" office:value-type="float" office:value="26" calcext:value-type="float">
            <text:p>26</text:p>
          </table:table-cell>
          <table:table-cell office:value-type="string" calcext:value-type="string">
            <text:p>3:26:45 - Keyleth feeds the bird some berries and nearly loses her hand</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6">
          <table:table-cell table:formula="of:=[.A885]" office:value-type="float" office:value="26" calcext:value-type="float">
            <text:p>26</text:p>
          </table:table-cell>
          <table:table-cell office:value-type="string" calcext:value-type="string">
            <text:p>3:38:10 - Scanlan finally gets the guy to agree to go to Vasselheim</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3">
          <table:table-cell table:formula="of:=[.A886]" office:value-type="float" office:value="26" calcext:value-type="float">
            <text:p>26</text:p>
          </table:table-cell>
          <table:table-cell office:value-type="string" calcext:value-type="string">
            <text:p>3:47:20 - Game ends</text:p>
          </table:table-cell>
          <table:table-cell office:value-type="string" calcext:value-type="string">
            <text:p>https://littlecajunlady.tumblr.com/post/171058699555/critical-role-episode-26-consequences-and-cows</text:p>
          </table:table-cell>
          <table:table-cell office:value-type="string" calcext:value-type="string">
            <text:p>littlecajunlady</text:p>
          </table:table-cell>
        </table:table-row>
        <table:table-row table:style-name="ro6">
          <table:table-cell office:value-type="float" office:value="27" calcext:value-type="float">
            <text:p>27</text:p>
          </table:table-cell>
          <table:table-cell office:value-type="string" calcext:value-type="string">
            <text:p>16:55 – Game starts, Percy dreams of his family’s deaths and Orthax speaks</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10">
          <table:table-cell table:formula="of:=[.A888]" office:value-type="float" office:value="27" calcext:value-type="float">
            <text:p>27</text:p>
          </table:table-cell>
          <table:table-cell office:value-type="string" calcext:value-type="string">
            <text:p>20:00 – Jarrett’s getting choked, Sam “I’m just saying Trinket died already”</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4">
          <table:table-cell table:formula="of:=[.A889]" office:value-type="float" office:value="27" calcext:value-type="float">
            <text:p>27</text:p>
          </table:table-cell>
          <table:table-cell office:value-type="string" calcext:value-type="string">
            <text:p>29:40 – Taliesin “Thank you all for leaving a bear on suicide watch” </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5">
          <table:table-cell table:formula="of:=[.A890]" office:value-type="float" office:value="27" calcext:value-type="float">
            <text:p>27</text:p>
          </table:table-cell>
          <table:table-cell office:value-type="string" calcext:value-type="string">
            <text:p>50:15 – Scanlan inspires Percy ♪ (Single Ladies)</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6">
          <table:table-cell table:formula="of:=[.A891]" office:value-type="float" office:value="27" calcext:value-type="float">
            <text:p>27</text:p>
          </table:table-cell>
          <table:table-cell office:value-type="string" calcext:value-type="string">
            <text:p>1:02:15 – Vax gets the kill/”You softened the shit of him, Grog”</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2">
          <table:table-cell table:formula="of:=[.A892]" office:value-type="float" office:value="27" calcext:value-type="float">
            <text:p>27</text:p>
          </table:table-cell>
          <table:table-cell office:value-type="string" calcext:value-type="string">
            <text:p>1:06:35 – Vex “Jarrett’s up for anything”</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2">
          <table:table-cell table:formula="of:=[.A893]" office:value-type="float" office:value="27" calcext:value-type="float">
            <text:p>27</text:p>
          </table:table-cell>
          <table:table-cell office:value-type="string" calcext:value-type="string">
            <text:p>1:10:30 – Vax “We may be fuck ups”</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5">
          <table:table-cell table:formula="of:=[.A894]" office:value-type="float" office:value="27" calcext:value-type="float">
            <text:p>27</text:p>
          </table:table-cell>
          <table:table-cell office:value-type="string" calcext:value-type="string">
            <text:p>1:11:45 – Scanlan goes to sleep in Percy’s workshop</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2">
          <table:table-cell table:formula="of:=[.A895]" office:value-type="float" office:value="27" calcext:value-type="float">
            <text:p>27</text:p>
          </table:table-cell>
          <table:table-cell office:value-type="string" calcext:value-type="string">
            <text:p>1:15:45 – Conversation with Asum</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7">
          <table:table-cell table:formula="of:=[.A896]" office:value-type="float" office:value="27" calcext:value-type="float">
            <text:p>27</text:p>
          </table:table-cell>
          <table:table-cell office:value-type="string" calcext:value-type="string">
            <text:p>1:24:15 – Percy eavesdropping again</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10">
          <table:table-cell table:formula="of:=[.A897]" office:value-type="float" office:value="27" calcext:value-type="float">
            <text:p>27</text:p>
          </table:table-cell>
          <table:table-cell office:value-type="string" calcext:value-type="string">
            <text:p>1:27:50 – Scanlan asks Percy what he wants to do/Keyleth perception check on Percy</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14">
          <table:table-cell table:formula="of:=[.A898]" office:value-type="float" office:value="27" calcext:value-type="float">
            <text:p>27</text:p>
          </table:table-cell>
          <table:table-cell office:value-type="string" calcext:value-type="string">
            <text:p>1:37:30 – Scanlan “With the Briarwoods we can kill every motherfucker in that place”/”She did have an old lady smell”</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3">
          <table:table-cell table:formula="of:=[.A899]" office:value-type="float" office:value="27" calcext:value-type="float">
            <text:p>27</text:p>
          </table:table-cell>
          <table:table-cell office:value-type="string" calcext:value-type="string">
            <text:p>1:38:25 – Orthax speaks</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7">
          <table:table-cell table:formula="of:=[.A900]" office:value-type="float" office:value="27" calcext:value-type="float">
            <text:p>27</text:p>
          </table:table-cell>
          <table:table-cell office:value-type="string" calcext:value-type="string">
            <text:p>1:40:40 – Percy thanks them and apologizes</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3">
          <table:table-cell table:formula="of:=[.A901]" office:value-type="float" office:value="27" calcext:value-type="float">
            <text:p>27</text:p>
          </table:table-cell>
          <table:table-cell office:value-type="string" calcext:value-type="string">
            <text:p>1:42:25 – Break starts</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3">
          <table:table-cell table:formula="of:=[.A902]" office:value-type="float" office:value="27" calcext:value-type="float">
            <text:p>27</text:p>
          </table:table-cell>
          <table:table-cell office:value-type="string" calcext:value-type="string">
            <text:p>1:55:25 – Break ends</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10">
          <table:table-cell table:formula="of:=[.A903]" office:value-type="float" office:value="27" calcext:value-type="float">
            <text:p>27</text:p>
          </table:table-cell>
          <table:table-cell office:value-type="string" calcext:value-type="string">
            <text:p>2:02:45 – Percy requests an inspirational song from Scanlan ♪ (Here Comes the Sun)</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10">
          <table:table-cell table:formula="of:=[.A904]" office:value-type="float" office:value="27" calcext:value-type="float">
            <text:p>27</text:p>
          </table:table-cell>
          <table:table-cell office:value-type="string" calcext:value-type="string">
            <text:p>2:08:25 – Vax gets a holy symbol of Sarenrae, “It reminds me of my friend,”/ asks guards for Simon</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5">
          <table:table-cell table:formula="of:=[.A905]" office:value-type="float" office:value="27" calcext:value-type="float">
            <text:p>27</text:p>
          </table:table-cell>
          <table:table-cell office:value-type="string" calcext:value-type="string">
            <text:p>2:11:50 Travis drops a dice he’s been throwing in the air</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6">
          <table:table-cell table:formula="of:=[.A906]" office:value-type="float" office:value="27" calcext:value-type="float">
            <text:p>27</text:p>
          </table:table-cell>
          <table:table-cell office:value-type="string" calcext:value-type="string">
            <text:p>(2:18:50 – 2:30:30 - Tiberius shopping and stuff, so I can skip it)</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6">
          <table:table-cell table:formula="of:=[.A907]" office:value-type="float" office:value="27" calcext:value-type="float">
            <text:p>27</text:p>
          </table:table-cell>
          <table:table-cell office:value-type="string" calcext:value-type="string">
            <text:p>2:28:55 – Vax picks a flower out of Keyleth’s garden (not a euphemism)</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4">
          <table:table-cell table:formula="of:=[.A908]" office:value-type="float" office:value="27" calcext:value-type="float">
            <text:p>27</text:p>
          </table:table-cell>
          <table:table-cell office:value-type="string" calcext:value-type="string">
            <text:p>2:34:45 – Keyleth gives Scanlan her holy smoke bomb to hold and he puts it in his ass</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4">
          <table:table-cell table:formula="of:=[.A909]" office:value-type="float" office:value="27" calcext:value-type="float">
            <text:p>27</text:p>
          </table:table-cell>
          <table:table-cell office:value-type="string" calcext:value-type="string">
            <text:p>2:44:35 – Keyleth makes a water elemental and speaks to it, Taliesin translates</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6">
          <table:table-cell table:formula="of:=[.A910]" office:value-type="float" office:value="27" calcext:value-type="float">
            <text:p>27</text:p>
          </table:table-cell>
          <table:table-cell office:value-type="string" calcext:value-type="string">
            <text:p>(They travel towards Whitestone, cross a rickety bridge, camp for the night)</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6">
          <table:table-cell table:formula="of:=[.A911]" office:value-type="float" office:value="27" calcext:value-type="float">
            <text:p>27</text:p>
          </table:table-cell>
          <table:table-cell office:value-type="string" calcext:value-type="string">
            <text:p>3:11:30 – Percy and Keyleth conversation, Scanlan listens in</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4">
          <table:table-cell table:formula="of:=[.A912]" office:value-type="float" office:value="27" calcext:value-type="float">
            <text:p>27</text:p>
          </table:table-cell>
          <table:table-cell office:value-type="string" calcext:value-type="string">
            <text:p>3:21:36 – Perceptive twins (smurfs 3:22:05, but really a giant blue lizard thing)</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7">
          <table:table-cell table:formula="of:=[.A913]" office:value-type="float" office:value="27" calcext:value-type="float">
            <text:p>27</text:p>
          </table:table-cell>
          <table:table-cell office:value-type="string" calcext:value-type="string">
            <text:p>3:24:35 – Grog picks up Scanlan to throw him</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3">
          <table:table-cell table:formula="of:=[.A914]" office:value-type="float" office:value="27" calcext:value-type="float">
            <text:p>27</text:p>
          </table:table-cell>
          <table:table-cell office:value-type="string" calcext:value-type="string">
            <text:p>3:27:05 – Game ends</text:p>
          </table:table-cell>
          <table:table-cell office:value-type="string" calcext:value-type="string">
            <text:p>https://littlecajunlady.tumblr.com/post/171384840237/critical-role-episode-27-the-path-to-whitestone</text:p>
          </table:table-cell>
          <table:table-cell office:value-type="string" calcext:value-type="string">
            <text:p>littlecajunlady</text:p>
          </table:table-cell>
        </table:table-row>
        <table:table-row table:style-name="ro7">
          <table:table-cell office:value-type="float" office:value="28" calcext:value-type="float">
            <text:p>28</text:p>
          </table:table-cell>
          <table:table-cell office:value-type="string" calcext:value-type="string">
            <text:p>15:55 – Game starts, creature fight starts immediately</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7">
          <table:table-cell table:formula="of:=[.A916]" office:value-type="float" office:value="28" calcext:value-type="float">
            <text:p>28</text:p>
          </table:table-cell>
          <table:table-cell office:value-type="string" calcext:value-type="string">
            <text:p>22:22 – Trinket knocked unconscious</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6">
          <table:table-cell table:formula="of:=[.A917]" office:value-type="float" office:value="28" calcext:value-type="float">
            <text:p>28</text:p>
          </table:table-cell>
          <table:table-cell office:value-type="string" calcext:value-type="string">
            <text:p>24:40 – Grog takes damage from Vex’s arrow, Travis “Oh fucking shit” </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2">
          <table:table-cell table:formula="of:=[.A918]" office:value-type="float" office:value="28" calcext:value-type="float">
            <text:p>28</text:p>
          </table:table-cell>
          <table:table-cell office:value-type="string" calcext:value-type="string">
            <text:p>35:20 - Scanlan inspires Grog</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9">
          <table:table-cell table:formula="of:=[.A919]" office:value-type="float" office:value="28" calcext:value-type="float">
            <text:p>28</text:p>
          </table:table-cell>
          <table:table-cell office:value-type="string" calcext:value-type="string">
            <text:p>36:40 – Sam “just say your soul is forfeit for coolness”/Taliesin “This normally doesn’t happen to me”</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6">
          <table:table-cell table:formula="of:=[.A920]" office:value-type="float" office:value="28" calcext:value-type="float">
            <text:p>28</text:p>
          </table:table-cell>
          <table:table-cell office:value-type="string" calcext:value-type="string">
            <text:p>48:30 – Scanlan has Bigby’s hand do a 3 Stooges eye poke </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6">
          <table:table-cell table:formula="of:=[.A921]" office:value-type="float" office:value="28" calcext:value-type="float">
            <text:p>28</text:p>
          </table:table-cell>
          <table:table-cell office:value-type="string" calcext:value-type="string">
            <text:p>49:34 - Scanlan inspires Percy ♪ “Pour some Scanlan on you”</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2">
          <table:table-cell table:formula="of:=[.A922]" office:value-type="float" office:value="28" calcext:value-type="float">
            <text:p>28</text:p>
          </table:table-cell>
          <table:table-cell office:value-type="string" calcext:value-type="string">
            <text:p>57:10 - Grog gets HDYWTDT </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7">
          <table:table-cell table:formula="of:=[.A923]" office:value-type="float" office:value="28" calcext:value-type="float">
            <text:p>28</text:p>
          </table:table-cell>
          <table:table-cell office:value-type="string" calcext:value-type="string">
            <text:p>1:07:10 – Matt as Tiberius leaves </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7">
          <table:table-cell table:formula="of:=[.A924]" office:value-type="float" office:value="28" calcext:value-type="float">
            <text:p>28</text:p>
          </table:table-cell>
          <table:table-cell office:value-type="string" calcext:value-type="string">
            <text:p>1:14:05 – Grog’s nat 20 intelligence check </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4">
          <table:table-cell table:formula="of:=[.A925]" office:value-type="float" office:value="28" calcext:value-type="float">
            <text:p>28</text:p>
          </table:table-cell>
          <table:table-cell office:value-type="string" calcext:value-type="string">
            <text:p>1:16:15 – Taliesin’s harpy screech, Matt’s soundtrack screeches right after </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7">
          <table:table-cell table:formula="of:=[.A926]" office:value-type="float" office:value="28" calcext:value-type="float">
            <text:p>28</text:p>
          </table:table-cell>
          <table:table-cell office:value-type="string" calcext:value-type="string">
            <text:p>1:24:40 – Sam gives Matt shit for sigil again </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7">
          <table:table-cell table:formula="of:=[.A927]" office:value-type="float" office:value="28" calcext:value-type="float">
            <text:p>28</text:p>
          </table:table-cell>
          <table:table-cell office:value-type="string" calcext:value-type="string">
            <text:p>1:36:25 – Grog bites a crow’s head off</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7">
          <table:table-cell table:formula="of:=[.A928]" office:value-type="float" office:value="28" calcext:value-type="float">
            <text:p>28</text:p>
          </table:table-cell>
          <table:table-cell office:value-type="string" calcext:value-type="string">
            <text:p>1:37:55 – Break starts and is edited out </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7">
          <table:table-cell table:formula="of:=[.A929]" office:value-type="float" office:value="28" calcext:value-type="float">
            <text:p>28</text:p>
          </table:table-cell>
          <table:table-cell office:value-type="string" calcext:value-type="string">
            <text:p>1:39:00 – Matt gives them a map of Whitestone</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7">
          <table:table-cell table:formula="of:=[.A930]" office:value-type="float" office:value="28" calcext:value-type="float">
            <text:p>28</text:p>
          </table:table-cell>
          <table:table-cell office:value-type="string" calcext:value-type="string">
            <text:p>1:44:35 – Scanlan has become Austin Powers</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7">
          <table:table-cell table:formula="of:=[.A931]" office:value-type="float" office:value="28" calcext:value-type="float">
            <text:p>28</text:p>
          </table:table-cell>
          <table:table-cell office:value-type="string" calcext:value-type="string">
            <text:p>1:49:25 – First mention of the Golden Snitch?</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10">
          <table:table-cell table:formula="of:=[.A932]" office:value-type="float" office:value="28" calcext:value-type="float">
            <text:p>28</text:p>
          </table:table-cell>
          <table:table-cell office:value-type="string" calcext:value-type="string">
            <text:p>1:50:20 – Sam “A little bit older and Tiberius would kill her”/ Eagles don’t have boobs</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4">
          <table:table-cell table:formula="of:=[.A933]" office:value-type="float" office:value="28" calcext:value-type="float">
            <text:p>28</text:p>
          </table:table-cell>
          <table:table-cell office:value-type="string" calcext:value-type="string">
            <text:p>1:53:00 – First glimpse of the Sun Tree, with bodies hanging from it</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5">
          <table:table-cell table:formula="of:=[.A934]" office:value-type="float" office:value="28" calcext:value-type="float">
            <text:p>28</text:p>
          </table:table-cell>
          <table:table-cell office:value-type="string" calcext:value-type="string">
            <text:p>2:04:25 – Keyleth “compliments” Vax’s helmet </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3">
          <table:table-cell table:formula="of:=[.A935]" office:value-type="float" office:value="28" calcext:value-type="float">
            <text:p>28</text:p>
          </table:table-cell>
          <table:table-cell office:value-type="string" calcext:value-type="string">
            <text:p>2:05:50 – Sun Tree history </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3">
          <table:table-cell table:formula="of:=[.A936]" office:value-type="float" office:value="28" calcext:value-type="float">
            <text:p>28</text:p>
          </table:table-cell>
          <table:table-cell office:value-type="string" calcext:value-type="string">
            <text:p>2:21:50 - SCATlan </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10">
          <table:table-cell table:formula="of:=[.A937]" office:value-type="float" office:value="28" calcext:value-type="float">
            <text:p>28</text:p>
          </table:table-cell>
          <table:table-cell office:value-type="string" calcext:value-type="string">
            <text:p>2:39:20 – They notice the bodies hanging on the tree are meant to represent them</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7">
          <table:table-cell table:formula="of:=[.A938]" office:value-type="float" office:value="28" calcext:value-type="float">
            <text:p>28</text:p>
          </table:table-cell>
          <table:table-cell office:value-type="string" calcext:value-type="string">
            <text:p>(They find a place to hide and have a heroes feast)</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3">
          <table:table-cell table:formula="of:=[.A939]" office:value-type="float" office:value="28" calcext:value-type="float">
            <text:p>28</text:p>
          </table:table-cell>
          <table:table-cell office:value-type="string" calcext:value-type="string">
            <text:p>2:58:30 – Game ends</text:p>
          </table:table-cell>
          <table:table-cell office:value-type="string" calcext:value-type="string">
            <text:p>https://littlecajunlady.tumblr.com/post/171489250288/critical-role-episode-28-the-sun-tree</text:p>
          </table:table-cell>
          <table:table-cell office:value-type="string" calcext:value-type="string">
            <text:p>littlecajunlady</text:p>
          </table:table-cell>
        </table:table-row>
        <table:table-row table:style-name="ro3">
          <table:table-cell office:value-type="float" office:value="29" calcext:value-type="float">
            <text:p>29</text:p>
          </table:table-cell>
          <table:table-cell office:value-type="string" calcext:value-type="string">
            <text:p>15:00 – Game starts</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4">
          <table:table-cell table:formula="of:=[.A941]" office:value-type="float" office:value="29" calcext:value-type="float">
            <text:p>29</text:p>
          </table:table-cell>
          <table:table-cell office:value-type="string" calcext:value-type="string">
            <text:p>(Percy, Vax, and Scanlan get water,  walk through town, and go to Pelor’s temple)</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2">
          <table:table-cell table:formula="of:=[.A942]" office:value-type="float" office:value="29" calcext:value-type="float">
            <text:p>29</text:p>
          </table:table-cell>
          <table:table-cell office:value-type="string" calcext:value-type="string">
            <text:p>29:40 – 41:20 – 10+ minutes to open a <text:a xlink:href="https://t.umblr.com/redirect?z=https%3A%2F%2Fwww.youtube.com%2Fwatch%3Fv%3DKx-T1xeEBqg&amp;t=NGE2YjAyNmM5NjBkODNhMWEzNzhjZTljZmU1OTZhYWIyYzVkN2RmYSxGZXljRkxROA%3D%3D&amp;b=t%3AE7JpzwYkZonGl_RZDrfY6A&amp;p=https%3A%2F%2Flittlecajunlady.tumblr.com%2Fpost%2F171629988703%2Fcritical-role-episode-29-whispers&amp;m=1&amp;ts=1611407930" xlink:type="simple">door</text:a></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7">
          <table:table-cell table:formula="of:=[.A943]" office:value-type="float" office:value="29" calcext:value-type="float">
            <text:p>29</text:p>
          </table:table-cell>
          <table:table-cell office:value-type="string" calcext:value-type="string">
            <text:p>45:50 – Percy finds one of Anna Ripley’s notes</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3">
          <table:table-cell table:formula="of:=[.A944]" office:value-type="float" office:value="29" calcext:value-type="float">
            <text:p>29</text:p>
          </table:table-cell>
          <table:table-cell office:value-type="string" calcext:value-type="string">
            <text:p>53:05 – Banshee fight</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7">
          <table:table-cell table:formula="of:=[.A945]" office:value-type="float" office:value="29" calcext:value-type="float">
            <text:p>29</text:p>
          </table:table-cell>
          <table:table-cell office:value-type="string" calcext:value-type="string">
            <text:p>59:48 – Percy immediately dropped to zero hit points</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2">
          <table:table-cell table:formula="of:=[.A946]" office:value-type="float" office:value="29" calcext:value-type="float">
            <text:p>29</text:p>
          </table:table-cell>
          <table:table-cell office:value-type="string" calcext:value-type="string">
            <text:p>1:02:20 – Laura and Travis arrive </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7">
          <table:table-cell table:formula="of:=[.A947]" office:value-type="float" office:value="29" calcext:value-type="float">
            <text:p>29</text:p>
          </table:table-cell>
          <table:table-cell office:value-type="string" calcext:value-type="string">
            <text:p>1:02:38 – Scanlan heals Percy ♪ (Sexy Back)</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5">
          <table:table-cell table:formula="of:=[.A948]" office:value-type="float" office:value="29" calcext:value-type="float">
            <text:p>29</text:p>
          </table:table-cell>
          <table:table-cell office:value-type="string" calcext:value-type="string">
            <text:p>1:08:10 – Bigby’s hand bitch slaps the banshee and it disappears</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6">
          <table:table-cell table:formula="of:=[.A949]" office:value-type="float" office:value="29" calcext:value-type="float">
            <text:p>29</text:p>
          </table:table-cell>
          <table:table-cell office:value-type="string" calcext:value-type="string">
            <text:p>(Keyleth’s spell doesn’t revive the tree, Vex senses a lot of vampires)</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6">
          <table:table-cell table:formula="of:=[.A950]" office:value-type="float" office:value="29" calcext:value-type="float">
            <text:p>29</text:p>
          </table:table-cell>
          <table:table-cell office:value-type="string" calcext:value-type="string">
            <text:p>1:27:50 – Scanlan killed a door and a banshee, the door was harder </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4">
          <table:table-cell table:formula="of:=[.A951]" office:value-type="float" office:value="29" calcext:value-type="float">
            <text:p>29</text:p>
          </table:table-cell>
          <table:table-cell office:value-type="string" calcext:value-type="string">
            <text:p>1:29:05 – Grog “I’d like to share the news of our lord and savior, my axe in your face!”</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7">
          <table:table-cell table:formula="of:=[.A952]" office:value-type="float" office:value="29" calcext:value-type="float">
            <text:p>29</text:p>
          </table:table-cell>
          <table:table-cell office:value-type="string" calcext:value-type="string">
            <text:p>1:30:22 – Percy has a point of corruption</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3">
          <table:table-cell table:formula="of:=[.A953]" office:value-type="float" office:value="29" calcext:value-type="float">
            <text:p>29</text:p>
          </table:table-cell>
          <table:table-cell office:value-type="string" calcext:value-type="string">
            <text:p>1:31:10 – Break starts </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3">
          <table:table-cell table:formula="of:=[.A954]" office:value-type="float" office:value="29" calcext:value-type="float">
            <text:p>29</text:p>
          </table:table-cell>
          <table:table-cell office:value-type="string" calcext:value-type="string">
            <text:p>1:42:00 – Break ends</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11">
          <table:table-cell table:formula="of:=[.A955]" office:value-type="float" office:value="29" calcext:value-type="float">
            <text:p>29</text:p>
          </table:table-cell>
          <table:table-cell office:value-type="string" calcext:value-type="string">
            <text:p>(Disguise themselves again, look for a new place to hide, &amp; try to figure out how to find Lord Kerrion) </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7">
          <table:table-cell table:formula="of:=[.A956]" office:value-type="float" office:value="29" calcext:value-type="float">
            <text:p>29</text:p>
          </table:table-cell>
          <table:table-cell office:value-type="string" calcext:value-type="string">
            <text:p>1:50:43 – They ask Percy how he’s feeling</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4">
          <table:table-cell table:formula="of:=[.A957]" office:value-type="float" office:value="29" calcext:value-type="float">
            <text:p>29</text:p>
          </table:table-cell>
          <table:table-cell office:value-type="string" calcext:value-type="string">
            <text:p>1:53:28 – Vax: “It’s full of prostitutes Grog”/Laura knocks the candy out of Travis’s hand</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10">
          <table:table-cell table:formula="of:=[.A958]" office:value-type="float" office:value="29" calcext:value-type="float">
            <text:p>29</text:p>
          </table:table-cell>
          <table:table-cell office:value-type="string" calcext:value-type="string">
            <text:p>1:54:10 – Old lady Vex &amp; peasant boy Scanlan ask a couple for help finding Kerrion’s house</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6">
          <table:table-cell table:formula="of:=[.A959]" office:value-type="float" office:value="29" calcext:value-type="float">
            <text:p>29</text:p>
          </table:table-cell>
          <table:table-cell office:value-type="string" calcext:value-type="string">
            <text:p>2:01:30 – Percy talks to Keeper Yennen/2:04:05 – Percy “Salvation”</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11">
          <table:table-cell table:formula="of:=[.A960]" office:value-type="float" office:value="29" calcext:value-type="float">
            <text:p>29</text:p>
          </table:table-cell>
          <table:table-cell office:value-type="string" calcext:value-type="string">
            <text:p>2:06:30 – Percy about the people they’ll kill “If we’re lucky, one a day”/Vex asks Keyleth to heal Percy</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7">
          <table:table-cell table:formula="of:=[.A961]" office:value-type="float" office:value="29" calcext:value-type="float">
            <text:p>29</text:p>
          </table:table-cell>
          <table:table-cell office:value-type="string" calcext:value-type="string">
            <text:p>2:10:08 – Scanlan asks how old everyone is</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2">
          <table:table-cell table:formula="of:=[.A962]" office:value-type="float" office:value="29" calcext:value-type="float">
            <text:p>29</text:p>
          </table:table-cell>
          <table:table-cell office:value-type="string" calcext:value-type="string">
            <text:p>(They find the Lord’s house and sneak in)</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7">
          <table:table-cell table:formula="of:=[.A963]" office:value-type="float" office:value="29" calcext:value-type="float">
            <text:p>29</text:p>
          </table:table-cell>
          <table:table-cell office:value-type="string" calcext:value-type="string">
            <text:p>2:36:40 - Scanlan inspires Grog ♪</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7">
          <table:table-cell table:formula="of:=[.A964]" office:value-type="float" office:value="29" calcext:value-type="float">
            <text:p>29</text:p>
          </table:table-cell>
          <table:table-cell office:value-type="string" calcext:value-type="string">
            <text:p>2:38:20 – Vax kicks the door in, the fight begins</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5">
          <table:table-cell table:formula="of:=[.A965]" office:value-type="float" office:value="29" calcext:value-type="float">
            <text:p>29</text:p>
          </table:table-cell>
          <table:table-cell office:value-type="string" calcext:value-type="string">
            <text:p>2:42:28 – Percy sees Kerrion “If you’re lucky you die last” </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4">
          <table:table-cell table:formula="of:=[.A966]" office:value-type="float" office:value="29" calcext:value-type="float">
            <text:p>29</text:p>
          </table:table-cell>
          <table:table-cell office:value-type="string" calcext:value-type="string">
            <text:p>2:46:50 – Scanlan dominates guard &amp; tells him to kill Kerrion ♪ (Cold as Ice) </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6">
          <table:table-cell table:formula="of:=[.A967]" office:value-type="float" office:value="29" calcext:value-type="float">
            <text:p>29</text:p>
          </table:table-cell>
          <table:table-cell office:value-type="string" calcext:value-type="string">
            <text:p>3:01:00 - Percy goes for Kerrion/:40 – the smoke starts coming out of Percy </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2">
          <table:table-cell table:formula="of:=[.A968]" office:value-type="float" office:value="29" calcext:value-type="float">
            <text:p>29</text:p>
          </table:table-cell>
          <table:table-cell office:value-type="string" calcext:value-type="string">
            <text:p>3:11:40 - Scanlan inspires Vex ♪</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7">
          <table:table-cell table:formula="of:=[.A969]" office:value-type="float" office:value="29" calcext:value-type="float">
            <text:p>29</text:p>
          </table:table-cell>
          <table:table-cell office:value-type="string" calcext:value-type="string">
            <text:p>3:22:00 – Percy gets the HDYWTDT on Kerrion </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3">
          <table:table-cell table:formula="of:=[.A970]" office:value-type="float" office:value="29" calcext:value-type="float">
            <text:p>29</text:p>
          </table:table-cell>
          <table:table-cell office:value-type="string" calcext:value-type="string">
            <text:p>3:38:10 - Interrogation </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20">
          <table:table-cell table:formula="of:=[.A971]" office:value-type="float" office:value="29" calcext:value-type="float">
            <text:p>29</text:p>
          </table:table-cell>
          <table:table-cell office:value-type="string" calcext:value-type="string">
            <text:p>3:45:15 - Grog rips out another tongue/Percy cauterizes it with his hot gun and carves de Rolo crest in his forehead (and then the half elves have a problem with what just happened)</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5">
          <table:table-cell table:formula="of:=[.A972]" office:value-type="float" office:value="29" calcext:value-type="float">
            <text:p>29</text:p>
          </table:table-cell>
          <table:table-cell office:value-type="string" calcext:value-type="string">
            <text:p>3:50:38 – Scanlan asks Percy if the last barrel is for himself</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9">
          <table:table-cell table:formula="of:=[.A973]" office:value-type="float" office:value="29" calcext:value-type="float">
            <text:p>29</text:p>
          </table:table-cell>
          <table:table-cell office:value-type="string" calcext:value-type="string">
            <text:p>(Grog throws Kerrion out onto the yard, Keyleth burns de Rolo symbol onto the roof, make it back to their old hideout)</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3">
          <table:table-cell table:formula="of:=[.A974]" office:value-type="float" office:value="29" calcext:value-type="float">
            <text:p>29</text:p>
          </table:table-cell>
          <table:table-cell office:value-type="string" calcext:value-type="string">
            <text:p>3:57:20 – Game ends</text:p>
          </table:table-cell>
          <table:table-cell office:value-type="string" calcext:value-type="string">
            <text:p>https://littlecajunlady.tumblr.com/post/171629988703/critical-role-episode-29-whispers</text:p>
          </table:table-cell>
          <table:table-cell office:value-type="string" calcext:value-type="string">
            <text:p>littlecajunlady</text:p>
          </table:table-cell>
        </table:table-row>
        <table:table-row table:style-name="ro7">
          <table:table-cell office:value-type="float" office:value="30" calcext:value-type="float">
            <text:p>30</text:p>
          </table:table-cell>
          <table:table-cell office:value-type="string" calcext:value-type="string">
            <text:p>00:30 – Orion announced to no longer be on the show</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3">
          <table:table-cell table:formula="of:=[.A976]" office:value-type="float" office:value="30" calcext:value-type="float">
            <text:p>30</text:p>
          </table:table-cell>
          <table:table-cell office:value-type="string" calcext:value-type="string">
            <text:p>12:30 – Game starts</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2">
          <table:table-cell table:formula="of:=[.A977]" office:value-type="float" office:value="30" calcext:value-type="float">
            <text:p>30</text:p>
          </table:table-cell>
          <table:table-cell office:value-type="string" calcext:value-type="string">
            <text:p>16:20 - Percy explains the smoke</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6">
          <table:table-cell table:formula="of:=[.A978]" office:value-type="float" office:value="30" calcext:value-type="float">
            <text:p>30</text:p>
          </table:table-cell>
          <table:table-cell office:value-type="string" calcext:value-type="string">
            <text:p>20:25 – Percy answers the question about who the last barrel is for</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2">
          <table:table-cell table:formula="of:=[.A979]" office:value-type="float" office:value="30" calcext:value-type="float">
            <text:p>30</text:p>
          </table:table-cell>
          <table:table-cell office:value-type="string" calcext:value-type="string">
            <text:p>31:30 – Vex kisses Percy on the cheek</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5">
          <table:table-cell table:formula="of:=[.A980]" office:value-type="float" office:value="30" calcext:value-type="float">
            <text:p>30</text:p>
          </table:table-cell>
          <table:table-cell office:value-type="string" calcext:value-type="string">
            <text:p>39:38 - Vax &amp; Grog wonder where the smoke comes out of Percy</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2">
          <table:table-cell table:formula="of:=[.A981]" office:value-type="float" office:value="30" calcext:value-type="float">
            <text:p>30</text:p>
          </table:table-cell>
          <table:table-cell office:value-type="string" calcext:value-type="string">
            <text:p>41:30 – Vampires! (Vampires?)</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6">
          <table:table-cell table:formula="of:=[.A982]" office:value-type="float" office:value="30" calcext:value-type="float">
            <text:p>30</text:p>
          </table:table-cell>
          <table:table-cell office:value-type="string" calcext:value-type="string">
            <text:p>57:40 - Percy uses his sword/”The butt flap of my soul is down” </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2">
          <table:table-cell table:formula="of:=[.A983]" office:value-type="float" office:value="30" calcext:value-type="float">
            <text:p>30</text:p>
          </table:table-cell>
          <table:table-cell office:value-type="string" calcext:value-type="string">
            <text:p>1:00:45 – Scanlan’s gotta pee</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2">
          <table:table-cell table:formula="of:=[.A984]" office:value-type="float" office:value="30" calcext:value-type="float">
            <text:p>30</text:p>
          </table:table-cell>
          <table:table-cell office:value-type="string" calcext:value-type="string">
            <text:p>1:03:40 - Scanlan is duel wielding</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5">
          <table:table-cell table:formula="of:=[.A985]" office:value-type="float" office:value="30" calcext:value-type="float">
            <text:p>30</text:p>
          </table:table-cell>
          <table:table-cell office:value-type="string" calcext:value-type="string">
            <text:p>1:04:40 - Scanlan Inspires Grog ♪ (Semi-charmed Life)</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2">
          <table:table-cell table:formula="of:=[.A986]" office:value-type="float" office:value="30" calcext:value-type="float">
            <text:p>30</text:p>
          </table:table-cell>
          <table:table-cell office:value-type="string" calcext:value-type="string">
            <text:p>1:10:20 – Travis as Helga </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6">
          <table:table-cell table:formula="of:=[.A987]" office:value-type="float" office:value="30" calcext:value-type="float">
            <text:p>30</text:p>
          </table:table-cell>
          <table:table-cell office:value-type="string" calcext:value-type="string">
            <text:p>1:12:45 - Keyleth does a reach around/kills 2 vampires with sun beam </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4">
          <table:table-cell table:formula="of:=[.A988]" office:value-type="float" office:value="30" calcext:value-type="float">
            <text:p>30</text:p>
          </table:table-cell>
          <table:table-cell office:value-type="string" calcext:value-type="string">
            <text:p>1:22:40 – Scanlan gets HDYWTDT on last vampire using vicious mockery </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2">
          <table:table-cell table:formula="of:=[.A989]" office:value-type="float" office:value="30" calcext:value-type="float">
            <text:p>30</text:p>
          </table:table-cell>
          <table:table-cell office:value-type="string" calcext:value-type="string">
            <text:p>1:34:20 - Laura grabs Travis’s boob</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3">
          <table:table-cell table:formula="of:=[.A990]" office:value-type="float" office:value="30" calcext:value-type="float">
            <text:p>30</text:p>
          </table:table-cell>
          <table:table-cell office:value-type="string" calcext:value-type="string">
            <text:p>1:37:10 – Break starts</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3">
          <table:table-cell table:formula="of:=[.A991]" office:value-type="float" office:value="30" calcext:value-type="float">
            <text:p>30</text:p>
          </table:table-cell>
          <table:table-cell office:value-type="string" calcext:value-type="string">
            <text:p>1:57:50 – Break ends</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5">
          <table:table-cell table:formula="of:=[.A992]" office:value-type="float" office:value="30" calcext:value-type="float">
            <text:p>30</text:p>
          </table:table-cell>
          <table:table-cell office:value-type="string" calcext:value-type="string">
            <text:p>(Percy, Vex, Keyleth, and Grog find a new place as their hideout)</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7">
          <table:table-cell table:formula="of:=[.A993]" office:value-type="float" office:value="30" calcext:value-type="float">
            <text:p>30</text:p>
          </table:table-cell>
          <table:table-cell office:value-type="string" calcext:value-type="string">
            <text:p>2:07:50 – Nobody can say Percy’s full name</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6">
          <table:table-cell table:formula="of:=[.A994]" office:value-type="float" office:value="30" calcext:value-type="float">
            <text:p>30</text:p>
          </table:table-cell>
          <table:table-cell office:value-type="string" calcext:value-type="string">
            <text:p>(Vax and Scanlan as father and son go to a pub to try and talk to some people)</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5">
          <table:table-cell table:formula="of:=[.A995]" office:value-type="float" office:value="30" calcext:value-type="float">
            <text:p>30</text:p>
          </table:table-cell>
          <table:table-cell office:value-type="string" calcext:value-type="string">
            <text:p>2:18:10 – Little boy Scanlan, persuasion and deception</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2">
          <table:table-cell table:formula="of:=[.A996]" office:value-type="float" office:value="30" calcext:value-type="float">
            <text:p>30</text:p>
          </table:table-cell>
          <table:table-cell office:value-type="string" calcext:value-type="string">
            <text:p>2:21:00 – Vax is a terrible father</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2">
          <table:table-cell table:formula="of:=[.A997]" office:value-type="float" office:value="30" calcext:value-type="float">
            <text:p>30</text:p>
          </table:table-cell>
          <table:table-cell office:value-type="string" calcext:value-type="string">
            <text:p>(They talk to Keeper Yennin again)</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4">
          <table:table-cell table:formula="of:=[.A998]" office:value-type="float" office:value="30" calcext:value-type="float">
            <text:p>30</text:p>
          </table:table-cell>
          <table:table-cell office:value-type="string" calcext:value-type="string">
            <text:p>2:35:20 – Percy reveals himself to his father’s old chancellor, Archibald Desnae</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7">
          <table:table-cell table:formula="of:=[.A999]" office:value-type="float" office:value="30" calcext:value-type="float">
            <text:p>30</text:p>
          </table:table-cell>
          <table:table-cell office:value-type="string" calcext:value-type="string">
            <text:p>2:36:25 – CASSANDRA DE ROLO LIVES!!</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2">
          <table:table-cell table:formula="of:=[.A1000]" office:value-type="float" office:value="30" calcext:value-type="float">
            <text:p>30</text:p>
          </table:table-cell>
          <table:table-cell office:value-type="string" calcext:value-type="string">
            <text:p>(They plan to attack the 2 other houses)</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7">
          <table:table-cell table:formula="of:=[.A1001]" office:value-type="float" office:value="30" calcext:value-type="float">
            <text:p>30</text:p>
          </table:table-cell>
          <table:table-cell office:value-type="string" calcext:value-type="string">
            <text:p>2:59:15 – Scanlan turns into a triceratops</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3">
          <table:table-cell table:formula="of:=[.A1002]" office:value-type="float" office:value="30" calcext:value-type="float">
            <text:p>30</text:p>
          </table:table-cell>
          <table:table-cell office:value-type="string" calcext:value-type="string">
            <text:p>3:05:15 – Game ends</text:p>
          </table:table-cell>
          <table:table-cell office:value-type="string" calcext:value-type="string">
            <text:p>https://littlecajunlady.tumblr.com/post/171834511800/critical-role-episode-30-stoke-the-flames</text:p>
          </table:table-cell>
          <table:table-cell office:value-type="string" calcext:value-type="string">
            <text:p>littlecajunlady</text:p>
          </table:table-cell>
        </table:table-row>
        <table:table-row table:style-name="ro3">
          <table:table-cell office:value-type="string" calcext:value-type="string">
            <text:p>31-1</text:p>
          </table:table-cell>
          <table:table-cell office:value-type="string" calcext:value-type="string">
            <text:p>13:40 -  Game starts</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2">
          <table:table-cell table:formula="of:=[.A1004]" office:value-type="string" office:string-value="31-1" calcext:value-type="string">
            <text:p>31-1</text:p>
          </table:table-cell>
          <table:table-cell office:value-type="string" calcext:value-type="string">
            <text:p>14:55 – Scanlan the triceratops</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7">
          <table:table-cell table:formula="of:=[.A1005]" office:value-type="string" office:string-value="31-1" calcext:value-type="string">
            <text:p>31-1</text:p>
          </table:table-cell>
          <table:table-cell office:value-type="string" calcext:value-type="string">
            <text:p>18:06 – They all sing the Jurassic Park theme</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7">
          <table:table-cell table:formula="of:=[.A1006]" office:value-type="string" office:string-value="31-1" calcext:value-type="string">
            <text:p>31-1</text:p>
          </table:table-cell>
          <table:table-cell office:value-type="string" calcext:value-type="string">
            <text:p>19:25 – Scanlan vs. another door, the door wins</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11">
          <table:table-cell table:formula="of:=[.A1007]" office:value-type="string" office:string-value="31-1" calcext:value-type="string">
            <text:p>31-1</text:p>
          </table:table-cell>
          <table:table-cell office:value-type="string" calcext:value-type="string">
            <text:p>25:55 - Scanlan sent to set a fire but has no way to do it, they give Sam shit for it (triceratops gone)</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5">
          <table:table-cell table:formula="of:=[.A1008]" office:value-type="string" office:string-value="31-1" calcext:value-type="string">
            <text:p>31-1</text:p>
          </table:table-cell>
          <table:table-cell office:value-type="string" calcext:value-type="string">
            <text:p>29:10 – Dukes of Hazzard table slide, it’s not great </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4">
          <table:table-cell table:formula="of:=[.A1009]" office:value-type="string" office:string-value="31-1" calcext:value-type="string">
            <text:p>31-1</text:p>
          </table:table-cell>
          <table:table-cell office:value-type="string" calcext:value-type="string">
            <text:p>35:45 - Scanlan drinks the fire breath potion and starts setting the roof on fire</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4">
          <table:table-cell table:formula="of:=[.A1010]" office:value-type="string" office:string-value="31-1" calcext:value-type="string">
            <text:p>31-1</text:p>
          </table:table-cell>
          <table:table-cell office:value-type="string" calcext:value-type="string">
            <text:p>42:50 – Scanlan “I’m gonna kill everyone in this motherfucking house” </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6">
          <table:table-cell table:formula="of:=[.A1011]" office:value-type="string" office:string-value="31-1" calcext:value-type="string">
            <text:p>31-1</text:p>
          </table:table-cell>
          <table:table-cell office:value-type="string" calcext:value-type="string">
            <text:p>48:35 - Bigby’s hand catches Scanlan as he falls back off the roof </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3">
          <table:table-cell table:formula="of:=[.A1012]" office:value-type="string" office:string-value="31-1" calcext:value-type="string">
            <text:p>31-1</text:p>
          </table:table-cell>
          <table:table-cell office:value-type="string" calcext:value-type="string">
            <text:p>53:34 – Scambo lives</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7">
          <table:table-cell table:formula="of:=[.A1013]" office:value-type="string" office:string-value="31-1" calcext:value-type="string">
            <text:p>31-1</text:p>
          </table:table-cell>
          <table:table-cell office:value-type="string" calcext:value-type="string">
            <text:p>54:05 – Now it’s time for the rest of the team … </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2">
          <table:table-cell table:formula="of:=[.A1014]" office:value-type="string" office:string-value="31-1" calcext:value-type="string">
            <text:p>31-1</text:p>
          </table:table-cell>
          <table:table-cell office:value-type="string" calcext:value-type="string">
            <text:p>1:05:00 – Tylieri is a vampire</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9">
          <table:table-cell table:formula="of:=[.A1015]" office:value-type="string" office:string-value="31-1" calcext:value-type="string">
            <text:p>31-1</text:p>
          </table:table-cell>
          <table:table-cell office:value-type="string" calcext:value-type="string">
            <text:p>1:16:50 – Matt “You can’t get halfway in there &amp; be like wait this didn’t happen” (who needs context)</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5">
          <table:table-cell table:formula="of:=[.A1016]" office:value-type="string" office:string-value="31-1" calcext:value-type="string">
            <text:p>31-1</text:p>
          </table:table-cell>
          <table:table-cell office:value-type="string" calcext:value-type="string">
            <text:p>1:23:12 – Keyleth thinks Vax’s table slide is awesome</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4">
          <table:table-cell table:formula="of:=[.A1017]" office:value-type="string" office:string-value="31-1" calcext:value-type="string">
            <text:p>31-1</text:p>
          </table:table-cell>
          <table:table-cell office:value-type="string" calcext:value-type="string">
            <text:p>1:32:10 – Trinket gets nat 20 &amp; HDYWTDT on the vamp and bites his head off!!</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5">
          <table:table-cell table:formula="of:=[.A1018]" office:value-type="string" office:string-value="31-1" calcext:value-type="string">
            <text:p>31-1</text:p>
          </table:table-cell>
          <table:table-cell office:value-type="string" calcext:value-type="string">
            <text:p>1:50:58 - Keyleth casts sunbeam finishes off the vamp mist </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4">
          <table:table-cell table:formula="of:=[.A1019]" office:value-type="string" office:string-value="31-1" calcext:value-type="string">
            <text:p>31-1</text:p>
          </table:table-cell>
          <table:table-cell office:value-type="string" calcext:value-type="string">
            <text:p>2:11:05 – Vax slits last guard’s throat over the death of the child hanging from the Sun Tree</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5">
          <table:table-cell table:formula="of:=[.A1020]" office:value-type="string" office:string-value="31-1" calcext:value-type="string">
            <text:p>31-1</text:p>
          </table:table-cell>
          <table:table-cell office:value-type="string" calcext:value-type="string">
            <text:p>2:11:40 – Vex slams Percy against a wall, Percy “I feel cruel” </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3">
          <table:table-cell office:value-type="string" calcext:value-type="string">
            <text:p>31-2</text:p>
          </table:table-cell>
          <table:table-cell office:value-type="string" calcext:value-type="string">
            <text:p>3:22 – Grog finds a hatch</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5">
          <table:table-cell table:formula="of:=[.A1022]" office:value-type="string" office:string-value="31-2" calcext:value-type="string">
            <text:p>31-2</text:p>
          </table:table-cell>
          <table:table-cell office:value-type="string" calcext:value-type="string">
            <text:p>4:15 – Grog asks Vex or Vax to check the hatch for boobies </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2">
          <table:table-cell table:formula="of:=[.A1023]" office:value-type="string" office:string-value="31-2" calcext:value-type="string">
            <text:p>31-2</text:p>
          </table:table-cell>
          <table:table-cell office:value-type="string" calcext:value-type="string">
            <text:p>9:35 – They burn down the house </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3">
          <table:table-cell table:formula="of:=[.A1024]" office:value-type="string" office:string-value="31-2" calcext:value-type="string">
            <text:p>31-2</text:p>
          </table:table-cell>
          <table:table-cell office:value-type="string" calcext:value-type="string">
            <text:p>11:05 - Break starts </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3">
          <table:table-cell table:formula="of:=[.A1025]" office:value-type="string" office:string-value="31-2" calcext:value-type="string">
            <text:p>31-2</text:p>
          </table:table-cell>
          <table:table-cell office:value-type="string" calcext:value-type="string">
            <text:p>25:30 - Break ends </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7">
          <table:table-cell table:formula="of:=[.A1026]" office:value-type="string" office:string-value="31-2" calcext:value-type="string">
            <text:p>31-2</text:p>
          </table:table-cell>
          <table:table-cell office:value-type="string" calcext:value-type="string">
            <text:p>42:22 – Scanlan sings a song of rest ♪</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21">
          <table:table-cell table:formula="of:=[.A1027]" office:value-type="string" office:string-value="31-2" calcext:value-type="string">
            <text:p>31-2</text:p>
          </table:table-cell>
          <table:table-cell office:value-type="string" calcext:value-type="string">
            <text:p>(They take a short rest then go to the Sun Tree once they hear fights break out. At about 50:30 is when the skeleton horde shows up and they stay and fight, mostly because of Keyleth. They kill a giant, run away, and CLIFFHANGER.)</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3">
          <table:table-cell table:formula="of:=[.A1028]" office:value-type="string" office:string-value="31-2" calcext:value-type="string">
            <text:p>31-2</text:p>
          </table:table-cell>
          <table:table-cell office:value-type="string" calcext:value-type="string">
            <text:p>1:01:55 – Game ends</text:p>
          </table:table-cell>
          <table:table-cell office:value-type="string" calcext:value-type="string">
            <text:p>https://littlecajunlady.tumblr.com/post/172044052575/critical-role-episode-31-gunpowder-plot</text:p>
          </table:table-cell>
          <table:table-cell office:value-type="string" calcext:value-type="string">
            <text:p>littlecajunlady</text:p>
          </table:table-cell>
        </table:table-row>
        <table:table-row table:style-name="ro7">
          <table:table-cell office:value-type="float" office:value="32" calcext:value-type="float">
            <text:p>32</text:p>
          </table:table-cell>
          <table:table-cell office:value-type="string" calcext:value-type="string">
            <text:p>1:28 – Ashley’s back, on Skype at least</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3">
          <table:table-cell table:formula="of:=[.A1030]" office:value-type="float" office:value="32" calcext:value-type="float">
            <text:p>32</text:p>
          </table:table-cell>
          <table:table-cell office:value-type="string" calcext:value-type="string">
            <text:p>15:45 - Game starts</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10">
          <table:table-cell table:formula="of:=[.A1031]" office:value-type="float" office:value="32" calcext:value-type="float">
            <text:p>32</text:p>
          </table:table-cell>
          <table:table-cell office:value-type="string" calcext:value-type="string">
            <text:p>18:15 – Keyleth breaks away from Vax to go fight skeletons, everyone follows </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5">
          <table:table-cell table:formula="of:=[.A1032]" office:value-type="float" office:value="32" calcext:value-type="float">
            <text:p>32</text:p>
          </table:table-cell>
          <table:table-cell office:value-type="string" calcext:value-type="string">
            <text:p>25:00 - Pike returns (:40 – Keyleth thinks Pike is dead)</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2">
          <table:table-cell table:formula="of:=[.A1033]" office:value-type="float" office:value="32" calcext:value-type="float">
            <text:p>32</text:p>
          </table:table-cell>
          <table:table-cell office:value-type="string" calcext:value-type="string">
            <text:p>31:15 – Scanlan and Pike reunited</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4">
          <table:table-cell table:formula="of:=[.A1034]" office:value-type="float" office:value="32" calcext:value-type="float">
            <text:p>32</text:p>
          </table:table-cell>
          <table:table-cell office:value-type="string" calcext:value-type="string">
            <text:p>33:30 – Pike’s wings! Then she uses destroy undead and kills 36 skeletons</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7">
          <table:table-cell table:formula="of:=[.A1035]" office:value-type="float" office:value="32" calcext:value-type="float">
            <text:p>32</text:p>
          </table:table-cell>
          <table:table-cell office:value-type="string" calcext:value-type="string">
            <text:p>36:38 – Scanlan “That’s my girlfriend”</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3">
          <table:table-cell table:formula="of:=[.A1036]" office:value-type="float" office:value="32" calcext:value-type="float">
            <text:p>32</text:p>
          </table:table-cell>
          <table:table-cell office:value-type="string" calcext:value-type="string">
            <text:p>38:38 - Cock lightning </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2">
          <table:table-cell table:formula="of:=[.A1037]" office:value-type="float" office:value="32" calcext:value-type="float">
            <text:p>32</text:p>
          </table:table-cell>
          <table:table-cell office:value-type="string" calcext:value-type="string">
            <text:p>45:15 – Grog’s “Tea” time</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6">
          <table:table-cell table:formula="of:=[.A1038]" office:value-type="float" office:value="32" calcext:value-type="float">
            <text:p>32</text:p>
          </table:table-cell>
          <table:table-cell office:value-type="string" calcext:value-type="string">
            <text:p>(Split the party to fight giants, Grog and the gnomes are together) </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4">
          <table:table-cell table:formula="of:=[.A1039]" office:value-type="float" office:value="32" calcext:value-type="float">
            <text:p>32</text:p>
          </table:table-cell>
          <table:table-cell office:value-type="string" calcext:value-type="string">
            <text:p>54:10 – Pike heals a bystander, Laura (about Grog): “Pike makes you better” </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7">
          <table:table-cell table:formula="of:=[.A1040]" office:value-type="float" office:value="32" calcext:value-type="float">
            <text:p>32</text:p>
          </table:table-cell>
          <table:table-cell office:value-type="string" calcext:value-type="string">
            <text:p>1:01:10 - Scanlan Inspires Grog ♪ (Bad Blood)</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3">
          <table:table-cell table:formula="of:=[.A1041]" office:value-type="float" office:value="32" calcext:value-type="float">
            <text:p>32</text:p>
          </table:table-cell>
          <table:table-cell office:value-type="string" calcext:value-type="string">
            <text:p>1:11:35 – Ass lightning</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5">
          <table:table-cell table:formula="of:=[.A1042]" office:value-type="float" office:value="32" calcext:value-type="float">
            <text:p>32</text:p>
          </table:table-cell>
          <table:table-cell office:value-type="string" calcext:value-type="string">
            <text:p>1:12:45 - Scanlan Inspires Pike ♪ (California Girls)</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11">
          <table:table-cell table:formula="of:=[.A1043]" office:value-type="float" office:value="32" calcext:value-type="float">
            <text:p>32</text:p>
          </table:table-cell>
          <table:table-cell office:value-type="string" calcext:value-type="string">
            <text:p>1:14:00 - Scanlan’s Cutting Words (which is the Dumb &amp; Dumber most annoying sound in the world)</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7">
          <table:table-cell table:formula="of:=[.A1044]" office:value-type="float" office:value="32" calcext:value-type="float">
            <text:p>32</text:p>
          </table:table-cell>
          <table:table-cell office:value-type="string" calcext:value-type="string">
            <text:p>1:16:50 – Pike “Where are you at Scanlan?”</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7">
          <table:table-cell table:formula="of:=[.A1045]" office:value-type="float" office:value="32" calcext:value-type="float">
            <text:p>32</text:p>
          </table:table-cell>
          <table:table-cell office:value-type="string" calcext:value-type="string">
            <text:p>1:21:50 – Pike gets the HDYWTDT on the giant</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6">
          <table:table-cell table:formula="of:=[.A1046]" office:value-type="float" office:value="32" calcext:value-type="float">
            <text:p>32</text:p>
          </table:table-cell>
          <table:table-cell office:value-type="string" calcext:value-type="string">
            <text:p>1:41:50 – Keyleth heats Vax’s daggers but they’re too hot and he drops them</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7">
          <table:table-cell table:formula="of:=[.A1047]" office:value-type="float" office:value="32" calcext:value-type="float">
            <text:p>32</text:p>
          </table:table-cell>
          <table:table-cell office:value-type="string" calcext:value-type="string">
            <text:p>1:49:40 – Vex get HDYWTDT on 2nd giant</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7">
          <table:table-cell table:formula="of:=[.A1048]" office:value-type="float" office:value="32" calcext:value-type="float">
            <text:p>32</text:p>
          </table:table-cell>
          <table:table-cell office:value-type="string" calcext:value-type="string">
            <text:p>1:51:05 – Keyleth heals Vax’s hands, Vex interrupts </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3">
          <table:table-cell table:formula="of:=[.A1049]" office:value-type="float" office:value="32" calcext:value-type="float">
            <text:p>32</text:p>
          </table:table-cell>
          <table:table-cell office:value-type="string" calcext:value-type="string">
            <text:p>1:57:50 - Break starts </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3">
          <table:table-cell table:formula="of:=[.A1050]" office:value-type="float" office:value="32" calcext:value-type="float">
            <text:p>32</text:p>
          </table:table-cell>
          <table:table-cell office:value-type="string" calcext:value-type="string">
            <text:p>2:13:20 - Break Ends</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4">
          <table:table-cell table:formula="of:=[.A1051]" office:value-type="float" office:value="32" calcext:value-type="float">
            <text:p>32</text:p>
          </table:table-cell>
          <table:table-cell office:value-type="string" calcext:value-type="string">
            <text:p>(They all immediately reunite, Pike/Scanlan hug, then Pike explains why she’s there)</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10">
          <table:table-cell table:formula="of:=[.A1052]" office:value-type="float" office:value="32" calcext:value-type="float">
            <text:p>32</text:p>
          </table:table-cell>
          <table:table-cell office:value-type="string" calcext:value-type="string">
            <text:p>2:16:00 – They ask Pike to take a look at Percy, most of her dark visions have been about him</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9">
          <table:table-cell table:formula="of:=[.A1053]" office:value-type="float" office:value="32" calcext:value-type="float">
            <text:p>32</text:p>
          </table:table-cell>
          <table:table-cell office:value-type="string" calcext:value-type="string">
            <text:p>2:18:40 – Vex “He has black smoke coming out of his body”, Scanlan “I have lightning coming out of my ass”</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7">
          <table:table-cell table:formula="of:=[.A1054]" office:value-type="float" office:value="32" calcext:value-type="float">
            <text:p>32</text:p>
          </table:table-cell>
          <table:table-cell office:value-type="string" calcext:value-type="string">
            <text:p>(They go to the castle and find the secret tunnel)</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5">
          <table:table-cell table:formula="of:=[.A1055]" office:value-type="float" office:value="32" calcext:value-type="float">
            <text:p>32</text:p>
          </table:table-cell>
          <table:table-cell office:value-type="string" calcext:value-type="string">
            <text:p>2:24:32 – Vax  to Grog “I’m extremely fast and nimble …”</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2">
          <table:table-cell table:formula="of:=[.A1056]" office:value-type="float" office:value="32" calcext:value-type="float">
            <text:p>32</text:p>
          </table:table-cell>
          <table:table-cell office:value-type="string" calcext:value-type="string">
            <text:p>2:26:30 –Vax  "She’ll light up the hole"</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7">
          <table:table-cell table:formula="of:=[.A1057]" office:value-type="float" office:value="32" calcext:value-type="float">
            <text:p>32</text:p>
          </table:table-cell>
          <table:table-cell office:value-type="string" calcext:value-type="string">
            <text:p>2:29:15 – Scanlan tries to take Vax’s dagger</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10">
          <table:table-cell table:formula="of:=[.A1058]" office:value-type="float" office:value="32" calcext:value-type="float">
            <text:p>32</text:p>
          </table:table-cell>
          <table:table-cell office:value-type="string" calcext:value-type="string">
            <text:p>2:32:00 – Pike inspects Percy, casts greater restoration and he heals a corruption point </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7">
          <table:table-cell table:formula="of:=[.A1059]" office:value-type="float" office:value="32" calcext:value-type="float">
            <text:p>32</text:p>
          </table:table-cell>
          <table:table-cell office:value-type="string" calcext:value-type="string">
            <text:p>2:40:25 – Vax puts stones up a sleeping Grog’s nose</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7">
          <table:table-cell table:formula="of:=[.A1060]" office:value-type="float" office:value="32" calcext:value-type="float">
            <text:p>32</text:p>
          </table:table-cell>
          <table:table-cell office:value-type="string" calcext:value-type="string">
            <text:p>2:41:56 – Little Vax/Keyleth moment</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6">
          <table:table-cell table:formula="of:=[.A1061]" office:value-type="float" office:value="32" calcext:value-type="float">
            <text:p>32</text:p>
          </table:table-cell>
          <table:table-cell office:value-type="string" calcext:value-type="string">
            <text:p>2:42:55 – Vax and Percy convo/2:44:56 – Percy “I have a sister”  :D</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10">
          <table:table-cell table:formula="of:=[.A1062]" office:value-type="float" office:value="32" calcext:value-type="float">
            <text:p>32</text:p>
          </table:table-cell>
          <table:table-cell office:value-type="string" calcext:value-type="string">
            <text:p>2:45:18 – Grog’s little sleep fart/Vax draws a dick and balls on Grog’s forehead with black powder</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7">
          <table:table-cell table:formula="of:=[.A1063]" office:value-type="float" office:value="32" calcext:value-type="float">
            <text:p>32</text:p>
          </table:table-cell>
          <table:table-cell office:value-type="string" calcext:value-type="string">
            <text:p>2:47:10 – Percy dreams of his family again</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7">
          <table:table-cell table:formula="of:=[.A1064]" office:value-type="float" office:value="32" calcext:value-type="float">
            <text:p>32</text:p>
          </table:table-cell>
          <table:table-cell office:value-type="string" calcext:value-type="string">
            <text:p>2:51:40 – Vax wipes the dick off Grog’s head </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5">
          <table:table-cell table:formula="of:=[.A1065]" office:value-type="float" office:value="32" calcext:value-type="float">
            <text:p>32</text:p>
          </table:table-cell>
          <table:table-cell office:value-type="string" calcext:value-type="string">
            <text:p>2:53:55 – Vex to Scanlan “(Pike’s) not fading on us you dick!”</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7">
          <table:table-cell table:formula="of:=[.A1066]" office:value-type="float" office:value="32" calcext:value-type="float">
            <text:p>32</text:p>
          </table:table-cell>
          <table:table-cell office:value-type="string" calcext:value-type="string">
            <text:p>2:56:00 – Not a holy feast, but holy shit it’s delicious</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7">
          <table:table-cell table:formula="of:=[.A1067]" office:value-type="float" office:value="32" calcext:value-type="float">
            <text:p>32</text:p>
          </table:table-cell>
          <table:table-cell office:value-type="string" calcext:value-type="string">
            <text:p>2:58:55 – Scanlan’s speech before they go</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9">
          <table:table-cell table:formula="of:=[.A1068]" office:value-type="float" office:value="32" calcext:value-type="float">
            <text:p>32</text:p>
          </table:table-cell>
          <table:table-cell office:value-type="string" calcext:value-type="string">
            <text:p>3:03:25 – Grog fails to move statue, then Trinket, then Vax, Vex, Keyleth, and Percy all together. Pike finally moves it on her own</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4">
          <table:table-cell table:formula="of:=[.A1069]" office:value-type="float" office:value="32" calcext:value-type="float">
            <text:p>32</text:p>
          </table:table-cell>
          <table:table-cell office:value-type="string" calcext:value-type="string">
            <text:p>3:07:05 – Mrs. Shorthalt/Scanlan asks Pike if she’ll carry him over the threshold</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11">
          <table:table-cell table:formula="of:=[.A1070]" office:value-type="float" office:value="32" calcext:value-type="float">
            <text:p>32</text:p>
          </table:table-cell>
          <table:table-cell office:value-type="string" calcext:value-type="string">
            <text:p>3:13:20 – The last time Percy was in these dungeons there were bodies of his relatives next to him</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7">
          <table:table-cell table:formula="of:=[.A1071]" office:value-type="float" office:value="32" calcext:value-type="float">
            <text:p>32</text:p>
          </table:table-cell>
          <table:table-cell office:value-type="string" calcext:value-type="string">
            <text:p>3:15:40 – The meet an old woman in the cells</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5">
          <table:table-cell table:formula="of:=[.A1072]" office:value-type="float" office:value="32" calcext:value-type="float">
            <text:p>32</text:p>
          </table:table-cell>
          <table:table-cell office:value-type="string" calcext:value-type="string">
            <text:p>3:19:42 – Scanlan “We’re great with old people”</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9">
          <table:table-cell table:formula="of:=[.A1073]" office:value-type="float" office:value="32" calcext:value-type="float">
            <text:p>32</text:p>
          </table:table-cell>
          <table:table-cell office:value-type="string" calcext:value-type="string">
            <text:p>3:30:10 – Grog intimidating the old woman more/Grog offers her his blood to see if she’s a vampire </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2">
          <table:table-cell table:formula="of:=[.A1074]" office:value-type="float" office:value="32" calcext:value-type="float">
            <text:p>32</text:p>
          </table:table-cell>
          <table:table-cell office:value-type="string" calcext:value-type="string">
            <text:p>3:32:40 – Vex pretends to pick the lock </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2">
          <table:table-cell table:formula="of:=[.A1075]" office:value-type="float" office:value="32" calcext:value-type="float">
            <text:p>32</text:p>
          </table:table-cell>
          <table:table-cell office:value-type="string" calcext:value-type="string">
            <text:p>3:33:35 – Marisha “It’s Ripley!”</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5">
          <table:table-cell table:formula="of:=[.A1076]" office:value-type="float" office:value="32" calcext:value-type="float">
            <text:p>32</text:p>
          </table:table-cell>
          <table:table-cell office:value-type="string" calcext:value-type="string">
            <text:p>3:34:05 - Game ends/Ashley “Who’s Ripley?!”</text:p>
          </table:table-cell>
          <table:table-cell office:value-type="string" calcext:value-type="string">
            <text:p>https://littlecajunlady.tumblr.com/post/172074755674/critical-role-episode-32-against-the-tide-of-bone</text:p>
          </table:table-cell>
          <table:table-cell office:value-type="string" calcext:value-type="string">
            <text:p>littlecajunlady</text:p>
          </table:table-cell>
        </table:table-row>
        <table:table-row table:style-name="ro3">
          <table:table-cell office:value-type="string" calcext:value-type="string">
            <text:p>33-1</text:p>
          </table:table-cell>
          <table:table-cell office:value-type="string" calcext:value-type="string">
            <text:p>13:30 - Game starts</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10">
          <table:table-cell table:formula="of:=[.A1078]" office:value-type="string" office:string-value="33-1" calcext:value-type="string">
            <text:p>33-1</text:p>
          </table:table-cell>
          <table:table-cell office:value-type="string" calcext:value-type="string">
            <text:p>14:55 - Vex thinks the old woman is using seeming, so they decide to dispell her magic</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2">
          <table:table-cell table:formula="of:=[.A1079]" office:value-type="string" office:string-value="33-1" calcext:value-type="string">
            <text:p>33-1</text:p>
          </table:table-cell>
          <table:table-cell office:value-type="string" calcext:value-type="string">
            <text:p>22:00 – Anna Ripley revealed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2">
          <table:table-cell table:formula="of:=[.A1080]" office:value-type="string" office:string-value="33-1" calcext:value-type="string">
            <text:p>33-1</text:p>
          </table:table-cell>
          <table:table-cell office:value-type="string" calcext:value-type="string">
            <text:p>23:25 – Percy questions Ripley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6">
          <table:table-cell table:formula="of:=[.A1081]" office:value-type="string" office:string-value="33-1" calcext:value-type="string">
            <text:p>33-1</text:p>
          </table:table-cell>
          <table:table-cell office:value-type="string" calcext:value-type="string">
            <text:p>31:46 – Percy “You’re at the bottom of my list” and Percy reveals himself to her</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7">
          <table:table-cell table:formula="of:=[.A1082]" office:value-type="string" office:string-value="33-1" calcext:value-type="string">
            <text:p>33-1</text:p>
          </table:table-cell>
          <table:table-cell office:value-type="string" calcext:value-type="string">
            <text:p>33:40 – Vax talks up VM to intimidate Ripley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6">
          <table:table-cell table:formula="of:=[.A1083]" office:value-type="string" office:string-value="33-1" calcext:value-type="string">
            <text:p>33-1</text:p>
          </table:table-cell>
          <table:table-cell office:value-type="string" calcext:value-type="string">
            <text:p>36:00 - Percy threatens Ripley again before they let her out of the cell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5">
          <table:table-cell table:formula="of:=[.A1084]" office:value-type="string" office:string-value="33-1" calcext:value-type="string">
            <text:p>33-1</text:p>
          </table:table-cell>
          <table:table-cell office:value-type="string" calcext:value-type="string">
            <text:p>45:45 – Vax gives Vex his cloak, Pike disappears right after</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5">
          <table:table-cell table:formula="of:=[.A1085]" office:value-type="string" office:string-value="33-1" calcext:value-type="string">
            <text:p>33-1</text:p>
          </table:table-cell>
          <table:table-cell office:value-type="string" calcext:value-type="string">
            <text:p>(They follow Ripley to her room and she collects her things)</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7">
          <table:table-cell table:formula="of:=[.A1086]" office:value-type="string" office:string-value="33-1" calcext:value-type="string">
            <text:p>33-1</text:p>
          </table:table-cell>
          <table:table-cell office:value-type="string" calcext:value-type="string">
            <text:p>56:10 – Ripley is a Percy/guns fan girl</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10">
          <table:table-cell table:formula="of:=[.A1087]" office:value-type="string" office:string-value="33-1" calcext:value-type="string">
            <text:p>33-1</text:p>
          </table:table-cell>
          <table:table-cell office:value-type="string" calcext:value-type="string">
            <text:p>1:02:25 – They go to Cassandra’s room, no Cass but Percy finds a family portrait and letters</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9">
          <table:table-cell table:formula="of:=[.A1088]" office:value-type="string" office:string-value="33-1" calcext:value-type="string">
            <text:p>33-1</text:p>
          </table:table-cell>
          <table:table-cell office:value-type="string" calcext:value-type="string">
            <text:p>1:06:50 – Percy “Anna, I’m going to take a leap of faith, and believe contrary to all evidence, that you’re a smart woman”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11">
          <table:table-cell table:formula="of:=[.A1089]" office:value-type="string" office:string-value="33-1" calcext:value-type="string">
            <text:p>33-1</text:p>
          </table:table-cell>
          <table:table-cell office:value-type="string" calcext:value-type="string">
            <text:p>1:09:30 – Scanlan takes his potion of acid resistance after hearing about Ripley’s project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4">
          <table:table-cell table:formula="of:=[.A1090]" office:value-type="string" office:string-value="33-1" calcext:value-type="string">
            <text:p>33-1</text:p>
          </table:table-cell>
          <table:table-cell office:value-type="string" calcext:value-type="string">
            <text:p>1:16:05 – Vax finds Cassandra, he says “Jenga” and attacks Professor Anders</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2">
          <table:table-cell table:formula="of:=[.A1091]" office:value-type="string" office:string-value="33-1" calcext:value-type="string">
            <text:p>33-1</text:p>
          </table:table-cell>
          <table:table-cell office:value-type="string" calcext:value-type="string">
            <text:p>1:19:45 – Cassandra’s throat is slit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2">
          <table:table-cell table:formula="of:=[.A1092]" office:value-type="string" office:string-value="33-1" calcext:value-type="string">
            <text:p>33-1</text:p>
          </table:table-cell>
          <table:table-cell office:value-type="string" calcext:value-type="string">
            <text:p>1:27:34 – Taliesin is the anti-Wheaton</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5">
          <table:table-cell table:formula="of:=[.A1093]" office:value-type="string" office:string-value="33-1" calcext:value-type="string">
            <text:p>33-1</text:p>
          </table:table-cell>
          <table:table-cell office:value-type="string" calcext:value-type="string">
            <text:p>1:30:00 – Vax gives Cassandra a healing potion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7">
          <table:table-cell table:formula="of:=[.A1094]" office:value-type="string" office:string-value="33-1" calcext:value-type="string">
            <text:p>33-1</text:p>
          </table:table-cell>
          <table:table-cell office:value-type="string" calcext:value-type="string">
            <text:p>1:33:30 - Scanlan inspires Vex ♪ (Ex’s &amp; Oh’s)</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6">
          <table:table-cell table:formula="of:=[.A1095]" office:value-type="string" office:string-value="33-1" calcext:value-type="string">
            <text:p>33-1</text:p>
          </table:table-cell>
          <table:table-cell office:value-type="string" calcext:value-type="string">
            <text:p>1:40:00 – Percy sees Anders and Cassandra again … but his gun breaks</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6">
          <table:table-cell table:formula="of:=[.A1096]" office:value-type="string" office:string-value="33-1" calcext:value-type="string">
            <text:p>33-1</text:p>
          </table:table-cell>
          <table:table-cell office:value-type="string" calcext:value-type="string">
            <text:p>(Mind controlled Grog attacks Vax then is no longer controlled)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7">
          <table:table-cell table:formula="of:=[.A1097]" office:value-type="string" office:string-value="33-1" calcext:value-type="string">
            <text:p>33-1</text:p>
          </table:table-cell>
          <table:table-cell office:value-type="string" calcext:value-type="string">
            <text:p>1:48:14 - Scanlan inspires Grog ♪ (Aquarius)</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6">
          <table:table-cell table:formula="of:=[.A1098]" office:value-type="string" office:string-value="33-1" calcext:value-type="string">
            <text:p>33-1</text:p>
          </table:table-cell>
          <table:table-cell office:value-type="string" calcext:value-type="string">
            <text:p>1:49:08 – Scanlan’s first counterspell? “That door is locked motherfucker”</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12">
          <table:table-cell table:formula="of:=[.A1099]" office:value-type="string" office:string-value="33-1" calcext:value-type="string">
            <text:p>33-1</text:p>
          </table:table-cell>
          <table:table-cell office:value-type="string" calcext:value-type="string">
            <text:p>1:51:15 – Vax unconscious and fails 2 death saving throws, Keyleth then heals him and pulls Cassandra toward her using a vine</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10">
          <table:table-cell table:formula="of:=[.A1100]" office:value-type="string" office:string-value="33-1" calcext:value-type="string">
            <text:p>33-1</text:p>
          </table:table-cell>
          <table:table-cell office:value-type="string" calcext:value-type="string">
            <text:p>(Vex does a slide over to heal Vax to heal him, then Ripley frees herself from Trinket and runs)</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7">
          <table:table-cell table:formula="of:=[.A1101]" office:value-type="string" office:string-value="33-1" calcext:value-type="string">
            <text:p>33-1</text:p>
          </table:table-cell>
          <table:table-cell office:value-type="string" calcext:value-type="string">
            <text:p>2:00:48 – Percy gets HDYWTDT on Anders</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6">
          <table:table-cell table:formula="of:=[.A1102]" office:value-type="string" office:string-value="33-1" calcext:value-type="string">
            <text:p>33-1</text:p>
          </table:table-cell>
          <table:table-cell office:value-type="string" calcext:value-type="string">
            <text:p>2:02:05 – Percy “Your the face I saw when murder entered my heart”</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5">
          <table:table-cell table:formula="of:=[.A1103]" office:value-type="string" office:string-value="33-1" calcext:value-type="string">
            <text:p>33-1</text:p>
          </table:table-cell>
          <table:table-cell office:value-type="string" calcext:value-type="string">
            <text:p>2:09:15 – Vex takes Percy’s hand “Darling, take the mask off”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5">
          <table:table-cell office:value-type="string" calcext:value-type="string">
            <text:p>33-2</text:p>
          </table:table-cell>
          <table:table-cell office:value-type="string" calcext:value-type="string">
            <text:p>4:05 – Vax to Keyleth “You know I’m in love with you, right?” KISS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3">
          <table:table-cell table:formula="of:=[.A1105]" office:value-type="string" office:string-value="33-2" calcext:value-type="string">
            <text:p>33-2</text:p>
          </table:table-cell>
          <table:table-cell office:value-type="string" calcext:value-type="string">
            <text:p>04:38 - Break starts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3">
          <table:table-cell table:formula="of:=[.A1106]" office:value-type="string" office:string-value="33-2" calcext:value-type="string">
            <text:p>33-2</text:p>
          </table:table-cell>
          <table:table-cell office:value-type="string" calcext:value-type="string">
            <text:p>14:45 - Break ends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6">
          <table:table-cell table:formula="of:=[.A1107]" office:value-type="string" office:string-value="33-2" calcext:value-type="string">
            <text:p>33-2</text:p>
          </table:table-cell>
          <table:table-cell office:value-type="string" calcext:value-type="string">
            <text:p>17:30 - Percy whacks Vax for running into the room on his own again</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2">
          <table:table-cell table:formula="of:=[.A1108]" office:value-type="string" office:string-value="33-2" calcext:value-type="string">
            <text:p>33-2</text:p>
          </table:table-cell>
          <table:table-cell office:value-type="string" calcext:value-type="string">
            <text:p>18:10 – Percy and Cassandra reunited</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7">
          <table:table-cell table:formula="of:=[.A1109]" office:value-type="string" office:string-value="33-2" calcext:value-type="string">
            <text:p>33-2</text:p>
          </table:table-cell>
          <table:table-cell office:value-type="string" calcext:value-type="string">
            <text:p>21:30 – Cassandra refuses to be left behind</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4">
          <table:table-cell table:formula="of:=[.A1110]" office:value-type="string" office:string-value="33-2" calcext:value-type="string">
            <text:p>33-2</text:p>
          </table:table-cell>
          <table:table-cell office:value-type="string" calcext:value-type="string">
            <text:p>(Ripley gets away, they take Anders’ levitation boots and go through his letters)</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5">
          <table:table-cell table:formula="of:=[.A1111]" office:value-type="string" office:string-value="33-2" calcext:value-type="string">
            <text:p>33-2</text:p>
          </table:table-cell>
          <table:table-cell office:value-type="string" calcext:value-type="string">
            <text:p>32:30 – Scanlan scrys on his shit at Greyskull keep</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6">
          <table:table-cell table:formula="of:=[.A1112]" office:value-type="string" office:string-value="33-2" calcext:value-type="string">
            <text:p>33-2</text:p>
          </table:table-cell>
          <table:table-cell office:value-type="string" calcext:value-type="string">
            <text:p>35:35 – Scanlan asks Percy for Ripley’s gun, Vax takes it away</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4">
          <table:table-cell table:formula="of:=[.A1113]" office:value-type="string" office:string-value="33-2" calcext:value-type="string">
            <text:p>33-2</text:p>
          </table:table-cell>
          <table:table-cell office:value-type="string" calcext:value-type="string">
            <text:p>38:40 – More questions for Cassandra (and backstory for the last 5 years)</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12">
          <table:table-cell table:formula="of:=[.A1114]" office:value-type="string" office:string-value="33-2" calcext:value-type="string">
            <text:p>33-2</text:p>
          </table:table-cell>
          <table:table-cell office:value-type="string" calcext:value-type="string">
            <text:p>48:30 – Percy tricks Cassandra to see if she’ll willingly take a potion after a few minutes of trying to figure out if she is being controlled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7">
          <table:table-cell table:formula="of:=[.A1115]" office:value-type="string" office:string-value="33-2" calcext:value-type="string">
            <text:p>33-2</text:p>
          </table:table-cell>
          <table:table-cell office:value-type="string" calcext:value-type="string">
            <text:p>53:20 - Cassandra/Scanlan?! Percy “NO”</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10">
          <table:table-cell table:formula="of:=[.A1116]" office:value-type="string" office:string-value="33-2" calcext:value-type="string">
            <text:p>33-2</text:p>
          </table:table-cell>
          <table:table-cell office:value-type="string" calcext:value-type="string">
            <text:p>54:15 - Scanlan uses seeming to make the guys look like Percy &amp; the girls like Cassandra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5">
          <table:table-cell table:formula="of:=[.A1117]" office:value-type="string" office:string-value="33-2" calcext:value-type="string">
            <text:p>33-2</text:p>
          </table:table-cell>
          <table:table-cell office:value-type="string" calcext:value-type="string">
            <text:p>56:50 – Keyleth tries to find Vax amongst all the Percys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10">
          <table:table-cell table:formula="of:=[.A1118]" office:value-type="string" office:string-value="33-2" calcext:value-type="string">
            <text:p>33-2</text:p>
          </table:table-cell>
          <table:table-cell office:value-type="string" calcext:value-type="string">
            <text:p>(Go through de Rolo mausoleum and all of the tombs are open, wraith fight starts at 1:09:05)</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10">
          <table:table-cell table:formula="of:=[.A1119]" office:value-type="string" office:string-value="33-2" calcext:value-type="string">
            <text:p>33-2</text:p>
          </table:table-cell>
          <table:table-cell office:value-type="string" calcext:value-type="string">
            <text:p>1:09:35 – Taliesin rolls a 20 and retires the golden snitch for a while, Marisha rolls a 1 on it</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4">
          <table:table-cell table:formula="of:=[.A1120]" office:value-type="string" office:string-value="33-2" calcext:value-type="string">
            <text:p>33-2</text:p>
          </table:table-cell>
          <table:table-cell office:value-type="string" calcext:value-type="string">
            <text:p>1:11:25 – Taliesin rolls another 20 “I’m the devil and I’ve come to do the devil’s work”</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2">
          <table:table-cell table:formula="of:=[.A1121]" office:value-type="string" office:string-value="33-2" calcext:value-type="string">
            <text:p>33-2</text:p>
          </table:table-cell>
          <table:table-cell office:value-type="string" calcext:value-type="string">
            <text:p>1:12:35 – Taliesin’s third 20</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6">
          <table:table-cell table:formula="of:=[.A1122]" office:value-type="string" office:string-value="33-2" calcext:value-type="string">
            <text:p>33-2</text:p>
          </table:table-cell>
          <table:table-cell office:value-type="string" calcext:value-type="string">
            <text:p>1:15:25 – Keyleth possessed by a wraith, then Vax and Grog too</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4">
          <table:table-cell table:formula="of:=[.A1123]" office:value-type="string" office:string-value="33-2" calcext:value-type="string">
            <text:p>33-2</text:p>
          </table:table-cell>
          <table:table-cell office:value-type="string" calcext:value-type="string">
            <text:p>1:22:50 – Vax’s religion check, he hears Pike’s voice and is no longer possessed</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5">
          <table:table-cell table:formula="of:=[.A1124]" office:value-type="string" office:string-value="33-2" calcext:value-type="string">
            <text:p>33-2</text:p>
          </table:table-cell>
          <table:table-cell office:value-type="string" calcext:value-type="string">
            <text:p>(Trinket cannonballs Keyleth, Grog, and Scanlan)</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5">
          <table:table-cell table:formula="of:=[.A1125]" office:value-type="string" office:string-value="33-2" calcext:value-type="string">
            <text:p>33-2</text:p>
          </table:table-cell>
          <table:table-cell office:value-type="string" calcext:value-type="string">
            <text:p>1:35:20 – Nat 1, Percy gets possessed then Vax attacks him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5">
          <table:table-cell table:formula="of:=[.A1126]" office:value-type="string" office:string-value="33-2" calcext:value-type="string">
            <text:p>33-2</text:p>
          </table:table-cell>
          <table:table-cell office:value-type="string" calcext:value-type="string">
            <text:p>1:39:10 - Scanlan inspires Vax ♪ (Moves Like Jagger)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4">
          <table:table-cell table:formula="of:=[.A1127]" office:value-type="string" office:string-value="33-2" calcext:value-type="string">
            <text:p>33-2</text:p>
          </table:table-cell>
          <table:table-cell office:value-type="string" calcext:value-type="string">
            <text:p>1:40:34 – What about Cassandra? Laura “I just thought she was being a bitch”</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15">
          <table:table-cell table:formula="of:=[.A1128]" office:value-type="string" office:string-value="33-2" calcext:value-type="string">
            <text:p>33-2</text:p>
          </table:table-cell>
          <table:table-cell office:value-type="string" calcext:value-type="string">
            <text:p>(Grog no longer possessed, Percy shoots Vax 3 times, Keyleth knocked unconscious and fails death saving throw, Percy knocked unconscious and wraith attacks him &amp; he fails 2 death saving throws)</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5">
          <table:table-cell table:formula="of:=[.A1129]" office:value-type="string" office:string-value="33-2" calcext:value-type="string">
            <text:p>33-2</text:p>
          </table:table-cell>
          <table:table-cell office:value-type="string" calcext:value-type="string">
            <text:p>1:59:58 – Scanlan’s vicious mockery, gets HDYWTDT</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6">
          <table:table-cell table:formula="of:=[.A1130]" office:value-type="string" office:string-value="33-2" calcext:value-type="string">
            <text:p>33-2</text:p>
          </table:table-cell>
          <table:table-cell office:value-type="string" calcext:value-type="string">
            <text:p>2:01:00 – Percy “Which one of my ancestors did you shame to death, again?” </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7">
          <table:table-cell table:formula="of:=[.A1131]" office:value-type="string" office:string-value="33-2" calcext:value-type="string">
            <text:p>33-2</text:p>
          </table:table-cell>
          <table:table-cell office:value-type="string" calcext:value-type="string">
            <text:p>2:02:32 - Scanlan heals Keyleth ♪ (O.P.P)</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6">
          <table:table-cell table:formula="of:=[.A1132]" office:value-type="string" office:string-value="33-2" calcext:value-type="string">
            <text:p>33-2</text:p>
          </table:table-cell>
          <table:table-cell office:value-type="string" calcext:value-type="string">
            <text:p>2:04:20 – Percy to Scanlan “Don’t loot my family’s crypt”</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3">
          <table:table-cell table:formula="of:=[.A1133]" office:value-type="string" office:string-value="33-2" calcext:value-type="string">
            <text:p>33-2</text:p>
          </table:table-cell>
          <table:table-cell office:value-type="string" calcext:value-type="string">
            <text:p>2:04:42 – Game ends</text:p>
          </table:table-cell>
          <table:table-cell office:value-type="string" calcext:value-type="string">
            <text:p>https://littlecajunlady.tumblr.com/post/172207074452/critical-role-episode-33-reunions</text:p>
          </table:table-cell>
          <table:table-cell office:value-type="string" calcext:value-type="string">
            <text:p>littlecajunlady</text:p>
          </table:table-cell>
        </table:table-row>
        <table:table-row table:style-name="ro3">
          <table:table-cell office:value-type="float" office:value="34" calcext:value-type="float">
            <text:p>34</text:p>
          </table:table-cell>
          <table:table-cell office:value-type="string" calcext:value-type="string">
            <text:p>12:05 - Game starts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3">
          <table:table-cell table:formula="of:=[.A1135]" office:value-type="float" office:value="34" calcext:value-type="float">
            <text:p>34</text:p>
          </table:table-cell>
          <table:table-cell office:value-type="string" calcext:value-type="string">
            <text:p>13:05 – Laura arrives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6">
          <table:table-cell table:formula="of:=[.A1136]" office:value-type="float" office:value="34" calcext:value-type="float">
            <text:p>34</text:p>
          </table:table-cell>
          <table:table-cell office:value-type="string" calcext:value-type="string">
            <text:p>15:50 – Vax offers to let Grog flick his nuts for a healing potion</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7">
          <table:table-cell table:formula="of:=[.A1137]" office:value-type="float" office:value="34" calcext:value-type="float">
            <text:p>34</text:p>
          </table:table-cell>
          <table:table-cell office:value-type="string" calcext:value-type="string">
            <text:p>20:40 – The new password according to Percy</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5">
          <table:table-cell table:formula="of:=[.A1138]" office:value-type="float" office:value="34" calcext:value-type="float">
            <text:p>34</text:p>
          </table:table-cell>
          <table:table-cell office:value-type="string" calcext:value-type="string">
            <text:p>21:35 – Percy would save Vex, mostly because he fears her</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5">
          <table:table-cell table:formula="of:=[.A1139]" office:value-type="float" office:value="34" calcext:value-type="float">
            <text:p>34</text:p>
          </table:table-cell>
          <table:table-cell office:value-type="string" calcext:value-type="string">
            <text:p>23:00 – They question Cassandra about the Briarwoods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14">
          <table:table-cell table:formula="of:=[.A1140]" office:value-type="float" office:value="34" calcext:value-type="float">
            <text:p>34</text:p>
          </table:table-cell>
          <table:table-cell office:value-type="string" calcext:value-type="string">
            <text:p>27:20 - Vax tells Cassandra they don’t know if they can trust her/asks her what happened after she was shot with arrows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3">
          <table:table-cell table:formula="of:=[.A1141]" office:value-type="float" office:value="34" calcext:value-type="float">
            <text:p>34</text:p>
          </table:table-cell>
          <table:table-cell office:value-type="string" calcext:value-type="string">
            <text:p>33:50 – Pike’s back!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3">
          <table:table-cell table:formula="of:=[.A1142]" office:value-type="float" office:value="34" calcext:value-type="float">
            <text:p>34</text:p>
          </table:table-cell>
          <table:table-cell office:value-type="string" calcext:value-type="string">
            <text:p>35:32 - Bear Percy</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5">
          <table:table-cell table:formula="of:=[.A1143]" office:value-type="float" office:value="34" calcext:value-type="float">
            <text:p>34</text:p>
          </table:table-cell>
          <table:table-cell office:value-type="string" calcext:value-type="string">
            <text:p>39:52 - Vex to Vax “How about you wait a fucking second”</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20">
          <table:table-cell table:formula="of:=[.A1144]" office:value-type="float" office:value="34" calcext:value-type="float">
            <text:p>34</text:p>
          </table:table-cell>
          <table:table-cell office:value-type="string" calcext:value-type="string">
            <text:p>(Trinket sets off gas trap but Heroes feast makes them immune to poison, 49:20 is Travis’s Princess Bride reference, they find an all bronze room with gems and they spend a while inspecting it)</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6">
          <table:table-cell table:formula="of:=[.A1145]" office:value-type="float" office:value="34" calcext:value-type="float">
            <text:p>34</text:p>
          </table:table-cell>
          <table:table-cell office:value-type="string" calcext:value-type="string">
            <text:p>1:09:25 - Grog walks across the bronze room without a problem</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5">
          <table:table-cell table:formula="of:=[.A1146]" office:value-type="float" office:value="34" calcext:value-type="float">
            <text:p>34</text:p>
          </table:table-cell>
          <table:table-cell office:value-type="string" calcext:value-type="string">
            <text:p>1:11:45 – Scanlan won’t be beaten by another door, goddamn it</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7">
          <table:table-cell table:formula="of:=[.A1147]" office:value-type="float" office:value="34" calcext:value-type="float">
            <text:p>34</text:p>
          </table:table-cell>
          <table:table-cell office:value-type="string" calcext:value-type="string">
            <text:p>1:14:20 – They get trapped inside the room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3">
          <table:table-cell table:formula="of:=[.A1148]" office:value-type="float" office:value="34" calcext:value-type="float">
            <text:p>34</text:p>
          </table:table-cell>
          <table:table-cell office:value-type="string" calcext:value-type="string">
            <text:p>1:17:55 – The Briarwoods!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11">
          <table:table-cell table:formula="of:=[.A1149]" office:value-type="float" office:value="34" calcext:value-type="float">
            <text:p>34</text:p>
          </table:table-cell>
          <table:table-cell office:value-type="string" calcext:value-type="string">
            <text:p>1:19:30 -  Vax uses dimension door &amp; presses a gem, which starts the acid flooding the room</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2">
          <table:table-cell table:formula="of:=[.A1150]" office:value-type="float" office:value="34" calcext:value-type="float">
            <text:p>34</text:p>
          </table:table-cell>
          <table:table-cell office:value-type="string" calcext:value-type="string">
            <text:p>1:22:35 – Vax charmed by Sylas</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4">
          <table:table-cell table:formula="of:=[.A1151]" office:value-type="float" office:value="34" calcext:value-type="float">
            <text:p>34</text:p>
          </table:table-cell>
          <table:table-cell office:value-type="string" calcext:value-type="string">
            <text:p>1:26:45 – Cassandra “Your sister left us the day those arrows found my chest”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5">
          <table:table-cell table:formula="of:=[.A1152]" office:value-type="float" office:value="34" calcext:value-type="float">
            <text:p>34</text:p>
          </table:table-cell>
          <table:table-cell office:value-type="string" calcext:value-type="string">
            <text:p>1:29:25 – Keyleth tries to get through to charmed Vax</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5">
          <table:table-cell table:formula="of:=[.A1153]" office:value-type="float" office:value="34" calcext:value-type="float">
            <text:p>34</text:p>
          </table:table-cell>
          <table:table-cell office:value-type="string" calcext:value-type="string">
            <text:p>(They just keep trying to get out of this acid room and failing at it)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7">
          <table:table-cell table:formula="of:=[.A1154]" office:value-type="float" office:value="34" calcext:value-type="float">
            <text:p>34</text:p>
          </table:table-cell>
          <table:table-cell office:value-type="string" calcext:value-type="string">
            <text:p>1:43:55 - Percy “Fuck the power of love!”</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9">
          <table:table-cell table:formula="of:=[.A1155]" office:value-type="float" office:value="34" calcext:value-type="float">
            <text:p>34</text:p>
          </table:table-cell>
          <table:table-cell office:value-type="string" calcext:value-type="string">
            <text:p>(Scanlan turns off the acid. Vex tries to talk to Vax at 1:56:05 but the charm is too strong. They finally get out of the room)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3">
          <table:table-cell table:formula="of:=[.A1156]" office:value-type="float" office:value="34" calcext:value-type="float">
            <text:p>34</text:p>
          </table:table-cell>
          <table:table-cell office:value-type="string" calcext:value-type="string">
            <text:p>1:58:40 - Break starts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6">
          <table:table-cell table:formula="of:=[.A1157]" office:value-type="float" office:value="34" calcext:value-type="float">
            <text:p>34</text:p>
          </table:table-cell>
          <table:table-cell office:value-type="string" calcext:value-type="string">
            <text:p>2:07:20 - Break ends, Cassandra’s name shows up on Percy’s gun</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4">
          <table:table-cell table:formula="of:=[.A1158]" office:value-type="float" office:value="34" calcext:value-type="float">
            <text:p>34</text:p>
          </table:table-cell>
          <table:table-cell office:value-type="string" calcext:value-type="string">
            <text:p>(They arrive at the ziggurat – Briarwoods, Cassandra, and Vax climb to the top)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7">
          <table:table-cell table:formula="of:=[.A1159]" office:value-type="float" office:value="34" calcext:value-type="float">
            <text:p>34</text:p>
          </table:table-cell>
          <table:table-cell office:value-type="string" calcext:value-type="string">
            <text:p>2:16:54 – Sarenrae and Pelor are buddies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7">
          <table:table-cell table:formula="of:=[.A1160]" office:value-type="float" office:value="34" calcext:value-type="float">
            <text:p>34</text:p>
          </table:table-cell>
          <table:table-cell office:value-type="string" calcext:value-type="string">
            <text:p>2:18:50 -  Vex tries to get Vax to help them</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7">
          <table:table-cell table:formula="of:=[.A1161]" office:value-type="float" office:value="34" calcext:value-type="float">
            <text:p>34</text:p>
          </table:table-cell>
          <table:table-cell office:value-type="string" calcext:value-type="string">
            <text:p>2:26:25 – Scanlan inspires Pike with a poem</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7">
          <table:table-cell table:formula="of:=[.A1162]" office:value-type="float" office:value="34" calcext:value-type="float">
            <text:p>34</text:p>
          </table:table-cell>
          <table:table-cell office:value-type="string" calcext:value-type="string">
            <text:p>2:27:08 – Smoke Percy, he approaches Briarwoods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2">
          <table:table-cell table:formula="of:=[.A1163]" office:value-type="float" office:value="34" calcext:value-type="float">
            <text:p>34</text:p>
          </table:table-cell>
          <table:table-cell office:value-type="string" calcext:value-type="string">
            <text:p>2:36:00 -  Another bear Percy moment</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10">
          <table:table-cell table:formula="of:=[.A1164]" office:value-type="float" office:value="34" calcext:value-type="float">
            <text:p>34</text:p>
          </table:table-cell>
          <table:table-cell office:value-type="string" calcext:value-type="string">
            <text:p>2:41:08 – Vax trying to protect Delilah “Percival you’ve got to stop, this is madness!”</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7">
          <table:table-cell table:formula="of:=[.A1165]" office:value-type="float" office:value="34" calcext:value-type="float">
            <text:p>34</text:p>
          </table:table-cell>
          <table:table-cell office:value-type="string" calcext:value-type="string">
            <text:p>2:46:45 – Pike gets rid of the charm on Vax</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7">
          <table:table-cell table:formula="of:=[.A1166]" office:value-type="float" office:value="34" calcext:value-type="float">
            <text:p>34</text:p>
          </table:table-cell>
          <table:table-cell office:value-type="string" calcext:value-type="string">
            <text:p>2:51:20 - Percy uses Diplomacy on Sylas</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7">
          <table:table-cell table:formula="of:=[.A1167]" office:value-type="float" office:value="34" calcext:value-type="float">
            <text:p>34</text:p>
          </table:table-cell>
          <table:table-cell office:value-type="string" calcext:value-type="string">
            <text:p>2:54:55 – Cassandra’s turn, she attacks Grog</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5">
          <table:table-cell table:formula="of:=[.A1168]" office:value-type="float" office:value="34" calcext:value-type="float">
            <text:p>34</text:p>
          </table:table-cell>
          <table:table-cell office:value-type="string" calcext:value-type="string">
            <text:p>3:03:50 - Scanlan inspires Percy ♪ (Janie’s got a gun)</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7">
          <table:table-cell table:formula="of:=[.A1169]" office:value-type="float" office:value="34" calcext:value-type="float">
            <text:p>34</text:p>
          </table:table-cell>
          <table:table-cell office:value-type="string" calcext:value-type="string">
            <text:p>3:06:00 -  Grog takes Cassandra’s breath away</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6">
          <table:table-cell table:formula="of:=[.A1170]" office:value-type="float" office:value="34" calcext:value-type="float">
            <text:p>34</text:p>
          </table:table-cell>
          <table:table-cell office:value-type="string" calcext:value-type="string">
            <text:p>3:18:35 – Cassandra can attack Percy, but instead she drops her sword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5">
          <table:table-cell table:formula="of:=[.A1171]" office:value-type="float" office:value="34" calcext:value-type="float">
            <text:p>34</text:p>
          </table:table-cell>
          <table:table-cell office:value-type="string" calcext:value-type="string">
            <text:p>3:19:45 – Keyleth hugs Sylas ♪ Let the sunshine in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6">
          <table:table-cell table:formula="of:=[.A1172]" office:value-type="float" office:value="34" calcext:value-type="float">
            <text:p>34</text:p>
          </table:table-cell>
          <table:table-cell office:value-type="string" calcext:value-type="string">
            <text:p>3:21:35 – Briarwoods try to get away, Scanlan successfully counterspells</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5">
          <table:table-cell table:formula="of:=[.A1173]" office:value-type="float" office:value="34" calcext:value-type="float">
            <text:p>34</text:p>
          </table:table-cell>
          <table:table-cell office:value-type="string" calcext:value-type="string">
            <text:p>3:23:45 - Scanlan inspires Grog with a little harmonica</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6">
          <table:table-cell table:formula="of:=[.A1174]" office:value-type="float" office:value="34" calcext:value-type="float">
            <text:p>34</text:p>
          </table:table-cell>
          <table:table-cell office:value-type="string" calcext:value-type="string">
            <text:p>3:29:50 – Travis remembers he can’t be charmed when raging</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4">
          <table:table-cell table:formula="of:=[.A1175]" office:value-type="float" office:value="34" calcext:value-type="float">
            <text:p>34</text:p>
          </table:table-cell>
          <table:table-cell office:value-type="string" calcext:value-type="string">
            <text:p>3:37:10 - Percy shoots Sylas who turns into mist, then he shoots off Delilah’s ear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7">
          <table:table-cell table:formula="of:=[.A1176]" office:value-type="float" office:value="34" calcext:value-type="float">
            <text:p>34</text:p>
          </table:table-cell>
          <table:table-cell office:value-type="string" calcext:value-type="string">
            <text:p>3:45:10 – Keyleth gets HDYWTDT on Sylas</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2">
          <table:table-cell table:formula="of:=[.A1177]" office:value-type="float" office:value="34" calcext:value-type="float">
            <text:p>34</text:p>
          </table:table-cell>
          <table:table-cell office:value-type="string" calcext:value-type="string">
            <text:p>3:47:05 – Delilah’s reaction</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6">
          <table:table-cell table:formula="of:=[.A1178]" office:value-type="float" office:value="34" calcext:value-type="float">
            <text:p>34</text:p>
          </table:table-cell>
          <table:table-cell office:value-type="string" calcext:value-type="string">
            <text:p>3:52:00 – Grog grabs Cassandra by the neck and dangles her over the edge</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4">
          <table:table-cell table:formula="of:=[.A1179]" office:value-type="float" office:value="34" calcext:value-type="float">
            <text:p>34</text:p>
          </table:table-cell>
          <table:table-cell office:value-type="string" calcext:value-type="string">
            <text:p>(They get up to the roof and start attacking Delilah, who’s started the ritual)</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6">
          <table:table-cell table:formula="of:=[.A1180]" office:value-type="float" office:value="34" calcext:value-type="float">
            <text:p>34</text:p>
          </table:table-cell>
          <table:table-cell office:value-type="string" calcext:value-type="string">
            <text:p>4:11:18 – Scanlan casts suggestion on Delilah ♪ (Ice Ice Baby), it fails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4">
          <table:table-cell table:formula="of:=[.A1181]" office:value-type="float" office:value="34" calcext:value-type="float">
            <text:p>34</text:p>
          </table:table-cell>
          <table:table-cell office:value-type="string" calcext:value-type="string">
            <text:p>4:14:45 – Vex brought down to 1 hit point from Delilah’s spell, then falls and is unconscious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10">
          <table:table-cell table:formula="of:=[.A1182]" office:value-type="float" office:value="34" calcext:value-type="float">
            <text:p>34</text:p>
          </table:table-cell>
          <table:table-cell office:value-type="string" calcext:value-type="string">
            <text:p>4:18:55 - Vax jumps down to help Vex (and Liam is very enthusiastic about giving her a potion) </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10">
          <table:table-cell table:formula="of:=[.A1183]" office:value-type="float" office:value="34" calcext:value-type="float">
            <text:p>34</text:p>
          </table:table-cell>
          <table:table-cell office:value-type="string" calcext:value-type="string">
            <text:p>4:21:15 – Percy gets HDYWTDT on Delilah, then decides to shoot off her arm and keep her alive</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7">
          <table:table-cell table:formula="of:=[.A1184]" office:value-type="float" office:value="34" calcext:value-type="float">
            <text:p>34</text:p>
          </table:table-cell>
          <table:table-cell office:value-type="string" calcext:value-type="string">
            <text:p>4:24:50 – Vax gives Vex a potion and it doesn’t work</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10">
          <table:table-cell table:formula="of:=[.A1185]" office:value-type="float" office:value="34" calcext:value-type="float">
            <text:p>34</text:p>
          </table:table-cell>
          <table:table-cell office:value-type="string" calcext:value-type="string">
            <text:p>4:26:10 – Percy grabs the rope and jumps down to send Vex up, gladly taking damage</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5">
          <table:table-cell table:formula="of:=[.A1186]" office:value-type="float" office:value="34" calcext:value-type="float">
            <text:p>34</text:p>
          </table:table-cell>
          <table:table-cell office:value-type="string" calcext:value-type="string">
            <text:p>4:33:30 – Keyleth stabs the sphere with a very lucky nat 20</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14">
          <table:table-cell table:formula="of:=[.A1187]" office:value-type="float" office:value="34" calcext:value-type="float">
            <text:p>34</text:p>
          </table:table-cell>
          <table:table-cell office:value-type="string" calcext:value-type="string">
            <text:p>4:38:00 – Keyleth decides to stay behind to tear down ziggurat, Vax hands off Vex to Grog and goes with her, it doesn’t work so they all run out</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3">
          <table:table-cell table:formula="of:=[.A1188]" office:value-type="float" office:value="34" calcext:value-type="float">
            <text:p>34</text:p>
          </table:table-cell>
          <table:table-cell office:value-type="string" calcext:value-type="string">
            <text:p>4:39:35 – Game ends</text:p>
          </table:table-cell>
          <table:table-cell office:value-type="string" calcext:value-type="string">
            <text:p>https://littlecajunlady.tumblr.com/post/172600191216/critical-role-episode-34-race-to-the-ziggurat</text:p>
          </table:table-cell>
          <table:table-cell office:value-type="string" calcext:value-type="string">
            <text:p>littlecajunlady</text:p>
          </table:table-cell>
        </table:table-row>
        <table:table-row table:style-name="ro3">
          <table:table-cell office:value-type="string" calcext:value-type="string">
            <text:p>35-1</text:p>
          </table:table-cell>
          <table:table-cell office:value-type="string" calcext:value-type="string">
            <text:p>15:15 – Game starts</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7">
          <table:table-cell table:formula="of:=[.A1190]" office:value-type="string" office:string-value="35-1" calcext:value-type="string">
            <text:p>35-1</text:p>
          </table:table-cell>
          <table:table-cell office:value-type="string" calcext:value-type="string">
            <text:p>17:30 – Delirious Vex strokes Grog’s beard</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4">
          <table:table-cell table:formula="of:=[.A1191]" office:value-type="string" office:string-value="35-1" calcext:value-type="string">
            <text:p>35-1</text:p>
          </table:table-cell>
          <table:table-cell office:value-type="string" calcext:value-type="string">
            <text:p>19:25 – Grog on holding 2 women “Normal Saturday night, my friend”</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9">
          <table:table-cell table:formula="of:=[.A1192]" office:value-type="string" office:string-value="35-1" calcext:value-type="string">
            <text:p>35-1</text:p>
          </table:table-cell>
          <table:table-cell office:value-type="string" calcext:value-type="string">
            <text:p>23:15 – Scanlan gives his healing potion to Vex but he’d give it to Pike if she were there, then he asks Vex for a gun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5">
          <table:table-cell table:formula="of:=[.A1193]" office:value-type="string" office:string-value="35-1" calcext:value-type="string">
            <text:p>35-1</text:p>
          </table:table-cell>
          <table:table-cell office:value-type="string" calcext:value-type="string">
            <text:p>28:25 – Dr. Grog  stabilizes Delilah with dirty rags</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7">
          <table:table-cell table:formula="of:=[.A1194]" office:value-type="string" office:string-value="35-1" calcext:value-type="string">
            <text:p>35-1</text:p>
          </table:table-cell>
          <table:table-cell office:value-type="string" calcext:value-type="string">
            <text:p>30:08 - Pike heals and the whole cast goes “Ooooh”</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4">
          <table:table-cell table:formula="of:=[.A1195]" office:value-type="string" office:string-value="35-1" calcext:value-type="string">
            <text:p>35-1</text:p>
          </table:table-cell>
          <table:table-cell office:value-type="string" calcext:value-type="string">
            <text:p>30:40 – Deliah wakes up, Grog freaks out and slaps her unconscious again</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7">
          <table:table-cell table:formula="of:=[.A1196]" office:value-type="string" office:string-value="35-1" calcext:value-type="string">
            <text:p>35-1</text:p>
          </table:table-cell>
          <table:table-cell office:value-type="string" calcext:value-type="string">
            <text:p>31:30 – Percy wakes Cassandra and questions her</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5">
          <table:table-cell table:formula="of:=[.A1197]" office:value-type="string" office:string-value="35-1" calcext:value-type="string">
            <text:p>35-1</text:p>
          </table:table-cell>
          <table:table-cell office:value-type="string" calcext:value-type="string">
            <text:p>35:40 – Scanlan gets a whisper about the Whispered One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2">
          <table:table-cell table:formula="of:=[.A1198]" office:value-type="string" office:string-value="35-1" calcext:value-type="string">
            <text:p>35-1</text:p>
          </table:table-cell>
          <table:table-cell office:value-type="string" calcext:value-type="string">
            <text:p>41:00 – Percy talks to Orthax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3">
          <table:table-cell table:formula="of:=[.A1199]" office:value-type="string" office:string-value="35-1" calcext:value-type="string">
            <text:p>35-1</text:p>
          </table:table-cell>
          <table:table-cell office:value-type="string" calcext:value-type="string">
            <text:p>45:38 - Percy and Delilah</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5">
          <table:table-cell table:formula="of:=[.A1200]" office:value-type="string" office:string-value="35-1" calcext:value-type="string">
            <text:p>35-1</text:p>
          </table:table-cell>
          <table:table-cell office:value-type="string" calcext:value-type="string">
            <text:p>47:35 – Vex uses Percy’s full name, Travis is impressed</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4">
          <table:table-cell table:formula="of:=[.A1201]" office:value-type="string" office:string-value="35-1" calcext:value-type="string">
            <text:p>35-1</text:p>
          </table:table-cell>
          <table:table-cell office:value-type="string" calcext:value-type="string">
            <text:p>48:15 – Percy makes himself look like Sylas, they continue to question Delilah</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10">
          <table:table-cell table:formula="of:=[.A1202]" office:value-type="string" office:string-value="35-1" calcext:value-type="string">
            <text:p>35-1</text:p>
          </table:table-cell>
          <table:table-cell office:value-type="string" calcext:value-type="string">
            <text:p>52:45 – Scanlan tries to take a bullet from the Pepperbox and breaks the gun even more</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10">
          <table:table-cell table:formula="of:=[.A1203]" office:value-type="string" office:string-value="35-1" calcext:value-type="string">
            <text:p>35-1</text:p>
          </table:table-cell>
          <table:table-cell office:value-type="string" calcext:value-type="string">
            <text:p>54:15 – Keyleth asks who he was talking to and Percy learns nobody else could hear Orthax</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3">
          <table:table-cell table:formula="of:=[.A1204]" office:value-type="string" office:string-value="35-1" calcext:value-type="string">
            <text:p>35-1</text:p>
          </table:table-cell>
          <table:table-cell office:value-type="string" calcext:value-type="string">
            <text:p>55:10 – Info on Vecna</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4">
          <table:table-cell table:formula="of:=[.A1205]" office:value-type="string" office:string-value="35-1" calcext:value-type="string">
            <text:p>35-1</text:p>
          </table:table-cell>
          <table:table-cell office:value-type="string" calcext:value-type="string">
            <text:p>56:45 – Grog “(Delilah’s) worthless. She almost killed Vex. She didn’t kill Vax.”</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11">
          <table:table-cell table:formula="of:=[.A1206]" office:value-type="string" office:string-value="35-1" calcext:value-type="string">
            <text:p>35-1</text:p>
          </table:table-cell>
          <table:table-cell office:value-type="string" calcext:value-type="string">
            <text:p>58:15 – Vex and Keyleth get whispers on Percy (58:42 – Sam to Marisha “He whispers to you all the time”)</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4">
          <table:table-cell table:formula="of:=[.A1207]" office:value-type="string" office:string-value="35-1" calcext:value-type="string">
            <text:p>35-1</text:p>
          </table:table-cell>
          <table:table-cell office:value-type="string" calcext:value-type="string">
            <text:p>59:22 - Percy gets a nat 20 on another wisdom saving throw against Orthax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5">
          <table:table-cell table:formula="of:=[.A1208]" office:value-type="string" office:string-value="35-1" calcext:value-type="string">
            <text:p>35-1</text:p>
          </table:table-cell>
          <table:table-cell office:value-type="string" calcext:value-type="string">
            <text:p>1:01:05 – VM finally gets to see/hear Orthax, roll initiative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7">
          <table:table-cell table:formula="of:=[.A1209]" office:value-type="string" office:string-value="35-1" calcext:value-type="string">
            <text:p>35-1</text:p>
          </table:table-cell>
          <table:table-cell office:value-type="string" calcext:value-type="string">
            <text:p>1:08:52 - Scanlan inspires Percy ♪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4">
          <table:table-cell table:formula="of:=[.A1210]" office:value-type="string" office:string-value="35-1" calcext:value-type="string">
            <text:p>35-1</text:p>
          </table:table-cell>
          <table:table-cell office:value-type="string" calcext:value-type="string">
            <text:p>1:14:55 - Scanlan’s cutting words when Grog attacks him ♪ (Holla back girl)</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7">
          <table:table-cell table:formula="of:=[.A1211]" office:value-type="string" office:string-value="35-1" calcext:value-type="string">
            <text:p>35-1</text:p>
          </table:table-cell>
          <table:table-cell office:value-type="string" calcext:value-type="string">
            <text:p>1:28:50 - Scanlan’s vicious mockery</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7">
          <table:table-cell table:formula="of:=[.A1212]" office:value-type="string" office:string-value="35-1" calcext:value-type="string">
            <text:p>35-1</text:p>
          </table:table-cell>
          <table:table-cell office:value-type="string" calcext:value-type="string">
            <text:p>1:44:00 – Keyleth throws up (but not really)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2">
          <table:table-cell table:formula="of:=[.A1213]" office:value-type="string" office:string-value="35-1" calcext:value-type="string">
            <text:p>35-1</text:p>
          </table:table-cell>
          <table:table-cell office:value-type="string" calcext:value-type="string">
            <text:p>1:51:00 - Scanlan heals Pike ♪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5">
          <table:table-cell table:formula="of:=[.A1214]" office:value-type="string" office:string-value="35-1" calcext:value-type="string">
            <text:p>35-1</text:p>
          </table:table-cell>
          <table:table-cell office:value-type="string" calcext:value-type="string">
            <text:p>1:51:40 - Scanlan’s vicious mockery part 2</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4">
          <table:table-cell table:formula="of:=[.A1215]" office:value-type="string" office:string-value="35-1" calcext:value-type="string">
            <text:p>35-1</text:p>
          </table:table-cell>
          <table:table-cell office:value-type="string" calcext:value-type="string">
            <text:p>1:52:50 – Percy “Delilah’s getting away!”, 1:57:00 – Vax gets her</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4">
          <table:table-cell table:formula="of:=[.A1216]" office:value-type="string" office:string-value="35-1" calcext:value-type="string">
            <text:p>35-1</text:p>
          </table:table-cell>
          <table:table-cell office:value-type="string" calcext:value-type="string">
            <text:p>1:58:50 – Grog &amp; Trinket attack Pike, Grog misses &amp; Trinket rolls nat 20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5">
          <table:table-cell table:formula="of:=[.A1217]" office:value-type="string" office:string-value="35-1" calcext:value-type="string">
            <text:p>35-1</text:p>
          </table:table-cell>
          <table:table-cell office:value-type="string" calcext:value-type="string">
            <text:p>2:02:05 - Grog &amp; Trinket get HDYWTDT on Orthax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5">
          <table:table-cell table:formula="of:=[.A1218]" office:value-type="string" office:string-value="35-1" calcext:value-type="string">
            <text:p>35-1</text:p>
          </table:table-cell>
          <table:table-cell office:value-type="string" calcext:value-type="string">
            <text:p>2:03:40 – Percy offers Cassandra the chance to kill Delilah</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7">
          <table:table-cell table:formula="of:=[.A1219]" office:value-type="string" office:string-value="35-1" calcext:value-type="string">
            <text:p>35-1</text:p>
          </table:table-cell>
          <table:table-cell office:value-type="string" calcext:value-type="string">
            <text:p>2:05:00 – Cassandra is a de Rolo, she kills Delilah</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4">
          <table:table-cell office:value-type="string" calcext:value-type="string">
            <text:p>35-2</text:p>
          </table:table-cell>
          <table:table-cell office:value-type="string" calcext:value-type="string">
            <text:p>5:20 – Scanlan casts friends on Percy to get his gun and drops it in acid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7">
          <table:table-cell table:formula="of:=[.A1221]" office:value-type="string" office:string-value="35-2" calcext:value-type="string">
            <text:p>35-2</text:p>
          </table:table-cell>
          <table:table-cell office:value-type="string" calcext:value-type="string">
            <text:p>8:45 – It worked! Orthax is gone</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2">
          <table:table-cell table:formula="of:=[.A1222]" office:value-type="string" office:string-value="35-2" calcext:value-type="string">
            <text:p>35-2</text:p>
          </table:table-cell>
          <table:table-cell office:value-type="string" calcext:value-type="string">
            <text:p>9:20 - Cassandra and Percy</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6">
          <table:table-cell table:formula="of:=[.A1223]" office:value-type="string" office:string-value="35-2" calcext:value-type="string">
            <text:p>35-2</text:p>
          </table:table-cell>
          <table:table-cell office:value-type="string" calcext:value-type="string">
            <text:p>9:55 - Percy to Cassandra “You were never mother’s favorite”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3">
          <table:table-cell table:formula="of:=[.A1224]" office:value-type="string" office:string-value="35-2" calcext:value-type="string">
            <text:p>35-2</text:p>
          </table:table-cell>
          <table:table-cell office:value-type="string" calcext:value-type="string">
            <text:p>10:50 - Break starts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3">
          <table:table-cell table:formula="of:=[.A1225]" office:value-type="string" office:string-value="35-2" calcext:value-type="string">
            <text:p>35-2</text:p>
          </table:table-cell>
          <table:table-cell office:value-type="string" calcext:value-type="string">
            <text:p>20:16 - Break ends</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4">
          <table:table-cell table:formula="of:=[.A1226]" office:value-type="string" office:string-value="35-2" calcext:value-type="string">
            <text:p>35-2</text:p>
          </table:table-cell>
          <table:table-cell office:value-type="string" calcext:value-type="string">
            <text:p>(They walk out of the castle and let everyone know the Briarwoods are dead)</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2">
          <table:table-cell table:formula="of:=[.A1227]" office:value-type="string" office:string-value="35-2" calcext:value-type="string">
            <text:p>35-2</text:p>
          </table:table-cell>
          <table:table-cell office:value-type="string" calcext:value-type="string">
            <text:p>27:00 - Ashley is frozen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4">
          <table:table-cell table:formula="of:=[.A1228]" office:value-type="string" office:string-value="35-2" calcext:value-type="string">
            <text:p>35-2</text:p>
          </table:table-cell>
          <table:table-cell office:value-type="string" calcext:value-type="string">
            <text:p>28:52 - Scanlan goes to flirt with a (non)widow, forgetting Pike is right there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7">
          <table:table-cell table:formula="of:=[.A1229]" office:value-type="string" office:string-value="35-2" calcext:value-type="string">
            <text:p>35-2</text:p>
          </table:table-cell>
          <table:table-cell office:value-type="string" calcext:value-type="string">
            <text:p>31:40 – Scanlan asks for a young boy</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7">
          <table:table-cell table:formula="of:=[.A1230]" office:value-type="string" office:string-value="35-2" calcext:value-type="string">
            <text:p>35-2</text:p>
          </table:table-cell>
          <table:table-cell office:value-type="string" calcext:value-type="string">
            <text:p>34:18 – Yennen thanks Vox Machina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3">
          <table:table-cell table:formula="of:=[.A1231]" office:value-type="string" office:string-value="35-2" calcext:value-type="string">
            <text:p>35-2</text:p>
          </table:table-cell>
          <table:table-cell office:value-type="string" calcext:value-type="string">
            <text:p>36:05 – Matt “Pardon me”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7">
          <table:table-cell table:formula="of:=[.A1232]" office:value-type="string" office:string-value="35-2" calcext:value-type="string">
            <text:p>35-2</text:p>
          </table:table-cell>
          <table:table-cell office:value-type="string" calcext:value-type="string">
            <text:p>40:40 – The goliath recognizes Scanlan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7">
          <table:table-cell table:formula="of:=[.A1233]" office:value-type="string" office:string-value="35-2" calcext:value-type="string">
            <text:p>35-2</text:p>
          </table:table-cell>
          <table:table-cell office:value-type="string" calcext:value-type="string">
            <text:p>43:14 – Grog beheads the half-orc (nat 20!)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5">
          <table:table-cell table:formula="of:=[.A1234]" office:value-type="string" office:string-value="35-2" calcext:value-type="string">
            <text:p>35-2</text:p>
          </table:table-cell>
          <table:table-cell office:value-type="string" calcext:value-type="string">
            <text:p>46:40 – Scanlan “For the love of god, find me a fucking beret”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7">
          <table:table-cell table:formula="of:=[.A1235]" office:value-type="string" office:string-value="35-2" calcext:value-type="string">
            <text:p>35-2</text:p>
          </table:table-cell>
          <table:table-cell office:value-type="string" calcext:value-type="string">
            <text:p>47:30 - Scanlan (and Sam) get a beret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4">
          <table:table-cell table:formula="of:=[.A1236]" office:value-type="string" office:string-value="35-2" calcext:value-type="string">
            <text:p>35-2</text:p>
          </table:table-cell>
          <table:table-cell office:value-type="string" calcext:value-type="string">
            <text:p>50:35 - Percy still upset with Scanlan, Scanlan suggests building a library </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5">
          <table:table-cell table:formula="of:=[.A1237]" office:value-type="string" office:string-value="35-2" calcext:value-type="string">
            <text:p>35-2</text:p>
          </table:table-cell>
          <table:table-cell office:value-type="string" calcext:value-type="string">
            <text:p>54:20 - Keyleth asks the Sun Tree how it’s feeling</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2">
          <table:table-cell table:formula="of:=[.A1238]" office:value-type="string" office:string-value="35-2" calcext:value-type="string">
            <text:p>35-2</text:p>
          </table:table-cell>
          <table:table-cell office:value-type="string" calcext:value-type="string">
            <text:p>55:40 – Grog tries to pants Vax but fails</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7">
          <table:table-cell table:formula="of:=[.A1239]" office:value-type="string" office:string-value="35-2" calcext:value-type="string">
            <text:p>35-2</text:p>
          </table:table-cell>
          <table:table-cell office:value-type="string" calcext:value-type="string">
            <text:p>57:25 – Vax and Keyleth have a moment</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3">
          <table:table-cell table:formula="of:=[.A1240]" office:value-type="string" office:string-value="35-2" calcext:value-type="string">
            <text:p>35-2</text:p>
          </table:table-cell>
          <table:table-cell office:value-type="string" calcext:value-type="string">
            <text:p>1:05:43 - Game ends</text:p>
          </table:table-cell>
          <table:table-cell office:value-type="string" calcext:value-type="string">
            <text:p>https://littlecajunlady.tumblr.com/post/172693527340/critical-role-episode-35-denouement</text:p>
          </table:table-cell>
          <table:table-cell office:value-type="string" calcext:value-type="string">
            <text:p>littlecajunlady</text:p>
          </table:table-cell>
        </table:table-row>
        <table:table-row table:style-name="ro3">
          <table:table-cell office:value-type="float" office:value="36" calcext:value-type="float">
            <text:p>36</text:p>
          </table:table-cell>
          <table:table-cell office:value-type="string" calcext:value-type="string">
            <text:p>11:35 – Game starts</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4">
          <table:table-cell table:formula="of:=[.A1242]" office:value-type="float" office:value="36" calcext:value-type="float">
            <text:p>36</text:p>
          </table:table-cell>
          <table:table-cell office:value-type="string" calcext:value-type="string">
            <text:p>(They describe what they did over the two weeks before Winter’s Crest) </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2">
          <table:table-cell table:formula="of:=[.A1243]" office:value-type="float" office:value="36" calcext:value-type="float">
            <text:p>36</text:p>
          </table:table-cell>
          <table:table-cell office:value-type="string" calcext:value-type="string">
            <text:p>11:55 – Grog works out and helps rebuild</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6">
          <table:table-cell table:formula="of:=[.A1244]" office:value-type="float" office:value="36" calcext:value-type="float">
            <text:p>36</text:p>
          </table:table-cell>
          <table:table-cell office:value-type="string" calcext:value-type="string">
            <text:p>17:30 – Scanlan wants the wand Vex found in Delilah’s robes</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5">
          <table:table-cell table:formula="of:=[.A1245]" office:value-type="float" office:value="36" calcext:value-type="float">
            <text:p>36</text:p>
          </table:table-cell>
          <table:table-cell office:value-type="string" calcext:value-type="string">
            <text:p>(They pass out Delilah’s possessions, Vax writes to Gilmore)</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10">
          <table:table-cell table:formula="of:=[.A1246]" office:value-type="float" office:value="36" calcext:value-type="float">
            <text:p>36</text:p>
          </table:table-cell>
          <table:table-cell office:value-type="string" calcext:value-type="string">
            <text:p>25:05 -  Scanlan wrote an epic poem, then he commissions a portrait of himself and Pike</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14">
          <table:table-cell table:formula="of:=[.A1247]" office:value-type="float" office:value="36" calcext:value-type="float">
            <text:p>36</text:p>
          </table:table-cell>
          <table:table-cell office:value-type="string" calcext:value-type="string">
            <text:p>(Keyleth can now transport via plants, Vex wants to fly, Keyleth helps with farming and meets with families, Cassandra doesn’t want to rule)</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2">
          <table:table-cell table:formula="of:=[.A1248]" office:value-type="float" office:value="36" calcext:value-type="float">
            <text:p>36</text:p>
          </table:table-cell>
          <table:table-cell office:value-type="string" calcext:value-type="string">
            <text:p>44:25 – Percy meets Craven Edge</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2">
          <table:table-cell table:formula="of:=[.A1249]" office:value-type="float" office:value="36" calcext:value-type="float">
            <text:p>36</text:p>
          </table:table-cell>
          <table:table-cell office:value-type="string" calcext:value-type="string">
            <text:p>50:05 – Percy gives Craven Edge to Grog</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7">
          <table:table-cell table:formula="of:=[.A1250]" office:value-type="float" office:value="36" calcext:value-type="float">
            <text:p>36</text:p>
          </table:table-cell>
          <table:table-cell office:value-type="string" calcext:value-type="string">
            <text:p>56:05 – Winter’s Crest Festival begins </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7">
          <table:table-cell table:formula="of:=[.A1251]" office:value-type="float" office:value="36" calcext:value-type="float">
            <text:p>36</text:p>
          </table:table-cell>
          <table:table-cell office:value-type="string" calcext:value-type="string">
            <text:p>1:00:05 -  Grog gets excited about arm wrestling</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7">
          <table:table-cell table:formula="of:=[.A1252]" office:value-type="float" office:value="36" calcext:value-type="float">
            <text:p>36</text:p>
          </table:table-cell>
          <table:table-cell office:value-type="string" calcext:value-type="string">
            <text:p>1:01:05 -  The illusionist, Keyleth gets paranoid </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5">
          <table:table-cell table:formula="of:=[.A1253]" office:value-type="float" office:value="36" calcext:value-type="float">
            <text:p>36</text:p>
          </table:table-cell>
          <table:table-cell office:value-type="string" calcext:value-type="string">
            <text:p>1:03:40 -  Percy finds the ball, then gets his fortune told</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4">
          <table:table-cell table:formula="of:=[.A1254]" office:value-type="float" office:value="36" calcext:value-type="float">
            <text:p>36</text:p>
          </table:table-cell>
          <table:table-cell office:value-type="string" calcext:value-type="string">
            <text:p>1:07:55 – Vax pays Grog’s entry fee for the arm wrestling match but not Scanlan’s </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7">
          <table:table-cell table:formula="of:=[.A1255]" office:value-type="float" office:value="36" calcext:value-type="float">
            <text:p>36</text:p>
          </table:table-cell>
          <table:table-cell office:value-type="string" calcext:value-type="string">
            <text:p>1:09:48 - Scanlan’s arm wrestling match </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7">
          <table:table-cell table:formula="of:=[.A1256]" office:value-type="float" office:value="36" calcext:value-type="float">
            <text:p>36</text:p>
          </table:table-cell>
          <table:table-cell office:value-type="string" calcext:value-type="string">
            <text:p>1:15:55 – Grog’s hand herpes intimidation</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2">
          <table:table-cell table:formula="of:=[.A1257]" office:value-type="float" office:value="36" calcext:value-type="float">
            <text:p>36</text:p>
          </table:table-cell>
          <table:table-cell office:value-type="string" calcext:value-type="string">
            <text:p>1:18:00 – Scanlan’s hand herpes</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5">
          <table:table-cell table:formula="of:=[.A1258]" office:value-type="float" office:value="36" calcext:value-type="float">
            <text:p>36</text:p>
          </table:table-cell>
          <table:table-cell office:value-type="string" calcext:value-type="string">
            <text:p>1:19:00 – Grog wins, the only cure for hand herpes is Vax’s groin</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4">
          <table:table-cell table:formula="of:=[.A1259]" office:value-type="float" office:value="36" calcext:value-type="float">
            <text:p>36</text:p>
          </table:table-cell>
          <table:table-cell office:value-type="string" calcext:value-type="string">
            <text:p>1:21:10 – Trish the Dish gets her name from Travis, she wins against Vedmeyer</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3">
          <table:table-cell table:formula="of:=[.A1260]" office:value-type="float" office:value="36" calcext:value-type="float">
            <text:p>36</text:p>
          </table:table-cell>
          <table:table-cell office:value-type="string" calcext:value-type="string">
            <text:p>1:23:35 – Grog vs. Trish</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7">
          <table:table-cell table:formula="of:=[.A1261]" office:value-type="float" office:value="36" calcext:value-type="float">
            <text:p>36</text:p>
          </table:table-cell>
          <table:table-cell office:value-type="string" calcext:value-type="string">
            <text:p>1:28:14 -  Scanlan inspires Grog ♪</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2">
          <table:table-cell table:formula="of:=[.A1262]" office:value-type="float" office:value="36" calcext:value-type="float">
            <text:p>36</text:p>
          </table:table-cell>
          <table:table-cell office:value-type="string" calcext:value-type="string">
            <text:p>1:29:30 – Trish wins, Grog cries </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5">
          <table:table-cell table:formula="of:=[.A1263]" office:value-type="float" office:value="36" calcext:value-type="float">
            <text:p>36</text:p>
          </table:table-cell>
          <table:table-cell office:value-type="string" calcext:value-type="string">
            <text:p>1:32:15 – Letters and a gift (the gate stones) from Lillith</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2">
          <table:table-cell table:formula="of:=[.A1264]" office:value-type="float" office:value="36" calcext:value-type="float">
            <text:p>36</text:p>
          </table:table-cell>
          <table:table-cell office:value-type="string" calcext:value-type="string">
            <text:p>1:34:48 -  Arcane booty call</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3">
          <table:table-cell table:formula="of:=[.A1265]" office:value-type="float" office:value="36" calcext:value-type="float">
            <text:p>36</text:p>
          </table:table-cell>
          <table:table-cell office:value-type="string" calcext:value-type="string">
            <text:p>1:35:35 – Break starts </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7">
          <table:table-cell table:formula="of:=[.A1266]" office:value-type="float" office:value="36" calcext:value-type="float">
            <text:p>36</text:p>
          </table:table-cell>
          <table:table-cell office:value-type="string" calcext:value-type="string">
            <text:p>1:36:20 – The story of pre-stream Vox Machina </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3">
          <table:table-cell table:formula="of:=[.A1267]" office:value-type="float" office:value="36" calcext:value-type="float">
            <text:p>36</text:p>
          </table:table-cell>
          <table:table-cell office:value-type="string" calcext:value-type="string">
            <text:p>1:59:20 – Break ends</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7">
          <table:table-cell table:formula="of:=[.A1268]" office:value-type="float" office:value="36" calcext:value-type="float">
            <text:p>36</text:p>
          </table:table-cell>
          <table:table-cell office:value-type="string" calcext:value-type="string">
            <text:p>1:59:55 – No bears allowed in the pie eating contest </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5">
          <table:table-cell table:formula="of:=[.A1269]" office:value-type="float" office:value="36" calcext:value-type="float">
            <text:p>36</text:p>
          </table:table-cell>
          <table:table-cell office:value-type="string" calcext:value-type="string">
            <text:p>2:01:05 - Keyleth polymorphs Trinket into a human</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2">
          <table:table-cell table:formula="of:=[.A1270]" office:value-type="float" office:value="36" calcext:value-type="float">
            <text:p>36</text:p>
          </table:table-cell>
          <table:table-cell office:value-type="string" calcext:value-type="string">
            <text:p>2:03:52 – Pie eating contest begins</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2">
          <table:table-cell table:formula="of:=[.A1271]" office:value-type="float" office:value="36" calcext:value-type="float">
            <text:p>36</text:p>
          </table:table-cell>
          <table:table-cell office:value-type="string" calcext:value-type="string">
            <text:p>2:06:30 – The twinnies puke together</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4">
          <table:table-cell table:formula="of:=[.A1272]" office:value-type="float" office:value="36" calcext:value-type="float">
            <text:p>36</text:p>
          </table:table-cell>
          <table:table-cell office:value-type="string" calcext:value-type="string">
            <text:p>2:07:50 – Trinket doesn’t want to eat anymore but Vex bribes him</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2">
          <table:table-cell table:formula="of:=[.A1273]" office:value-type="float" office:value="36" calcext:value-type="float">
            <text:p>36</text:p>
          </table:table-cell>
          <table:table-cell office:value-type="string" calcext:value-type="string">
            <text:p>2:09:05 – Matt as the saddest bear</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2">
          <table:table-cell table:formula="of:=[.A1274]" office:value-type="float" office:value="36" calcext:value-type="float">
            <text:p>36</text:p>
          </table:table-cell>
          <table:table-cell office:value-type="string" calcext:value-type="string">
            <text:p>2:11:50 – A tie. Trinket wins 50 gold</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2">
          <table:table-cell table:formula="of:=[.A1275]" office:value-type="float" office:value="36" calcext:value-type="float">
            <text:p>36</text:p>
          </table:table-cell>
          <table:table-cell office:value-type="string" calcext:value-type="string">
            <text:p>2:12:44 – Vex spits ale on her brother</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7">
          <table:table-cell table:formula="of:=[.A1276]" office:value-type="float" office:value="36" calcext:value-type="float">
            <text:p>36</text:p>
          </table:table-cell>
          <table:table-cell office:value-type="string" calcext:value-type="string">
            <text:p>2:13:55 – Keeper Yennin’s speech starts</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10">
          <table:table-cell table:formula="of:=[.A1277]" office:value-type="float" office:value="36" calcext:value-type="float">
            <text:p>36</text:p>
          </table:table-cell>
          <table:table-cell office:value-type="string" calcext:value-type="string">
            <text:p>2:17:25 – Percy, Yennin, and Cassandra discussion starts on who should rule Whitestone</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4">
          <table:table-cell table:formula="of:=[.A1278]" office:value-type="float" office:value="36" calcext:value-type="float">
            <text:p>36</text:p>
          </table:table-cell>
          <table:table-cell office:value-type="string" calcext:value-type="string">
            <text:p>2:18:38 – Vex “Percival you’re looking very attractive today,” Percy “I know” </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7">
          <table:table-cell table:formula="of:=[.A1279]" office:value-type="float" office:value="36" calcext:value-type="float">
            <text:p>36</text:p>
          </table:table-cell>
          <table:table-cell office:value-type="string" calcext:value-type="string">
            <text:p>2:19:55 – Yennin “Is that your bear?”</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4">
          <table:table-cell table:formula="of:=[.A1280]" office:value-type="float" office:value="36" calcext:value-type="float">
            <text:p>36</text:p>
          </table:table-cell>
          <table:table-cell office:value-type="string" calcext:value-type="string">
            <text:p>2:21:12 – Cassandra rejects being the ruler again, Percy proposes a council</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10">
          <table:table-cell table:formula="of:=[.A1281]" office:value-type="float" office:value="36" calcext:value-type="float">
            <text:p>36</text:p>
          </table:table-cell>
          <table:table-cell office:value-type="string" calcext:value-type="string">
            <text:p>2:23:10 – Yes Vex the de Rolos keep the castle, Scanlan accepts Percy’s “offer”</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10">
          <table:table-cell table:formula="of:=[.A1282]" office:value-type="float" office:value="36" calcext:value-type="float">
            <text:p>36</text:p>
          </table:table-cell>
          <table:table-cell office:value-type="string" calcext:value-type="string">
            <text:p>2:24:30 – Cassandra asks Percy if she can be trusted, he gives her one of the gate stones</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11">
          <table:table-cell table:formula="of:=[.A1283]" office:value-type="float" office:value="36" calcext:value-type="float">
            <text:p>36</text:p>
          </table:table-cell>
          <table:table-cell office:value-type="string" calcext:value-type="string">
            <text:p>2:25:35 -  Percy to Vex “You’re going to be so happy when we have instant access to the treasury”</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4">
          <table:table-cell table:formula="of:=[.A1284]" office:value-type="float" office:value="36" calcext:value-type="float">
            <text:p>36</text:p>
          </table:table-cell>
          <table:table-cell office:value-type="string" calcext:value-type="string">
            <text:p>2:27:20 – Percy handed over a large sum of money to Vex within hours of meeting her</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5">
          <table:table-cell table:formula="of:=[.A1285]" office:value-type="float" office:value="36" calcext:value-type="float">
            <text:p>36</text:p>
          </table:table-cell>
          <table:table-cell office:value-type="string" calcext:value-type="string">
            <text:p>2:28:52 – Vex asks Vax about Keyleth but he walks off </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5">
          <table:table-cell table:formula="of:=[.A1286]" office:value-type="float" office:value="36" calcext:value-type="float">
            <text:p>36</text:p>
          </table:table-cell>
          <table:table-cell office:value-type="string" calcext:value-type="string">
            <text:p>2:30:40 – Vex’s gift to Vax is the return of Simon</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4">
          <table:table-cell table:formula="of:=[.A1287]" office:value-type="float" office:value="36" calcext:value-type="float">
            <text:p>36</text:p>
          </table:table-cell>
          <table:table-cell office:value-type="string" calcext:value-type="string">
            <text:p>2:32:38 – Vax hugs Vex “I’m never gonna leave your side. I’m always gonna be there” :’( </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7">
          <table:table-cell table:formula="of:=[.A1288]" office:value-type="float" office:value="36" calcext:value-type="float">
            <text:p>36</text:p>
          </table:table-cell>
          <table:table-cell office:value-type="string" calcext:value-type="string">
            <text:p>2:33:05 - Keyleth gifts the raven skull to Percy </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11">
          <table:table-cell table:formula="of:=[.A1289]" office:value-type="float" office:value="36" calcext:value-type="float">
            <text:p>36</text:p>
          </table:table-cell>
          <table:table-cell office:value-type="string" calcext:value-type="string">
            <text:p>2:36:30 - Scanlan’s gift to Grog (is an Amazon gift card), VM definitely NOT under any evil influence</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3">
          <table:table-cell table:formula="of:=[.A1290]" office:value-type="float" office:value="36" calcext:value-type="float">
            <text:p>36</text:p>
          </table:table-cell>
          <table:table-cell office:value-type="string" calcext:value-type="string">
            <text:p>2:37:30 - Game ends </text:p>
          </table:table-cell>
          <table:table-cell office:value-type="string" calcext:value-type="string">
            <text:p>https://littlecajunlady.tumblr.com/post/172769868771/critical-role-episode-36-winters-crest-in</text:p>
          </table:table-cell>
          <table:table-cell office:value-type="string" calcext:value-type="string">
            <text:p>littlecajunlady</text:p>
          </table:table-cell>
        </table:table-row>
        <table:table-row table:style-name="ro3">
          <table:table-cell office:value-type="float" office:value="37" calcext:value-type="float">
            <text:p>37</text:p>
          </table:table-cell>
          <table:table-cell office:value-type="string" calcext:value-type="string">
            <text:p>9:10 - Game starts</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3">
          <table:table-cell table:formula="of:=[.A1292]" office:value-type="float" office:value="37" calcext:value-type="float">
            <text:p>37</text:p>
          </table:table-cell>
          <table:table-cell office:value-type="string" calcext:value-type="string">
            <text:p>10:20 – Sam arrives</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5">
          <table:table-cell table:formula="of:=[.A1293]" office:value-type="float" office:value="37" calcext:value-type="float">
            <text:p>37</text:p>
          </table:table-cell>
          <table:table-cell office:value-type="string" calcext:value-type="string">
            <text:p>12:15 – Vex teases Percy, Percy is practically royalty now</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4">
          <table:table-cell table:formula="of:=[.A1294]" office:value-type="float" office:value="37" calcext:value-type="float">
            <text:p>37</text:p>
          </table:table-cell>
          <table:table-cell office:value-type="string" calcext:value-type="string">
            <text:p>23:20 – Scanlan shit scrys, Matt will give no context to new viewers on that  </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2">
          <table:table-cell table:formula="of:=[.A1295]" office:value-type="float" office:value="37" calcext:value-type="float">
            <text:p>37</text:p>
          </table:table-cell>
          <table:table-cell office:value-type="string" calcext:value-type="string">
            <text:p>25:35 - Keyleth and the Sun Tree </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5">
          <table:table-cell table:formula="of:=[.A1296]" office:value-type="float" office:value="37" calcext:value-type="float">
            <text:p>37</text:p>
          </table:table-cell>
          <table:table-cell office:value-type="string" calcext:value-type="string">
            <text:p>27:28 – Pike is at Greyskull, bag of holy dicks convo</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7">
          <table:table-cell table:formula="of:=[.A1297]" office:value-type="float" office:value="37" calcext:value-type="float">
            <text:p>37</text:p>
          </table:table-cell>
          <table:table-cell office:value-type="string" calcext:value-type="string">
            <text:p>31:38 – Tiberius tells them all goodbye </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10">
          <table:table-cell table:formula="of:=[.A1298]" office:value-type="float" office:value="37" calcext:value-type="float">
            <text:p>37</text:p>
          </table:table-cell>
          <table:table-cell office:value-type="string" calcext:value-type="string">
            <text:p>48:24 – Scanlan inspires Pike with a limerick, Pike heals Desmond’s hand</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2">
          <table:table-cell table:formula="of:=[.A1299]" office:value-type="float" office:value="37" calcext:value-type="float">
            <text:p>37</text:p>
          </table:table-cell>
          <table:table-cell office:value-type="string" calcext:value-type="string">
            <text:p>59:00 – They meet with Uriel</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5">
          <table:table-cell table:formula="of:=[.A1300]" office:value-type="float" office:value="37" calcext:value-type="float">
            <text:p>37</text:p>
          </table:table-cell>
          <table:table-cell office:value-type="string" calcext:value-type="string">
            <text:p>1:17:20 – Vex suggests Desmond not take up the lute </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6">
          <table:table-cell table:formula="of:=[.A1301]" office:value-type="float" office:value="37" calcext:value-type="float">
            <text:p>37</text:p>
          </table:table-cell>
          <table:table-cell office:value-type="string" calcext:value-type="string">
            <text:p>1:27:20 - Marisha pun “You know what happens when you Asum” </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2">
          <table:table-cell table:formula="of:=[.A1302]" office:value-type="float" office:value="37" calcext:value-type="float">
            <text:p>37</text:p>
          </table:table-cell>
          <table:table-cell office:value-type="string" calcext:value-type="string">
            <text:p>1:30:10 - Grog’s nat 20 arcana check </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5">
          <table:table-cell table:formula="of:=[.A1303]" office:value-type="float" office:value="37" calcext:value-type="float">
            <text:p>37</text:p>
          </table:table-cell>
          <table:table-cell office:value-type="string" calcext:value-type="string">
            <text:p>1:36:05 – Scanlan and Grog play good cop, bad cop</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10">
          <table:table-cell table:formula="of:=[.A1304]" office:value-type="float" office:value="37" calcext:value-type="float">
            <text:p>37</text:p>
          </table:table-cell>
          <table:table-cell office:value-type="string" calcext:value-type="string">
            <text:p>1:41:20 – Craven Edge craves tears, Grog makes his first wisdom saving throw against it </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3">
          <table:table-cell table:formula="of:=[.A1305]" office:value-type="float" office:value="37" calcext:value-type="float">
            <text:p>37</text:p>
          </table:table-cell>
          <table:table-cell office:value-type="string" calcext:value-type="string">
            <text:p>1:49:35 - Break starts </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5">
          <table:table-cell table:formula="of:=[.A1306]" office:value-type="float" office:value="37" calcext:value-type="float">
            <text:p>37</text:p>
          </table:table-cell>
          <table:table-cell office:value-type="string" calcext:value-type="string">
            <text:p>2:05:00 - Break ends, Vax asks Pike to check out Grog’s sword </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2">
          <table:table-cell table:formula="of:=[.A1307]" office:value-type="float" office:value="37" calcext:value-type="float">
            <text:p>37</text:p>
          </table:table-cell>
          <table:table-cell office:value-type="string" calcext:value-type="string">
            <text:p>2:09:15 - Scanlan’s sees his old troupe</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3">
          <table:table-cell table:formula="of:=[.A1308]" office:value-type="float" office:value="37" calcext:value-type="float">
            <text:p>37</text:p>
          </table:table-cell>
          <table:table-cell office:value-type="string" calcext:value-type="string">
            <text:p>2:11:25 – Kaylie! </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2">
          <table:table-cell table:formula="of:=[.A1309]" office:value-type="float" office:value="37" calcext:value-type="float">
            <text:p>37</text:p>
          </table:table-cell>
          <table:table-cell office:value-type="string" calcext:value-type="string">
            <text:p>2:17:54 – Scanlan and Kaylie</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10">
          <table:table-cell table:formula="of:=[.A1310]" office:value-type="float" office:value="37" calcext:value-type="float">
            <text:p>37</text:p>
          </table:table-cell>
          <table:table-cell office:value-type="string" calcext:value-type="string">
            <text:p>2:19:15 – Pike “inspires” Scanlan by talking him up to Kaylie, :40 – Holy woman</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4">
          <table:table-cell table:formula="of:=[.A1311]" office:value-type="float" office:value="37" calcext:value-type="float">
            <text:p>37</text:p>
          </table:table-cell>
          <table:table-cell office:value-type="string" calcext:value-type="string">
            <text:p>2:23:40 – Dr. Dranzel doesn’t believe the tale of Scanlan the king slayer</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4">
          <table:table-cell table:formula="of:=[.A1312]" office:value-type="float" office:value="37" calcext:value-type="float">
            <text:p>37</text:p>
          </table:table-cell>
          <table:table-cell office:value-type="string" calcext:value-type="string">
            <text:p>(Dr. Dranzel asks for some help with a thieving job, they find the entrance underground)</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5">
          <table:table-cell table:formula="of:=[.A1313]" office:value-type="float" office:value="37" calcext:value-type="float">
            <text:p>37</text:p>
          </table:table-cell>
          <table:table-cell office:value-type="string" calcext:value-type="string">
            <text:p>2:41:52 – Scanlan challenges Kaylie to a flute-off</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10">
          <table:table-cell table:formula="of:=[.A1314]" office:value-type="float" office:value="37" calcext:value-type="float">
            <text:p>37</text:p>
          </table:table-cell>
          <table:table-cell office:value-type="string" calcext:value-type="string">
            <text:p>2:47:34 – Trinket walks into the tavern &amp; Vex has to escort him out, Grog &amp; Pike fail stealth checks</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2">
          <table:table-cell table:formula="of:=[.A1315]" office:value-type="float" office:value="37" calcext:value-type="float">
            <text:p>37</text:p>
          </table:table-cell>
          <table:table-cell office:value-type="string" calcext:value-type="string">
            <text:p>2:52:35 – The flute-off begins</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5">
          <table:table-cell table:formula="of:=[.A1316]" office:value-type="float" office:value="37" calcext:value-type="float">
            <text:p>37</text:p>
          </table:table-cell>
          <table:table-cell office:value-type="string" calcext:value-type="string">
            <text:p>2:57:50 - Scanlan lets Kaylie win, forgetting about the bet</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6">
          <table:table-cell table:formula="of:=[.A1317]" office:value-type="float" office:value="37" calcext:value-type="float">
            <text:p>37</text:p>
          </table:table-cell>
          <table:table-cell office:value-type="string" calcext:value-type="string">
            <text:p>3:06:36 – Grog’s belt would let him read dwarvish, if he could read</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6">
          <table:table-cell table:formula="of:=[.A1318]" office:value-type="float" office:value="37" calcext:value-type="float">
            <text:p>37</text:p>
          </table:table-cell>
          <table:table-cell office:value-type="string" calcext:value-type="string">
            <text:p>3:13:25 – Vax to Scanlan “I’m gonna try to open the door you little asshole” </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5">
          <table:table-cell table:formula="of:=[.A1319]" office:value-type="float" office:value="37" calcext:value-type="float">
            <text:p>37</text:p>
          </table:table-cell>
          <table:table-cell office:value-type="string" calcext:value-type="string">
            <text:p>3:14:00 - Scanlan inspires Vax with a limerick. </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2">
          <table:table-cell table:formula="of:=[.A1320]" office:value-type="float" office:value="37" calcext:value-type="float">
            <text:p>37</text:p>
          </table:table-cell>
          <table:table-cell office:value-type="string" calcext:value-type="string">
            <text:p>3:15:55 - Travis sings to Liam</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6">
          <table:table-cell table:formula="of:=[.A1321]" office:value-type="float" office:value="37" calcext:value-type="float">
            <text:p>37</text:p>
          </table:table-cell>
          <table:table-cell office:value-type="string" calcext:value-type="string">
            <text:p>3:24:05 – Scanlan tricks the Clasp guy into thinking a blue shard grants a wish</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3">
          <table:table-cell table:formula="of:=[.A1322]" office:value-type="float" office:value="37" calcext:value-type="float">
            <text:p>37</text:p>
          </table:table-cell>
          <table:table-cell office:value-type="string" calcext:value-type="string">
            <text:p>(Fight with Daxio) </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7">
          <table:table-cell table:formula="of:=[.A1323]" office:value-type="float" office:value="37" calcext:value-type="float">
            <text:p>37</text:p>
          </table:table-cell>
          <table:table-cell office:value-type="string" calcext:value-type="string">
            <text:p>4:13:58 – Percy uses new gun, gets HDYWTDT</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10">
          <table:table-cell table:formula="of:=[.A1324]" office:value-type="float" office:value="37" calcext:value-type="float">
            <text:p>37</text:p>
          </table:table-cell>
          <table:table-cell office:value-type="string" calcext:value-type="string">
            <text:p>(They loot unconscious Daxio and carry him up, Scanlan says goodbye to Dr. Dranzel and Kaylie) </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3">
          <table:table-cell table:formula="of:=[.A1325]" office:value-type="float" office:value="37" calcext:value-type="float">
            <text:p>37</text:p>
          </table:table-cell>
          <table:table-cell office:value-type="string" calcext:value-type="string">
            <text:p>4:21:40 - Game ends </text:p>
          </table:table-cell>
          <table:table-cell office:value-type="string" calcext:value-type="string">
            <text:p>https://littlecajunlady.tumblr.com/post/172830874246/critical-role-episode-37-a-musicians-nostalgia</text:p>
          </table:table-cell>
          <table:table-cell office:value-type="string" calcext:value-type="string">
            <text:p>littlecajunlady</text:p>
          </table:table-cell>
        </table:table-row>
        <table:table-row table:style-name="ro3">
          <table:table-cell office:value-type="float" office:value="38" calcext:value-type="float">
            <text:p>38</text:p>
          </table:table-cell>
          <table:table-cell office:value-type="string" calcext:value-type="string">
            <text:p>9:50 - Game starts </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2">
          <table:table-cell table:formula="of:=[.A1327]" office:value-type="float" office:value="38" calcext:value-type="float">
            <text:p>38</text:p>
          </table:table-cell>
          <table:table-cell office:value-type="string" calcext:value-type="string">
            <text:p>11:40 – Laura gets the set Trinket</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2">
          <table:table-cell table:formula="of:=[.A1328]" office:value-type="float" office:value="38" calcext:value-type="float">
            <text:p>38</text:p>
          </table:table-cell>
          <table:table-cell office:value-type="string" calcext:value-type="string">
            <text:p>(They return Daxio to Uriel) </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7">
          <table:table-cell table:formula="of:=[.A1329]" office:value-type="float" office:value="38" calcext:value-type="float">
            <text:p>38</text:p>
          </table:table-cell>
          <table:table-cell office:value-type="string" calcext:value-type="string">
            <text:p>19:50 – They all question Daxio and he begs for death</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3">
          <table:table-cell table:formula="of:=[.A1330]" office:value-type="float" office:value="38" calcext:value-type="float">
            <text:p>38</text:p>
          </table:table-cell>
          <table:table-cell office:value-type="string" calcext:value-type="string">
            <text:p>21:28 – Grog’s taint</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7">
          <table:table-cell table:formula="of:=[.A1331]" office:value-type="float" office:value="38" calcext:value-type="float">
            <text:p>38</text:p>
          </table:table-cell>
          <table:table-cell office:value-type="string" calcext:value-type="string">
            <text:p>29:10 – Grog kills Daxio and really enjoys it</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7">
          <table:table-cell table:formula="of:=[.A1332]" office:value-type="float" office:value="38" calcext:value-type="float">
            <text:p>38</text:p>
          </table:table-cell>
          <table:table-cell office:value-type="string" calcext:value-type="string">
            <text:p>31:00 – Grog asks Craven Edge if he liked it </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6">
          <table:table-cell table:formula="of:=[.A1333]" office:value-type="float" office:value="38" calcext:value-type="float">
            <text:p>38</text:p>
          </table:table-cell>
          <table:table-cell office:value-type="string" calcext:value-type="string">
            <text:p>34:40 - Scanlan yelps it / (:30 – Percy announces a pub crawl)</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5">
          <table:table-cell table:formula="of:=[.A1334]" office:value-type="float" office:value="38" calcext:value-type="float">
            <text:p>38</text:p>
          </table:table-cell>
          <table:table-cell office:value-type="string" calcext:value-type="string">
            <text:p>40:00 - Keyleth very drunk and wants to pull an all-nighter</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5">
          <table:table-cell table:formula="of:=[.A1335]" office:value-type="float" office:value="38" calcext:value-type="float">
            <text:p>38</text:p>
          </table:table-cell>
          <table:table-cell office:value-type="string" calcext:value-type="string">
            <text:p>42:30 – Gilmore arrives and gives them a heroes feast </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2">
          <table:table-cell table:formula="of:=[.A1336]" office:value-type="float" office:value="38" calcext:value-type="float">
            <text:p>38</text:p>
          </table:table-cell>
          <table:table-cell office:value-type="string" calcext:value-type="string">
            <text:p>47:30 – Vex asks Gilmore about Vecna</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5">
          <table:table-cell table:formula="of:=[.A1337]" office:value-type="float" office:value="38" calcext:value-type="float">
            <text:p>38</text:p>
          </table:table-cell>
          <table:table-cell office:value-type="string" calcext:value-type="string">
            <text:p>51:55 - Scanlan vs. Grog at darts/they all take shots </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3">
          <table:table-cell table:formula="of:=[.A1338]" office:value-type="float" office:value="38" calcext:value-type="float">
            <text:p>38</text:p>
          </table:table-cell>
          <table:table-cell office:value-type="string" calcext:value-type="string">
            <text:p>57:40 – Keyleth pukes</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5">
          <table:table-cell table:formula="of:=[.A1339]" office:value-type="float" office:value="38" calcext:value-type="float">
            <text:p>38</text:p>
          </table:table-cell>
          <table:table-cell office:value-type="string" calcext:value-type="string">
            <text:p>58:45 - Vax tells Gilmore he’s in love with someone else </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7">
          <table:table-cell table:formula="of:=[.A1340]" office:value-type="float" office:value="38" calcext:value-type="float">
            <text:p>38</text:p>
          </table:table-cell>
          <table:table-cell office:value-type="string" calcext:value-type="string">
            <text:p>1:06:05 – Dr. Dranzel and the band are at the keep</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5">
          <table:table-cell table:formula="of:=[.A1341]" office:value-type="float" office:value="38" calcext:value-type="float">
            <text:p>38</text:p>
          </table:table-cell>
          <table:table-cell office:value-type="string" calcext:value-type="string">
            <text:p>1:17:12 - Scanlan invites Kaylie to stay in his room (yikes) </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7">
          <table:table-cell table:formula="of:=[.A1342]" office:value-type="float" office:value="38" calcext:value-type="float">
            <text:p>38</text:p>
          </table:table-cell>
          <table:table-cell office:value-type="string" calcext:value-type="string">
            <text:p>1:19:05 – Kaylie confrontation begins </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3">
          <table:table-cell table:formula="of:=[.A1343]" office:value-type="float" office:value="38" calcext:value-type="float">
            <text:p>38</text:p>
          </table:table-cell>
          <table:table-cell office:value-type="string" calcext:value-type="string">
            <text:p>1:21:20 - The reveal</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2">
          <table:table-cell table:formula="of:=[.A1344]" office:value-type="float" office:value="38" calcext:value-type="float">
            <text:p>38</text:p>
          </table:table-cell>
          <table:table-cell office:value-type="string" calcext:value-type="string">
            <text:p>1:25:00 – Scanlan’s speech</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5">
          <table:table-cell table:formula="of:=[.A1345]" office:value-type="float" office:value="38" calcext:value-type="float">
            <text:p>38</text:p>
          </table:table-cell>
          <table:table-cell office:value-type="string" calcext:value-type="string">
            <text:p>1:27:20 – Kaylie’s natural 1 to attack Scanlan</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3">
          <table:table-cell table:formula="of:=[.A1346]" office:value-type="float" office:value="38" calcext:value-type="float">
            <text:p>38</text:p>
          </table:table-cell>
          <table:table-cell office:value-type="string" calcext:value-type="string">
            <text:p>1:30:38 – Break starts </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3">
          <table:table-cell table:formula="of:=[.A1347]" office:value-type="float" office:value="38" calcext:value-type="float">
            <text:p>38</text:p>
          </table:table-cell>
          <table:table-cell office:value-type="string" calcext:value-type="string">
            <text:p>1:44:05 - Break ends</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5">
          <table:table-cell table:formula="of:=[.A1348]" office:value-type="float" office:value="38" calcext:value-type="float">
            <text:p>38</text:p>
          </table:table-cell>
          <table:table-cell office:value-type="string" calcext:value-type="string">
            <text:p>1:45:35 - Scanlan asks Dr. Dranzel if he knew about Kaylie</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5">
          <table:table-cell table:formula="of:=[.A1349]" office:value-type="float" office:value="38" calcext:value-type="float">
            <text:p>38</text:p>
          </table:table-cell>
          <table:table-cell office:value-type="string" calcext:value-type="string">
            <text:p>(Vex tracks down the money Scanlan’s friends took)</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5">
          <table:table-cell table:formula="of:=[.A1350]" office:value-type="float" office:value="38" calcext:value-type="float">
            <text:p>38</text:p>
          </table:table-cell>
          <table:table-cell office:value-type="string" calcext:value-type="string">
            <text:p>1:51:20 - The others ask Scanlan what happened with Kaylie</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2">
          <table:table-cell table:formula="of:=[.A1351]" office:value-type="float" office:value="38" calcext:value-type="float">
            <text:p>38</text:p>
          </table:table-cell>
          <table:table-cell office:value-type="string" calcext:value-type="string">
            <text:p>(They go to break into that house)</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7">
          <table:table-cell table:formula="of:=[.A1352]" office:value-type="float" office:value="38" calcext:value-type="float">
            <text:p>38</text:p>
          </table:table-cell>
          <table:table-cell office:value-type="string" calcext:value-type="string">
            <text:p>2:04:30 – Little Scanlan and Trinket moment</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2">
          <table:table-cell table:formula="of:=[.A1353]" office:value-type="float" office:value="38" calcext:value-type="float">
            <text:p>38</text:p>
          </table:table-cell>
          <table:table-cell office:value-type="string" calcext:value-type="string">
            <text:p>2:05:54 – Vax’s 17 <text:a xlink:href="https://t.umblr.com/redirect?z=https%3A%2F%2Fwww.youtube.com%2Fwatch%3Fv%3DhPKMuhWyxx0&amp;t=MGVmMDk5MjQwNDA2ODMzNGJhYThmNGI1OWU4NTkyNzE0MGU3ZmI3NSxpU0Fqb084bQ%3D%3D&amp;b=t%3AE7JpzwYkZonGl_RZDrfY6A&amp;p=https%3A%2F%2Flittlecajunlady.tumblr.com%2Fpost%2F173033786156%2Fcritical-role-episode-38-echoes-of-the-past&amp;m=1&amp;ts=1611408522" xlink:type="simple">cloaks</text:a></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4">
          <table:table-cell table:formula="of:=[.A1354]" office:value-type="float" office:value="38" calcext:value-type="float">
            <text:p>38</text:p>
          </table:table-cell>
          <table:table-cell office:value-type="string" calcext:value-type="string">
            <text:p>2:07:38 - Scanlan inspires Pike with a limerick as she tries to pick the lock</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4">
          <table:table-cell table:formula="of:=[.A1355]" office:value-type="float" office:value="38" calcext:value-type="float">
            <text:p>38</text:p>
          </table:table-cell>
          <table:table-cell office:value-type="string" calcext:value-type="string">
            <text:p>(They investigate the house and find old, smelly food and plan to split up)</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6">
          <table:table-cell table:formula="of:=[.A1356]" office:value-type="float" office:value="38" calcext:value-type="float">
            <text:p>38</text:p>
          </table:table-cell>
          <table:table-cell office:value-type="string" calcext:value-type="string">
            <text:p>2:16:28 – Scanlan gets stuck in an arcane cage, 2:18:20 – Dick in a box</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5">
          <table:table-cell table:formula="of:=[.A1357]" office:value-type="float" office:value="38" calcext:value-type="float">
            <text:p>38</text:p>
          </table:table-cell>
          <table:table-cell office:value-type="string" calcext:value-type="string">
            <text:p>2:26:20 – First mention of Ank'Harel and J'mon Sa Ord</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6">
          <table:table-cell table:formula="of:=[.A1358]" office:value-type="float" office:value="38" calcext:value-type="float">
            <text:p>38</text:p>
          </table:table-cell>
          <table:table-cell office:value-type="string" calcext:value-type="string">
            <text:p>2:29:15 – Percy examines the skull with an emerald in its eye</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4">
          <table:table-cell table:formula="of:=[.A1359]" office:value-type="float" office:value="38" calcext:value-type="float">
            <text:p>38</text:p>
          </table:table-cell>
          <table:table-cell office:value-type="string" calcext:value-type="string">
            <text:p>(Pike investigates skull, Vex looks at tea set, Grog licks an ivory domino)</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4">
          <table:table-cell table:formula="of:=[.A1360]" office:value-type="float" office:value="38" calcext:value-type="float">
            <text:p>38</text:p>
          </table:table-cell>
          <table:table-cell office:value-type="string" calcext:value-type="string">
            <text:p>2:37:50 - Scanlan licks the wall and his head disappears, found the secret passage</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5">
          <table:table-cell table:formula="of:=[.A1361]" office:value-type="float" office:value="38" calcext:value-type="float">
            <text:p>38</text:p>
          </table:table-cell>
          <table:table-cell office:value-type="string" calcext:value-type="string">
            <text:p>(They inspect for a while, learn some dragon info via Vex)</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2">
          <table:table-cell table:formula="of:=[.A1362]" office:value-type="float" office:value="38" calcext:value-type="float">
            <text:p>38</text:p>
          </table:table-cell>
          <table:table-cell office:value-type="string" calcext:value-type="string">
            <text:p>2:52:12 – Percy finds a frozen dude</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7">
          <table:table-cell table:formula="of:=[.A1363]" office:value-type="float" office:value="38" calcext:value-type="float">
            <text:p>38</text:p>
          </table:table-cell>
          <table:table-cell office:value-type="string" calcext:value-type="string">
            <text:p>2:53:55 – Is this guy Scanlan’s son?</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4">
          <table:table-cell table:formula="of:=[.A1364]" office:value-type="float" office:value="38" calcext:value-type="float">
            <text:p>38</text:p>
          </table:table-cell>
          <table:table-cell office:value-type="string" calcext:value-type="string">
            <text:p>2:57:50 – Vex and Scanlan start looting and a giant fucking worm with teeth shows up</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3">
          <table:table-cell table:formula="of:=[.A1365]" office:value-type="float" office:value="38" calcext:value-type="float">
            <text:p>38</text:p>
          </table:table-cell>
          <table:table-cell office:value-type="string" calcext:value-type="string">
            <text:p>3:00:20 – Game ends</text:p>
          </table:table-cell>
          <table:table-cell office:value-type="string" calcext:value-type="string">
            <text:p>https://littlecajunlady.tumblr.com/post/173033786156/critical-role-episode-38-echoes-of-the-past</text:p>
          </table:table-cell>
          <table:table-cell office:value-type="string" calcext:value-type="string">
            <text:p>littlecajunlady</text:p>
          </table:table-cell>
        </table:table-row>
        <table:table-row table:style-name="ro6">
          <table:table-cell office:value-type="float" office:value="39" calcext:value-type="float">
            <text:p>39</text:p>
          </table:table-cell>
          <table:table-cell office:value-type="string" calcext:value-type="string">
            <text:p>6:15 - Sam arrives wearing a redskins shirt, angering Travis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7">
          <table:table-cell table:formula="of:=[.A1367]" office:value-type="float" office:value="39" calcext:value-type="float">
            <text:p>39</text:p>
          </table:table-cell>
          <table:table-cell office:value-type="string" calcext:value-type="string">
            <text:p>12:00 – Game starts, immediately roll initiative</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3">
          <table:table-cell table:formula="of:=[.A1368]" office:value-type="float" office:value="39" calcext:value-type="float">
            <text:p>39</text:p>
          </table:table-cell>
          <table:table-cell office:value-type="string" calcext:value-type="string">
            <text:p>20:10 – Worm bites Vax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7">
          <table:table-cell table:formula="of:=[.A1369]" office:value-type="float" office:value="39" calcext:value-type="float">
            <text:p>39</text:p>
          </table:table-cell>
          <table:table-cell office:value-type="string" calcext:value-type="string">
            <text:p>22:05 - Scanlan’s eye bite ♪ (Private Eyes)</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6">
          <table:table-cell table:formula="of:=[.A1370]" office:value-type="float" office:value="39" calcext:value-type="float">
            <text:p>39</text:p>
          </table:table-cell>
          <table:table-cell office:value-type="string" calcext:value-type="string">
            <text:p>23:18 – Scanlan inspires Vex with a limerick about Trinket</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7">
          <table:table-cell table:formula="of:=[.A1371]" office:value-type="float" office:value="39" calcext:value-type="float">
            <text:p>39</text:p>
          </table:table-cell>
          <table:table-cell office:value-type="string" calcext:value-type="string">
            <text:p>(Vex does a lot of damage, Grog uses Craven Edge)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3">
          <table:table-cell table:formula="of:=[.A1372]" office:value-type="float" office:value="39" calcext:value-type="float">
            <text:p>39</text:p>
          </table:table-cell>
          <table:table-cell office:value-type="string" calcext:value-type="string">
            <text:p>31:15 – A second worm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6">
          <table:table-cell table:formula="of:=[.A1373]" office:value-type="float" office:value="39" calcext:value-type="float">
            <text:p>39</text:p>
          </table:table-cell>
          <table:table-cell office:value-type="string" calcext:value-type="string">
            <text:p>34:00 – Keyleth turns half the party to mist but they can’t attack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9">
          <table:table-cell table:formula="of:=[.A1374]" office:value-type="float" office:value="39" calcext:value-type="float">
            <text:p>39</text:p>
          </table:table-cell>
          <table:table-cell office:value-type="string" calcext:value-type="string">
            <text:p>39:55 – Scanlan’s cutting words ♪ (Do You Really Want To Hurt Me), fails and gets swallowed, thunderwave from inside it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4">
          <table:table-cell table:formula="of:=[.A1375]" office:value-type="float" office:value="39" calcext:value-type="float">
            <text:p>39</text:p>
          </table:table-cell>
          <table:table-cell office:value-type="string" calcext:value-type="string">
            <text:p>44:22 – Taliesin explains his situation, fails to attack the worm since he’s mist</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6">
          <table:table-cell table:formula="of:=[.A1376]" office:value-type="float" office:value="39" calcext:value-type="float">
            <text:p>39</text:p>
          </table:table-cell>
          <table:table-cell office:value-type="string" calcext:value-type="string">
            <text:p>1:01:20 – Matt lets Marisha undo her spell/let’s Keyleth drop concentration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5">
          <table:table-cell table:formula="of:=[.A1377]" office:value-type="float" office:value="39" calcext:value-type="float">
            <text:p>39</text:p>
          </table:table-cell>
          <table:table-cell office:value-type="string" calcext:value-type="string">
            <text:p>1:11:20 - Scanlan inspires Keyleth ♪ (Purple Rain)</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6">
          <table:table-cell table:formula="of:=[.A1378]" office:value-type="float" office:value="39" calcext:value-type="float">
            <text:p>39</text:p>
          </table:table-cell>
          <table:table-cell office:value-type="string" calcext:value-type="string">
            <text:p>1:12:25 – Marisha “Half of it’s my fault” Sam “No, all of it is”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5">
          <table:table-cell table:formula="of:=[.A1379]" office:value-type="float" office:value="39" calcext:value-type="float">
            <text:p>39</text:p>
          </table:table-cell>
          <table:table-cell office:value-type="string" calcext:value-type="string">
            <text:p>1:22:35 – Vax gets swallowed by the purple worm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5">
          <table:table-cell table:formula="of:=[.A1380]" office:value-type="float" office:value="39" calcext:value-type="float">
            <text:p>39</text:p>
          </table:table-cell>
          <table:table-cell office:value-type="string" calcext:value-type="string">
            <text:p>1:25:00 – Percy gets HDYWTDT on purple worm</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6">
          <table:table-cell table:formula="of:=[.A1381]" office:value-type="float" office:value="39" calcext:value-type="float">
            <text:p>39</text:p>
          </table:table-cell>
          <table:table-cell office:value-type="string" calcext:value-type="string">
            <text:p>1:26:20 – Grog tries to cut Vax out of the worm and ends up hitting Vax</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4">
          <table:table-cell table:formula="of:=[.A1382]" office:value-type="float" office:value="39" calcext:value-type="float">
            <text:p>39</text:p>
          </table:table-cell>
          <table:table-cell office:value-type="string" calcext:value-type="string">
            <text:p>1:32:38 – Trinket doing what he always does/Pike heals Vax 70 hit points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7">
          <table:table-cell table:formula="of:=[.A1383]" office:value-type="float" office:value="39" calcext:value-type="float">
            <text:p>39</text:p>
          </table:table-cell>
          <table:table-cell office:value-type="string" calcext:value-type="string">
            <text:p>1:34:48 - Grog gets HDYWTDT on ice worm</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6">
          <table:table-cell table:formula="of:=[.A1384]" office:value-type="float" office:value="39" calcext:value-type="float">
            <text:p>39</text:p>
          </table:table-cell>
          <table:table-cell office:value-type="string" calcext:value-type="string">
            <text:p>1:36:15 – Vex “Calm your tits Grog!”/Craven Edge enjoyed that</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2">
          <table:table-cell table:formula="of:=[.A1385]" office:value-type="float" office:value="39" calcext:value-type="float">
            <text:p>39</text:p>
          </table:table-cell>
          <table:table-cell office:value-type="string" calcext:value-type="string">
            <text:p>1:37:55 – Grog frenzied rage loots</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5">
          <table:table-cell table:formula="of:=[.A1386]" office:value-type="float" office:value="39" calcext:value-type="float">
            <text:p>39</text:p>
          </table:table-cell>
          <table:table-cell office:value-type="string" calcext:value-type="string">
            <text:p>(An even bigger worm arrives so they get out of there)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3">
          <table:table-cell table:formula="of:=[.A1387]" office:value-type="float" office:value="39" calcext:value-type="float">
            <text:p>39</text:p>
          </table:table-cell>
          <table:table-cell office:value-type="string" calcext:value-type="string">
            <text:p>1:43:05 – Break starts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3">
          <table:table-cell table:formula="of:=[.A1388]" office:value-type="float" office:value="39" calcext:value-type="float">
            <text:p>39</text:p>
          </table:table-cell>
          <table:table-cell office:value-type="string" calcext:value-type="string">
            <text:p>1:58:35 - Break Ends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3">
          <table:table-cell table:formula="of:=[.A1389]" office:value-type="float" office:value="39" calcext:value-type="float">
            <text:p>39</text:p>
          </table:table-cell>
          <table:table-cell office:value-type="string" calcext:value-type="string">
            <text:p>2:01:15 – Matt as Pike</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4">
          <table:table-cell table:formula="of:=[.A1390]" office:value-type="float" office:value="39" calcext:value-type="float">
            <text:p>39</text:p>
          </table:table-cell>
          <table:table-cell office:value-type="string" calcext:value-type="string">
            <text:p>2:04:15 – Grog talks to the skull and gets a whisper, he runs out the house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6">
          <table:table-cell table:formula="of:=[.A1391]" office:value-type="float" office:value="39" calcext:value-type="float">
            <text:p>39</text:p>
          </table:table-cell>
          <table:table-cell office:value-type="string" calcext:value-type="string">
            <text:p>2:07:40 - Vax asks Grog what’s going on with him then storms off</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7">
          <table:table-cell table:formula="of:=[.A1392]" office:value-type="float" office:value="39" calcext:value-type="float">
            <text:p>39</text:p>
          </table:table-cell>
          <table:table-cell office:value-type="string" calcext:value-type="string">
            <text:p>2:09:30 – Pike makes Grog drop the skull</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11">
          <table:table-cell table:formula="of:=[.A1393]" office:value-type="float" office:value="39" calcext:value-type="float">
            <text:p>39</text:p>
          </table:table-cell>
          <table:table-cell office:value-type="string" calcext:value-type="string">
            <text:p>(They all discuss what to do with the skull for a while, Vex and Scanlan go to tell Uriel about the house)</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9">
          <table:table-cell table:formula="of:=[.A1394]" office:value-type="float" office:value="39" calcext:value-type="float">
            <text:p>39</text:p>
          </table:table-cell>
          <table:table-cell office:value-type="string" calcext:value-type="string">
            <text:p>2:21:55 – Scanlan pretends to need to shit so he can infiltrate meeting and turns into a fly, gets dispelled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2">
          <table:table-cell table:formula="of:=[.A1395]" office:value-type="float" office:value="39" calcext:value-type="float">
            <text:p>39</text:p>
          </table:table-cell>
          <table:table-cell office:value-type="string" calcext:value-type="string">
            <text:p>2:27:55 – Kaylie arrested</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5">
          <table:table-cell table:formula="of:=[.A1396]" office:value-type="float" office:value="39" calcext:value-type="float">
            <text:p>39</text:p>
          </table:table-cell>
          <table:table-cell office:value-type="string" calcext:value-type="string">
            <text:p>2:29:20 - Scanlan tells the others Kaylie is his daughter</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7">
          <table:table-cell table:formula="of:=[.A1397]" office:value-type="float" office:value="39" calcext:value-type="float">
            <text:p>39</text:p>
          </table:table-cell>
          <table:table-cell office:value-type="string" calcext:value-type="string">
            <text:p>2:33:10 – Vex offers Trinket’s help to Scanlan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2">
          <table:table-cell table:formula="of:=[.A1398]" office:value-type="float" office:value="39" calcext:value-type="float">
            <text:p>39</text:p>
          </table:table-cell>
          <table:table-cell office:value-type="string" calcext:value-type="string">
            <text:p>2:34:25 – Scanlan picks his team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2">
          <table:table-cell table:formula="of:=[.A1399]" office:value-type="float" office:value="39" calcext:value-type="float">
            <text:p>39</text:p>
          </table:table-cell>
          <table:table-cell office:value-type="string" calcext:value-type="string">
            <text:p>2:38:50 – Jailbreak begins</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18">
          <table:table-cell table:formula="of:=[.A1400]" office:value-type="float" office:value="39" calcext:value-type="float">
            <text:p>39</text:p>
          </table:table-cell>
          <table:table-cell office:value-type="string" calcext:value-type="string">
            <text:p>2:40:18 – Percy to Keyleth “That’s the most privileged thing I’ve ever said that you’ve heard”/Percy has 20 gold but not for Scanlan’s daughter</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2">
          <table:table-cell table:formula="of:=[.A1401]" office:value-type="float" office:value="39" calcext:value-type="float">
            <text:p>39</text:p>
          </table:table-cell>
          <table:table-cell office:value-type="string" calcext:value-type="string">
            <text:p>2:43:30 – Percy does the talking</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12">
          <table:table-cell table:formula="of:=[.A1402]" office:value-type="float" office:value="39" calcext:value-type="float">
            <text:p>39</text:p>
          </table:table-cell>
          <table:table-cell office:value-type="string" calcext:value-type="string">
            <text:p>2:47:15 – Scanlan hearing Kaylie finished the fight “That’s my girl”/Scanlan isn’t a fan of Percy’s brand of subterfuge</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7">
          <table:table-cell table:formula="of:=[.A1403]" office:value-type="float" office:value="39" calcext:value-type="float">
            <text:p>39</text:p>
          </table:table-cell>
          <table:table-cell office:value-type="string" calcext:value-type="string">
            <text:p>2:49:42 – Scanlan punches Percy &amp; a guard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5">
          <table:table-cell table:formula="of:=[.A1404]" office:value-type="float" office:value="39" calcext:value-type="float">
            <text:p>39</text:p>
          </table:table-cell>
          <table:table-cell office:value-type="string" calcext:value-type="string">
            <text:p>2:53:00 – Scanlan is put in Kaylie’s cell and they escape</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7">
          <table:table-cell table:formula="of:=[.A1405]" office:value-type="float" office:value="39" calcext:value-type="float">
            <text:p>39</text:p>
          </table:table-cell>
          <table:table-cell office:value-type="string" calcext:value-type="string">
            <text:p>2:58:50 – Kaylie tells Scanlan goodbye</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4">
          <table:table-cell table:formula="of:=[.A1406]" office:value-type="float" office:value="39" calcext:value-type="float">
            <text:p>39</text:p>
          </table:table-cell>
          <table:table-cell office:value-type="string" calcext:value-type="string">
            <text:p>3:01:30 – Scanlan checks his bed, shitting on beds is not an inherited trait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14">
          <table:table-cell table:formula="of:=[.A1407]" office:value-type="float" office:value="39" calcext:value-type="float">
            <text:p>39</text:p>
          </table:table-cell>
          <table:table-cell office:value-type="string" calcext:value-type="string">
            <text:p>(Grog tries to break into the workshop for the skull but fails, Vex talks with Seeker Asum who invites VM to an assembly that night given by Uriel)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6">
          <table:table-cell table:formula="of:=[.A1408]" office:value-type="float" office:value="39" calcext:value-type="float">
            <text:p>39</text:p>
          </table:table-cell>
          <table:table-cell office:value-type="string" calcext:value-type="string">
            <text:p>3:11:20 – Scanlan gives Keyleth shit over wasting the 6th level spell</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6">
          <table:table-cell table:formula="of:=[.A1409]" office:value-type="float" office:value="39" calcext:value-type="float">
            <text:p>39</text:p>
          </table:table-cell>
          <table:table-cell office:value-type="string" calcext:value-type="string">
            <text:p>3:15:55 – Keyleth finds Vax but lies to the others about seeing him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5">
          <table:table-cell table:formula="of:=[.A1410]" office:value-type="float" office:value="39" calcext:value-type="float">
            <text:p>39</text:p>
          </table:table-cell>
          <table:table-cell office:value-type="string" calcext:value-type="string">
            <text:p>3:17:00 - Vax talks to Vex “I don’t know what we’re doing”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7">
          <table:table-cell table:formula="of:=[.A1411]" office:value-type="float" office:value="39" calcext:value-type="float">
            <text:p>39</text:p>
          </table:table-cell>
          <table:table-cell office:value-type="string" calcext:value-type="string">
            <text:p>3:20:45 – Gilmore escorts Scanlan</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7">
          <table:table-cell table:formula="of:=[.A1412]" office:value-type="float" office:value="39" calcext:value-type="float">
            <text:p>39</text:p>
          </table:table-cell>
          <table:table-cell office:value-type="string" calcext:value-type="string">
            <text:p>3:22:05 – Grog tries to buy a lock pick</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6">
          <table:table-cell table:formula="of:=[.A1413]" office:value-type="float" office:value="39" calcext:value-type="float">
            <text:p>39</text:p>
          </table:table-cell>
          <table:table-cell office:value-type="string" calcext:value-type="string">
            <text:p>3:25:35 - Uriel announces he’s stepping down as Sovereign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6">
          <table:table-cell table:formula="of:=[.A1414]" office:value-type="float" office:value="39" calcext:value-type="float">
            <text:p>39</text:p>
          </table:table-cell>
          <table:table-cell office:value-type="string" calcext:value-type="string">
            <text:p>3:30:00 – Vex gets a whisper, sees a black and red streak in the sky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6">
          <table:table-cell table:formula="of:=[.A1415]" office:value-type="float" office:value="39" calcext:value-type="float">
            <text:p>39</text:p>
          </table:table-cell>
          <table:table-cell office:value-type="string" calcext:value-type="string">
            <text:p>3:31:40 – White dragon lands on Allura’s tower and destroys it</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3">
          <table:table-cell table:formula="of:=[.A1416]" office:value-type="float" office:value="39" calcext:value-type="float">
            <text:p>39</text:p>
          </table:table-cell>
          <table:table-cell office:value-type="string" calcext:value-type="string">
            <text:p>3:33:10 - Raishan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2">
          <table:table-cell table:formula="of:=[.A1417]" office:value-type="float" office:value="39" calcext:value-type="float">
            <text:p>39</text:p>
          </table:table-cell>
          <table:table-cell office:value-type="string" calcext:value-type="string">
            <text:p>3:36:10 – Grog attacks, a 19 misses</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10">
          <table:table-cell table:formula="of:=[.A1418]" office:value-type="float" office:value="39" calcext:value-type="float">
            <text:p>39</text:p>
          </table:table-cell>
          <table:table-cell office:value-type="string" calcext:value-type="string">
            <text:p>3:38:42 – Raishan sprays them with poison and they take 66 points of damage, they decide to run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2">
          <table:table-cell table:formula="of:=[.A1419]" office:value-type="float" office:value="39" calcext:value-type="float">
            <text:p>39</text:p>
          </table:table-cell>
          <table:table-cell office:value-type="string" calcext:value-type="string">
            <text:p>3:43:48 – Where’s Gilmore?</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3">
          <table:table-cell table:formula="of:=[.A1420]" office:value-type="float" office:value="39" calcext:value-type="float">
            <text:p>39</text:p>
          </table:table-cell>
          <table:table-cell office:value-type="string" calcext:value-type="string">
            <text:p>3:48:45 – Black dragon</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6">
          <table:table-cell table:formula="of:=[.A1421]" office:value-type="float" office:value="39" calcext:value-type="float">
            <text:p>39</text:p>
          </table:table-cell>
          <table:table-cell office:value-type="string" calcext:value-type="string">
            <text:p>3:50:30 – And a red dragon, Chroma Conclave name drop </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3">
          <table:table-cell table:formula="of:=[.A1422]" office:value-type="float" office:value="39" calcext:value-type="float">
            <text:p>39</text:p>
          </table:table-cell>
          <table:table-cell office:value-type="string" calcext:value-type="string">
            <text:p>3:53:54 – Game ends﻿</text:p>
          </table:table-cell>
          <table:table-cell office:value-type="string" calcext:value-type="string">
            <text:p>https://littlecajunlady.tumblr.com/post/173137348289/critical-role-episode-39-omens</text:p>
          </table:table-cell>
          <table:table-cell office:value-type="string" calcext:value-type="string">
            <text:p>littlecajunlady</text:p>
          </table:table-cell>
        </table:table-row>
        <table:table-row table:style-name="ro3">
          <table:table-cell office:value-type="float" office:value="40" calcext:value-type="float">
            <text:p>40</text:p>
          </table:table-cell>
          <table:table-cell office:value-type="string" calcext:value-type="string">
            <text:p>11:00 – Game starts</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4">
          <table:table-cell table:formula="of:=[.A1424]" office:value-type="float" office:value="40" calcext:value-type="float">
            <text:p>40</text:p>
          </table:table-cell>
          <table:table-cell office:value-type="string" calcext:value-type="string">
            <text:p>(They start letting people into their keep, the white dragon, Vorugal, shows up)</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5">
          <table:table-cell table:formula="of:=[.A1425]" office:value-type="float" office:value="40" calcext:value-type="float">
            <text:p>40</text:p>
          </table:table-cell>
          <table:table-cell office:value-type="string" calcext:value-type="string">
            <text:p>26:35 – Taliesin’s nat 20, Percy shoots the dragon’s wing </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7">
          <table:table-cell table:formula="of:=[.A1426]" office:value-type="float" office:value="40" calcext:value-type="float">
            <text:p>40</text:p>
          </table:table-cell>
          <table:table-cell office:value-type="string" calcext:value-type="string">
            <text:p>38:15 – Trinket gets frozen, Laura is very upset </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7">
          <table:table-cell table:formula="of:=[.A1427]" office:value-type="float" office:value="40" calcext:value-type="float">
            <text:p>40</text:p>
          </table:table-cell>
          <table:table-cell office:value-type="string" calcext:value-type="string">
            <text:p>45:20 – Grog starts pushing frozen Trinket to safety</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3">
          <table:table-cell table:formula="of:=[.A1428]" office:value-type="float" office:value="40" calcext:value-type="float">
            <text:p>40</text:p>
          </table:table-cell>
          <table:table-cell office:value-type="string" calcext:value-type="string">
            <text:p>48:35 – Pike heals Trinket</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11">
          <table:table-cell table:formula="of:=[.A1429]" office:value-type="float" office:value="40" calcext:value-type="float">
            <text:p>40</text:p>
          </table:table-cell>
          <table:table-cell office:value-type="string" calcext:value-type="string">
            <text:p>(Keyleth summons a giant eagle to claw dragon’s eyes, Pike gets bit and suffers 55 points of damage)</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7">
          <table:table-cell table:formula="of:=[.A1430]" office:value-type="float" office:value="40" calcext:value-type="float">
            <text:p>40</text:p>
          </table:table-cell>
          <table:table-cell office:value-type="string" calcext:value-type="string">
            <text:p>1:13:20 – Red dragon shows up and drags Vorugal away</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5">
          <table:table-cell table:formula="of:=[.A1431]" office:value-type="float" office:value="40" calcext:value-type="float">
            <text:p>40</text:p>
          </table:table-cell>
          <table:table-cell office:value-type="string" calcext:value-type="string">
            <text:p>1:20:54 – Grog tries to convince Percy to use the skull </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7">
          <table:table-cell table:formula="of:=[.A1432]" office:value-type="float" office:value="40" calcext:value-type="float">
            <text:p>40</text:p>
          </table:table-cell>
          <table:table-cell office:value-type="string" calcext:value-type="string">
            <text:p>1:25:45 – Pike asks Sarenrae for help </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7">
          <table:table-cell table:formula="of:=[.A1433]" office:value-type="float" office:value="40" calcext:value-type="float">
            <text:p>40</text:p>
          </table:table-cell>
          <table:table-cell office:value-type="string" calcext:value-type="string">
            <text:p>1:31:14 – Vax to Vex “Do not go far from me”</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4">
          <table:table-cell table:formula="of:=[.A1434]" office:value-type="float" office:value="40" calcext:value-type="float">
            <text:p>40</text:p>
          </table:table-cell>
          <table:table-cell office:value-type="string" calcext:value-type="string">
            <text:p>(Grog gets Vax &amp; head towards Percy’s workshop, Vex hunter’s marks Grog) </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3">
          <table:table-cell table:formula="of:=[.A1435]" office:value-type="float" office:value="40" calcext:value-type="float">
            <text:p>40</text:p>
          </table:table-cell>
          <table:table-cell office:value-type="string" calcext:value-type="string">
            <text:p>1:38:15 – Break starts </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3">
          <table:table-cell table:formula="of:=[.A1436]" office:value-type="float" office:value="40" calcext:value-type="float">
            <text:p>40</text:p>
          </table:table-cell>
          <table:table-cell office:value-type="string" calcext:value-type="string">
            <text:p>1:48:40 - Break Ends</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6">
          <table:table-cell table:formula="of:=[.A1437]" office:value-type="float" office:value="40" calcext:value-type="float">
            <text:p>40</text:p>
          </table:table-cell>
          <table:table-cell office:value-type="string" calcext:value-type="string">
            <text:p>(Grog, Percy, &amp; Vax talk about the skull, then the women start to join them) </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10">
          <table:table-cell table:formula="of:=[.A1438]" office:value-type="float" office:value="40" calcext:value-type="float">
            <text:p>40</text:p>
          </table:table-cell>
          <table:table-cell office:value-type="string" calcext:value-type="string">
            <text:p>1:59:05 – Grog closes the door with Vex &amp; Percy in the room &amp; demands to be given the skull</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5">
          <table:table-cell table:formula="of:=[.A1439]" office:value-type="float" office:value="40" calcext:value-type="float">
            <text:p>40</text:p>
          </table:table-cell>
          <table:table-cell office:value-type="string" calcext:value-type="string">
            <text:p>2:08:20 – Grog rushes Vex, who is holding the skull </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2">
          <table:table-cell table:formula="of:=[.A1440]" office:value-type="float" office:value="40" calcext:value-type="float">
            <text:p>40</text:p>
          </table:table-cell>
          <table:table-cell office:value-type="string" calcext:value-type="string">
            <text:p>2:14:42 - Pike insight checks Grog </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4">
          <table:table-cell table:formula="of:=[.A1441]" office:value-type="float" office:value="40" calcext:value-type="float">
            <text:p>40</text:p>
          </table:table-cell>
          <table:table-cell office:value-type="string" calcext:value-type="string">
            <text:p>2:18:40 – After stealing the skull from Vex, Grog attempts to spike it and rolls a nat 1</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10">
          <table:table-cell table:formula="of:=[.A1442]" office:value-type="float" office:value="40" calcext:value-type="float">
            <text:p>40</text:p>
          </table:table-cell>
          <table:table-cell office:value-type="string" calcext:value-type="string">
            <text:p>(Keyleth tries hold person but it only works on Percy, she demands to know what’s going on)</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7">
          <table:table-cell table:formula="of:=[.A1443]" office:value-type="float" office:value="40" calcext:value-type="float">
            <text:p>40</text:p>
          </table:table-cell>
          <table:table-cell office:value-type="string" calcext:value-type="string">
            <text:p>2:23:55 – Pike questions Grog </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4">
          <table:table-cell table:formula="of:=[.A1444]" office:value-type="float" office:value="40" calcext:value-type="float">
            <text:p>40</text:p>
          </table:table-cell>
          <table:table-cell office:value-type="string" calcext:value-type="string">
            <text:p>2:26:20 – Allura arrives, they tell her about the dragons, she tells them the skull is evil</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4">
          <table:table-cell table:formula="of:=[.A1445]" office:value-type="float" office:value="40" calcext:value-type="float">
            <text:p>40</text:p>
          </table:table-cell>
          <table:table-cell office:value-type="string" calcext:value-type="string">
            <text:p>2:36:18 – Allura tells them about Thordak and how he was banished to the fire plane</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6">
          <table:table-cell table:formula="of:=[.A1446]" office:value-type="float" office:value="40" calcext:value-type="float">
            <text:p>40</text:p>
          </table:table-cell>
          <table:table-cell office:value-type="string" calcext:value-type="string">
            <text:p>2:44:24 – Vax tells Allura they killed Krieg, who was a blue dragon</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6">
          <table:table-cell table:formula="of:=[.A1447]" office:value-type="float" office:value="40" calcext:value-type="float">
            <text:p>40</text:p>
          </table:table-cell>
          <table:table-cell office:value-type="string" calcext:value-type="string">
            <text:p>2:51:00 – Vax tells Vex he wants to kill Thordak/Keyleth Checks in on Fire Ashari</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4">
          <table:table-cell table:formula="of:=[.A1448]" office:value-type="float" office:value="40" calcext:value-type="float">
            <text:p>40</text:p>
          </table:table-cell>
          <table:table-cell office:value-type="string" calcext:value-type="string">
            <text:p>2:52:25 – There is nothing left of the Fire Ashari, Allura talks Keyleth down </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3">
          <table:table-cell table:formula="of:=[.A1449]" office:value-type="float" office:value="40" calcext:value-type="float">
            <text:p>40</text:p>
          </table:table-cell>
          <table:table-cell office:value-type="string" calcext:value-type="string">
            <text:p>2:56:20 – Game ends </text:p>
          </table:table-cell>
          <table:table-cell office:value-type="string" calcext:value-type="string">
            <text:p>https://littlecajunlady.tumblr.com/post/173162879994/critical-role-episode-40-desperate-measures</text:p>
          </table:table-cell>
          <table:table-cell office:value-type="string" calcext:value-type="string">
            <text:p>littlecajunlady</text:p>
          </table:table-cell>
        </table:table-row>
        <table:table-row table:style-name="ro3">
          <table:table-cell office:value-type="float" office:value="41" calcext:value-type="float">
            <text:p>41</text:p>
          </table:table-cell>
          <table:table-cell office:value-type="string" calcext:value-type="string">
            <text:p>9:25 – Game begins</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2">
          <table:table-cell table:formula="of:=[.A1451]" office:value-type="float" office:value="41" calcext:value-type="float">
            <text:p>41</text:p>
          </table:table-cell>
          <table:table-cell office:value-type="string" calcext:value-type="string">
            <text:p>14:10 - Grog can’t teleport either </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2">
          <table:table-cell table:formula="of:=[.A1452]" office:value-type="float" office:value="41" calcext:value-type="float">
            <text:p>41</text:p>
          </table:table-cell>
          <table:table-cell office:value-type="string" calcext:value-type="string">
            <text:p>18:10 – Not the time for jokes Grog </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10">
          <table:table-cell table:formula="of:=[.A1453]" office:value-type="float" office:value="41" calcext:value-type="float">
            <text:p>41</text:p>
          </table:table-cell>
          <table:table-cell office:value-type="string" calcext:value-type="string">
            <text:p>22:38 – Scanlan jokes that they can’t sacrifice Jarret, they all nominate Scanlan to be the spy</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2">
          <table:table-cell table:formula="of:=[.A1454]" office:value-type="float" office:value="41" calcext:value-type="float">
            <text:p>41</text:p>
          </table:table-cell>
          <table:table-cell office:value-type="string" calcext:value-type="string">
            <text:p>25:40 – Any spy they send will surely die </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2">
          <table:table-cell table:formula="of:=[.A1455]" office:value-type="float" office:value="41" calcext:value-type="float">
            <text:p>41</text:p>
          </table:table-cell>
          <table:table-cell office:value-type="string" calcext:value-type="string">
            <text:p>27:27 - Grog wants to hit up a brothel </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11">
          <table:table-cell table:formula="of:=[.A1456]" office:value-type="float" office:value="41" calcext:value-type="float">
            <text:p>41</text:p>
          </table:table-cell>
          <table:table-cell office:value-type="string" calcext:value-type="string">
            <text:p>(Laura whispers to Matt, Grog promos Gilmore’s, Allura and Drake leave in a very cool way)</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10">
          <table:table-cell table:formula="of:=[.A1457]" office:value-type="float" office:value="41" calcext:value-type="float">
            <text:p>41</text:p>
          </table:table-cell>
          <table:table-cell office:value-type="string" calcext:value-type="string">
            <text:p>33:28 – Too bad Scanlan didn’t shit in the middle of town so he could see what’s going on</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5">
          <table:table-cell table:formula="of:=[.A1458]" office:value-type="float" office:value="41" calcext:value-type="float">
            <text:p>41</text:p>
          </table:table-cell>
          <table:table-cell office:value-type="string" calcext:value-type="string">
            <text:p>35:22 – Travis’s FRIENDS reference, a moo point </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6">
          <table:table-cell table:formula="of:=[.A1459]" office:value-type="float" office:value="41" calcext:value-type="float">
            <text:p>41</text:p>
          </table:table-cell>
          <table:table-cell office:value-type="string" calcext:value-type="string">
            <text:p>41:42 - Vex resists the urge to make out with Jarret when he refuses gold </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14">
          <table:table-cell table:formula="of:=[.A1460]" office:value-type="float" office:value="41" calcext:value-type="float">
            <text:p>41</text:p>
          </table:table-cell>
          <table:table-cell office:value-type="string" calcext:value-type="string">
            <text:p>(They go through the secret passage out of their keep, Vex and Keyleth argue on what to transform Trinket into for a while, finally settle on red panda)</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7">
          <table:table-cell table:formula="of:=[.A1461]" office:value-type="float" office:value="41" calcext:value-type="float">
            <text:p>41</text:p>
          </table:table-cell>
          <table:table-cell office:value-type="string" calcext:value-type="string">
            <text:p>52:20 – Liam’s speak n’ spell voice returns</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7">
          <table:table-cell table:formula="of:=[.A1462]" office:value-type="float" office:value="41" calcext:value-type="float">
            <text:p>41</text:p>
          </table:table-cell>
          <table:table-cell office:value-type="string" calcext:value-type="string">
            <text:p>56:15 – Garthok of the Clasp is introduced</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5">
          <table:table-cell table:formula="of:=[.A1463]" office:value-type="float" office:value="41" calcext:value-type="float">
            <text:p>41</text:p>
          </table:table-cell>
          <table:table-cell office:value-type="string" calcext:value-type="string">
            <text:p>1:10:20 – Gilmore’s is destroyed, Vax confronts looters </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4">
          <table:table-cell table:formula="of:=[.A1464]" office:value-type="float" office:value="41" calcext:value-type="float">
            <text:p>41</text:p>
          </table:table-cell>
          <table:table-cell office:value-type="string" calcext:value-type="string">
            <text:p>1:32:00 – First time Craven Edge drinks blood and sucks in someone’s energy</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6">
          <table:table-cell table:formula="of:=[.A1465]" office:value-type="float" office:value="41" calcext:value-type="float">
            <text:p>41</text:p>
          </table:table-cell>
          <table:table-cell office:value-type="string" calcext:value-type="string">
            <text:p>1:34:45 - Scanlan compels a dwarf to give what he looted</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5">
          <table:table-cell table:formula="of:=[.A1466]" office:value-type="float" office:value="41" calcext:value-type="float">
            <text:p>41</text:p>
          </table:table-cell>
          <table:table-cell office:value-type="string" calcext:value-type="string">
            <text:p>1:42:32 – Trinket claws a dude’s face off, then takes his head off </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7">
          <table:table-cell table:formula="of:=[.A1467]" office:value-type="float" office:value="41" calcext:value-type="float">
            <text:p>41</text:p>
          </table:table-cell>
          <table:table-cell office:value-type="string" calcext:value-type="string">
            <text:p>1:53:08 - Grog kills 2 people in one turn</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10">
          <table:table-cell table:formula="of:=[.A1468]" office:value-type="float" office:value="41" calcext:value-type="float">
            <text:p>41</text:p>
          </table:table-cell>
          <table:table-cell office:value-type="string" calcext:value-type="string">
            <text:p>1:56:58 – Ashley is coming back as a barbarian/Scanlan intimidation ♪ (The Joker)</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6">
          <table:table-cell table:formula="of:=[.A1469]" office:value-type="float" office:value="41" calcext:value-type="float">
            <text:p>41</text:p>
          </table:table-cell>
          <table:table-cell office:value-type="string" calcext:value-type="string">
            <text:p>2:01:34 – They start searching the rubble of Gilmore’s shop</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3">
          <table:table-cell table:formula="of:=[.A1470]" office:value-type="float" office:value="41" calcext:value-type="float">
            <text:p>41</text:p>
          </table:table-cell>
          <table:table-cell office:value-type="string" calcext:value-type="string">
            <text:p>2:07:45 – Break starts</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3">
          <table:table-cell table:formula="of:=[.A1471]" office:value-type="float" office:value="41" calcext:value-type="float">
            <text:p>41</text:p>
          </table:table-cell>
          <table:table-cell office:value-type="string" calcext:value-type="string">
            <text:p>2:19:52 – Break ends</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5">
          <table:table-cell table:formula="of:=[.A1472]" office:value-type="float" office:value="41" calcext:value-type="float">
            <text:p>41</text:p>
          </table:table-cell>
          <table:table-cell office:value-type="string" calcext:value-type="string">
            <text:p>2:22:30 – Uriel’s wife and children survived, Uriel did not</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6">
          <table:table-cell table:formula="of:=[.A1473]" office:value-type="float" office:value="41" calcext:value-type="float">
            <text:p>41</text:p>
          </table:table-cell>
          <table:table-cell office:value-type="string" calcext:value-type="string">
            <text:p>2:23:55 – They find Gilmore near death and Pike heals him</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6">
          <table:table-cell table:formula="of:=[.A1474]" office:value-type="float" office:value="41" calcext:value-type="float">
            <text:p>41</text:p>
          </table:table-cell>
          <table:table-cell office:value-type="string" calcext:value-type="string">
            <text:p>2:36:52 – Gilmore is touched by Grog’s concern for him</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6">
          <table:table-cell table:formula="of:=[.A1475]" office:value-type="float" office:value="41" calcext:value-type="float">
            <text:p>41</text:p>
          </table:table-cell>
          <table:table-cell office:value-type="string" calcext:value-type="string">
            <text:p>2:37:44 – Scanlan asks Gilmore if he’s a dragon, no but that would be sexy</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5">
          <table:table-cell table:formula="of:=[.A1476]" office:value-type="float" office:value="41" calcext:value-type="float">
            <text:p>41</text:p>
          </table:table-cell>
          <table:table-cell office:value-type="string" calcext:value-type="string">
            <text:p>(Vex wants to go get the gold, they split into two teams)</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10">
          <table:table-cell table:formula="of:=[.A1477]" office:value-type="float" office:value="41" calcext:value-type="float">
            <text:p>41</text:p>
          </table:table-cell>
          <table:table-cell office:value-type="string" calcext:value-type="string">
            <text:p>2:41:48 – Vax refuses to leave Vex so he begrudgingly goes with her to get the gold</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7">
          <table:table-cell table:formula="of:=[.A1478]" office:value-type="float" office:value="41" calcext:value-type="float">
            <text:p>41</text:p>
          </table:table-cell>
          <table:table-cell office:value-type="string" calcext:value-type="string">
            <text:p>2:50:53 - Grog ’s nat 20 on babysitting </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2">
          <table:table-cell table:formula="of:=[.A1479]" office:value-type="float" office:value="41" calcext:value-type="float">
            <text:p>41</text:p>
          </table:table-cell>
          <table:table-cell office:value-type="string" calcext:value-type="string">
            <text:p>2:54:40 - Scanlan is easily swayed</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10">
          <table:table-cell table:formula="of:=[.A1480]" office:value-type="float" office:value="41" calcext:value-type="float">
            <text:p>41</text:p>
          </table:table-cell>
          <table:table-cell office:value-type="string" calcext:value-type="string">
            <text:p>2:56:00 – Vax “You’re a fucking weirdo”/Scanlan “I think he was talking to you/Scanlan is lost</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5">
          <table:table-cell table:formula="of:=[.A1481]" office:value-type="float" office:value="41" calcext:value-type="float">
            <text:p>41</text:p>
          </table:table-cell>
          <table:table-cell office:value-type="string" calcext:value-type="string">
            <text:p>2:59:05 - Gilmore has a Westley "drop your sword” moment</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5">
          <table:table-cell table:formula="of:=[.A1482]" office:value-type="float" office:value="41" calcext:value-type="float">
            <text:p>41</text:p>
          </table:table-cell>
          <table:table-cell office:value-type="string" calcext:value-type="string">
            <text:p>3:03:50 – Keyleth hugs Vax when he returns to the keep </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3">
          <table:table-cell table:formula="of:=[.A1483]" office:value-type="float" office:value="41" calcext:value-type="float">
            <text:p>41</text:p>
          </table:table-cell>
          <table:table-cell office:value-type="string" calcext:value-type="string">
            <text:p>3:04:25 – Game ends</text:p>
          </table:table-cell>
          <table:table-cell office:value-type="string" calcext:value-type="string">
            <text:p>https://littlecajunlady.tumblr.com/post/173233324869/critical-role-episode-41-in-ruins</text:p>
          </table:table-cell>
          <table:table-cell office:value-type="string" calcext:value-type="string">
            <text:p>littlecajunlady</text:p>
          </table:table-cell>
        </table:table-row>
        <table:table-row table:style-name="ro3">
          <table:table-cell office:value-type="float" office:value="42" calcext:value-type="float">
            <text:p>42</text:p>
          </table:table-cell>
          <table:table-cell office:value-type="string" calcext:value-type="string">
            <text:p>10:55 – Game starts</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2">
          <table:table-cell table:formula="of:=[.A1485]" office:value-type="float" office:value="42" calcext:value-type="float">
            <text:p>42</text:p>
          </table:table-cell>
          <table:table-cell office:value-type="string" calcext:value-type="string">
            <text:p>13:00 – Is Clarota still around? </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6">
          <table:table-cell table:formula="of:=[.A1486]" office:value-type="float" office:value="42" calcext:value-type="float">
            <text:p>42</text:p>
          </table:table-cell>
          <table:table-cell office:value-type="string" calcext:value-type="string">
            <text:p>20:00 – Vax tells Vex that he joined the Clasp to keep her from being killed</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4">
          <table:table-cell table:formula="of:=[.A1487]" office:value-type="float" office:value="42" calcext:value-type="float">
            <text:p>42</text:p>
          </table:table-cell>
          <table:table-cell office:value-type="string" calcext:value-type="string">
            <text:p>21:30 – Percy joking with Vex “Some of us are a bit iffy”/(They talk about the Clasp)</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4">
          <table:table-cell table:formula="of:=[.A1488]" office:value-type="float" office:value="42" calcext:value-type="float">
            <text:p>42</text:p>
          </table:table-cell>
          <table:table-cell office:value-type="string" calcext:value-type="string">
            <text:p>24:10 – Everything Scanlan does is long and hard, and no he won’t be a spy</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4">
          <table:table-cell table:formula="of:=[.A1489]" office:value-type="float" office:value="42" calcext:value-type="float">
            <text:p>42</text:p>
          </table:table-cell>
          <table:table-cell office:value-type="string" calcext:value-type="string">
            <text:p>(Pike (Matt) scrys on Vasselheim and Whitestone and both are fine) </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5">
          <table:table-cell table:formula="of:=[.A1490]" office:value-type="float" office:value="42" calcext:value-type="float">
            <text:p>42</text:p>
          </table:table-cell>
          <table:table-cell office:value-type="string" calcext:value-type="string">
            <text:p>32:00 – Keyleth checks in on Syngorn and gets a whisper </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10">
          <table:table-cell table:formula="of:=[.A1491]" office:value-type="float" office:value="42" calcext:value-type="float">
            <text:p>42</text:p>
          </table:table-cell>
          <table:table-cell office:value-type="string" calcext:value-type="string">
            <text:p>35:00 – Vax and Vex don’t do well on a history roll, Percy is allowed a nerd roll and gets 24</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6">
          <table:table-cell table:formula="of:=[.A1492]" office:value-type="float" office:value="42" calcext:value-type="float">
            <text:p>42</text:p>
          </table:table-cell>
          <table:table-cell office:value-type="string" calcext:value-type="string">
            <text:p>45:05 – They try to convince the refugees that they’ll love Whitestone</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10">
          <table:table-cell table:formula="of:=[.A1493]" office:value-type="float" office:value="42" calcext:value-type="float">
            <text:p>42</text:p>
          </table:table-cell>
          <table:table-cell office:value-type="string" calcext:value-type="string">
            <text:p>50:00 - Scanlan inspires Keyleth with a limerick/23 people make it through the tree</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5">
          <table:table-cell table:formula="of:=[.A1494]" office:value-type="float" office:value="42" calcext:value-type="float">
            <text:p>42</text:p>
          </table:table-cell>
          <table:table-cell office:value-type="string" calcext:value-type="string">
            <text:p>53:50 – Percy tells Cassandra about the dragons </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6">
          <table:table-cell table:formula="of:=[.A1495]" office:value-type="float" office:value="42" calcext:value-type="float">
            <text:p>42</text:p>
          </table:table-cell>
          <table:table-cell office:value-type="string" calcext:value-type="string">
            <text:p>(Percy meets with Eskil Ryndarien and asks him to do some research)</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6">
          <table:table-cell table:formula="of:=[.A1496]" office:value-type="float" office:value="42" calcext:value-type="float">
            <text:p>42</text:p>
          </table:table-cell>
          <table:table-cell office:value-type="string" calcext:value-type="string">
            <text:p>1:02:20 – Percy tells Cassandra he’s proud of her, returns to the keep </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18">
          <table:table-cell table:formula="of:=[.A1497]" office:value-type="float" office:value="42" calcext:value-type="float">
            <text:p>42</text:p>
          </table:table-cell>
          <table:table-cell office:value-type="string" calcext:value-type="string">
            <text:p>(They make their way to talk to the Clasp, 1:13:20 – Liam “It’s pronounced jif”, Matt “I will fight you”, Scanlan trips &amp; seen by wyvern, 1:16:00 – fight starts) </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10">
          <table:table-cell table:formula="of:=[.A1498]" office:value-type="float" office:value="42" calcext:value-type="float">
            <text:p>42</text:p>
          </table:table-cell>
          <table:table-cell office:value-type="string" calcext:value-type="string">
            <text:p>1:27:50 – Scanlan’s counterspell ♪ (I Still Haven’t Found What I’m Looking For)</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6">
          <table:table-cell table:formula="of:=[.A1499]" office:value-type="float" office:value="42" calcext:value-type="float">
            <text:p>42</text:p>
          </table:table-cell>
          <table:table-cell office:value-type="string" calcext:value-type="string">
            <text:p>1:35:10 - Scanlan inspires Vax ♪ (”ground control to major tom”) </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7">
          <table:table-cell table:formula="of:=[.A1500]" office:value-type="float" office:value="42" calcext:value-type="float">
            <text:p>42</text:p>
          </table:table-cell>
          <table:table-cell office:value-type="string" calcext:value-type="string">
            <text:p>1:40:05 – Keyleth turns a wyvern into a chicken</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5">
          <table:table-cell table:formula="of:=[.A1501]" office:value-type="float" office:value="42" calcext:value-type="float">
            <text:p>42</text:p>
          </table:table-cell>
          <table:table-cell office:value-type="string" calcext:value-type="string">
            <text:p>1:50:35 – Scanlan’s cutting words with bad flute playing</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5">
          <table:table-cell table:formula="of:=[.A1502]" office:value-type="float" office:value="42" calcext:value-type="float">
            <text:p>42</text:p>
          </table:table-cell>
          <table:table-cell office:value-type="string" calcext:value-type="string">
            <text:p>1:51:55 – Scanlan is 3 points from being unconscious </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4">
          <table:table-cell table:formula="of:=[.A1503]" office:value-type="float" office:value="42" calcext:value-type="float">
            <text:p>42</text:p>
          </table:table-cell>
          <table:table-cell office:value-type="string" calcext:value-type="string">
            <text:p>1:58:00 - Scanlan heals himself ♪ (Tubthumping by Chumbawamba)</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2">
          <table:table-cell table:formula="of:=[.A1504]" office:value-type="float" office:value="42" calcext:value-type="float">
            <text:p>42</text:p>
          </table:table-cell>
          <table:table-cell office:value-type="string" calcext:value-type="string">
            <text:p>1:59:35 – Vax gets Scanlan out of the fray </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4">
          <table:table-cell table:formula="of:=[.A1505]" office:value-type="float" office:value="42" calcext:value-type="float">
            <text:p>42</text:p>
          </table:table-cell>
          <table:table-cell office:value-type="string" calcext:value-type="string">
            <text:p>2:00:40 – Keyleth uses 7th level fire spell for the first time in honor of Fire Ashari</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2">
          <table:table-cell table:formula="of:=[.A1506]" office:value-type="float" office:value="42" calcext:value-type="float">
            <text:p>42</text:p>
          </table:table-cell>
          <table:table-cell office:value-type="string" calcext:value-type="string">
            <text:p>2:14:28 – Vax gets HDTWTDT </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6">
          <table:table-cell table:formula="of:=[.A1507]" office:value-type="float" office:value="42" calcext:value-type="float">
            <text:p>42</text:p>
          </table:table-cell>
          <table:table-cell office:value-type="string" calcext:value-type="string">
            <text:p>(Keyleth collects poison from dead wyverns, there’s no break) </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5">
          <table:table-cell table:formula="of:=[.A1508]" office:value-type="float" office:value="42" calcext:value-type="float">
            <text:p>42</text:p>
          </table:table-cell>
          <table:table-cell office:value-type="string" calcext:value-type="string">
            <text:p>2:23:35 – Vax tells Vex more about why he had to join the Clasp </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6">
          <table:table-cell table:formula="of:=[.A1509]" office:value-type="float" office:value="42" calcext:value-type="float">
            <text:p>42</text:p>
          </table:table-cell>
          <table:table-cell office:value-type="string" calcext:value-type="string">
            <text:p>2:30:45 – Scanlan minor illusions Vex a mustache/Vex’s limerick </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5">
          <table:table-cell table:formula="of:=[.A1510]" office:value-type="float" office:value="42" calcext:value-type="float">
            <text:p>42</text:p>
          </table:table-cell>
          <table:table-cell office:value-type="string" calcext:value-type="string">
            <text:p>(They reunite with Garthok and talk with the rest of the Clasp)</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7">
          <table:table-cell table:formula="of:=[.A1511]" office:value-type="float" office:value="42" calcext:value-type="float">
            <text:p>42</text:p>
          </table:table-cell>
          <table:table-cell office:value-type="string" calcext:value-type="string">
            <text:p>2:44:05 – Vax elbows Vex for talking too much</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4">
          <table:table-cell table:formula="of:=[.A1512]" office:value-type="float" office:value="42" calcext:value-type="float">
            <text:p>42</text:p>
          </table:table-cell>
          <table:table-cell office:value-type="string" calcext:value-type="string">
            <text:p>2:53:48 – Percy “I’ve met the devil, that isn’t him”/Vax denies the deal</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7">
          <table:table-cell table:formula="of:=[.A1513]" office:value-type="float" office:value="42" calcext:value-type="float">
            <text:p>42</text:p>
          </table:table-cell>
          <table:table-cell office:value-type="string" calcext:value-type="string">
            <text:p>2:59:25 – Keyleth burns off Vax’s Clasp symbol</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11">
          <table:table-cell table:formula="of:=[.A1514]" office:value-type="float" office:value="42" calcext:value-type="float">
            <text:p>42</text:p>
          </table:table-cell>
          <table:table-cell office:value-type="string" calcext:value-type="string">
            <text:p>3:05:38 – Percy to Keyleth “One day you’ll stop being afraid of me and I hope that day comes soon” </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6">
          <table:table-cell table:formula="of:=[.A1515]" office:value-type="float" office:value="42" calcext:value-type="float">
            <text:p>42</text:p>
          </table:table-cell>
          <table:table-cell office:value-type="string" calcext:value-type="string">
            <text:p>3:08:20 - Vax goes to Keyleth “I don’t want to be alone tonight” </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9">
          <table:table-cell table:formula="of:=[.A1516]" office:value-type="float" office:value="42" calcext:value-type="float">
            <text:p>42</text:p>
          </table:table-cell>
          <table:table-cell office:value-type="string" calcext:value-type="string">
            <text:p>3:09:30 - Scanlan compliments Vex’s limerick/he tries the “I don’t want to be alone” thing but it fails</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11">
          <table:table-cell table:formula="of:=[.A1517]" office:value-type="float" office:value="42" calcext:value-type="float">
            <text:p>42</text:p>
          </table:table-cell>
          <table:table-cell office:value-type="string" calcext:value-type="string">
            <text:p>(They discuss abandoning the keep and moving staff to Whitestone, Vax seems unusually chipper)</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5">
          <table:table-cell table:formula="of:=[.A1518]" office:value-type="float" office:value="42" calcext:value-type="float">
            <text:p>42</text:p>
          </table:table-cell>
          <table:table-cell office:value-type="string" calcext:value-type="string">
            <text:p>3:12:50 – Scanlan shits on his bed to mark his territory</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4">
          <table:table-cell table:formula="of:=[.A1519]" office:value-type="float" office:value="42" calcext:value-type="float">
            <text:p>42</text:p>
          </table:table-cell>
          <table:table-cell office:value-type="string" calcext:value-type="string">
            <text:p>3:14:15 – Vex isn’t ready to leave the keep, Percy reassures her they’ll rebuild it even better</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4">
          <table:table-cell table:formula="of:=[.A1520]" office:value-type="float" office:value="42" calcext:value-type="float">
            <text:p>42</text:p>
          </table:table-cell>
          <table:table-cell office:value-type="string" calcext:value-type="string">
            <text:p>(They talk to Cassandra and she gives them 2000 gold, Percy does some tinkering)</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6">
          <table:table-cell table:formula="of:=[.A1521]" office:value-type="float" office:value="42" calcext:value-type="float">
            <text:p>42</text:p>
          </table:table-cell>
          <table:table-cell office:value-type="string" calcext:value-type="string">
            <text:p>3:20:35 – Percy gives Vex all of his money, she’s happier that way</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4">
          <table:table-cell table:formula="of:=[.A1522]" office:value-type="float" office:value="42" calcext:value-type="float">
            <text:p>42</text:p>
          </table:table-cell>
          <table:table-cell office:value-type="string" calcext:value-type="string">
            <text:p>3:22:50 – Gilmore not a fan of Vasselheim, they tree stride to Vasselheim</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10">
          <table:table-cell table:formula="of:=[.A1523]" office:value-type="float" office:value="42" calcext:value-type="float">
            <text:p>42</text:p>
          </table:table-cell>
          <table:table-cell office:value-type="string" calcext:value-type="string">
            <text:p>3:31:10 - Thorbir &amp; Aldor are playing cards, Aldor asks Scanlan to take Lyra off his hands</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3">
          <table:table-cell table:formula="of:=[.A1524]" office:value-type="float" office:value="42" calcext:value-type="float">
            <text:p>42</text:p>
          </table:table-cell>
          <table:table-cell office:value-type="string" calcext:value-type="string">
            <text:p>3:36:30 - Game ends</text:p>
          </table:table-cell>
          <table:table-cell office:value-type="string" calcext:value-type="string">
            <text:p>https://littlecajunlady.tumblr.com/post/173296175720/critical-role-episode-42-dangerous-dealings</text:p>
          </table:table-cell>
          <table:table-cell office:value-type="string" calcext:value-type="string">
            <text:p>littlecajunlady</text:p>
          </table:table-cell>
        </table:table-row>
        <table:table-row table:style-name="ro3">
          <table:table-cell office:value-type="float" office:value="43" calcext:value-type="float">
            <text:p>43</text:p>
          </table:table-cell>
          <table:table-cell office:value-type="string" calcext:value-type="string">
            <text:p>7:35 – Game starts</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6">
          <table:table-cell table:formula="of:=[.A1526]" office:value-type="float" office:value="43" calcext:value-type="float">
            <text:p>43</text:p>
          </table:table-cell>
          <table:table-cell office:value-type="string" calcext:value-type="string">
            <text:p>8:50 – Scanlan (but mostly Sam) reminds Percy that Victor is here</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5">
          <table:table-cell table:formula="of:=[.A1527]" office:value-type="float" office:value="43" calcext:value-type="float">
            <text:p>43</text:p>
          </table:table-cell>
          <table:table-cell office:value-type="string" calcext:value-type="string">
            <text:p>10:40 – Vex tries to embarrass Percy about Lillith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2">
          <table:table-cell table:formula="of:=[.A1528]" office:value-type="float" office:value="43" calcext:value-type="float">
            <text:p>43</text:p>
          </table:table-cell>
          <table:table-cell office:value-type="string" calcext:value-type="string">
            <text:p>12:55 - Kashaw and Zahra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5">
          <table:table-cell table:formula="of:=[.A1529]" office:value-type="float" office:value="43" calcext:value-type="float">
            <text:p>43</text:p>
          </table:table-cell>
          <table:table-cell office:value-type="string" calcext:value-type="string">
            <text:p>14:05 – An awkward reunion for Keyleth and Kash</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7">
          <table:table-cell table:formula="of:=[.A1530]" office:value-type="float" office:value="43" calcext:value-type="float">
            <text:p>43</text:p>
          </table:table-cell>
          <table:table-cell office:value-type="string" calcext:value-type="string">
            <text:p>15:45 – Percy introduces himself to Kash</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5">
          <table:table-cell table:formula="of:=[.A1531]" office:value-type="float" office:value="43" calcext:value-type="float">
            <text:p>43</text:p>
          </table:table-cell>
          <table:table-cell office:value-type="string" calcext:value-type="string">
            <text:p>16:20 – Zahra to Keyleth “You are beautiful, aren’t you”</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7">
          <table:table-cell table:formula="of:=[.A1532]" office:value-type="float" office:value="43" calcext:value-type="float">
            <text:p>43</text:p>
          </table:table-cell>
          <table:table-cell office:value-type="string" calcext:value-type="string">
            <text:p>(They tell Vanessa about the dragons to get her help)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2">
          <table:table-cell table:formula="of:=[.A1533]" office:value-type="float" office:value="43" calcext:value-type="float">
            <text:p>43</text:p>
          </table:table-cell>
          <table:table-cell office:value-type="string" calcext:value-type="string">
            <text:p>19:48 – Grog can’t count the dragons</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10">
          <table:table-cell table:formula="of:=[.A1534]" office:value-type="float" office:value="43" calcext:value-type="float">
            <text:p>43</text:p>
          </table:table-cell>
          <table:table-cell office:value-type="string" calcext:value-type="string">
            <text:p>25:10 – Vanessa takes them to the sphinx who tells them about the vestiges, she hates Vecna</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2">
          <table:table-cell table:formula="of:=[.A1535]" office:value-type="float" office:value="43" calcext:value-type="float">
            <text:p>43</text:p>
          </table:table-cell>
          <table:table-cell office:value-type="string" calcext:value-type="string">
            <text:p>37:35 – Draconia has fallen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7">
          <table:table-cell table:formula="of:=[.A1536]" office:value-type="float" office:value="43" calcext:value-type="float">
            <text:p>43</text:p>
          </table:table-cell>
          <table:table-cell office:value-type="string" calcext:value-type="string">
            <text:p>40:05 - Zahra wants to help, Kash not so much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5">
          <table:table-cell table:formula="of:=[.A1537]" office:value-type="float" office:value="43" calcext:value-type="float">
            <text:p>43</text:p>
          </table:table-cell>
          <table:table-cell office:value-type="string" calcext:value-type="string">
            <text:p>41:00 – Scanlan “She gave us a lot to sphinx about”</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7">
          <table:table-cell table:formula="of:=[.A1538]" office:value-type="float" office:value="43" calcext:value-type="float">
            <text:p>43</text:p>
          </table:table-cell>
          <table:table-cell office:value-type="string" calcext:value-type="string">
            <text:p>44:00 – When you have Grog you …  never leave?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7">
          <table:table-cell table:formula="of:=[.A1539]" office:value-type="float" office:value="43" calcext:value-type="float">
            <text:p>43</text:p>
          </table:table-cell>
          <table:table-cell office:value-type="string" calcext:value-type="string">
            <text:p>47:15 – Kash “C'mon just give us free stuff”</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5">
          <table:table-cell table:formula="of:=[.A1540]" office:value-type="float" office:value="43" calcext:value-type="float">
            <text:p>43</text:p>
          </table:table-cell>
          <table:table-cell office:value-type="string" calcext:value-type="string">
            <text:p>48:00 - Scanlan understands Vanessa  "Leave"</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6">
          <table:table-cell table:formula="of:=[.A1541]" office:value-type="float" office:value="43" calcext:value-type="float">
            <text:p>43</text:p>
          </table:table-cell>
          <table:table-cell office:value-type="string" calcext:value-type="string">
            <text:p>49:00 - Kashaw pulls Zahra aside, Vex can read his lips , Keyleth is hot</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4">
          <table:table-cell table:formula="of:=[.A1542]" office:value-type="float" office:value="43" calcext:value-type="float">
            <text:p>43</text:p>
          </table:table-cell>
          <table:table-cell office:value-type="string" calcext:value-type="string">
            <text:p>51:15 – Vex asks Vax if it’s awkward having Kash around and if he likes Keyleth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6">
          <table:table-cell table:formula="of:=[.A1543]" office:value-type="float" office:value="43" calcext:value-type="float">
            <text:p>43</text:p>
          </table:table-cell>
          <table:table-cell office:value-type="string" calcext:value-type="string">
            <text:p>55:50 – Vax “Do you know what math is?” Grog  "Mathis?“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6">
          <table:table-cell table:formula="of:=[.A1544]" office:value-type="float" office:value="43" calcext:value-type="float">
            <text:p>43</text:p>
          </table:table-cell>
          <table:table-cell office:value-type="string" calcext:value-type="string">
            <text:p>58:48 – Literally everyone does an illusion on these knickknacks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4">
          <table:table-cell table:formula="of:=[.A1545]" office:value-type="float" office:value="43" calcext:value-type="float">
            <text:p>43</text:p>
          </table:table-cell>
          <table:table-cell office:value-type="string" calcext:value-type="string">
            <text:p>1:04:25 - Kash intimidates potion seller, Vax stabs Grog in the arm to help</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2">
          <table:table-cell table:formula="of:=[.A1546]" office:value-type="float" office:value="43" calcext:value-type="float">
            <text:p>43</text:p>
          </table:table-cell>
          <table:table-cell office:value-type="string" calcext:value-type="string">
            <text:p>1:16:00 – The return of Victor</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7">
          <table:table-cell table:formula="of:=[.A1547]" office:value-type="float" office:value="43" calcext:value-type="float">
            <text:p>43</text:p>
          </table:table-cell>
          <table:table-cell office:value-type="string" calcext:value-type="string">
            <text:p>1:20:25 – Ripley has bought black powder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4">
          <table:table-cell table:formula="of:=[.A1548]" office:value-type="float" office:value="43" calcext:value-type="float">
            <text:p>43</text:p>
          </table:table-cell>
          <table:table-cell office:value-type="string" calcext:value-type="string">
            <text:p>1:22:40 – Vex "I love you” when Percy offers to make her things, Victor’s in love with Vex</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2">
          <table:table-cell table:formula="of:=[.A1549]" office:value-type="float" office:value="43" calcext:value-type="float">
            <text:p>43</text:p>
          </table:table-cell>
          <table:table-cell office:value-type="string" calcext:value-type="string">
            <text:p>1:24:25 – Matt gets an applause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5">
          <table:table-cell table:formula="of:=[.A1550]" office:value-type="float" office:value="43" calcext:value-type="float">
            <text:p>43</text:p>
          </table:table-cell>
          <table:table-cell office:value-type="string" calcext:value-type="string">
            <text:p>1:25:00 – Zahra’s drunk, Grog is still known as Phillip</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7">
          <table:table-cell table:formula="of:=[.A1551]" office:value-type="float" office:value="43" calcext:value-type="float">
            <text:p>43</text:p>
          </table:table-cell>
          <table:table-cell office:value-type="string" calcext:value-type="string">
            <text:p>1:28:00 – Fuck the dragons! Cheers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7">
          <table:table-cell table:formula="of:=[.A1552]" office:value-type="float" office:value="43" calcext:value-type="float">
            <text:p>43</text:p>
          </table:table-cell>
          <table:table-cell office:value-type="string" calcext:value-type="string">
            <text:p>1:33:25 - Grog and Kern meet again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10">
          <table:table-cell table:formula="of:=[.A1553]" office:value-type="float" office:value="43" calcext:value-type="float">
            <text:p>43</text:p>
          </table:table-cell>
          <table:table-cell office:value-type="string" calcext:value-type="string">
            <text:p>1:39:15 - Vex tells the others Grog and Kern were making out, Vex and Vax sit next to Kash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2">
          <table:table-cell table:formula="of:=[.A1554]" office:value-type="float" office:value="43" calcext:value-type="float">
            <text:p>43</text:p>
          </table:table-cell>
          <table:table-cell office:value-type="string" calcext:value-type="string">
            <text:p>1:41:35 – Girl talk about Kash</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2">
          <table:table-cell table:formula="of:=[.A1555]" office:value-type="float" office:value="43" calcext:value-type="float">
            <text:p>43</text:p>
          </table:table-cell>
          <table:table-cell office:value-type="string" calcext:value-type="string">
            <text:p>1:43:25 – Vax is stuck in the closet</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5">
          <table:table-cell table:formula="of:=[.A1556]" office:value-type="float" office:value="43" calcext:value-type="float">
            <text:p>43</text:p>
          </table:table-cell>
          <table:table-cell office:value-type="string" calcext:value-type="string">
            <text:p>1:43:50 – Percy “I don’t think the dragons stand a chance”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7">
          <table:table-cell table:formula="of:=[.A1557]" office:value-type="float" office:value="43" calcext:value-type="float">
            <text:p>43</text:p>
          </table:table-cell>
          <table:table-cell office:value-type="string" calcext:value-type="string">
            <text:p>1:44:30 – Does Kash go for the rogues or rangers?</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3">
          <table:table-cell table:formula="of:=[.A1558]" office:value-type="float" office:value="43" calcext:value-type="float">
            <text:p>43</text:p>
          </table:table-cell>
          <table:table-cell office:value-type="string" calcext:value-type="string">
            <text:p>1:45:55 – Break starts</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3">
          <table:table-cell table:formula="of:=[.A1559]" office:value-type="float" office:value="43" calcext:value-type="float">
            <text:p>43</text:p>
          </table:table-cell>
          <table:table-cell office:value-type="string" calcext:value-type="string">
            <text:p>2:00:00 – Break ends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6">
          <table:table-cell table:formula="of:=[.A1560]" office:value-type="float" office:value="43" calcext:value-type="float">
            <text:p>43</text:p>
          </table:table-cell>
          <table:table-cell office:value-type="string" calcext:value-type="string">
            <text:p>(They meet Highbearer Vord and ask for his help, mention of Tiamat)</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5">
          <table:table-cell table:formula="of:=[.A1561]" office:value-type="float" office:value="43" calcext:value-type="float">
            <text:p>43</text:p>
          </table:table-cell>
          <table:table-cell office:value-type="string" calcext:value-type="string">
            <text:p>2:16:00 – Vox Machina wants <text:a xlink:href="https://t.umblr.com/redirect?z=https%3A%2F%2Fwww.youtube.com%2Fwatch%3Fv%3DFYdhZV42Y4Y%26list%3DPLMJ_It7b5DKw-a_tgynJ_3Pm-Db9Yc2wQ%26index%3D19&amp;t=NmQ5ZTE1ZDk3YWIzM2RlMGM4NjgwZTE5ODEzYWI3YzEzMzA2YTVlNCw2N1hJdkZDVA%3D%3D&amp;b=t%3AE7JpzwYkZonGl_RZDrfY6A&amp;p=https%3A%2F%2Flittlecajunlady.tumblr.com%2Fpost%2F173456527298%2Fcritical-role-episode-43-return-to-vasselheim&amp;m=1&amp;ts=1611408687" xlink:type="simple">Kima</text:a> as their champion</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10">
          <table:table-cell table:formula="of:=[.A1562]" office:value-type="float" office:value="43" calcext:value-type="float">
            <text:p>43</text:p>
          </table:table-cell>
          <table:table-cell office:value-type="string" calcext:value-type="string">
            <text:p>(Highbearer Vord tells them what he knows about vestiges &amp; a history lesson on The Divergence)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10">
          <table:table-cell table:formula="of:=[.A1563]" office:value-type="float" office:value="43" calcext:value-type="float">
            <text:p>43</text:p>
          </table:table-cell>
          <table:table-cell office:value-type="string" calcext:value-type="string">
            <text:p>2:34:05 - Kima is ready to go/2:35:58 – A better hello/2:37:00 – She’s worried about Allura</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5">
          <table:table-cell table:formula="of:=[.A1564]" office:value-type="float" office:value="43" calcext:value-type="float">
            <text:p>43</text:p>
          </table:table-cell>
          <table:table-cell office:value-type="string" calcext:value-type="string">
            <text:p>2:40:33 – Earthbreaker Groon has punched a guy’s head off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4">
          <table:table-cell table:formula="of:=[.A1565]" office:value-type="float" office:value="43" calcext:value-type="float">
            <text:p>43</text:p>
          </table:table-cell>
          <table:table-cell office:value-type="string" calcext:value-type="string">
            <text:p>2:41:18 – Keyleth and Kash talk about the kiss but nothing really gets cleared up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4">
          <table:table-cell table:formula="of:=[.A1566]" office:value-type="float" office:value="43" calcext:value-type="float">
            <text:p>43</text:p>
          </table:table-cell>
          <table:table-cell office:value-type="string" calcext:value-type="string">
            <text:p>2:49:25 – Groon asks Grog where he finds his strength and challenges him</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6">
          <table:table-cell table:formula="of:=[.A1567]" office:value-type="float" office:value="43" calcext:value-type="float">
            <text:p>43</text:p>
          </table:table-cell>
          <table:table-cell office:value-type="string" calcext:value-type="string">
            <text:p>2:51:25 - Grog chooses Vax and Scanlan to help him in the fight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7">
          <table:table-cell table:formula="of:=[.A1568]" office:value-type="float" office:value="43" calcext:value-type="float">
            <text:p>43</text:p>
          </table:table-cell>
          <table:table-cell office:value-type="string" calcext:value-type="string">
            <text:p>2:57:10 – Groon throws Vax’s dagger at Scanlan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4">
          <table:table-cell table:formula="of:=[.A1569]" office:value-type="float" office:value="43" calcext:value-type="float">
            <text:p>43</text:p>
          </table:table-cell>
          <table:table-cell office:value-type="string" calcext:value-type="string">
            <text:p>3:00:45 – Scanlan’s eye bite ♪ (Once bitten, twice shy) and makes Groon sleep</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4">
          <table:table-cell table:formula="of:=[.A1570]" office:value-type="float" office:value="43" calcext:value-type="float">
            <text:p>43</text:p>
          </table:table-cell>
          <table:table-cell office:value-type="string" calcext:value-type="string">
            <text:p>3:02:48 – Scanlan inspires Grog ♪ (Redskins fight song) Travis refuses to use it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5">
          <table:table-cell table:formula="of:=[.A1571]" office:value-type="float" office:value="43" calcext:value-type="float">
            <text:p>43</text:p>
          </table:table-cell>
          <table:table-cell office:value-type="string" calcext:value-type="string">
            <text:p>3:10:50 – Scanlan inspires Vax ♪ (Play that funky music)</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6">
          <table:table-cell table:formula="of:=[.A1572]" office:value-type="float" office:value="43" calcext:value-type="float">
            <text:p>43</text:p>
          </table:table-cell>
          <table:table-cell office:value-type="string" calcext:value-type="string">
            <text:p>3:23:25 – Scanlan’s cutting words ♪ (Don’t phunk with my heart)</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7">
          <table:table-cell table:formula="of:=[.A1573]" office:value-type="float" office:value="43" calcext:value-type="float">
            <text:p>43</text:p>
          </table:table-cell>
          <table:table-cell office:value-type="string" calcext:value-type="string">
            <text:p>3:35:35 – Grog can’t let go of Craven Edge</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4">
          <table:table-cell table:formula="of:=[.A1574]" office:value-type="float" office:value="43" calcext:value-type="float">
            <text:p>43</text:p>
          </table:table-cell>
          <table:table-cell office:value-type="string" calcext:value-type="string">
            <text:p>3:37:15 – Groon asks Grog where he finds his strength, Grog “In my friends” </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10">
          <table:table-cell table:formula="of:=[.A1575]" office:value-type="float" office:value="43" calcext:value-type="float">
            <text:p>43</text:p>
          </table:table-cell>
          <table:table-cell office:value-type="string" calcext:value-type="string">
            <text:p>(Groon tells them of two vestiges, titan stone knuckles &amp; Raven Queen’s armor)</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4">
          <table:table-cell table:formula="of:=[.A1576]" office:value-type="float" office:value="43" calcext:value-type="float">
            <text:p>43</text:p>
          </table:table-cell>
          <table:table-cell office:value-type="string" calcext:value-type="string">
            <text:p>3:40:35 – Keyleth hugs Vax and gives him a peck on the lips, she has to dodge his puke</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3">
          <table:table-cell table:formula="of:=[.A1577]" office:value-type="float" office:value="43" calcext:value-type="float">
            <text:p>43</text:p>
          </table:table-cell>
          <table:table-cell office:value-type="string" calcext:value-type="string">
            <text:p>3:43:05 – Game ends</text:p>
          </table:table-cell>
          <table:table-cell office:value-type="string" calcext:value-type="string">
            <text:p>https://littlecajunlady.tumblr.com/post/173456527298/critical-role-episode-43-return-to-vasselheim</text:p>
          </table:table-cell>
          <table:table-cell office:value-type="string" calcext:value-type="string">
            <text:p>littlecajunlady</text:p>
          </table:table-cell>
        </table:table-row>
        <table:table-row table:style-name="ro6">
          <table:table-cell office:value-type="float" office:value="44" calcext:value-type="float">
            <text:p>44</text:p>
          </table:table-cell>
          <table:table-cell office:value-type="string" calcext:value-type="string">
            <text:p>11:25 – Game starts, Grog’s uncle Kevdak has the titan stone knuckles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7">
          <table:table-cell table:formula="of:=[.A1579]" office:value-type="float" office:value="44" calcext:value-type="float">
            <text:p>44</text:p>
          </table:table-cell>
          <table:table-cell office:value-type="string" calcext:value-type="string">
            <text:p>15:05 – Percy “There’s money in my body”</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5">
          <table:table-cell table:formula="of:=[.A1580]" office:value-type="float" office:value="44" calcext:value-type="float">
            <text:p>44</text:p>
          </table:table-cell>
          <table:table-cell office:value-type="string" calcext:value-type="string">
            <text:p>16:40 - Zahra and Kash introduce themselves to Kima (again)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10">
          <table:table-cell table:formula="of:=[.A1581]" office:value-type="float" office:value="44" calcext:value-type="float">
            <text:p>44</text:p>
          </table:table-cell>
          <table:table-cell office:value-type="string" calcext:value-type="string">
            <text:p>(Kima is confusing everyone, they try to figure out what order to get things done)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7">
          <table:table-cell table:formula="of:=[.A1582]" office:value-type="float" office:value="44" calcext:value-type="float">
            <text:p>44</text:p>
          </table:table-cell>
          <table:table-cell office:value-type="string" calcext:value-type="string">
            <text:p>21:30 – Grog thinks getting the vestiges will be easy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5">
          <table:table-cell table:formula="of:=[.A1583]" office:value-type="float" office:value="44" calcext:value-type="float">
            <text:p>44</text:p>
          </table:table-cell>
          <table:table-cell office:value-type="string" calcext:value-type="string">
            <text:p>29:10 - Vex tries to haggle for a book &amp; fails, pays full 30 gold for it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6">
          <table:table-cell table:formula="of:=[.A1584]" office:value-type="float" office:value="44" calcext:value-type="float">
            <text:p>44</text:p>
          </table:table-cell>
          <table:table-cell office:value-type="string" calcext:value-type="string">
            <text:p>32:22 – Matt’s at the end of his list of good names (Purvan)</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6">
          <table:table-cell table:formula="of:=[.A1585]" office:value-type="float" office:value="44" calcext:value-type="float">
            <text:p>44</text:p>
          </table:table-cell>
          <table:table-cell office:value-type="string" calcext:value-type="string">
            <text:p>34:35 – Kashaw’s holy shit, he tells Vex a little about his wife/god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4">
          <table:table-cell table:formula="of:=[.A1586]" office:value-type="float" office:value="44" calcext:value-type="float">
            <text:p>44</text:p>
          </table:table-cell>
          <table:table-cell office:value-type="string" calcext:value-type="string">
            <text:p>35:35 – Zahra gives Grog the moonhammer, 36:45 – he tries to hit Scanlan</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6">
          <table:table-cell table:formula="of:=[.A1587]" office:value-type="float" office:value="44" calcext:value-type="float">
            <text:p>44</text:p>
          </table:table-cell>
          <table:table-cell office:value-type="string" calcext:value-type="string">
            <text:p>37:34 – Scanlan makes a fake Vax, Grog thinks he killed Vax</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4">
          <table:table-cell table:formula="of:=[.A1588]" office:value-type="float" office:value="44" calcext:value-type="float">
            <text:p>44</text:p>
          </table:table-cell>
          <table:table-cell office:value-type="string" calcext:value-type="string">
            <text:p>(Keyleth turns them into mist and they make it to the loch, Zahra talks to Trinket)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6">
          <table:table-cell table:formula="of:=[.A1589]" office:value-type="float" office:value="44" calcext:value-type="float">
            <text:p>44</text:p>
          </table:table-cell>
          <table:table-cell office:value-type="string" calcext:value-type="string">
            <text:p>50:10 – Grog smashes his head into the ice trying to look at the <text:a xlink:href="https://t.umblr.com/redirect?z=https%3A%2F%2Fwww.youtube.com%2Fwatch%3Fv%3DWc3U_hiySD0%26list%3DPLMJ_It7b5DKw-a_tgynJ_3Pm-Db9Yc2wQ%26index%3D20&amp;t=MDlkMDliZjE3NTU1MTgzMTUzMmZjOWVhN2FhZmYxMmE0N2FmYjA0Yiw1REFwZkpreg%3D%3D&amp;b=t%3AE7JpzwYkZonGl_RZDrfY6A&amp;p=https%3A%2F%2Flittlecajunlady.tumblr.com%2Fpost%2F173517950710%2Fcritical-role-episode-44-the-sunken-tomb&amp;m=1&amp;ts=1611408723" xlink:type="simple">water</text:a></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5">
          <table:table-cell table:formula="of:=[.A1590]" office:value-type="float" office:value="44" calcext:value-type="float">
            <text:p>44</text:p>
          </table:table-cell>
          <table:table-cell office:value-type="string" calcext:value-type="string">
            <text:p>51:20 – Laura makes a 31, no 41, no 71 on perception (actually 31)</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20">
          <table:table-cell table:formula="of:=[.A1591]" office:value-type="float" office:value="44" calcext:value-type="float">
            <text:p>44</text:p>
          </table:table-cell>
          <table:table-cell office:value-type="string" calcext:value-type="string">
            <text:p>(The twins turn themselves back to mist but it’s not good for underwater travel, Kash doesn’t leave the side of the lake while he waits for Zahra, Zahra is an alligator and investigates)</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10">
          <table:table-cell table:formula="of:=[.A1592]" office:value-type="float" office:value="44" calcext:value-type="float">
            <text:p>44</text:p>
          </table:table-cell>
          <table:table-cell office:value-type="string" calcext:value-type="string">
            <text:p>59:30 – Kash throws his cloak on Zahra &amp; she whacks him with her tail, Vax braids Vex’s hair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6">
          <table:table-cell table:formula="of:=[.A1593]" office:value-type="float" office:value="44" calcext:value-type="float">
            <text:p>44</text:p>
          </table:table-cell>
          <table:table-cell office:value-type="string" calcext:value-type="string">
            <text:p>1:08:15 – Vex makes sure Trinket sleeps between Keyleth and Kash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6">
          <table:table-cell table:formula="of:=[.A1594]" office:value-type="float" office:value="44" calcext:value-type="float">
            <text:p>44</text:p>
          </table:table-cell>
          <table:table-cell office:value-type="string" calcext:value-type="string">
            <text:p>1:12:00 – Zahra and Vex see owlbears, the real tootsie pop villain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2">
          <table:table-cell table:formula="of:=[.A1595]" office:value-type="float" office:value="44" calcext:value-type="float">
            <text:p>44</text:p>
          </table:table-cell>
          <table:table-cell office:value-type="string" calcext:value-type="string">
            <text:p>1:15:15 –Vax and Percy conversation</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6">
          <table:table-cell table:formula="of:=[.A1596]" office:value-type="float" office:value="44" calcext:value-type="float">
            <text:p>44</text:p>
          </table:table-cell>
          <table:table-cell office:value-type="string" calcext:value-type="string">
            <text:p>1:19:05 – Kima’s trying to sleep, they see the bird they helped from ep 26</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7">
          <table:table-cell table:formula="of:=[.A1597]" office:value-type="float" office:value="44" calcext:value-type="float">
            <text:p>44</text:p>
          </table:table-cell>
          <table:table-cell office:value-type="string" calcext:value-type="string">
            <text:p>1:22:25 - Scanlan and Kash keep watch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2">
          <table:table-cell table:formula="of:=[.A1598]" office:value-type="float" office:value="44" calcext:value-type="float">
            <text:p>44</text:p>
          </table:table-cell>
          <table:table-cell office:value-type="string" calcext:value-type="string">
            <text:p>1:27:00 – Kash sees Grog’s dick</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5">
          <table:table-cell table:formula="of:=[.A1599]" office:value-type="float" office:value="44" calcext:value-type="float">
            <text:p>44</text:p>
          </table:table-cell>
          <table:table-cell office:value-type="string" calcext:value-type="string">
            <text:p>(Keyleth casts control water and takes all the water out of the lake)</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6">
          <table:table-cell table:formula="of:=[.A1600]" office:value-type="float" office:value="44" calcext:value-type="float">
            <text:p>44</text:p>
          </table:table-cell>
          <table:table-cell office:value-type="string" calcext:value-type="string">
            <text:p>1:33:35 – The twins start to sink in the mud, Scanlan finally saves them</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3">
          <table:table-cell table:formula="of:=[.A1601]" office:value-type="float" office:value="44" calcext:value-type="float">
            <text:p>44</text:p>
          </table:table-cell>
          <table:table-cell office:value-type="string" calcext:value-type="string">
            <text:p>1:42:15 - Break starts</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3">
          <table:table-cell table:formula="of:=[.A1602]" office:value-type="float" office:value="44" calcext:value-type="float">
            <text:p>44</text:p>
          </table:table-cell>
          <table:table-cell office:value-type="string" calcext:value-type="string">
            <text:p>2:01:05 – Break ends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5">
          <table:table-cell table:formula="of:=[.A1603]" office:value-type="float" office:value="44" calcext:value-type="float">
            <text:p>44</text:p>
          </table:table-cell>
          <table:table-cell office:value-type="string" calcext:value-type="string">
            <text:p>2:10:40 - Grog prank, Vax could’ve easily fallen to his death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10">
          <table:table-cell table:formula="of:=[.A1604]" office:value-type="float" office:value="44" calcext:value-type="float">
            <text:p>44</text:p>
          </table:table-cell>
          <table:table-cell office:value-type="string" calcext:value-type="string">
            <text:p>2:13:35 – Scanlan uses the earring without touching it but for some reason it doesn’t work</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10">
          <table:table-cell table:formula="of:=[.A1605]" office:value-type="float" office:value="44" calcext:value-type="float">
            <text:p>44</text:p>
          </table:table-cell>
          <table:table-cell office:value-type="string" calcext:value-type="string">
            <text:p>(Go down a spiral staircase, Vex finds raven feathers, they find a trap with swinging blades)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4">
          <table:table-cell table:formula="of:=[.A1606]" office:value-type="float" office:value="44" calcext:value-type="float">
            <text:p>44</text:p>
          </table:table-cell>
          <table:table-cell office:value-type="string" calcext:value-type="string">
            <text:p>2:26:05 – Scanlan gets nominated to disarm trap, they’ll all get two tries each, he succeeds!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6">
          <table:table-cell table:formula="of:=[.A1607]" office:value-type="float" office:value="44" calcext:value-type="float">
            <text:p>44</text:p>
          </table:table-cell>
          <table:table-cell office:value-type="string" calcext:value-type="string">
            <text:p>2:29:28 – Kash to Scanlan “If it weren’t for Vax you’d be my man”</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5">
          <table:table-cell table:formula="of:=[.A1608]" office:value-type="float" office:value="44" calcext:value-type="float">
            <text:p>44</text:p>
          </table:table-cell>
          <table:table-cell office:value-type="string" calcext:value-type="string">
            <text:p>2:36:45 – They find a door, Liam “We should just leave”</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6">
          <table:table-cell table:formula="of:=[.A1609]" office:value-type="float" office:value="44" calcext:value-type="float">
            <text:p>44</text:p>
          </table:table-cell>
          <table:table-cell office:value-type="string" calcext:value-type="string">
            <text:p>2:37:25 – Travis rolls a 1 to jump over a hole, Trinket tries to save Grog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2">
          <table:table-cell table:formula="of:=[.A1610]" office:value-type="float" office:value="44" calcext:value-type="float">
            <text:p>44</text:p>
          </table:table-cell>
          <table:table-cell office:value-type="string" calcext:value-type="string">
            <text:p>2:50:10 – Tomb fight begins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3">
          <table:table-cell table:formula="of:=[.A1611]" office:value-type="float" office:value="44" calcext:value-type="float">
            <text:p>44</text:p>
          </table:table-cell>
          <table:table-cell office:value-type="string" calcext:value-type="string">
            <text:p>2:59:20 – A beholder!!</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7">
          <table:table-cell table:formula="of:=[.A1612]" office:value-type="float" office:value="44" calcext:value-type="float">
            <text:p>44</text:p>
          </table:table-cell>
          <table:table-cell office:value-type="string" calcext:value-type="string">
            <text:p>3:06:00 - Scanlan inspires Zahra ♪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10">
          <table:table-cell table:formula="of:=[.A1613]" office:value-type="float" office:value="44" calcext:value-type="float">
            <text:p>44</text:p>
          </table:table-cell>
          <table:table-cell office:value-type="string" calcext:value-type="string">
            <text:p>3:12:25 – Kima gets thrown into the hole, 3:18:25 - Kima alive but out of the fight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10">
          <table:table-cell table:formula="of:=[.A1614]" office:value-type="float" office:value="44" calcext:value-type="float">
            <text:p>44</text:p>
          </table:table-cell>
          <table:table-cell office:value-type="string" calcext:value-type="string">
            <text:p>3:23:10 – Sam points out Vex can move a bit faster because of the 30 gold spent on that book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6">
          <table:table-cell table:formula="of:=[.A1615]" office:value-type="float" office:value="44" calcext:value-type="float">
            <text:p>44</text:p>
          </table:table-cell>
          <table:table-cell office:value-type="string" calcext:value-type="string">
            <text:p>3:37:35 - Scanlan inspires Percy ♪ (Talking Body – Tove Lo)</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7">
          <table:table-cell table:formula="of:=[.A1616]" office:value-type="float" office:value="44" calcext:value-type="float">
            <text:p>44</text:p>
          </table:table-cell>
          <table:table-cell office:value-type="string" calcext:value-type="string">
            <text:p>3:38:35 – Percy “Sorry, I don’t speak fish”</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2">
          <table:table-cell table:formula="of:=[.A1617]" office:value-type="float" office:value="44" calcext:value-type="float">
            <text:p>44</text:p>
          </table:table-cell>
          <table:table-cell office:value-type="string" calcext:value-type="string">
            <text:p>3:51:45 – Move Trinket!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6">
          <table:table-cell table:formula="of:=[.A1618]" office:value-type="float" office:value="44" calcext:value-type="float">
            <text:p>44</text:p>
          </table:table-cell>
          <table:table-cell office:value-type="string" calcext:value-type="string">
            <text:p>4:02:00 – Scanlan picks up Grog with Bigby’s hand &amp; swings him like a hammer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4">
          <table:table-cell table:formula="of:=[.A1619]" office:value-type="float" office:value="44" calcext:value-type="float">
            <text:p>44</text:p>
          </table:table-cell>
          <table:table-cell office:value-type="string" calcext:value-type="string">
            <text:p>4:05:25 – Scanlan inspires Vex with a one year anniversary limerick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5">
          <table:table-cell table:formula="of:=[.A1620]" office:value-type="float" office:value="44" calcext:value-type="float">
            <text:p>44</text:p>
          </table:table-cell>
          <table:table-cell office:value-type="string" calcext:value-type="string">
            <text:p>4:15:40 – Zahra gets the HDYWTDT on the beholder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12">
          <table:table-cell table:formula="of:=[.A1621]" office:value-type="float" office:value="44" calcext:value-type="float">
            <text:p>44</text:p>
          </table:table-cell>
          <table:table-cell office:value-type="string" calcext:value-type="string">
            <text:p>( Vax and Grog work on getting Kima out of the hole, Percy and Trinket go over to the altar, Vex goes over to look in the sarcophagus)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7">
          <table:table-cell table:formula="of:=[.A1622]" office:value-type="float" office:value="44" calcext:value-type="float">
            <text:p>44</text:p>
          </table:table-cell>
          <table:table-cell office:value-type="string" calcext:value-type="string">
            <text:p>4:21:55 – Kima may have peed her underoos</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6">
          <table:table-cell table:formula="of:=[.A1623]" office:value-type="float" office:value="44" calcext:value-type="float">
            <text:p>44</text:p>
          </table:table-cell>
          <table:table-cell office:value-type="string" calcext:value-type="string">
            <text:p>4:23:20 – Percy grabs for the armor before Vex can investigate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3">
          <table:table-cell table:formula="of:=[.A1624]" office:value-type="float" office:value="44" calcext:value-type="float">
            <text:p>44</text:p>
          </table:table-cell>
          <table:table-cell office:value-type="string" calcext:value-type="string">
            <text:p>4:24:20 – Vex <text:a xlink:href="https://t.umblr.com/redirect?z=https%3A%2F%2Fwww.youtube.com%2Fwatch%3Fv%3DlyUT413x2Jo%26list%3DPLMJ_It7b5DKw-a_tgynJ_3Pm-Db9Yc2wQ%26index%3D21&amp;t=NmNkZWRkZjEzZTVjZDEzZGM2MmNjOWFlYjM3NTNjNTE3OGQyYWEzNSw1REFwZkpreg%3D%3D&amp;b=t%3AE7JpzwYkZonGl_RZDrfY6A&amp;p=https%3A%2F%2Flittlecajunlady.tumblr.com%2Fpost%2F173517950710%2Fcritical-role-episode-44-the-sunken-tomb&amp;m=1&amp;ts=1611408723" xlink:type="simple">dies</text:a></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7">
          <table:table-cell table:formula="of:=[.A1625]" office:value-type="float" office:value="44" calcext:value-type="float">
            <text:p>44</text:p>
          </table:table-cell>
          <table:table-cell office:value-type="string" calcext:value-type="string">
            <text:p>4:27:35 – Kash agrees to revive Vex, ritual begins</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4">
          <table:table-cell table:formula="of:=[.A1626]" office:value-type="float" office:value="44" calcext:value-type="float">
            <text:p>44</text:p>
          </table:table-cell>
          <table:table-cell office:value-type="string" calcext:value-type="string">
            <text:p>4:30:25 – Vax “Take me instead you raven bitch”, the Raven Queen shows up</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3">
          <table:table-cell table:formula="of:=[.A1627]" office:value-type="float" office:value="44" calcext:value-type="float">
            <text:p>44</text:p>
          </table:table-cell>
          <table:table-cell office:value-type="string" calcext:value-type="string">
            <text:p>4:32:45 -  Vex lives!</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6">
          <table:table-cell table:formula="of:=[.A1628]" office:value-type="float" office:value="44" calcext:value-type="float">
            <text:p>44</text:p>
          </table:table-cell>
          <table:table-cell office:value-type="string" calcext:value-type="string">
            <text:p>4:34:00 – Vax not crying, Kash “You people suck”, Scanlan gives Vex 30 gold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5">
          <table:table-cell table:formula="of:=[.A1629]" office:value-type="float" office:value="44" calcext:value-type="float">
            <text:p>44</text:p>
          </table:table-cell>
          <table:table-cell office:value-type="string" calcext:value-type="string">
            <text:p>4:34:20 – Honest Grog “You fucking died!”, Trinket kisses</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6">
          <table:table-cell table:formula="of:=[.A1630]" office:value-type="float" office:value="44" calcext:value-type="float">
            <text:p>44</text:p>
          </table:table-cell>
          <table:table-cell office:value-type="string" calcext:value-type="string">
            <text:p>4:35:20 – Vex asks Percy if he set off trap, Keyleth asks Kash why he saved Vex</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6">
          <table:table-cell table:formula="of:=[.A1631]" office:value-type="float" office:value="44" calcext:value-type="float">
            <text:p>44</text:p>
          </table:table-cell>
          <table:table-cell office:value-type="string" calcext:value-type="string">
            <text:p>(They get the armor and there’s a brief history lesson on the Raven Queen)</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5">
          <table:table-cell table:formula="of:=[.A1632]" office:value-type="float" office:value="44" calcext:value-type="float">
            <text:p>44</text:p>
          </table:table-cell>
          <table:table-cell office:value-type="string" calcext:value-type="string">
            <text:p>4:41:45 – Keyleth tells Vex that Vax really loves her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5">
          <table:table-cell table:formula="of:=[.A1633]" office:value-type="float" office:value="44" calcext:value-type="float">
            <text:p>44</text:p>
          </table:table-cell>
          <table:table-cell office:value-type="string" calcext:value-type="string">
            <text:p>4:43:10 – Zahra gives Vex an arrow of dragon slaying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10">
          <table:table-cell table:formula="of:=[.A1634]" office:value-type="float" office:value="44" calcext:value-type="float">
            <text:p>44</text:p>
          </table:table-cell>
          <table:table-cell office:value-type="string" calcext:value-type="string">
            <text:p>4:44:30 - Keyleth &amp; Kash, “Vax would’ve killed me” at 4:45:50, 4:47:20 – kiss talk </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11">
          <table:table-cell table:formula="of:=[.A1635]" office:value-type="float" office:value="44" calcext:value-type="float">
            <text:p>44</text:p>
          </table:table-cell>
          <table:table-cell office:value-type="string" calcext:value-type="string">
            <text:p>4:49:45 - Kima guilts Zahra and Kash into helping in Whitestone, they all go back to Whitestone</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3">
          <table:table-cell table:formula="of:=[.A1636]" office:value-type="float" office:value="44" calcext:value-type="float">
            <text:p>44</text:p>
          </table:table-cell>
          <table:table-cell office:value-type="string" calcext:value-type="string">
            <text:p>4:51:58 – Game ends</text:p>
          </table:table-cell>
          <table:table-cell office:value-type="string" calcext:value-type="string">
            <text:p>https://littlecajunlady.tumblr.com/post/173517950710/critical-role-episode-44-the-sunken-tomb</text:p>
          </table:table-cell>
          <table:table-cell office:value-type="string" calcext:value-type="string">
            <text:p>littlecajunlady</text:p>
          </table:table-cell>
        </table:table-row>
        <table:table-row table:style-name="ro7">
          <table:table-cell office:value-type="float" office:value="45" calcext:value-type="float">
            <text:p>45</text:p>
          </table:table-cell>
          <table:table-cell office:value-type="string" calcext:value-type="string">
            <text:p>11:05 - Game starts, Kima’s gonna go find Allura </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2">
          <table:table-cell table:formula="of:=[.A1638]" office:value-type="float" office:value="45" calcext:value-type="float">
            <text:p>45</text:p>
          </table:table-cell>
          <table:table-cell office:value-type="string" calcext:value-type="string">
            <text:p>14:05 – Matt as Kash &amp; Zarah</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5">
          <table:table-cell table:formula="of:=[.A1639]" office:value-type="float" office:value="45" calcext:value-type="float">
            <text:p>45</text:p>
          </table:table-cell>
          <table:table-cell office:value-type="string" calcext:value-type="string">
            <text:p>17:35 – (Very small moment but) Vax hears that Percy set off the trap</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5">
          <table:table-cell table:formula="of:=[.A1640]" office:value-type="float" office:value="45" calcext:value-type="float">
            <text:p>45</text:p>
          </table:table-cell>
          <table:table-cell office:value-type="string" calcext:value-type="string">
            <text:p>19:10 – The great Purvan, the armor and crystal are inspected </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6">
          <table:table-cell table:formula="of:=[.A1641]" office:value-type="float" office:value="45" calcext:value-type="float">
            <text:p>45</text:p>
          </table:table-cell>
          <table:table-cell office:value-type="string" calcext:value-type="string">
            <text:p>24:50 – Scanlan “I just remember that Purvan’s story touched me” </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5">
          <table:table-cell table:formula="of:=[.A1642]" office:value-type="float" office:value="45" calcext:value-type="float">
            <text:p>45</text:p>
          </table:table-cell>
          <table:table-cell office:value-type="string" calcext:value-type="string">
            <text:p>(They talk about where to let the creature out of the crystal)</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10">
          <table:table-cell table:formula="of:=[.A1643]" office:value-type="float" office:value="45" calcext:value-type="float">
            <text:p>45</text:p>
          </table:table-cell>
          <table:table-cell office:value-type="string" calcext:value-type="string">
            <text:p>32:45 – Percy confesses to Vax, Percy “she especially” at 36:00, Vax punches Percy at 36:25 </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10">
          <table:table-cell table:formula="of:=[.A1644]" office:value-type="float" office:value="45" calcext:value-type="float">
            <text:p>45</text:p>
          </table:table-cell>
          <table:table-cell office:value-type="string" calcext:value-type="string">
            <text:p>38:35 – Kima, Keyleth &amp; Vex at the bar, they scry on Allura, then they tell Kima about Thordak</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5">
          <table:table-cell table:formula="of:=[.A1645]" office:value-type="float" office:value="45" calcext:value-type="float">
            <text:p>45</text:p>
          </table:table-cell>
          <table:table-cell office:value-type="string" calcext:value-type="string">
            <text:p>48:40 - Vex asks Keyleth what happened when she died </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5">
          <table:table-cell table:formula="of:=[.A1646]" office:value-type="float" office:value="45" calcext:value-type="float">
            <text:p>45</text:p>
          </table:table-cell>
          <table:table-cell office:value-type="string" calcext:value-type="string">
            <text:p>53:00 – Scanlan and Grog adventure to outhouse</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7">
          <table:table-cell table:formula="of:=[.A1647]" office:value-type="float" office:value="45" calcext:value-type="float">
            <text:p>45</text:p>
          </table:table-cell>
          <table:table-cell office:value-type="string" calcext:value-type="string">
            <text:p>54:30 – Conversation with <text:a xlink:href="https://t.umblr.com/redirect?z=https%3A%2F%2Fwww.youtube.com%2Fwatch%3Fv%3DlrBhZOMfMzA%26list%3DPLMJ_It7b5DKw-a_tgynJ_3Pm-Db9Yc2wQ%26index%3D22&amp;t=YjU5NzZkMzkyNDgyYjc4N2Q1NjUwMDY0MzYzY2QxNTcwNTIyZGQyMCxrZGZXTHBaUA%3D%3D&amp;b=t%3AE7JpzwYkZonGl_RZDrfY6A&amp;p=https%3A%2F%2Flittlecajunlady.tumblr.com%2Fpost%2F173610732600%2Fcritical-role-episode-45-those-who-walk-away&amp;m=1&amp;ts=1611408753" xlink:type="simple">Craven Edge</text:a></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3">
          <table:table-cell table:formula="of:=[.A1648]" office:value-type="float" office:value="45" calcext:value-type="float">
            <text:p>45</text:p>
          </table:table-cell>
          <table:table-cell office:value-type="string" calcext:value-type="string">
            <text:p>58:35 – Grog topped it off </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5">
          <table:table-cell table:formula="of:=[.A1649]" office:value-type="float" office:value="45" calcext:value-type="float">
            <text:p>45</text:p>
          </table:table-cell>
          <table:table-cell office:value-type="string" calcext:value-type="string">
            <text:p>1:02:35 – Scanlan goes to see his painting, he weeps</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7">
          <table:table-cell table:formula="of:=[.A1650]" office:value-type="float" office:value="45" calcext:value-type="float">
            <text:p>45</text:p>
          </table:table-cell>
          <table:table-cell office:value-type="string" calcext:value-type="string">
            <text:p>1:08:00 - Vax goes to see Vex but stealths away</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4">
          <table:table-cell table:formula="of:=[.A1651]" office:value-type="float" office:value="45" calcext:value-type="float">
            <text:p>45</text:p>
          </table:table-cell>
          <table:table-cell office:value-type="string" calcext:value-type="string">
            <text:p>1:09:00 – Vax knocks on Keyleth’s door &amp; the painful conversation begins</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21">
          <table:table-cell table:formula="of:=[.A1652]" office:value-type="float" office:value="45" calcext:value-type="float">
            <text:p>45</text:p>
          </table:table-cell>
          <table:table-cell office:value-type="string" calcext:value-type="string">
            <text:p>(Keyleth tries a restoration on him but it doesn’t seem to do anything, they see a raven at the window, hugs and I love you at 1:12:55, she tells Vax her fears about losing everyone, Vax walks out and goes to sleep in Vex’s doorway) </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3">
          <table:table-cell table:formula="of:=[.A1653]" office:value-type="float" office:value="45" calcext:value-type="float">
            <text:p>45</text:p>
          </table:table-cell>
          <table:table-cell office:value-type="string" calcext:value-type="string">
            <text:p>1:17:35 – Break starts </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6">
          <table:table-cell table:formula="of:=[.A1654]" office:value-type="float" office:value="45" calcext:value-type="float">
            <text:p>45</text:p>
          </table:table-cell>
          <table:table-cell office:value-type="string" calcext:value-type="string">
            <text:p>1:32:00 – Break ends, Vax finally hugs Vex, she gives Vax the armor</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5">
          <table:table-cell table:formula="of:=[.A1655]" office:value-type="float" office:value="45" calcext:value-type="float">
            <text:p>45</text:p>
          </table:table-cell>
          <table:table-cell office:value-type="string" calcext:value-type="string">
            <text:p>1:41:35 - Percy’s evening of unbridled guilt </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2">
          <table:table-cell table:formula="of:=[.A1656]" office:value-type="float" office:value="45" calcext:value-type="float">
            <text:p>45</text:p>
          </table:table-cell>
          <table:table-cell office:value-type="string" calcext:value-type="string">
            <text:p>1:45:00 – Scanlan sets Galdric free</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2">
          <table:table-cell table:formula="of:=[.A1657]" office:value-type="float" office:value="45" calcext:value-type="float">
            <text:p>45</text:p>
          </table:table-cell>
          <table:table-cell office:value-type="string" calcext:value-type="string">
            <text:p>1:51:15 - Vax is Donald Ducking it </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6">
          <table:table-cell table:formula="of:=[.A1658]" office:value-type="float" office:value="45" calcext:value-type="float">
            <text:p>45</text:p>
          </table:table-cell>
          <table:table-cell office:value-type="string" calcext:value-type="string">
            <text:p>1:54:45 - Grog gets Galdric’s respect, then makes him a gross snack</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6">
          <table:table-cell table:formula="of:=[.A1659]" office:value-type="float" office:value="45" calcext:value-type="float">
            <text:p>45</text:p>
          </table:table-cell>
          <table:table-cell office:value-type="string" calcext:value-type="string">
            <text:p>(Keyleth, very badly, commands Galdric to help protect Whitestone)</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7">
          <table:table-cell table:formula="of:=[.A1660]" office:value-type="float" office:value="45" calcext:value-type="float">
            <text:p>45</text:p>
          </table:table-cell>
          <table:table-cell office:value-type="string" calcext:value-type="string">
            <text:p>2:05:50 – Vex tries the crystal on Trinket</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7">
          <table:table-cell table:formula="of:=[.A1661]" office:value-type="float" office:value="45" calcext:value-type="float">
            <text:p>45</text:p>
          </table:table-cell>
          <table:table-cell office:value-type="string" calcext:value-type="string">
            <text:p>2:08:25 - Trinket speaks to Keyleth</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6">
          <table:table-cell table:formula="of:=[.A1662]" office:value-type="float" office:value="45" calcext:value-type="float">
            <text:p>45</text:p>
          </table:table-cell>
          <table:table-cell office:value-type="string" calcext:value-type="string">
            <text:p>2:16:50 - Grog asks Percy if there’s a house of lady favors</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5">
          <table:table-cell table:formula="of:=[.A1663]" office:value-type="float" office:value="45" calcext:value-type="float">
            <text:p>45</text:p>
          </table:table-cell>
          <table:table-cell office:value-type="string" calcext:value-type="string">
            <text:p>2:18:00 – Percy “Your secret is safe with my indifference”</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16">
          <table:table-cell table:formula="of:=[.A1664]" office:value-type="float" office:value="45" calcext:value-type="float">
            <text:p>45</text:p>
          </table:table-cell>
          <table:table-cell office:value-type="string" calcext:value-type="string">
            <text:p>(Vax buys a sword, Vex tries to get more money from the de Rolo treasury, Keyleth and Percy make fire resistant potion through the night , Keyleth makes a heroes feast)</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5">
          <table:table-cell table:formula="of:=[.A1665]" office:value-type="float" office:value="45" calcext:value-type="float">
            <text:p>45</text:p>
          </table:table-cell>
          <table:table-cell office:value-type="string" calcext:value-type="string">
            <text:p>2:30:10 – Vax asks Scanlan how he keeps smiling every day </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4">
          <table:table-cell table:formula="of:=[.A1666]" office:value-type="float" office:value="45" calcext:value-type="float">
            <text:p>45</text:p>
          </table:table-cell>
          <table:table-cell office:value-type="string" calcext:value-type="string">
            <text:p>(They return to Pyrah, Keyleth gives Vax the fire potion who then gives it to Vex)</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6">
          <table:table-cell table:formula="of:=[.A1667]" office:value-type="float" office:value="45" calcext:value-type="float">
            <text:p>45</text:p>
          </table:table-cell>
          <table:table-cell office:value-type="string" calcext:value-type="string">
            <text:p>2:47:55 -  Emotional Keyleth reunited with Flamespeaker Cerkonos</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5">
          <table:table-cell table:formula="of:=[.A1668]" office:value-type="float" office:value="45" calcext:value-type="float">
            <text:p>45</text:p>
          </table:table-cell>
          <table:table-cell office:value-type="string" calcext:value-type="string">
            <text:p>2:50:48 – Keyleth reunited with her dad, Korren</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2">
          <table:table-cell table:formula="of:=[.A1669]" office:value-type="float" office:value="45" calcext:value-type="float">
            <text:p>45</text:p>
          </table:table-cell>
          <table:table-cell office:value-type="string" calcext:value-type="string">
            <text:p>(They follow the fire ashari into the rift)</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3">
          <table:table-cell table:formula="of:=[.A1670]" office:value-type="float" office:value="45" calcext:value-type="float">
            <text:p>45</text:p>
          </table:table-cell>
          <table:table-cell office:value-type="string" calcext:value-type="string">
            <text:p>3:00:00 – Game ends﻿</text:p>
          </table:table-cell>
          <table:table-cell office:value-type="string" calcext:value-type="string">
            <text:p>https://littlecajunlady.tumblr.com/post/173610732600/critical-role-episode-45-those-who-walk-away</text:p>
          </table:table-cell>
          <table:table-cell office:value-type="string" calcext:value-type="string">
            <text:p>littlecajunlady</text:p>
          </table:table-cell>
        </table:table-row>
        <table:table-row table:style-name="ro3">
          <table:table-cell office:value-type="float" office:value="46" calcext:value-type="float">
            <text:p>46</text:p>
          </table:table-cell>
          <table:table-cell office:value-type="string" calcext:value-type="string">
            <text:p>10:45 – Game starts</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10">
          <table:table-cell table:formula="of:=[.A1672]" office:value-type="float" office:value="46" calcext:value-type="float">
            <text:p>46</text:p>
          </table:table-cell>
          <table:table-cell office:value-type="string" calcext:value-type="string">
            <text:p>13:54 – Can VM handle their own?, Grog to Scanlan “You’re better than good, buddy”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4">
          <table:table-cell table:formula="of:=[.A1673]" office:value-type="float" office:value="46" calcext:value-type="float">
            <text:p>46</text:p>
          </table:table-cell>
          <table:table-cell office:value-type="string" calcext:value-type="string">
            <text:p>22:35 – Gern Blanston, 24:25 – He introduces himself, a simple candlemaker</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10">
          <table:table-cell table:formula="of:=[.A1674]" office:value-type="float" office:value="46" calcext:value-type="float">
            <text:p>46</text:p>
          </table:table-cell>
          <table:table-cell office:value-type="string" calcext:value-type="string">
            <text:p>28:05 – Vox Machina sounds like a shite band, 29:00 – Coral, Stimpy, &amp; Fatty Arbuckle</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5">
          <table:table-cell table:formula="of:=[.A1675]" office:value-type="float" office:value="46" calcext:value-type="float">
            <text:p>46</text:p>
          </table:table-cell>
          <table:table-cell office:value-type="string" calcext:value-type="string">
            <text:p>32:00 – Chris’s infectious accent, purple hearts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10">
          <table:table-cell table:formula="of:=[.A1676]" office:value-type="float" office:value="46" calcext:value-type="float">
            <text:p>46</text:p>
          </table:table-cell>
          <table:table-cell office:value-type="string" calcext:value-type="string">
            <text:p>33:10 -  Keyleth’s first time going fire elemental, Grog is worried about her</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4">
          <table:table-cell table:formula="of:=[.A1677]" office:value-type="float" office:value="46" calcext:value-type="float">
            <text:p>46</text:p>
          </table:table-cell>
          <table:table-cell office:value-type="string" calcext:value-type="string">
            <text:p>(Keyleth intimidates some fire elementals, Vex sees Gern pocket something)</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11">
          <table:table-cell table:formula="of:=[.A1678]" office:value-type="float" office:value="46" calcext:value-type="float">
            <text:p>46</text:p>
          </table:table-cell>
          <table:table-cell office:value-type="string" calcext:value-type="string">
            <text:p>44:50 – Gern has Fatty Arbuckle deliver a candle, 47:55 – “Squeeze the candle, Fatty Arbuckle!”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4">
          <table:table-cell table:formula="of:=[.A1679]" office:value-type="float" office:value="46" calcext:value-type="float">
            <text:p>46</text:p>
          </table:table-cell>
          <table:table-cell office:value-type="string" calcext:value-type="string">
            <text:p>57:05 – Scanlan inspires Gern ♪ “I was pretty inspired by your dick lightning”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5">
          <table:table-cell table:formula="of:=[.A1680]" office:value-type="float" office:value="46" calcext:value-type="float">
            <text:p>46</text:p>
          </table:table-cell>
          <table:table-cell office:value-type="string" calcext:value-type="string">
            <text:p>1:03:40 – Gern “This is what Fatty would’ve wanted”</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6">
          <table:table-cell table:formula="of:=[.A1681]" office:value-type="float" office:value="46" calcext:value-type="float">
            <text:p>46</text:p>
          </table:table-cell>
          <table:table-cell office:value-type="string" calcext:value-type="string">
            <text:p>1:06:05 – Vex imitates Gern’s accent and he doesn’t appreciate it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6">
          <table:table-cell table:formula="of:=[.A1682]" office:value-type="float" office:value="46" calcext:value-type="float">
            <text:p>46</text:p>
          </table:table-cell>
          <table:table-cell office:value-type="string" calcext:value-type="string">
            <text:p>1:14:55 – Scanlan gets HDYWTDT, Scanlan tries to impress Gern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6">
          <table:table-cell table:formula="of:=[.A1683]" office:value-type="float" office:value="46" calcext:value-type="float">
            <text:p>46</text:p>
          </table:table-cell>
          <table:table-cell office:value-type="string" calcext:value-type="string">
            <text:p>1:17:15 - Grog destroys the creatures Gern froze, returns frozen Fatty to Gern</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3">
          <table:table-cell table:formula="of:=[.A1684]" office:value-type="float" office:value="46" calcext:value-type="float">
            <text:p>46</text:p>
          </table:table-cell>
          <table:table-cell office:value-type="string" calcext:value-type="string">
            <text:p>1:18:45 -  Break starts</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3">
          <table:table-cell table:formula="of:=[.A1685]" office:value-type="float" office:value="46" calcext:value-type="float">
            <text:p>46</text:p>
          </table:table-cell>
          <table:table-cell office:value-type="string" calcext:value-type="string">
            <text:p>1:35:00 – Break ends</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2">
          <table:table-cell table:formula="of:=[.A1686]" office:value-type="float" office:value="46" calcext:value-type="float">
            <text:p>46</text:p>
          </table:table-cell>
          <table:table-cell office:value-type="string" calcext:value-type="string">
            <text:p>(Fight with Efreeti begins at 1:41:00)</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4">
          <table:table-cell table:formula="of:=[.A1687]" office:value-type="float" office:value="46" calcext:value-type="float">
            <text:p>46</text:p>
          </table:table-cell>
          <table:table-cell office:value-type="string" calcext:value-type="string">
            <text:p>1:52:50 – Coral rolls on top of Gern to put out the flames, Stimpy throws a snowball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11">
          <table:table-cell table:formula="of:=[.A1688]" office:value-type="float" office:value="46" calcext:value-type="float">
            <text:p>46</text:p>
          </table:table-cell>
          <table:table-cell office:value-type="string" calcext:value-type="string">
            <text:p>1:57:35 – Percy “I will be on fire”, Gern “He brought a plastic shelf”, Scanlan’s resilient sphere</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7">
          <table:table-cell table:formula="of:=[.A1689]" office:value-type="float" office:value="46" calcext:value-type="float">
            <text:p>46</text:p>
          </table:table-cell>
          <table:table-cell office:value-type="string" calcext:value-type="string">
            <text:p>2:00:40 – Scanlan heals Gern ♪ (Disco Inferno)</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10">
          <table:table-cell table:formula="of:=[.A1690]" office:value-type="float" office:value="46" calcext:value-type="float">
            <text:p>46</text:p>
          </table:table-cell>
          <table:table-cell office:value-type="string" calcext:value-type="string">
            <text:p>2:03:50 – 50 to a million gallons of water, Keyleth’s tidal wave takes out 2 elementals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7">
          <table:table-cell table:formula="of:=[.A1691]" office:value-type="float" office:value="46" calcext:value-type="float">
            <text:p>46</text:p>
          </table:table-cell>
          <table:table-cell office:value-type="string" calcext:value-type="string">
            <text:p>2:08:35 – The Efreeti is a genie in a bottle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10">
          <table:table-cell table:formula="of:=[.A1692]" office:value-type="float" office:value="46" calcext:value-type="float">
            <text:p>46</text:p>
          </table:table-cell>
          <table:table-cell office:value-type="string" calcext:value-type="string">
            <text:p>2:19:00 – Gern starts a dance party with his undead, uses inspiration and sings terribly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11">
          <table:table-cell table:formula="of:=[.A1693]" office:value-type="float" office:value="46" calcext:value-type="float">
            <text:p>46</text:p>
          </table:table-cell>
          <table:table-cell office:value-type="string" calcext:value-type="string">
            <text:p>2:23:20 - Gern sees Scanlan, Liam ships it/2:24:44 – Scanlan heals Gern ♪ (Turn down for what)</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5">
          <table:table-cell table:formula="of:=[.A1694]" office:value-type="float" office:value="46" calcext:value-type="float">
            <text:p>46</text:p>
          </table:table-cell>
          <table:table-cell office:value-type="string" calcext:value-type="string">
            <text:p>2:28:30 – Chris plays Thriller and they all dance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4">
          <table:table-cell table:formula="of:=[.A1695]" office:value-type="float" office:value="46" calcext:value-type="float">
            <text:p>46</text:p>
          </table:table-cell>
          <table:table-cell office:value-type="string" calcext:value-type="string">
            <text:p>2:30:45 – You don’t want to fuck with Grog’s beard, Chris “She has a name”</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6">
          <table:table-cell table:formula="of:=[.A1696]" office:value-type="float" office:value="46" calcext:value-type="float">
            <text:p>46</text:p>
          </table:table-cell>
          <table:table-cell office:value-type="string" calcext:value-type="string">
            <text:p>2:32:25 – Vax kills salamander creature/Grog thinks he can do magic now</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6">
          <table:table-cell table:formula="of:=[.A1697]" office:value-type="float" office:value="46" calcext:value-type="float">
            <text:p>46</text:p>
          </table:table-cell>
          <table:table-cell office:value-type="string" calcext:value-type="string">
            <text:p>2:34:10 – Gern pulls out his flying broom, Laura’s reaction</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10">
          <table:table-cell table:formula="of:=[.A1698]" office:value-type="float" office:value="46" calcext:value-type="float">
            <text:p>46</text:p>
          </table:table-cell>
          <table:table-cell office:value-type="string" calcext:value-type="string">
            <text:p>2:38:55 – Gern is in lava &amp; Vex helps, Sam “And to steal the broom”/Grog just wants to help Efreeti</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2">
          <table:table-cell table:formula="of:=[.A1699]" office:value-type="float" office:value="46" calcext:value-type="float">
            <text:p>46</text:p>
          </table:table-cell>
          <table:table-cell office:value-type="string" calcext:value-type="string">
            <text:p>2:40:00 – Scanlan’s counterspell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12">
          <table:table-cell table:formula="of:=[.A1700]" office:value-type="float" office:value="46" calcext:value-type="float">
            <text:p>46</text:p>
          </table:table-cell>
          <table:table-cell office:value-type="string" calcext:value-type="string">
            <text:p>(Vex offers to hold the broom, Gern does 76 points of damage with a disintegrate spell, Percy also does a bunch of damage)</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6">
          <table:table-cell table:formula="of:=[.A1701]" office:value-type="float" office:value="46" calcext:value-type="float">
            <text:p>46</text:p>
          </table:table-cell>
          <table:table-cell office:value-type="string" calcext:value-type="string">
            <text:p>2:52:25 – Scanlan gets the HDYWTDT, Grog casts beheading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2">
          <table:table-cell table:formula="of:=[.A1702]" office:value-type="float" office:value="46" calcext:value-type="float">
            <text:p>46</text:p>
          </table:table-cell>
          <table:table-cell office:value-type="string" calcext:value-type="string">
            <text:p>2:54:15 – Vex steals the broom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4">
          <table:table-cell table:formula="of:=[.A1703]" office:value-type="float" office:value="46" calcext:value-type="float">
            <text:p>46</text:p>
          </table:table-cell>
          <table:table-cell office:value-type="string" calcext:value-type="string">
            <text:p>2:58:10 - Grog tries to use his “magic” to help with ritual to close the portal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6">
          <table:table-cell table:formula="of:=[.A1704]" office:value-type="float" office:value="46" calcext:value-type="float">
            <text:p>46</text:p>
          </table:table-cell>
          <table:table-cell office:value-type="string" calcext:value-type="string">
            <text:p>3:00:30 – Gern gives Coral a candle to help close the rift, RIP Coral</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2">
          <table:table-cell table:formula="of:=[.A1705]" office:value-type="float" office:value="46" calcext:value-type="float">
            <text:p>46</text:p>
          </table:table-cell>
          <table:table-cell office:value-type="string" calcext:value-type="string">
            <text:p>(Keyleth and Vax each help in the ritual)</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7">
          <table:table-cell table:formula="of:=[.A1706]" office:value-type="float" office:value="46" calcext:value-type="float">
            <text:p>46</text:p>
          </table:table-cell>
          <table:table-cell office:value-type="string" calcext:value-type="string">
            <text:p>3:08:20 – Keyleth helps Vax to his feet and heals him</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2">
          <table:table-cell table:formula="of:=[.A1707]" office:value-type="float" office:value="46" calcext:value-type="float">
            <text:p>46</text:p>
          </table:table-cell>
          <table:table-cell office:value-type="string" calcext:value-type="string">
            <text:p>3:10:05 - Gern just happy to help</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7">
          <table:table-cell table:formula="of:=[.A1708]" office:value-type="float" office:value="46" calcext:value-type="float">
            <text:p>46</text:p>
          </table:table-cell>
          <table:table-cell office:value-type="string" calcext:value-type="string">
            <text:p>3:10:35 – Keyleth’s father is proud of her</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3">
          <table:table-cell table:formula="of:=[.A1709]" office:value-type="float" office:value="46" calcext:value-type="float">
            <text:p>46</text:p>
          </table:table-cell>
          <table:table-cell office:value-type="string" calcext:value-type="string">
            <text:p>3:13:00 - #FeelTheGern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5">
          <table:table-cell table:formula="of:=[.A1710]" office:value-type="float" office:value="46" calcext:value-type="float">
            <text:p>46</text:p>
          </table:table-cell>
          <table:table-cell office:value-type="string" calcext:value-type="string">
            <text:p>3:14:10 – Chris plays Don’t You Forget About Me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3">
          <table:table-cell table:formula="of:=[.A1711]" office:value-type="float" office:value="46" calcext:value-type="float">
            <text:p>46</text:p>
          </table:table-cell>
          <table:table-cell office:value-type="string" calcext:value-type="string">
            <text:p>3:15:45 – Vex heals Gern </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5">
          <table:table-cell table:formula="of:=[.A1712]" office:value-type="float" office:value="46" calcext:value-type="float">
            <text:p>46</text:p>
          </table:table-cell>
          <table:table-cell office:value-type="string" calcext:value-type="string">
            <text:p>3:17:15 – Gern very quickly tells his backstory and leaves</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5">
          <table:table-cell table:formula="of:=[.A1713]" office:value-type="float" office:value="46" calcext:value-type="float">
            <text:p>46</text:p>
          </table:table-cell>
          <table:table-cell office:value-type="string" calcext:value-type="string">
            <text:p>3:19:30 – This isn’t Keyleth’s homeland, Scanlan</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3">
          <table:table-cell table:formula="of:=[.A1714]" office:value-type="float" office:value="46" calcext:value-type="float">
            <text:p>46</text:p>
          </table:table-cell>
          <table:table-cell office:value-type="string" calcext:value-type="string">
            <text:p>3:21:15 – Game ends</text:p>
          </table:table-cell>
          <table:table-cell office:value-type="string" calcext:value-type="string">
            <text:p>https://littlecajunlady.tumblr.com/post/173739022060/critical-role-episode-46-cindergrove-revisited</text:p>
          </table:table-cell>
          <table:table-cell office:value-type="string" calcext:value-type="string">
            <text:p>littlecajunlady</text:p>
          </table:table-cell>
        </table:table-row>
        <table:table-row table:style-name="ro3">
          <table:table-cell office:value-type="float" office:value="47" calcext:value-type="float">
            <text:p>47</text:p>
          </table:table-cell>
          <table:table-cell office:value-type="string" calcext:value-type="string">
            <text:p>10:10 – Game starts</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4">
          <table:table-cell table:formula="of:=[.A1716]" office:value-type="float" office:value="47" calcext:value-type="float">
            <text:p>47</text:p>
          </table:table-cell>
          <table:table-cell office:value-type="string" calcext:value-type="string">
            <text:p>12:00 - Scanlan offers the mansion, summons with a song ♪ (Brick House) at 13:50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6">
          <table:table-cell table:formula="of:=[.A1717]" office:value-type="float" office:value="47" calcext:value-type="float">
            <text:p>47</text:p>
          </table:table-cell>
          <table:table-cell office:value-type="string" calcext:value-type="string">
            <text:p>17:20 – They go into the mansion, Grog attacks the ghost servants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10">
          <table:table-cell table:formula="of:=[.A1718]" office:value-type="float" office:value="47" calcext:value-type="float">
            <text:p>47</text:p>
          </table:table-cell>
          <table:table-cell office:value-type="string" calcext:value-type="string">
            <text:p>19:30 – Ghost braids Scanlan’s chest hair, Scanlan tells them about the mansion &amp; their rooms</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3">
          <table:table-cell table:formula="of:=[.A1719]" office:value-type="float" office:value="47" calcext:value-type="float">
            <text:p>47</text:p>
          </table:table-cell>
          <table:table-cell office:value-type="string" calcext:value-type="string">
            <text:p>21:40 – Meta &amp; Dragons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7">
          <table:table-cell table:formula="of:=[.A1720]" office:value-type="float" office:value="47" calcext:value-type="float">
            <text:p>47</text:p>
          </table:table-cell>
          <table:table-cell office:value-type="string" calcext:value-type="string">
            <text:p>23:50 – Scanlan has a room for Kaylie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2">
          <table:table-cell table:formula="of:=[.A1721]" office:value-type="float" office:value="47" calcext:value-type="float">
            <text:p>47</text:p>
          </table:table-cell>
          <table:table-cell office:value-type="string" calcext:value-type="string">
            <text:p>27:10 - Grog punches a ghost cow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4">
          <table:table-cell table:formula="of:=[.A1722]" office:value-type="float" office:value="47" calcext:value-type="float">
            <text:p>47</text:p>
          </table:table-cell>
          <table:table-cell office:value-type="string" calcext:value-type="string">
            <text:p>30:25 - Vex gets the broom from the bag of holding, Grog and Trinket train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2">
          <table:table-cell table:formula="of:=[.A1723]" office:value-type="float" office:value="47" calcext:value-type="float">
            <text:p>47</text:p>
          </table:table-cell>
          <table:table-cell office:value-type="string" calcext:value-type="string">
            <text:p>32:50 - Vex tries to get the broom to fly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6">
          <table:table-cell table:formula="of:=[.A1724]" office:value-type="float" office:value="47" calcext:value-type="float">
            <text:p>47</text:p>
          </table:table-cell>
          <table:table-cell office:value-type="string" calcext:value-type="string">
            <text:p>35:45 - Vex asks Scanlan for help with the broom, he invites her up to his <text:a xlink:href="https://t.umblr.com/redirect?z=https%3A%2F%2Fwww.youtube.com%2Fwatch%3Fv%3DGWIMpztTy1Y%26index%3D23%26list%3DPLMJ_It7b5DKw-a_tgynJ_3Pm-Db9Yc2wQ&amp;t=YjUyYWFiMDU1NmVkZDQ1MzgxNWU2OTc0NjVmNjY0ZTg3ZGQ1NDdhYixqNTdvWExZSw%3D%3D&amp;b=t%3AE7JpzwYkZonGl_RZDrfY6A&amp;p=https%3A%2F%2Flittlecajunlady.tumblr.com%2Fpost%2F173832309820%2Fcritical-role-episode-47-the-family-business&amp;m=1&amp;ts=1611408847" xlink:type="simple">room</text:a>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3">
          <table:table-cell table:formula="of:=[.A1725]" office:value-type="float" office:value="47" calcext:value-type="float">
            <text:p>47</text:p>
          </table:table-cell>
          <table:table-cell office:value-type="string" calcext:value-type="string">
            <text:p>40:40 – The broom flies!</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11">
          <table:table-cell table:formula="of:=[.A1726]" office:value-type="float" office:value="47" calcext:value-type="float">
            <text:p>47</text:p>
          </table:table-cell>
          <table:table-cell office:value-type="string" calcext:value-type="string">
            <text:p>43:25 - Scanlan makes deal with Vex, he’ll pick someone for her to help since she stole the broom</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7">
          <table:table-cell table:formula="of:=[.A1727]" office:value-type="float" office:value="47" calcext:value-type="float">
            <text:p>47</text:p>
          </table:table-cell>
          <table:table-cell office:value-type="string" calcext:value-type="string">
            <text:p>44:45 – Cute little Percy &amp; Keyleth moment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12">
          <table:table-cell table:formula="of:=[.A1728]" office:value-type="float" office:value="47" calcext:value-type="float">
            <text:p>47</text:p>
          </table:table-cell>
          <table:table-cell office:value-type="string" calcext:value-type="string">
            <text:p>(Cerkonos tells Keyleth about the day Thordak got out, she realizes the girl he tells her about is the green dragon, Raishan)</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6">
          <table:table-cell table:formula="of:=[.A1729]" office:value-type="float" office:value="47" calcext:value-type="float">
            <text:p>47</text:p>
          </table:table-cell>
          <table:table-cell office:value-type="string" calcext:value-type="string">
            <text:p>53:35 - Vax’s Raven Queen dream, she calls him fate-touched at 55:30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5">
          <table:table-cell table:formula="of:=[.A1730]" office:value-type="float" office:value="47" calcext:value-type="float">
            <text:p>47</text:p>
          </table:table-cell>
          <table:table-cell office:value-type="string" calcext:value-type="string">
            <text:p>56:20 – Grog dreams about Craven Edge, killing Pike, and Kevdak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11">
          <table:table-cell table:formula="of:=[.A1731]" office:value-type="float" office:value="47" calcext:value-type="float">
            <text:p>47</text:p>
          </table:table-cell>
          <table:table-cell office:value-type="string" calcext:value-type="string">
            <text:p>1:01:00 – Scanlan tries to leave Trinket behind in the mansion, Vex tells others about the broom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10">
          <table:table-cell table:formula="of:=[.A1732]" office:value-type="float" office:value="47" calcext:value-type="float">
            <text:p>47</text:p>
          </table:table-cell>
          <table:table-cell office:value-type="string" calcext:value-type="string">
            <text:p>1:04:10 – Vex flies on the broom, chicken target practice,  she asks Percy to make a seat for the broom</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2">
          <table:table-cell table:formula="of:=[.A1733]" office:value-type="float" office:value="47" calcext:value-type="float">
            <text:p>47</text:p>
          </table:table-cell>
          <table:table-cell office:value-type="string" calcext:value-type="string">
            <text:p>1:07:30 - Vex isn’t afraid to die anymore</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10">
          <table:table-cell table:formula="of:=[.A1734]" office:value-type="float" office:value="47" calcext:value-type="float">
            <text:p>47</text:p>
          </table:table-cell>
          <table:table-cell office:value-type="string" calcext:value-type="string">
            <text:p>(Keyleth tells the others what she learned about Raishan, they talk about where to go next)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6">
          <table:table-cell table:formula="of:=[.A1735]" office:value-type="float" office:value="47" calcext:value-type="float">
            <text:p>47</text:p>
          </table:table-cell>
          <table:table-cell office:value-type="string" calcext:value-type="string">
            <text:p>1:16:05 - Grog tells the others about why he was kicked out of his herd</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9">
          <table:table-cell table:formula="of:=[.A1736]" office:value-type="float" office:value="47" calcext:value-type="float">
            <text:p>47</text:p>
          </table:table-cell>
          <table:table-cell office:value-type="string" calcext:value-type="string">
            <text:p>1:18:40 – Scanlan insinuates Grog is scared “I will never say that again”/Grog does NOT want to see his old herd</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4">
          <table:table-cell table:formula="of:=[.A1737]" office:value-type="float" office:value="47" calcext:value-type="float">
            <text:p>47</text:p>
          </table:table-cell>
          <table:table-cell office:value-type="string" calcext:value-type="string">
            <text:p>(They talk for a long time about where to go, finally tree stride near Westerrun)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7">
          <table:table-cell table:formula="of:=[.A1738]" office:value-type="float" office:value="47" calcext:value-type="float">
            <text:p>47</text:p>
          </table:table-cell>
          <table:table-cell office:value-type="string" calcext:value-type="string">
            <text:p>1:30:10 - Vex talks broom designs with Percy</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6">
          <table:table-cell table:formula="of:=[.A1739]" office:value-type="float" office:value="47" calcext:value-type="float">
            <text:p>47</text:p>
          </table:table-cell>
          <table:table-cell office:value-type="string" calcext:value-type="string">
            <text:p>1:41:25 – Reginald the farmer mentions his daughter, gives VM info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5">
          <table:table-cell table:formula="of:=[.A1740]" office:value-type="float" office:value="47" calcext:value-type="float">
            <text:p>47</text:p>
          </table:table-cell>
          <table:table-cell office:value-type="string" calcext:value-type="string">
            <text:p>1:44:15 – Some guards are goliaths, Travis “Fuck me!”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5">
          <table:table-cell table:formula="of:=[.A1741]" office:value-type="float" office:value="47" calcext:value-type="float">
            <text:p>47</text:p>
          </table:table-cell>
          <table:table-cell office:value-type="string" calcext:value-type="string">
            <text:p>1:48:00 – Grog recognizes a Goliath named Horace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7">
          <table:table-cell table:formula="of:=[.A1742]" office:value-type="float" office:value="47" calcext:value-type="float">
            <text:p>47</text:p>
          </table:table-cell>
          <table:table-cell office:value-type="string" calcext:value-type="string">
            <text:p>1:53:45 – Grog questions Horace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5">
          <table:table-cell table:formula="of:=[.A1743]" office:value-type="float" office:value="47" calcext:value-type="float">
            <text:p>47</text:p>
          </table:table-cell>
          <table:table-cell office:value-type="string" calcext:value-type="string">
            <text:p>1:57:00 – Stealth so good no one has ever seen VM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4">
          <table:table-cell table:formula="of:=[.A1744]" office:value-type="float" office:value="47" calcext:value-type="float">
            <text:p>47</text:p>
          </table:table-cell>
          <table:table-cell office:value-type="string" calcext:value-type="string">
            <text:p>2:01:30 – Grog kills Horace, Vex notices Craven Edge drink the blood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3">
          <table:table-cell table:formula="of:=[.A1745]" office:value-type="float" office:value="47" calcext:value-type="float">
            <text:p>47</text:p>
          </table:table-cell>
          <table:table-cell office:value-type="string" calcext:value-type="string">
            <text:p>2:09:55 – Break starts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3">
          <table:table-cell table:formula="of:=[.A1746]" office:value-type="float" office:value="47" calcext:value-type="float">
            <text:p>47</text:p>
          </table:table-cell>
          <table:table-cell office:value-type="string" calcext:value-type="string">
            <text:p>2:27:15 - Break ends</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9">
          <table:table-cell table:formula="of:=[.A1747]" office:value-type="float" office:value="47" calcext:value-type="float">
            <text:p>47</text:p>
          </table:table-cell>
          <table:table-cell office:value-type="string" calcext:value-type="string">
            <text:p>(Vex, Vax, Percy, and Keyleth check out the town in mist form, Taliesin asks what prison Percy was in at 2:35:10 but it wasn’t here)</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7">
          <table:table-cell table:formula="of:=[.A1748]" office:value-type="float" office:value="47" calcext:value-type="float">
            <text:p>47</text:p>
          </table:table-cell>
          <table:table-cell office:value-type="string" calcext:value-type="string">
            <text:p>2:36:50 - Grog tells Scanlan about Craven Edge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6">
          <table:table-cell table:formula="of:=[.A1749]" office:value-type="float" office:value="47" calcext:value-type="float">
            <text:p>47</text:p>
          </table:table-cell>
          <table:table-cell office:value-type="string" calcext:value-type="string">
            <text:p>2:40:50 – Grog’s failed deception, Scanlan casts suggestion to get the sword </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10">
          <table:table-cell table:formula="of:=[.A1750]" office:value-type="float" office:value="47" calcext:value-type="float">
            <text:p>47</text:p>
          </table:table-cell>
          <table:table-cell office:value-type="string" calcext:value-type="string">
            <text:p>2:43:20 - Scanlan talks to Craven Edge, it tries to get him to kill Reggie, they agree to keep it secret</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4">
          <table:table-cell table:formula="of:=[.A1751]" office:value-type="float" office:value="47" calcext:value-type="float">
            <text:p>47</text:p>
          </table:table-cell>
          <table:table-cell office:value-type="string" calcext:value-type="string">
            <text:p>2:55:00 – Grog doesn’t want to fight the herd without Pike, they talk more strategy</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3">
          <table:table-cell table:formula="of:=[.A1752]" office:value-type="float" office:value="47" calcext:value-type="float">
            <text:p>47</text:p>
          </table:table-cell>
          <table:table-cell office:value-type="string" calcext:value-type="string">
            <text:p>2:59:00 – Game ends</text:p>
          </table:table-cell>
          <table:table-cell office:value-type="string" calcext:value-type="string">
            <text:p>https://littlecajunlady.tumblr.com/post/173832309820/critical-role-episode-47-the-family-business</text:p>
          </table:table-cell>
          <table:table-cell office:value-type="string" calcext:value-type="string">
            <text:p>littlecajunlady</text:p>
          </table:table-cell>
        </table:table-row>
        <table:table-row table:style-name="ro3">
          <table:table-cell office:value-type="float" office:value="48" calcext:value-type="float">
            <text:p>48</text:p>
          </table:table-cell>
          <table:table-cell office:value-type="string" calcext:value-type="string">
            <text:p>8:33 – Game starts</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10">
          <table:table-cell table:formula="of:=[.A1754]" office:value-type="float" office:value="48" calcext:value-type="float">
            <text:p>48</text:p>
          </table:table-cell>
          <table:table-cell office:value-type="string" calcext:value-type="string">
            <text:p>14:00 – Everything Scanlan says is creepy, he doesn’t really want to let people into the mansion</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4">
          <table:table-cell table:formula="of:=[.A1755]" office:value-type="float" office:value="48" calcext:value-type="float">
            <text:p>48</text:p>
          </table:table-cell>
          <table:table-cell office:value-type="string" calcext:value-type="string">
            <text:p>21:50 – Drez Vina, nobody can actually remember who he is, Matt reminds them </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4">
          <table:table-cell table:formula="of:=[.A1756]" office:value-type="float" office:value="48" calcext:value-type="float">
            <text:p>48</text:p>
          </table:table-cell>
          <table:table-cell office:value-type="string" calcext:value-type="string">
            <text:p>24:10 – Scanlan sings as they approach some refuges ♪ (Sesame street) </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7">
          <table:table-cell table:formula="of:=[.A1757]" office:value-type="float" office:value="48" calcext:value-type="float">
            <text:p>48</text:p>
          </table:table-cell>
          <table:table-cell office:value-type="string" calcext:value-type="string">
            <text:p>28:45 – Keyleth and Vax with little boy, Simon</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4">
          <table:table-cell table:formula="of:=[.A1758]" office:value-type="float" office:value="48" calcext:value-type="float">
            <text:p>48</text:p>
          </table:table-cell>
          <table:table-cell office:value-type="string" calcext:value-type="string">
            <text:p>33:15 – They meet Cornelius, Grog asks about Wilhand at 37:25 </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2">
          <table:table-cell table:formula="of:=[.A1759]" office:value-type="float" office:value="48" calcext:value-type="float">
            <text:p>48</text:p>
          </table:table-cell>
          <table:table-cell office:value-type="string" calcext:value-type="string">
            <text:p>48:00 - Scanlan describes Pike </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7">
          <table:table-cell table:formula="of:=[.A1760]" office:value-type="float" office:value="48" calcext:value-type="float">
            <text:p>48</text:p>
          </table:table-cell>
          <table:table-cell office:value-type="string" calcext:value-type="string">
            <text:p>52:05 - Vex rides the broom and falls off</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6">
          <table:table-cell table:formula="of:=[.A1761]" office:value-type="float" office:value="48" calcext:value-type="float">
            <text:p>48</text:p>
          </table:table-cell>
          <table:table-cell office:value-type="string" calcext:value-type="string">
            <text:p>58:55 - Percy is a collector of specifics, the veganism of necromancy</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10">
          <table:table-cell table:formula="of:=[.A1762]" office:value-type="float" office:value="48" calcext:value-type="float">
            <text:p>48</text:p>
          </table:table-cell>
          <table:table-cell office:value-type="string" calcext:value-type="string">
            <text:p>1:03:15 - Pike arrives, she tells them about Whitestone at 1:08:08 while Vax hangs back</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10">
          <table:table-cell table:formula="of:=[.A1763]" office:value-type="float" office:value="48" calcext:value-type="float">
            <text:p>48</text:p>
          </table:table-cell>
          <table:table-cell office:value-type="string" calcext:value-type="string">
            <text:p>1:11:45 – Cute scene with Grog and Pike talking about finding Wilhand and fighting the goliaths</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5">
          <table:table-cell table:formula="of:=[.A1764]" office:value-type="float" office:value="48" calcext:value-type="float">
            <text:p>48</text:p>
          </table:table-cell>
          <table:table-cell office:value-type="string" calcext:value-type="string">
            <text:p>1:15:30 – Grog gives Pike the gauntlets of orge strength</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6">
          <table:table-cell table:formula="of:=[.A1765]" office:value-type="float" office:value="48" calcext:value-type="float">
            <text:p>48</text:p>
          </table:table-cell>
          <table:table-cell office:value-type="string" calcext:value-type="string">
            <text:p>1:19:10 - Vax walks away from Pike, she insight checks him at 1:21:38</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7">
          <table:table-cell table:formula="of:=[.A1766]" office:value-type="float" office:value="48" calcext:value-type="float">
            <text:p>48</text:p>
          </table:table-cell>
          <table:table-cell office:value-type="string" calcext:value-type="string">
            <text:p>1:23:50 – Does Vex have a concussion?</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5">
          <table:table-cell table:formula="of:=[.A1767]" office:value-type="float" office:value="48" calcext:value-type="float">
            <text:p>48</text:p>
          </table:table-cell>
          <table:table-cell office:value-type="string" calcext:value-type="string">
            <text:p>1:25:00 – Scanlan shows Pike her room in the mansion </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7">
          <table:table-cell table:formula="of:=[.A1768]" office:value-type="float" office:value="48" calcext:value-type="float">
            <text:p>48</text:p>
          </table:table-cell>
          <table:table-cell office:value-type="string" calcext:value-type="string">
            <text:p>1:27:20 - Scanlan tells Pike about Grog’s sword </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20">
          <table:table-cell table:formula="of:=[.A1769]" office:value-type="float" office:value="48" calcext:value-type="float">
            <text:p>48</text:p>
          </table:table-cell>
          <table:table-cell office:value-type="string" calcext:value-type="string">
            <text:p>1:28:40 - Vex and Vax talk about the Raven Queen, 1:31:35 –  Vax “Neither are funeral homes but I don’t want to bed down in one” (just always liked this line), and at 1:34:00 - Vex walks away </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5">
          <table:table-cell table:formula="of:=[.A1770]" office:value-type="float" office:value="48" calcext:value-type="float">
            <text:p>48</text:p>
          </table:table-cell>
          <table:table-cell office:value-type="string" calcext:value-type="string">
            <text:p>1:34:15 – Scanlan has an “all-purpose” room</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11">
          <table:table-cell table:formula="of:=[.A1771]" office:value-type="float" office:value="48" calcext:value-type="float">
            <text:p>48</text:p>
          </table:table-cell>
          <table:table-cell office:value-type="string" calcext:value-type="string">
            <text:p>1:38:50 - Vex shoots breakfast chickens from the broom, she accidentally shoots <text:a xlink:href="https://t.umblr.com/redirect?z=https%3A%2F%2Fyoutu.be%2FyLqjKBO4_A8&amp;t=ZmZlOTYyMjRmZjgwNzc4NTBhNTEyN2Y1MTk4YjQxODAxZDdiMmNjNyw0OWduMlNWSw%3D%3D&amp;b=t%3AE7JpzwYkZonGl_RZDrfY6A&amp;p=https%3A%2F%2Flittlecajunlady.tumblr.com%2Fpost%2F174117890446%2Fcritical-role-episode-48-into-the-frostweald&amp;m=1&amp;ts=1611408880" xlink:type="simple">Scanlan</text:a> </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6">
          <table:table-cell table:formula="of:=[.A1772]" office:value-type="float" office:value="48" calcext:value-type="float">
            <text:p>48</text:p>
          </table:table-cell>
          <table:table-cell office:value-type="string" calcext:value-type="string">
            <text:p>(They travel through the snow in the Frostweald and find the obelisk)  </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3">
          <table:table-cell table:formula="of:=[.A1773]" office:value-type="float" office:value="48" calcext:value-type="float">
            <text:p>48</text:p>
          </table:table-cell>
          <table:table-cell office:value-type="string" calcext:value-type="string">
            <text:p>2:01:00 – Break starts </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2">
          <table:table-cell table:formula="of:=[.A1774]" office:value-type="float" office:value="48" calcext:value-type="float">
            <text:p>48</text:p>
          </table:table-cell>
          <table:table-cell office:value-type="string" calcext:value-type="string">
            <text:p>2:13:45 – Break ends, basilisk fight </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6">
          <table:table-cell table:formula="of:=[.A1775]" office:value-type="float" office:value="48" calcext:value-type="float">
            <text:p>48</text:p>
          </table:table-cell>
          <table:table-cell office:value-type="string" calcext:value-type="string">
            <text:p>2:27:10 - Scanlan inspires to Pike ♪ (Hotline Bling)</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6">
          <table:table-cell table:formula="of:=[.A1776]" office:value-type="float" office:value="48" calcext:value-type="float">
            <text:p>48</text:p>
          </table:table-cell>
          <table:table-cell office:value-type="string" calcext:value-type="string">
            <text:p>3:03:10 – They find frozen Tyriok, Pike heals him, he agrees to help them </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4">
          <table:table-cell table:formula="of:=[.A1777]" office:value-type="float" office:value="48" calcext:value-type="float">
            <text:p>48</text:p>
          </table:table-cell>
          <table:table-cell office:value-type="string" calcext:value-type="string">
            <text:p>3:18:50 – Vax talks to the Raven Queen, she gives him a vision of the temple in Vasselheim </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3">
          <table:table-cell table:formula="of:=[.A1778]" office:value-type="float" office:value="48" calcext:value-type="float">
            <text:p>48</text:p>
          </table:table-cell>
          <table:table-cell office:value-type="string" calcext:value-type="string">
            <text:p>3:22:45 – Game ends</text:p>
          </table:table-cell>
          <table:table-cell office:value-type="string" calcext:value-type="string">
            <text:p>https://littlecajunlady.tumblr.com/post/174117890446/critical-role-episode-48-into-the-frostweald</text:p>
          </table:table-cell>
          <table:table-cell office:value-type="string" calcext:value-type="string">
            <text:p>littlecajunlady</text:p>
          </table:table-cell>
        </table:table-row>
        <table:table-row table:style-name="ro3">
          <table:table-cell office:value-type="float" office:value="49" calcext:value-type="float">
            <text:p>49</text:p>
          </table:table-cell>
          <table:table-cell office:value-type="string" calcext:value-type="string">
            <text:p>5:50 – Laura as Jester! </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3">
          <table:table-cell table:formula="of:=[.A1780]" office:value-type="float" office:value="49" calcext:value-type="float">
            <text:p>49</text:p>
          </table:table-cell>
          <table:table-cell office:value-type="string" calcext:value-type="string">
            <text:p>13:25 – Game starts</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6">
          <table:table-cell table:formula="of:=[.A1781]" office:value-type="float" office:value="49" calcext:value-type="float">
            <text:p>49</text:p>
          </table:table-cell>
          <table:table-cell office:value-type="string" calcext:value-type="string">
            <text:p>15:50 - Vax tries to give Tyriok a dagger, Vex and Grog scare him</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5">
          <table:table-cell table:formula="of:=[.A1782]" office:value-type="float" office:value="49" calcext:value-type="float">
            <text:p>49</text:p>
          </table:table-cell>
          <table:table-cell office:value-type="string" calcext:value-type="string">
            <text:p>(They find the orc camp and plan their attack for a while)</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6">
          <table:table-cell table:formula="of:=[.A1783]" office:value-type="float" office:value="49" calcext:value-type="float">
            <text:p>49</text:p>
          </table:table-cell>
          <table:table-cell office:value-type="string" calcext:value-type="string">
            <text:p>39:20 – Scanlan walks into the camp in the resilient sphere, fight begins</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5">
          <table:table-cell table:formula="of:=[.A1784]" office:value-type="float" office:value="49" calcext:value-type="float">
            <text:p>49</text:p>
          </table:table-cell>
          <table:table-cell office:value-type="string" calcext:value-type="string">
            <text:p>1:24:20 - Scanlan inspires Keyleth ♪ (Centerfold)</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7">
          <table:table-cell table:formula="of:=[.A1785]" office:value-type="float" office:value="49" calcext:value-type="float">
            <text:p>49</text:p>
          </table:table-cell>
          <table:table-cell office:value-type="string" calcext:value-type="string">
            <text:p>1:28:00 – Grog gets HDYWTDT on chief orc </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11">
          <table:table-cell table:formula="of:=[.A1786]" office:value-type="float" office:value="49" calcext:value-type="float">
            <text:p>49</text:p>
          </table:table-cell>
          <table:table-cell office:value-type="string" calcext:value-type="string">
            <text:p>(They finish the fight &amp; ask last orc some questions before Grog kills him, help other prisoners)</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6">
          <table:table-cell table:formula="of:=[.A1787]" office:value-type="float" office:value="49" calcext:value-type="float">
            <text:p>49</text:p>
          </table:table-cell>
          <table:table-cell office:value-type="string" calcext:value-type="string">
            <text:p>1:54:05 – Taliesin does the crow noises when Scanlan polymorphs</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2">
          <table:table-cell table:formula="of:=[.A1788]" office:value-type="float" office:value="49" calcext:value-type="float">
            <text:p>49</text:p>
          </table:table-cell>
          <table:table-cell office:value-type="string" calcext:value-type="string">
            <text:p>2:02:25 – Scanlan the owl </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3">
          <table:table-cell table:formula="of:=[.A1789]" office:value-type="float" office:value="49" calcext:value-type="float">
            <text:p>49</text:p>
          </table:table-cell>
          <table:table-cell office:value-type="string" calcext:value-type="string">
            <text:p>2:03:50 – Break starts</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10">
          <table:table-cell table:formula="of:=[.A1790]" office:value-type="float" office:value="49" calcext:value-type="float">
            <text:p>49</text:p>
          </table:table-cell>
          <table:table-cell office:value-type="string" calcext:value-type="string">
            <text:p>2:18:00 – Break ends, Grog talks to Craven Edge who says he’s almost full, Vax insight on Grog </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10">
          <table:table-cell table:formula="of:=[.A1791]" office:value-type="float" office:value="49" calcext:value-type="float">
            <text:p>49</text:p>
          </table:table-cell>
          <table:table-cell office:value-type="string" calcext:value-type="string">
            <text:p>2:25:25 -  Vax asks Scanlan not to turn into a black bird, it’s a touchy subject right now</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6">
          <table:table-cell table:formula="of:=[.A1792]" office:value-type="float" office:value="49" calcext:value-type="float">
            <text:p>49</text:p>
          </table:table-cell>
          <table:table-cell office:value-type="string" calcext:value-type="string">
            <text:p>2:33:00 – Percy didn’t have a lot of friends growing up                   </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11">
          <table:table-cell table:formula="of:=[.A1793]" office:value-type="float" office:value="49" calcext:value-type="float">
            <text:p>49</text:p>
          </table:table-cell>
          <table:table-cell office:value-type="string" calcext:value-type="string">
            <text:p>(Keyleth &amp; Grog investigate underwater, then Keyleth parts the water &amp; they go into the tunnel)</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7">
          <table:table-cell table:formula="of:=[.A1794]" office:value-type="float" office:value="49" calcext:value-type="float">
            <text:p>49</text:p>
          </table:table-cell>
          <table:table-cell office:value-type="string" calcext:value-type="string">
            <text:p>2:57:50 – The 5th Element “wind blows, fire burns”</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6">
          <table:table-cell table:formula="of:=[.A1795]" office:value-type="float" office:value="49" calcext:value-type="float">
            <text:p>49</text:p>
          </table:table-cell>
          <table:table-cell office:value-type="string" calcext:value-type="string">
            <text:p>2:59:38 – Sand starts filling the room and Matt busts out an hourglass</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10">
          <table:table-cell table:formula="of:=[.A1796]" office:value-type="float" office:value="49" calcext:value-type="float">
            <text:p>49</text:p>
          </table:table-cell>
          <table:table-cell office:value-type="string" calcext:value-type="string">
            <text:p>3:06:00 - Pike uses her shield to block the sand, Grog nearly gets swallowed by sand </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7">
          <table:table-cell table:formula="of:=[.A1797]" office:value-type="float" office:value="49" calcext:value-type="float">
            <text:p>49</text:p>
          </table:table-cell>
          <table:table-cell office:value-type="string" calcext:value-type="string">
            <text:p>3:12:15 - Percy has conquered a door</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5">
          <table:table-cell table:formula="of:=[.A1798]" office:value-type="float" office:value="49" calcext:value-type="float">
            <text:p>49</text:p>
          </table:table-cell>
          <table:table-cell office:value-type="string" calcext:value-type="string">
            <text:p>3:20:20 – Scanlan was born to shove things in holes </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5">
          <table:table-cell table:formula="of:=[.A1799]" office:value-type="float" office:value="49" calcext:value-type="float">
            <text:p>49</text:p>
          </table:table-cell>
          <table:table-cell office:value-type="string" calcext:value-type="string">
            <text:p>3:25:45 – Sphinx fight/name guessing begins </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7">
          <table:table-cell table:formula="of:=[.A1800]" office:value-type="float" office:value="49" calcext:value-type="float">
            <text:p>49</text:p>
          </table:table-cell>
          <table:table-cell office:value-type="string" calcext:value-type="string">
            <text:p>4:00:55 - Vex jumps into the water and finds a clue</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5">
          <table:table-cell table:formula="of:=[.A1801]" office:value-type="float" office:value="49" calcext:value-type="float">
            <text:p>49</text:p>
          </table:table-cell>
          <table:table-cell office:value-type="string" calcext:value-type="string">
            <text:p>4:04:00 - Scanlan inspires Vax ♪ (My Shot, Hamilton)</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2">
          <table:table-cell table:formula="of:=[.A1802]" office:value-type="float" office:value="49" calcext:value-type="float">
            <text:p>49</text:p>
          </table:table-cell>
          <table:table-cell office:value-type="string" calcext:value-type="string">
            <text:p>4:06:45 - Percy finds the earth clue </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2">
          <table:table-cell table:formula="of:=[.A1803]" office:value-type="float" office:value="49" calcext:value-type="float">
            <text:p>49</text:p>
          </table:table-cell>
          <table:table-cell office:value-type="string" calcext:value-type="string">
            <text:p>4:09:00 - Keyleth finds the fire clue </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4">
          <table:table-cell table:formula="of:=[.A1804]" office:value-type="float" office:value="49" calcext:value-type="float">
            <text:p>49</text:p>
          </table:table-cell>
          <table:table-cell office:value-type="string" calcext:value-type="string">
            <text:p>4:11:00 - Grog jumps into the wind, Laura: he can’t read!, he starts floating away</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6">
          <table:table-cell table:formula="of:=[.A1805]" office:value-type="float" office:value="49" calcext:value-type="float">
            <text:p>49</text:p>
          </table:table-cell>
          <table:table-cell office:value-type="string" calcext:value-type="string">
            <text:p>4:12:35 - Grog throws Craven Edge to get himself out and hits Pike </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6">
          <table:table-cell table:formula="of:=[.A1806]" office:value-type="float" office:value="49" calcext:value-type="float">
            <text:p>49</text:p>
          </table:table-cell>
          <table:table-cell office:value-type="string" calcext:value-type="string">
            <text:p>4:30:10 – Grog asks Pike if she’s okay, he shouts out the last clue</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4">
          <table:table-cell table:formula="of:=[.A1807]" office:value-type="float" office:value="49" calcext:value-type="float">
            <text:p>49</text:p>
          </table:table-cell>
          <table:table-cell office:value-type="string" calcext:value-type="string">
            <text:p>4:34:45 – Vax goes to save Scanlan from the wind but Scanlan doesn’t need his help </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6">
          <table:table-cell table:formula="of:=[.A1808]" office:value-type="float" office:value="49" calcext:value-type="float">
            <text:p>49</text:p>
          </table:table-cell>
          <table:table-cell office:value-type="string" calcext:value-type="string">
            <text:p>4:39:30 - Percy calls out the sphinx’s name, Kamaljiori</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5">
          <table:table-cell table:formula="of:=[.A1809]" office:value-type="float" office:value="49" calcext:value-type="float">
            <text:p>49</text:p>
          </table:table-cell>
          <table:table-cell office:value-type="string" calcext:value-type="string">
            <text:p>4:41:35 -  Vex laughs at Vax for looking so much older than her</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11">
          <table:table-cell table:formula="of:=[.A1810]" office:value-type="float" office:value="49" calcext:value-type="float">
            <text:p>49</text:p>
          </table:table-cell>
          <table:table-cell office:value-type="string" calcext:value-type="string">
            <text:p>4:44:18 – Sphinx shows them a vestige, Mythcarver, then tells them where the other vestiges are</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7">
          <table:table-cell table:formula="of:=[.A1811]" office:value-type="float" office:value="49" calcext:value-type="float">
            <text:p>49</text:p>
          </table:table-cell>
          <table:table-cell office:value-type="string" calcext:value-type="string">
            <text:p>4:48:45 – Game ends, Sam gets Mythcarver</text:p>
          </table:table-cell>
          <table:table-cell office:value-type="string" calcext:value-type="string">
            <text:p>https://littlecajunlady.tumblr.com/post/175309894713/critical-role-episode-49-a-name-is-earned</text:p>
          </table:table-cell>
          <table:table-cell office:value-type="string" calcext:value-type="string">
            <text:p>littlecajunlady</text:p>
          </table:table-cell>
        </table:table-row>
        <table:table-row table:style-name="ro3">
          <table:table-cell office:value-type="float" office:value="50" calcext:value-type="float">
            <text:p>50</text:p>
          </table:table-cell>
          <table:table-cell office:value-type="string" calcext:value-type="string">
            <text:p>0:30 – New intro </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3">
          <table:table-cell table:formula="of:=[.A1813]" office:value-type="float" office:value="50" calcext:value-type="float">
            <text:p>50</text:p>
          </table:table-cell>
          <table:table-cell office:value-type="string" calcext:value-type="string">
            <text:p>19:15 – Game starts </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5">
          <table:table-cell table:formula="of:=[.A1814]" office:value-type="float" office:value="50" calcext:value-type="float">
            <text:p>50</text:p>
          </table:table-cell>
          <table:table-cell office:value-type="string" calcext:value-type="string">
            <text:p>21:20 - Grog apologizes to Pike for accidentally stabbing her</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6">
          <table:table-cell table:formula="of:=[.A1815]" office:value-type="float" office:value="50" calcext:value-type="float">
            <text:p>50</text:p>
          </table:table-cell>
          <table:table-cell office:value-type="string" calcext:value-type="string">
            <text:p>26:20 – Grog’s nat 20 constitution saving throw against Craven Edge </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6">
          <table:table-cell table:formula="of:=[.A1816]" office:value-type="float" office:value="50" calcext:value-type="float">
            <text:p>50</text:p>
          </table:table-cell>
          <table:table-cell office:value-type="string" calcext:value-type="string">
            <text:p>29:08 – Travis’s roll should’ve been at disadvantage, rolls a 1</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2">
          <table:table-cell table:formula="of:=[.A1817]" office:value-type="float" office:value="50" calcext:value-type="float">
            <text:p>50</text:p>
          </table:table-cell>
          <table:table-cell office:value-type="string" calcext:value-type="string">
            <text:p>30:00 – Grog falls in the snow, dead</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4">
          <table:table-cell table:formula="of:=[.A1818]" office:value-type="float" office:value="50" calcext:value-type="float">
            <text:p>50</text:p>
          </table:table-cell>
          <table:table-cell office:value-type="string" calcext:value-type="string">
            <text:p>34:50 – Scanlan inspires Pike who is using revivify on Grog, ritual begins </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10">
          <table:table-cell table:formula="of:=[.A1819]" office:value-type="float" office:value="50" calcext:value-type="float">
            <text:p>50</text:p>
          </table:table-cell>
          <table:table-cell office:value-type="string" calcext:value-type="string">
            <text:p>36:05 - Vex gives Grog some ale, Vax asks for the Raven Queen’s help, Scanlan gives him a potion </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5">
          <table:table-cell table:formula="of:=[.A1820]" office:value-type="float" office:value="50" calcext:value-type="float">
            <text:p>50</text:p>
          </table:table-cell>
          <table:table-cell office:value-type="string" calcext:value-type="string">
            <text:p>41:15 - Percy talks to Craven Edge, Percy’s smoke returns</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10">
          <table:table-cell table:formula="of:=[.A1821]" office:value-type="float" office:value="50" calcext:value-type="float">
            <text:p>50</text:p>
          </table:table-cell>
          <table:table-cell office:value-type="string" calcext:value-type="string">
            <text:p>42:15 – Grog starts to choke Scanlan, then he wakes up &amp; realizes what he’s doing at 43:10</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10">
          <table:table-cell table:formula="of:=[.A1822]" office:value-type="float" office:value="50" calcext:value-type="float">
            <text:p>50</text:p>
          </table:table-cell>
          <table:table-cell office:value-type="string" calcext:value-type="string">
            <text:p>44:35 – They check to be sure it’s Grog then tell him he died &amp; try to get him to give up the sword</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10">
          <table:table-cell table:formula="of:=[.A1823]" office:value-type="float" office:value="50" calcext:value-type="float">
            <text:p>50</text:p>
          </table:table-cell>
          <table:table-cell office:value-type="string" calcext:value-type="string">
            <text:p>48:40 - Vax asks who knew about sword, keep trying to convince Grog to give it up </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10">
          <table:table-cell table:formula="of:=[.A1824]" office:value-type="float" office:value="50" calcext:value-type="float">
            <text:p>50</text:p>
          </table:table-cell>
          <table:table-cell office:value-type="string" calcext:value-type="string">
            <text:p>53:05 – Grog tells Pike he wants the sword to use against Kevdak &amp; she finally gets him to relent </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10">
          <table:table-cell table:formula="of:=[.A1825]" office:value-type="float" office:value="50" calcext:value-type="float">
            <text:p>50</text:p>
          </table:table-cell>
          <table:table-cell office:value-type="string" calcext:value-type="string">
            <text:p>1:00:15 - Scanlan inspires Pike ♪ (My Sharona), Pike casts greater restoration on the sword</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5">
          <table:table-cell table:formula="of:=[.A1826]" office:value-type="float" office:value="50" calcext:value-type="float">
            <text:p>50</text:p>
          </table:table-cell>
          <table:table-cell office:value-type="string" calcext:value-type="string">
            <text:p>1:02:30 - Pike breaks the thread linking Grog to the sword </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11">
          <table:table-cell table:formula="of:=[.A1827]" office:value-type="float" office:value="50" calcext:value-type="float">
            <text:p>50</text:p>
          </table:table-cell>
          <table:table-cell office:value-type="string" calcext:value-type="string">
            <text:p>1:03:15 – Matt “Grog, that fucking blade ate your soul” , Keyleth puts sword in pocket dimension</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18">
          <table:table-cell table:formula="of:=[.A1828]" office:value-type="float" office:value="50" calcext:value-type="float">
            <text:p>50</text:p>
          </table:table-cell>
          <table:table-cell office:value-type="string" calcext:value-type="string">
            <text:p>1:05:00 – Grog joke “There was a dagger that came with it” , Pike gives Grog back the gauntlets and he gives Pike boots of levitation, they decide to take a long rest </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10">
          <table:table-cell table:formula="of:=[.A1829]" office:value-type="float" office:value="50" calcext:value-type="float">
            <text:p>50</text:p>
          </table:table-cell>
          <table:table-cell office:value-type="string" calcext:value-type="string">
            <text:p>1:09:00 – Keyleth cures the old age effect on Vax, Percy and Vex work on the broom together</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4">
          <table:table-cell table:formula="of:=[.A1830]" office:value-type="float" office:value="50" calcext:value-type="float">
            <text:p>50</text:p>
          </table:table-cell>
          <table:table-cell office:value-type="string" calcext:value-type="string">
            <text:p>1:12:05 – Just a cute little Perc'ahlia moment ♥ “This was actually agreeable”</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11">
          <table:table-cell table:formula="of:=[.A1831]" office:value-type="float" office:value="50" calcext:value-type="float">
            <text:p>50</text:p>
          </table:table-cell>
          <table:table-cell office:value-type="string" calcext:value-type="string">
            <text:p>1:12:40 – Travis gets full Craven Edge card, Grog checks that his warhammer can’t talk back</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4">
          <table:table-cell table:formula="of:=[.A1832]" office:value-type="float" office:value="50" calcext:value-type="float">
            <text:p>50</text:p>
          </table:table-cell>
          <table:table-cell office:value-type="string" calcext:value-type="string">
            <text:p>(Pike fails stealth check, they run from a basilisk and make it back to the Frostweald)</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3">
          <table:table-cell table:formula="of:=[.A1833]" office:value-type="float" office:value="50" calcext:value-type="float">
            <text:p>50</text:p>
          </table:table-cell>
          <table:table-cell office:value-type="string" calcext:value-type="string">
            <text:p>1:21:30 – Break starts </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3">
          <table:table-cell table:formula="of:=[.A1834]" office:value-type="float" office:value="50" calcext:value-type="float">
            <text:p>50</text:p>
          </table:table-cell>
          <table:table-cell office:value-type="string" calcext:value-type="string">
            <text:p>1:35:50 - Break ends </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6">
          <table:table-cell table:formula="of:=[.A1835]" office:value-type="float" office:value="50" calcext:value-type="float">
            <text:p>50</text:p>
          </table:table-cell>
          <table:table-cell office:value-type="string" calcext:value-type="string">
            <text:p>(They plan on how to attack Kevdak for a while and camp outside Westerrun)</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4">
          <table:table-cell table:formula="of:=[.A1836]" office:value-type="float" office:value="50" calcext:value-type="float">
            <text:p>50</text:p>
          </table:table-cell>
          <table:table-cell office:value-type="string" calcext:value-type="string">
            <text:p>2:00:00 – Reginald, the farmer they met, is dead and strung up like a scarecrow </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4">
          <table:table-cell table:formula="of:=[.A1837]" office:value-type="float" office:value="50" calcext:value-type="float">
            <text:p>50</text:p>
          </table:table-cell>
          <table:table-cell office:value-type="string" calcext:value-type="string">
            <text:p>2:04:15 – Pike casts speak with dead on Reginald and asks him questions </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6">
          <table:table-cell table:formula="of:=[.A1838]" office:value-type="float" office:value="50" calcext:value-type="float">
            <text:p>50</text:p>
          </table:table-cell>
          <table:table-cell office:value-type="string" calcext:value-type="string">
            <text:p>2:07:40 – Scanlan asks Reginald what he wants them to tell his daughter </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4">
          <table:table-cell table:formula="of:=[.A1839]" office:value-type="float" office:value="50" calcext:value-type="float">
            <text:p>50</text:p>
          </table:table-cell>
          <table:table-cell office:value-type="string" calcext:value-type="string">
            <text:p>2:14:00 – Scanlan gives Pike a letter to read after he dies, she reads it right after he leaves </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5">
          <table:table-cell table:formula="of:=[.A1840]" office:value-type="float" office:value="50" calcext:value-type="float">
            <text:p>50</text:p>
          </table:table-cell>
          <table:table-cell office:value-type="string" calcext:value-type="string">
            <text:p>(The black dragon passes, they do some more planning) </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11">
          <table:table-cell table:formula="of:=[.A1841]" office:value-type="float" office:value="50" calcext:value-type="float">
            <text:p>50</text:p>
          </table:table-cell>
          <table:table-cell office:value-type="string" calcext:value-type="string">
            <text:p>2:24:08 – Scanlan impersonates undead Grog, Vax comes up with Scanlan looking like Grog’s dad instead</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5">
          <table:table-cell table:formula="of:=[.A1842]" office:value-type="float" office:value="50" calcext:value-type="float">
            <text:p>50</text:p>
          </table:table-cell>
          <table:table-cell office:value-type="string" calcext:value-type="string">
            <text:p>2:28:05 – Travis can’t remember Grog’s dad’s name</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16">
          <table:table-cell table:formula="of:=[.A1843]" office:value-type="float" office:value="50" calcext:value-type="float">
            <text:p>50</text:p>
          </table:table-cell>
          <table:table-cell office:value-type="string" calcext:value-type="string">
            <text:p>(Keyleth makes the trench, they plan for Scanlan to make an illusion of Strongjaw’s head instead, invisible Scanlan walks into town and their mission begins at 2:42:12)</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4">
          <table:table-cell table:formula="of:=[.A1844]" office:value-type="float" office:value="50" calcext:value-type="float">
            <text:p>50</text:p>
          </table:table-cell>
          <table:table-cell office:value-type="string" calcext:value-type="string">
            <text:p>2:52:30 – Vax gives Vex a wet willy, Taliesin and Marisha keep doing crow caws</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6">
          <table:table-cell table:formula="of:=[.A1845]" office:value-type="float" office:value="50" calcext:value-type="float">
            <text:p>50</text:p>
          </table:table-cell>
          <table:table-cell office:value-type="string" calcext:value-type="string">
            <text:p>2:53:10 – Scanlan casts thunderwave and loses invisibility, has to flee</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5">
          <table:table-cell table:formula="of:=[.A1846]" office:value-type="float" office:value="50" calcext:value-type="float">
            <text:p>50</text:p>
          </table:table-cell>
          <table:table-cell office:value-type="string" calcext:value-type="string">
            <text:p>2:59:05 – Scanlan finds Dr. Dranzel and Kaylie in a temple</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3">
          <table:table-cell table:formula="of:=[.A1847]" office:value-type="float" office:value="50" calcext:value-type="float">
            <text:p>50</text:p>
          </table:table-cell>
          <table:table-cell office:value-type="string" calcext:value-type="string">
            <text:p>2:59:50 – Game ends</text:p>
          </table:table-cell>
          <table:table-cell office:value-type="string" calcext:value-type="string">
            <text:p>https://littlecajunlady.tumblr.com/post/175408898779/critical-role-episode-50-best-laid-plans</text:p>
          </table:table-cell>
          <table:table-cell office:value-type="string" calcext:value-type="string">
            <text:p>littlecajunlady</text:p>
          </table:table-cell>
        </table:table-row>
        <table:table-row table:style-name="ro6">
          <table:table-cell office:value-type="float" office:value="51" calcext:value-type="float">
            <text:p>51</text:p>
          </table:table-cell>
          <table:table-cell office:value-type="string" calcext:value-type="string">
            <text:p>6:15 – Game starts, Scanlan tells Dr. Dranzel and Kaylie what’s going on</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5">
          <table:table-cell table:formula="of:=[.A1849]" office:value-type="float" office:value="51" calcext:value-type="float">
            <text:p>51</text:p>
          </table:table-cell>
          <table:table-cell office:value-type="string" calcext:value-type="string">
            <text:p>11:20 – Scanlan asks for Kaylie’s help and tells her the plan </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4">
          <table:table-cell table:formula="of:=[.A1850]" office:value-type="float" office:value="51" calcext:value-type="float">
            <text:p>51</text:p>
          </table:table-cell>
          <table:table-cell office:value-type="string" calcext:value-type="string">
            <text:p>13:44 – Scanlan feeds Kaylie the words he wants her to say as “Strongjaw”</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6">
          <table:table-cell table:formula="of:=[.A1851]" office:value-type="float" office:value="51" calcext:value-type="float">
            <text:p>51</text:p>
          </table:table-cell>
          <table:table-cell office:value-type="string" calcext:value-type="string">
            <text:p>24:55 – Grog can’t remember if his father is dead (he is btw)</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4">
          <table:table-cell table:formula="of:=[.A1852]" office:value-type="float" office:value="51" calcext:value-type="float">
            <text:p>51</text:p>
          </table:table-cell>
          <table:table-cell office:value-type="string" calcext:value-type="string">
            <text:p>28:10 – Grog steps out to meet the goliaths, who fall into the trap &amp; take 83 damage</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13">
          <table:table-cell table:formula="of:=[.A1853]" office:value-type="float" office:value="51" calcext:value-type="float">
            <text:p>51</text:p>
          </table:table-cell>
          <table:table-cell office:value-type="string" calcext:value-type="string">
            <text:p>(Percy knocks 2 more into pit, Vax does 70+ damage on one and kills it, Keyleth pulled off the wall by giant eagle but turns back into a raven in time)</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10">
          <table:table-cell table:formula="of:=[.A1854]" office:value-type="float" office:value="51" calcext:value-type="float">
            <text:p>51</text:p>
          </table:table-cell>
          <table:table-cell office:value-type="string" calcext:value-type="string">
            <text:p>38:55 – Grog’s deception, he sees a goliath, Suda, he used to know who recognizes him</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6">
          <table:table-cell table:formula="of:=[.A1855]" office:value-type="float" office:value="51" calcext:value-type="float">
            <text:p>51</text:p>
          </table:table-cell>
          <table:table-cell office:value-type="string" calcext:value-type="string">
            <text:p>40:25 – Grog attacks him, Pike casts war god’s blessing on Grog, fight continues</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7">
          <table:table-cell table:formula="of:=[.A1856]" office:value-type="float" office:value="51" calcext:value-type="float">
            <text:p>51</text:p>
          </table:table-cell>
          <table:table-cell office:value-type="string" calcext:value-type="string">
            <text:p>51:50 – Grog Sparta kicks Suda back into the pit</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7">
          <table:table-cell table:formula="of:=[.A1857]" office:value-type="float" office:value="51" calcext:value-type="float">
            <text:p>51</text:p>
          </table:table-cell>
          <table:table-cell office:value-type="string" calcext:value-type="string">
            <text:p>56:35 – Scanlan gives an acting class </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4">
          <table:table-cell table:formula="of:=[.A1858]" office:value-type="float" office:value="51" calcext:value-type="float">
            <text:p>51</text:p>
          </table:table-cell>
          <table:table-cell office:value-type="string" calcext:value-type="string">
            <text:p>58:00 - Scanlan and Kaylie “You can’t hate away me being your father”</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4">
          <table:table-cell table:formula="of:=[.A1859]" office:value-type="float" office:value="51" calcext:value-type="float">
            <text:p>51</text:p>
          </table:table-cell>
          <table:table-cell office:value-type="string" calcext:value-type="string">
            <text:p>1:02:50 – The group gets stopped by a half orc &amp; Scanlan talks his way out of it</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5">
          <table:table-cell table:formula="of:=[.A1860]" office:value-type="float" office:value="51" calcext:value-type="float">
            <text:p>51</text:p>
          </table:table-cell>
          <table:table-cell office:value-type="string" calcext:value-type="string">
            <text:p>1:05:15 – Dr. Dranzel nat 20 on opening the grate</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14">
          <table:table-cell table:formula="of:=[.A1861]" office:value-type="float" office:value="51" calcext:value-type="float">
            <text:p>51</text:p>
          </table:table-cell>
          <table:table-cell office:value-type="string" calcext:value-type="string">
            <text:p>1:06:20 – Scanlan fails a hold person on a guard, Kaylie successfully puts him to sleep, everyone goes down into the sewer except for Scanlan</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10">
          <table:table-cell table:formula="of:=[.A1862]" office:value-type="float" office:value="51" calcext:value-type="float">
            <text:p>51</text:p>
          </table:table-cell>
          <table:table-cell office:value-type="string" calcext:value-type="string">
            <text:p>(Vex and Percy each attack giant eagles that turn back to elf form and plummet to their deaths)  </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10">
          <table:table-cell table:formula="of:=[.A1863]" office:value-type="float" office:value="51" calcext:value-type="float">
            <text:p>51</text:p>
          </table:table-cell>
          <table:table-cell office:value-type="string" calcext:value-type="string">
            <text:p>1:19:55 – Scanlan reunited with the rest of VM, little Pikelan moment at 1:20:50</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10">
          <table:table-cell table:formula="of:=[.A1864]" office:value-type="float" office:value="51" calcext:value-type="float">
            <text:p>51</text:p>
          </table:table-cell>
          <table:table-cell office:value-type="string" calcext:value-type="string">
            <text:p>(They hide and discuss what to do next and if they should look for Wilhand at 1:25:30)</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2">
          <table:table-cell table:formula="of:=[.A1865]" office:value-type="float" office:value="51" calcext:value-type="float">
            <text:p>51</text:p>
          </table:table-cell>
          <table:table-cell office:value-type="string" calcext:value-type="string">
            <text:p>1:30:00 – Scanlan’s magical hole</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4">
          <table:table-cell table:formula="of:=[.A1866]" office:value-type="float" office:value="51" calcext:value-type="float">
            <text:p>51</text:p>
          </table:table-cell>
          <table:table-cell office:value-type="string" calcext:value-type="string">
            <text:p>1:37:30 – Keyleth is told to hug Grog to “stealthily” casts a spell on him</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7">
          <table:table-cell table:formula="of:=[.A1867]" office:value-type="float" office:value="51" calcext:value-type="float">
            <text:p>51</text:p>
          </table:table-cell>
          <table:table-cell office:value-type="string" calcext:value-type="string">
            <text:p>1:39:40 – Scanlan inspires Grog ♪</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12">
          <table:table-cell table:formula="of:=[.A1868]" office:value-type="float" office:value="51" calcext:value-type="float">
            <text:p>51</text:p>
          </table:table-cell>
          <table:table-cell office:value-type="string" calcext:value-type="string">
            <text:p>1:40:22 – Pike wants to cast aid on Scanlan but he doesn’t want her to, then asks if there is a “ritual” they have to do together</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7">
          <table:table-cell table:formula="of:=[.A1869]" office:value-type="float" office:value="51" calcext:value-type="float">
            <text:p>51</text:p>
          </table:table-cell>
          <table:table-cell office:value-type="string" calcext:value-type="string">
            <text:p>1:41:25 - Vex flashes her boobs at Grog to inspire him </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9">
          <table:table-cell table:formula="of:=[.A1870]" office:value-type="float" office:value="51" calcext:value-type="float">
            <text:p>51</text:p>
          </table:table-cell>
          <table:table-cell office:value-type="string" calcext:value-type="string">
            <text:p>1:41:50 – Grog and Pike cute moment + hug, then Grog starts walking to the town square while the others stealth behind</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5">
          <table:table-cell table:formula="of:=[.A1871]" office:value-type="float" office:value="51" calcext:value-type="float">
            <text:p>51</text:p>
          </table:table-cell>
          <table:table-cell office:value-type="string" calcext:value-type="string">
            <text:p>1:47:45 – Grog “What’s it like being the bitch of a dragon?”</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10">
          <table:table-cell table:formula="of:=[.A1872]" office:value-type="float" office:value="51" calcext:value-type="float">
            <text:p>51</text:p>
          </table:table-cell>
          <table:table-cell office:value-type="string" calcext:value-type="string">
            <text:p>(An elf &amp; Halfling investigate Pike’s failed stealth check, Vax kills elf, Vex shoots at Halfling)</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4">
          <table:table-cell table:formula="of:=[.A1873]" office:value-type="float" office:value="51" calcext:value-type="float">
            <text:p>51</text:p>
          </table:table-cell>
          <table:table-cell office:value-type="string" calcext:value-type="string">
            <text:p>1:55:20 – Pike steals the Halfling’s whip and hits him in the face with her mace </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4">
          <table:table-cell table:formula="of:=[.A1874]" office:value-type="float" office:value="51" calcext:value-type="float">
            <text:p>51</text:p>
          </table:table-cell>
          <table:table-cell office:value-type="string" calcext:value-type="string">
            <text:p>1:57:15 – Scanlan uses Mythcarver for the first time and finishes off the halfling</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16">
          <table:table-cell table:formula="of:=[.A1875]" office:value-type="float" office:value="51" calcext:value-type="float">
            <text:p>51</text:p>
          </table:table-cell>
          <table:table-cell office:value-type="string" calcext:value-type="string">
            <text:p>(Goliaths investigate after they fail more stealth checks and VM successfully hides, Ashley doesn’t remember Pike commissioned quieter armor from Gilmore at 2:03:05)</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10">
          <table:table-cell table:formula="of:=[.A1876]" office:value-type="float" office:value="51" calcext:value-type="float">
            <text:p>51</text:p>
          </table:table-cell>
          <table:table-cell office:value-type="string" calcext:value-type="string">
            <text:p>2:12:05 – Grog walks up and is recognized by a goliath named Greenbeard, Grog speech</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4">
          <table:table-cell table:formula="of:=[.A1877]" office:value-type="float" office:value="51" calcext:value-type="float">
            <text:p>51</text:p>
          </table:table-cell>
          <table:table-cell office:value-type="string" calcext:value-type="string">
            <text:p>2:17:15 - Kevdak speaks, Grog “Do you squat when you piss now?” at 2:19:15</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7">
          <table:table-cell table:formula="of:=[.A1878]" office:value-type="float" office:value="51" calcext:value-type="float">
            <text:p>51</text:p>
          </table:table-cell>
          <table:table-cell office:value-type="string" calcext:value-type="string">
            <text:p>2:20:45 – Grog challenges Kevdak</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3">
          <table:table-cell table:formula="of:=[.A1879]" office:value-type="float" office:value="51" calcext:value-type="float">
            <text:p>51</text:p>
          </table:table-cell>
          <table:table-cell office:value-type="string" calcext:value-type="string">
            <text:p>2:30:15 – The fight begins</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6">
          <table:table-cell table:formula="of:=[.A1880]" office:value-type="float" office:value="51" calcext:value-type="float">
            <text:p>51</text:p>
          </table:table-cell>
          <table:table-cell office:value-type="string" calcext:value-type="string">
            <text:p>2:50:00 – “Vox Machina! FUCK. SHIT. UP!”, Game ends</text:p>
          </table:table-cell>
          <table:table-cell office:value-type="string" calcext:value-type="string">
            <text:p>https://littlecajunlady.tumblr.com/post/175548580981/critical-role-episode-51-test-of-pride</text:p>
          </table:table-cell>
          <table:table-cell office:value-type="string" calcext:value-type="string">
            <text:p>littlecajunlady</text:p>
          </table:table-cell>
        </table:table-row>
        <table:table-row table:style-name="ro2">
          <table:table-cell office:value-type="float" office:value="52" calcext:value-type="float">
            <text:p>52</text:p>
          </table:table-cell>
          <table:table-cell office:value-type="string" calcext:value-type="string">
            <text:p>13:45 – Sam’s shirt of inspiration</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3">
          <table:table-cell table:formula="of:=[.A1882]" office:value-type="float" office:value="52" calcext:value-type="float">
            <text:p>52</text:p>
          </table:table-cell>
          <table:table-cell office:value-type="string" calcext:value-type="string">
            <text:p>15:15 – Game starts for real</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5">
          <table:table-cell table:formula="of:=[.A1883]" office:value-type="float" office:value="52" calcext:value-type="float">
            <text:p>52</text:p>
          </table:table-cell>
          <table:table-cell office:value-type="string" calcext:value-type="string">
            <text:p>17:28 – Travis about Matt “Because he’s fucking evil”</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4">
          <table:table-cell table:formula="of:=[.A1884]" office:value-type="float" office:value="52" calcext:value-type="float">
            <text:p>52</text:p>
          </table:table-cell>
          <table:table-cell office:value-type="string" calcext:value-type="string">
            <text:p>24:05 – Scanlan moons Kevdak, casts hold person on Kevdak at 26:55</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5">
          <table:table-cell table:formula="of:=[.A1885]" office:value-type="float" office:value="52" calcext:value-type="float">
            <text:p>52</text:p>
          </table:table-cell>
          <table:table-cell office:value-type="string" calcext:value-type="string">
            <text:p>36:50 – Grog to Kevdak “… I’m looking at a fucking dead man”</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3">
          <table:table-cell table:formula="of:=[.A1886]" office:value-type="float" office:value="52" calcext:value-type="float">
            <text:p>52</text:p>
          </table:table-cell>
          <table:table-cell office:value-type="string" calcext:value-type="string">
            <text:p>41:50 – Percy nat 20</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2">
          <table:table-cell table:formula="of:=[.A1887]" office:value-type="float" office:value="52" calcext:value-type="float">
            <text:p>52</text:p>
          </table:table-cell>
          <table:table-cell office:value-type="string" calcext:value-type="string">
            <text:p>49:00 – Pike’s nat 20 on Kevdak</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2">
          <table:table-cell table:formula="of:=[.A1888]" office:value-type="float" office:value="52" calcext:value-type="float">
            <text:p>52</text:p>
          </table:table-cell>
          <table:table-cell office:value-type="string" calcext:value-type="string">
            <text:p>57:20 – Vex’s nat 20 on Kevdak</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6">
          <table:table-cell table:formula="of:=[.A1889]" office:value-type="float" office:value="52" calcext:value-type="float">
            <text:p>52</text:p>
          </table:table-cell>
          <table:table-cell office:value-type="string" calcext:value-type="string">
            <text:p>1:03:15 – Laura suggests Vax is looking up Keyleth’s wind skirts </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2">
          <table:table-cell table:formula="of:=[.A1890]" office:value-type="float" office:value="52" calcext:value-type="float">
            <text:p>52</text:p>
          </table:table-cell>
          <table:table-cell office:value-type="string" calcext:value-type="string">
            <text:p>1:05:00 - Percy catches an arrow </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7">
          <table:table-cell table:formula="of:=[.A1891]" office:value-type="float" office:value="52" calcext:value-type="float">
            <text:p>52</text:p>
          </table:table-cell>
          <table:table-cell office:value-type="string" calcext:value-type="string">
            <text:p>1:08:45 – Kevdak fails to shake off hold person</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5">
          <table:table-cell table:formula="of:=[.A1892]" office:value-type="float" office:value="52" calcext:value-type="float">
            <text:p>52</text:p>
          </table:table-cell>
          <table:table-cell office:value-type="string" calcext:value-type="string">
            <text:p>1:12:22 – Scanlan heals Pike ♪ (Never Gonna Give You Up)</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2">
          <table:table-cell table:formula="of:=[.A1893]" office:value-type="float" office:value="52" calcext:value-type="float">
            <text:p>52</text:p>
          </table:table-cell>
          <table:table-cell office:value-type="string" calcext:value-type="string">
            <text:p>1:15:05 – Grog cuts off Kevdak’s arm</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5">
          <table:table-cell table:formula="of:=[.A1894]" office:value-type="float" office:value="52" calcext:value-type="float">
            <text:p>52</text:p>
          </table:table-cell>
          <table:table-cell office:value-type="string" calcext:value-type="string">
            <text:p>1:18:35 – Travis “I can feel my heartbeat in my face”</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5">
          <table:table-cell table:formula="of:=[.A1895]" office:value-type="float" office:value="52" calcext:value-type="float">
            <text:p>52</text:p>
          </table:table-cell>
          <table:table-cell office:value-type="string" calcext:value-type="string">
            <text:p>1:24:40 – Sam teases Taliesin for knowing the rules </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6">
          <table:table-cell table:formula="of:=[.A1896]" office:value-type="float" office:value="52" calcext:value-type="float">
            <text:p>52</text:p>
          </table:table-cell>
          <table:table-cell office:value-type="string" calcext:value-type="string">
            <text:p>1:29:20 – Scanlan counter spells the healing spell on Kevdak</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7">
          <table:table-cell table:formula="of:=[.A1897]" office:value-type="float" office:value="52" calcext:value-type="float">
            <text:p>52</text:p>
          </table:table-cell>
          <table:table-cell office:value-type="string" calcext:value-type="string">
            <text:p>1:36:50 – Vex flies down &amp; puts Grog in the necklace</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5">
          <table:table-cell table:formula="of:=[.A1898]" office:value-type="float" office:value="52" calcext:value-type="float">
            <text:p>52</text:p>
          </table:table-cell>
          <table:table-cell office:value-type="string" calcext:value-type="string">
            <text:p>1:49:30 – Scanlan loses concentration on hold person</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4">
          <table:table-cell table:formula="of:=[.A1899]" office:value-type="float" office:value="52" calcext:value-type="float">
            <text:p>52</text:p>
          </table:table-cell>
          <table:table-cell office:value-type="string" calcext:value-type="string">
            <text:p>1:52:50 – Scanlan “I kill the innocent” instead of hitting Vax, 2 villagers incinerated</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5">
          <table:table-cell table:formula="of:=[.A1900]" office:value-type="float" office:value="52" calcext:value-type="float">
            <text:p>52</text:p>
          </table:table-cell>
          <table:table-cell office:value-type="string" calcext:value-type="string">
            <text:p>1:57:00 – Scanlan inspires Pike ♪ (I’m a Believer)</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4">
          <table:table-cell table:formula="of:=[.A1901]" office:value-type="float" office:value="52" calcext:value-type="float">
            <text:p>52</text:p>
          </table:table-cell>
          <table:table-cell office:value-type="string" calcext:value-type="string">
            <text:p>1:59:00 – Scanlan fails to counterspell, Kevdak healed 70 hit points</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4">
          <table:table-cell table:formula="of:=[.A1902]" office:value-type="float" office:value="52" calcext:value-type="float">
            <text:p>52</text:p>
          </table:table-cell>
          <table:table-cell office:value-type="string" calcext:value-type="string">
            <text:p>2:01:50 – Percy tries to jump down from the roof, nat 1, then shoots Kevdak  </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6">
          <table:table-cell table:formula="of:=[.A1903]" office:value-type="float" office:value="52" calcext:value-type="float">
            <text:p>52</text:p>
          </table:table-cell>
          <table:table-cell office:value-type="string" calcext:value-type="string">
            <text:p>2:13:25 – Vax falls a little more in love with Keyleth as she sets things on fire</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7">
          <table:table-cell table:formula="of:=[.A1904]" office:value-type="float" office:value="52" calcext:value-type="float">
            <text:p>52</text:p>
          </table:table-cell>
          <table:table-cell office:value-type="string" calcext:value-type="string">
            <text:p>2:30:40 – Vex drops Grog from the necklace</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5">
          <table:table-cell table:formula="of:=[.A1905]" office:value-type="float" office:value="52" calcext:value-type="float">
            <text:p>52</text:p>
          </table:table-cell>
          <table:table-cell office:value-type="string" calcext:value-type="string">
            <text:p>2:31:25 – Grog nat 20 as he drops down on Kevdak</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7">
          <table:table-cell table:formula="of:=[.A1906]" office:value-type="float" office:value="52" calcext:value-type="float">
            <text:p>52</text:p>
          </table:table-cell>
          <table:table-cell office:value-type="string" calcext:value-type="string">
            <text:p>2:32:55 – Grog gets HDYWTDT on Kevdak</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2">
          <table:table-cell table:formula="of:=[.A1907]" office:value-type="float" office:value="52" calcext:value-type="float">
            <text:p>52</text:p>
          </table:table-cell>
          <table:table-cell office:value-type="string" calcext:value-type="string">
            <text:p>2:37:22 - Vex’s nat 20 intimidation</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6">
          <table:table-cell table:formula="of:=[.A1908]" office:value-type="float" office:value="52" calcext:value-type="float">
            <text:p>52</text:p>
          </table:table-cell>
          <table:table-cell office:value-type="string" calcext:value-type="string">
            <text:p>2:43:10 – Scanlan casts Bigby’s hand &amp; raises Grog up “like a fucking god”</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2">
          <table:table-cell table:formula="of:=[.A1909]" office:value-type="float" office:value="52" calcext:value-type="float">
            <text:p>52</text:p>
          </table:table-cell>
          <table:table-cell office:value-type="string" calcext:value-type="string">
            <text:p>2:44:18 – Grog speaks to the herd</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7">
          <table:table-cell table:formula="of:=[.A1910]" office:value-type="float" office:value="52" calcext:value-type="float">
            <text:p>52</text:p>
          </table:table-cell>
          <table:table-cell office:value-type="string" calcext:value-type="string">
            <text:p>2:49:00 – Zanror and his wife brought before Grog</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6">
          <table:table-cell table:formula="of:=[.A1911]" office:value-type="float" office:value="52" calcext:value-type="float">
            <text:p>52</text:p>
          </table:table-cell>
          <table:table-cell office:value-type="string" calcext:value-type="string">
            <text:p>2:54:40 – Grog attacks Greenbeard with a nat 20 and beheads him</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11">
          <table:table-cell table:formula="of:=[.A1912]" office:value-type="float" office:value="52" calcext:value-type="float">
            <text:p>52</text:p>
          </table:table-cell>
          <table:table-cell office:value-type="string" calcext:value-type="string">
            <text:p>(Grog has Zanror released, Zanror asks Grog to go with them to kill the dragon tomorrow)</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11">
          <table:table-cell table:formula="of:=[.A1913]" office:value-type="float" office:value="52" calcext:value-type="float">
            <text:p>52</text:p>
          </table:table-cell>
          <table:table-cell office:value-type="string" calcext:value-type="string">
            <text:p>3:02:15 – Pike uses raise dead to bring boy back to life, Percy &amp; Pike harmonize in Celestial at 3:03:55</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3">
          <table:table-cell table:formula="of:=[.A1914]" office:value-type="float" office:value="52" calcext:value-type="float">
            <text:p>52</text:p>
          </table:table-cell>
          <table:table-cell office:value-type="string" calcext:value-type="string">
            <text:p>3:12:25 – Game ends</text:p>
          </table:table-cell>
          <table:table-cell office:value-type="string" calcext:value-type="string">
            <text:p>https://littlecajunlady.tumblr.com/post/175785487647/critical-role-episode-52-the-kill-box</text:p>
          </table:table-cell>
          <table:table-cell office:value-type="string" calcext:value-type="string">
            <text:p>littlecajunlady</text:p>
          </table:table-cell>
        </table:table-row>
        <table:table-row table:style-name="ro5">
          <table:table-cell office:value-type="float" office:value="53" calcext:value-type="float">
            <text:p>53</text:p>
          </table:table-cell>
          <table:table-cell office:value-type="string" calcext:value-type="string">
            <text:p>04:45 – Liam gives Laura an early birthday gift, a broom</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3">
          <table:table-cell table:formula="of:=[.A1916]" office:value-type="float" office:value="53" calcext:value-type="float">
            <text:p>53</text:p>
          </table:table-cell>
          <table:table-cell office:value-type="string" calcext:value-type="string">
            <text:p>11:50 – Game starts</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6">
          <table:table-cell table:formula="of:=[.A1917]" office:value-type="float" office:value="53" calcext:value-type="float">
            <text:p>53</text:p>
          </table:table-cell>
          <table:table-cell office:value-type="string" calcext:value-type="string">
            <text:p>16:15 – VM returns the once dead boy, Theodore, to his home</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10">
          <table:table-cell table:formula="of:=[.A1918]" office:value-type="float" office:value="53" calcext:value-type="float">
            <text:p>53</text:p>
          </table:table-cell>
          <table:table-cell office:value-type="string" calcext:value-type="string">
            <text:p>(They talk to the boy’s mother for a while, about how she should get out of town &amp; Melora)</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5">
          <table:table-cell table:formula="of:=[.A1919]" office:value-type="float" office:value="53" calcext:value-type="float">
            <text:p>53</text:p>
          </table:table-cell>
          <table:table-cell office:value-type="string" calcext:value-type="string">
            <text:p>28:40 – Pike gives Theodore a doll &amp; he names it Pike </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6">
          <table:table-cell table:formula="of:=[.A1920]" office:value-type="float" office:value="53" calcext:value-type="float">
            <text:p>53</text:p>
          </table:table-cell>
          <table:table-cell office:value-type="string" calcext:value-type="string">
            <text:p>30:25 – They make it to Wilhand’s house, Pike forgets she has the key </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7">
          <table:table-cell table:formula="of:=[.A1921]" office:value-type="float" office:value="53" calcext:value-type="float">
            <text:p>53</text:p>
          </table:table-cell>
          <table:table-cell office:value-type="string" calcext:value-type="string">
            <text:p>35:20 – They find Wilhand hiding in the basement</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4">
          <table:table-cell table:formula="of:=[.A1922]" office:value-type="float" office:value="53" calcext:value-type="float">
            <text:p>53</text:p>
          </table:table-cell>
          <table:table-cell office:value-type="string" calcext:value-type="string">
            <text:p>38:15 – Pike tells Wilhand about Grog’s fight with Kevdak &amp; they all have a drink</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6">
          <table:table-cell table:formula="of:=[.A1923]" office:value-type="float" office:value="53" calcext:value-type="float">
            <text:p>53</text:p>
          </table:table-cell>
          <table:table-cell office:value-type="string" calcext:value-type="string">
            <text:p>44:15 – Wilhand is impressed to hear that Scanlan has a mansion </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3">
          <table:table-cell table:formula="of:=[.A1924]" office:value-type="float" office:value="53" calcext:value-type="float">
            <text:p>53</text:p>
          </table:table-cell>
          <table:table-cell office:value-type="string" calcext:value-type="string">
            <text:p>44:50 – At dawn, we plan </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5">
          <table:table-cell table:formula="of:=[.A1925]" office:value-type="float" office:value="53" calcext:value-type="float">
            <text:p>53</text:p>
          </table:table-cell>
          <table:table-cell office:value-type="string" calcext:value-type="string">
            <text:p>49:05 – Pike is reminded by Wilhand that she’s of marrying age </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5">
          <table:table-cell table:formula="of:=[.A1926]" office:value-type="float" office:value="53" calcext:value-type="float">
            <text:p>53</text:p>
          </table:table-cell>
          <table:table-cell office:value-type="string" calcext:value-type="string">
            <text:p>50:12 - Scanlan sings to make the mansion ♪ (Our House)</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5">
          <table:table-cell table:formula="of:=[.A1927]" office:value-type="float" office:value="53" calcext:value-type="float">
            <text:p>53</text:p>
          </table:table-cell>
          <table:table-cell office:value-type="string" calcext:value-type="string">
            <text:p>50:50 – Scanlan asks Wilhand’s permission to marry Pike</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5">
          <table:table-cell table:formula="of:=[.A1928]" office:value-type="float" office:value="53" calcext:value-type="float">
            <text:p>53</text:p>
          </table:table-cell>
          <table:table-cell office:value-type="string" calcext:value-type="string">
            <text:p>52:20 – Pike grabs something from under her bed </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11">
          <table:table-cell table:formula="of:=[.A1929]" office:value-type="float" office:value="53" calcext:value-type="float">
            <text:p>53</text:p>
          </table:table-cell>
          <table:table-cell office:value-type="string" calcext:value-type="string">
            <text:p>(They talk for a while about whether to fight the dragon with the goliaths or not, They make it to the house)</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4">
          <table:table-cell table:formula="of:=[.A1930]" office:value-type="float" office:value="53" calcext:value-type="float">
            <text:p>53</text:p>
          </table:table-cell>
          <table:table-cell office:value-type="string" calcext:value-type="string">
            <text:p>1:08:30 – Trinket goes back into the necklace/Grog left a fart behind in there  </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4">
          <table:table-cell table:formula="of:=[.A1931]" office:value-type="float" office:value="53" calcext:value-type="float">
            <text:p>53</text:p>
          </table:table-cell>
          <table:table-cell office:value-type="string" calcext:value-type="string">
            <text:p>1:09:50 – The twins argue the whole time as they rogue until a sweet moment at 1:22:10 </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6">
          <table:table-cell table:formula="of:=[.A1932]" office:value-type="float" office:value="53" calcext:value-type="float">
            <text:p>53</text:p>
          </table:table-cell>
          <table:table-cell office:value-type="string" calcext:value-type="string">
            <text:p>1:22:25 – Percy “It’s the voice of reason coming from downstairs”</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10">
          <table:table-cell table:formula="of:=[.A1933]" office:value-type="float" office:value="53" calcext:value-type="float">
            <text:p>53</text:p>
          </table:table-cell>
          <table:table-cell office:value-type="string" calcext:value-type="string">
            <text:p>1:29:20 – More “at dawn we plan” talk/Scanlan calls unseen servant Mort to open a door</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6">
          <table:table-cell table:formula="of:=[.A1934]" office:value-type="float" office:value="53" calcext:value-type="float">
            <text:p>53</text:p>
          </table:table-cell>
          <table:table-cell office:value-type="string" calcext:value-type="string">
            <text:p>1:37:25 – Vax draws a mustache on the stone golem they found</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6">
          <table:table-cell table:formula="of:=[.A1935]" office:value-type="float" office:value="53" calcext:value-type="float">
            <text:p>53</text:p>
          </table:table-cell>
          <table:table-cell office:value-type="string" calcext:value-type="string">
            <text:p>1:41:45 – Keyleth puts on the circlet they were sent to get/“Not Windows 10!”</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4">
          <table:table-cell table:formula="of:=[.A1936]" office:value-type="float" office:value="53" calcext:value-type="float">
            <text:p>53</text:p>
          </table:table-cell>
          <table:table-cell office:value-type="string" calcext:value-type="string">
            <text:p>1:45:50 – Keyleth can control the golem, Scanlan names it Fassbender</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6">
          <table:table-cell table:formula="of:=[.A1937]" office:value-type="float" office:value="53" calcext:value-type="float">
            <text:p>53</text:p>
          </table:table-cell>
          <table:table-cell office:value-type="string" calcext:value-type="string">
            <text:p>1:51:22 – Percy annoyed that robots have already been invented</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18">
          <table:table-cell table:formula="of:=[.A1938]" office:value-type="float" office:value="53" calcext:value-type="float">
            <text:p>53</text:p>
          </table:table-cell>
          <table:table-cell office:value-type="string" calcext:value-type="string">
            <text:p>(Scanlan makes Fassbender invisible and walk it outside – as it destroys the house on the way – then is introduced to Grog before they start heading back to Wilhand’s) </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3">
          <table:table-cell table:formula="of:=[.A1939]" office:value-type="float" office:value="53" calcext:value-type="float">
            <text:p>53</text:p>
          </table:table-cell>
          <table:table-cell office:value-type="string" calcext:value-type="string">
            <text:p>2:00:10 – Break starts </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3">
          <table:table-cell table:formula="of:=[.A1940]" office:value-type="float" office:value="53" calcext:value-type="float">
            <text:p>53</text:p>
          </table:table-cell>
          <table:table-cell office:value-type="string" calcext:value-type="string">
            <text:p>2:13:35 – Break ends </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5">
          <table:table-cell table:formula="of:=[.A1941]" office:value-type="float" office:value="53" calcext:value-type="float">
            <text:p>53</text:p>
          </table:table-cell>
          <table:table-cell office:value-type="string" calcext:value-type="string">
            <text:p>2:14:30 - Scanlan wants to go look for Kaylie in the sewers</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3">
          <table:table-cell table:formula="of:=[.A1942]" office:value-type="float" office:value="53" calcext:value-type="float">
            <text:p>53</text:p>
          </table:table-cell>
          <table:table-cell office:value-type="string" calcext:value-type="string">
            <text:p>2:15:48 - Vax is not a ranger</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7">
          <table:table-cell table:formula="of:=[.A1943]" office:value-type="float" office:value="53" calcext:value-type="float">
            <text:p>53</text:p>
          </table:table-cell>
          <table:table-cell office:value-type="string" calcext:value-type="string">
            <text:p>2:17:18 - Scanlan has forearms like Popeye</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12">
          <table:table-cell table:formula="of:=[.A1944]" office:value-type="float" office:value="53" calcext:value-type="float">
            <text:p>53</text:p>
          </table:table-cell>
          <table:table-cell office:value-type="string" calcext:value-type="string">
            <text:p>2:24:00 - They don’t find Kaylie, Scan thanks Vax for saving him, Scan confesses he killed civilians to save Vax </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6">
          <table:table-cell table:formula="of:=[.A1945]" office:value-type="float" office:value="53" calcext:value-type="float">
            <text:p>53</text:p>
          </table:table-cell>
          <table:table-cell office:value-type="string" calcext:value-type="string">
            <text:p>2:27:18 - Grog can see the golem now/Laura is salty about its name</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2">
          <table:table-cell table:formula="of:=[.A1946]" office:value-type="float" office:value="53" calcext:value-type="float">
            <text:p>53</text:p>
          </table:table-cell>
          <table:table-cell office:value-type="string" calcext:value-type="string">
            <text:p>2:32:35 - Speak n’spell voice</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4">
          <table:table-cell table:formula="of:=[.A1947]" office:value-type="float" office:value="53" calcext:value-type="float">
            <text:p>53</text:p>
          </table:table-cell>
          <table:table-cell office:value-type="string" calcext:value-type="string">
            <text:p>2:33:35 - Keyleth has Fassbender cast slow on Percy (continues to test golem)</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7">
          <table:table-cell table:formula="of:=[.A1948]" office:value-type="float" office:value="53" calcext:value-type="float">
            <text:p>53</text:p>
          </table:table-cell>
          <table:table-cell office:value-type="string" calcext:value-type="string">
            <text:p>2:40:00 - Small Percy and Keyleth moment</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7">
          <table:table-cell table:formula="of:=[.A1949]" office:value-type="float" office:value="53" calcext:value-type="float">
            <text:p>53</text:p>
          </table:table-cell>
          <table:table-cell office:value-type="string" calcext:value-type="string">
            <text:p>2:40:24 - Grog and Pike talk to his new bloodaxe</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3">
          <table:table-cell table:formula="of:=[.A1950]" office:value-type="float" office:value="53" calcext:value-type="float">
            <text:p>53</text:p>
          </table:table-cell>
          <table:table-cell office:value-type="string" calcext:value-type="string">
            <text:p>2:44:25 - Pike is a monstah</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5">
          <table:table-cell table:formula="of:=[.A1951]" office:value-type="float" office:value="53" calcext:value-type="float">
            <text:p>53</text:p>
          </table:table-cell>
          <table:table-cell office:value-type="string" calcext:value-type="string">
            <text:p>2:51:50 - Grog talks about his old herd &amp; his family now</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7">
          <table:table-cell table:formula="of:=[.A1952]" office:value-type="float" office:value="53" calcext:value-type="float">
            <text:p>53</text:p>
          </table:table-cell>
          <table:table-cell office:value-type="string" calcext:value-type="string">
            <text:p>2:52:55 - Scanlan proposes to Pike</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7">
          <table:table-cell table:formula="of:=[.A1953]" office:value-type="float" office:value="53" calcext:value-type="float">
            <text:p>53</text:p>
          </table:table-cell>
          <table:table-cell office:value-type="string" calcext:value-type="string">
            <text:p>2:56:44 - Vex &amp; Scanlan talk about Pike &amp; Kaylie</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5">
          <table:table-cell table:formula="of:=[.A1954]" office:value-type="float" office:value="53" calcext:value-type="float">
            <text:p>53</text:p>
          </table:table-cell>
          <table:table-cell office:value-type="string" calcext:value-type="string">
            <text:p>2:59:25 - Vax prays to the Raven Queen, a black feather </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6">
          <table:table-cell table:formula="of:=[.A1955]" office:value-type="float" office:value="53" calcext:value-type="float">
            <text:p>53</text:p>
          </table:table-cell>
          <table:table-cell office:value-type="string" calcext:value-type="string">
            <text:p>3:01:20 - Pike confesses that she read Scanlan’s letter/ends at 3:07:00 </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7">
          <table:table-cell table:formula="of:=[.A1956]" office:value-type="float" office:value="53" calcext:value-type="float">
            <text:p>53</text:p>
          </table:table-cell>
          <table:table-cell office:value-type="string" calcext:value-type="string">
            <text:p>3:05:34 - Pike mentions she loves someone else</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6">
          <table:table-cell table:formula="of:=[.A1957]" office:value-type="float" office:value="53" calcext:value-type="float">
            <text:p>53</text:p>
          </table:table-cell>
          <table:table-cell office:value-type="string" calcext:value-type="string">
            <text:p>(They wake up at dawn &amp; talk to Zanror, some of the herd wants to leave)</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6">
          <table:table-cell table:formula="of:=[.A1958]" office:value-type="float" office:value="53" calcext:value-type="float">
            <text:p>53</text:p>
          </table:table-cell>
          <table:table-cell office:value-type="string" calcext:value-type="string">
            <text:p>3:21:20 - Scanlan calls Ivon a coward, who spits in Scanlan’s face</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3">
          <table:table-cell table:formula="of:=[.A1959]" office:value-type="float" office:value="53" calcext:value-type="float">
            <text:p>53</text:p>
          </table:table-cell>
          <table:table-cell office:value-type="string" calcext:value-type="string">
            <text:p>3:29:40 - Pike trips Ivon</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5">
          <table:table-cell table:formula="of:=[.A1960]" office:value-type="float" office:value="53" calcext:value-type="float">
            <text:p>53</text:p>
          </table:table-cell>
          <table:table-cell office:value-type="string" calcext:value-type="string">
            <text:p>3:35:45 - They actually planned at dawn!/Game ends</text:p>
          </table:table-cell>
          <table:table-cell office:value-type="string" calcext:value-type="string">
            <text:p>https://littlecajunlady.tumblr.com/post/176198918555/critical-role-episode-53-at-dawn-we-plan</text:p>
          </table:table-cell>
          <table:table-cell office:value-type="string" calcext:value-type="string">
            <text:p>littlecajunlady</text:p>
          </table:table-cell>
        </table:table-row>
        <table:table-row table:style-name="ro7">
          <table:table-cell office:value-type="float" office:value="54" calcext:value-type="float">
            <text:p>54</text:p>
          </table:table-cell>
          <table:table-cell office:value-type="string" calcext:value-type="string">
            <text:p>10:12 – Game starts, Percy makes a dragon trap</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4">
          <table:table-cell table:formula="of:=[.A1962]" office:value-type="float" office:value="54" calcext:value-type="float">
            <text:p>54</text:p>
          </table:table-cell>
          <table:table-cell office:value-type="string" calcext:value-type="string">
            <text:p>14:55 - Vax and Scanlan talk about going into the dragon’s stomach together</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6">
          <table:table-cell table:formula="of:=[.A1963]" office:value-type="float" office:value="54" calcext:value-type="float">
            <text:p>54</text:p>
          </table:table-cell>
          <table:table-cell office:value-type="string" calcext:value-type="string">
            <text:p>17:30 – Vax to Scanlan “Nothing is better, everything is terrible”</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2">
          <table:table-cell table:formula="of:=[.A1964]" office:value-type="float" office:value="54" calcext:value-type="float">
            <text:p>54</text:p>
          </table:table-cell>
          <table:table-cell office:value-type="string" calcext:value-type="string">
            <text:p>21:45 – Vex and Scanlan trade armor</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6">
          <table:table-cell table:formula="of:=[.A1965]" office:value-type="float" office:value="54" calcext:value-type="float">
            <text:p>54</text:p>
          </table:table-cell>
          <table:table-cell office:value-type="string" calcext:value-type="string">
            <text:p>(Vax asks Percy to borrow his sword, Vex and Keyleth talk to Zanror)</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7">
          <table:table-cell table:formula="of:=[.A1966]" office:value-type="float" office:value="54" calcext:value-type="float">
            <text:p>54</text:p>
          </table:table-cell>
          <table:table-cell office:value-type="string" calcext:value-type="string">
            <text:p>32:55 – Vex “We have a wonderful tinkerer” </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3">
          <table:table-cell table:formula="of:=[.A1967]" office:value-type="float" office:value="54" calcext:value-type="float">
            <text:p>54</text:p>
          </table:table-cell>
          <table:table-cell office:value-type="string" calcext:value-type="string">
            <text:p>36:50 - Pillow fight </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2">
          <table:table-cell table:formula="of:=[.A1968]" office:value-type="float" office:value="54" calcext:value-type="float">
            <text:p>54</text:p>
          </table:table-cell>
          <table:table-cell office:value-type="string" calcext:value-type="string">
            <text:p>41:05 – Keyleth talks to Worra</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5">
          <table:table-cell table:formula="of:=[.A1969]" office:value-type="float" office:value="54" calcext:value-type="float">
            <text:p>54</text:p>
          </table:table-cell>
          <table:table-cell office:value-type="string" calcext:value-type="string">
            <text:p>48:20 – Grog goes to the prison and lets out some prisoners</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6">
          <table:table-cell table:formula="of:=[.A1970]" office:value-type="float" office:value="54" calcext:value-type="float">
            <text:p>54</text:p>
          </table:table-cell>
          <table:table-cell office:value-type="string" calcext:value-type="string">
            <text:p>52:40 - Grog knows one of the prisoners from pre-stream days, Abjurist Noja </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5">
          <table:table-cell table:formula="of:=[.A1971]" office:value-type="float" office:value="54" calcext:value-type="float">
            <text:p>54</text:p>
          </table:table-cell>
          <table:table-cell office:value-type="string" calcext:value-type="string">
            <text:p>1:00:45 - Grog finds Amelia, Reginald’s daughter </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2">
          <table:table-cell table:formula="of:=[.A1972]" office:value-type="float" office:value="54" calcext:value-type="float">
            <text:p>54</text:p>
          </table:table-cell>
          <table:table-cell office:value-type="string" calcext:value-type="string">
            <text:p>1:02:50 - Grog meets Old Davin</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10">
          <table:table-cell table:formula="of:=[.A1973]" office:value-type="float" office:value="54" calcext:value-type="float">
            <text:p>54</text:p>
          </table:table-cell>
          <table:table-cell office:value-type="string" calcext:value-type="string">
            <text:p>(Grog frees them all &amp; meets up with Scanlan, they return to Noja’s shop but it’s been looted) </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5">
          <table:table-cell table:formula="of:=[.A1974]" office:value-type="float" office:value="54" calcext:value-type="float">
            <text:p>54</text:p>
          </table:table-cell>
          <table:table-cell office:value-type="string" calcext:value-type="string">
            <text:p>1:20:30 – Scanlan totally remembers Noja</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7">
          <table:table-cell table:formula="of:=[.A1975]" office:value-type="float" office:value="54" calcext:value-type="float">
            <text:p>54</text:p>
          </table:table-cell>
          <table:table-cell office:value-type="string" calcext:value-type="string">
            <text:p>1:22:55 – Grog has gross black feet</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2">
          <table:table-cell table:formula="of:=[.A1976]" office:value-type="float" office:value="54" calcext:value-type="float">
            <text:p>54</text:p>
          </table:table-cell>
          <table:table-cell office:value-type="string" calcext:value-type="string">
            <text:p>1:28:50 – Vax and Keyleth conversation</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7">
          <table:table-cell table:formula="of:=[.A1977]" office:value-type="float" office:value="54" calcext:value-type="float">
            <text:p>54</text:p>
          </table:table-cell>
          <table:table-cell office:value-type="string" calcext:value-type="string">
            <text:p>1:33:40 – Keyleth, Vex, and Pike talk about Vax</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3">
          <table:table-cell table:formula="of:=[.A1978]" office:value-type="float" office:value="54" calcext:value-type="float">
            <text:p>54</text:p>
          </table:table-cell>
          <table:table-cell office:value-type="string" calcext:value-type="string">
            <text:p>1:38:40 - Break starts </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7">
          <table:table-cell table:formula="of:=[.A1979]" office:value-type="float" office:value="54" calcext:value-type="float">
            <text:p>54</text:p>
          </table:table-cell>
          <table:table-cell office:value-type="string" calcext:value-type="string">
            <text:p>1:50:30 - Break ends, more preparations </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7">
          <table:table-cell table:formula="of:=[.A1980]" office:value-type="float" office:value="54" calcext:value-type="float">
            <text:p>54</text:p>
          </table:table-cell>
          <table:table-cell office:value-type="string" calcext:value-type="string">
            <text:p>2:04:50 - Scanlan Inspires Vex ♪ (Changes)</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7">
          <table:table-cell table:formula="of:=[.A1981]" office:value-type="float" office:value="54" calcext:value-type="float">
            <text:p>54</text:p>
          </table:table-cell>
          <table:table-cell office:value-type="string" calcext:value-type="string">
            <text:p>2:06:48 – Vex asks Grog for Kevdak’s head</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5">
          <table:table-cell table:formula="of:=[.A1982]" office:value-type="float" office:value="54" calcext:value-type="float">
            <text:p>54</text:p>
          </table:table-cell>
          <table:table-cell office:value-type="string" calcext:value-type="string">
            <text:p>2:08:28 - Pike makes Grog give it up with just a look</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9">
          <table:table-cell table:formula="of:=[.A1983]" office:value-type="float" office:value="54" calcext:value-type="float">
            <text:p>54</text:p>
          </table:table-cell>
          <table:table-cell office:value-type="string" calcext:value-type="string">
            <text:p>(They do more planning &amp; trade items. Pike and Keyleth both do a hero’s feast so 24 people can eat) </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7">
          <table:table-cell table:formula="of:=[.A1984]" office:value-type="float" office:value="54" calcext:value-type="float">
            <text:p>54</text:p>
          </table:table-cell>
          <table:table-cell office:value-type="string" calcext:value-type="string">
            <text:p>2:25:22 Vax kisses Keyleth, for a while</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6">
          <table:table-cell table:formula="of:=[.A1985]" office:value-type="float" office:value="54" calcext:value-type="float">
            <text:p>54</text:p>
          </table:table-cell>
          <table:table-cell office:value-type="string" calcext:value-type="string">
            <text:p>2:32:12 – Pike casts deathward on Scanlan &amp; of course he protests</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5">
          <table:table-cell table:formula="of:=[.A1986]" office:value-type="float" office:value="54" calcext:value-type="float">
            <text:p>54</text:p>
          </table:table-cell>
          <table:table-cell office:value-type="string" calcext:value-type="string">
            <text:p>2:39:12 - Umbrasyl arrives and the trap goes off</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5">
          <table:table-cell table:formula="of:=[.A1987]" office:value-type="float" office:value="54" calcext:value-type="float">
            <text:p>54</text:p>
          </table:table-cell>
          <table:table-cell office:value-type="string" calcext:value-type="string">
            <text:p>(Roll initiative and Vex does over a 100 points of damage) </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6">
          <table:table-cell table:formula="of:=[.A1988]" office:value-type="float" office:value="54" calcext:value-type="float">
            <text:p>54</text:p>
          </table:table-cell>
          <table:table-cell office:value-type="string" calcext:value-type="string">
            <text:p>2:47:10 – Can Scanlan see Vax and Keyleth making out? Definitely not</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4">
          <table:table-cell table:formula="of:=[.A1989]" office:value-type="float" office:value="54" calcext:value-type="float">
            <text:p>54</text:p>
          </table:table-cell>
          <table:table-cell office:value-type="string" calcext:value-type="string">
            <text:p>2:54:48 – Scanlan’s cutting words so dragon doesn’t hit Grog, Sam’s whistle</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3">
          <table:table-cell table:formula="of:=[.A1990]" office:value-type="float" office:value="54" calcext:value-type="float">
            <text:p>54</text:p>
          </table:table-cell>
          <table:table-cell office:value-type="string" calcext:value-type="string">
            <text:p>3:02:35 - Tiny Vax </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6">
          <table:table-cell table:formula="of:=[.A1991]" office:value-type="float" office:value="54" calcext:value-type="float">
            <text:p>54</text:p>
          </table:table-cell>
          <table:table-cell office:value-type="string" calcext:value-type="string">
            <text:p>3:07:50 - Scanlan And Vax dimension door inside Umbasyl </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7">
          <table:table-cell table:formula="of:=[.A1992]" office:value-type="float" office:value="54" calcext:value-type="float">
            <text:p>54</text:p>
          </table:table-cell>
          <table:table-cell office:value-type="string" calcext:value-type="string">
            <text:p>3:08:20 - Scanlan inspires Keyleth ♪ </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5">
          <table:table-cell table:formula="of:=[.A1993]" office:value-type="float" office:value="54" calcext:value-type="float">
            <text:p>54</text:p>
          </table:table-cell>
          <table:table-cell office:value-type="string" calcext:value-type="string">
            <text:p>3:25:20 - Umbrasyl sprays acid and kills many</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7">
          <table:table-cell table:formula="of:=[.A1994]" office:value-type="float" office:value="54" calcext:value-type="float">
            <text:p>54</text:p>
          </table:table-cell>
          <table:table-cell office:value-type="string" calcext:value-type="string">
            <text:p>3:26:45 - Umbrasyl The Hope Devourer </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6">
          <table:table-cell table:formula="of:=[.A1995]" office:value-type="float" office:value="54" calcext:value-type="float">
            <text:p>54</text:p>
          </table:table-cell>
          <table:table-cell office:value-type="string" calcext:value-type="string">
            <text:p>3:38:15 - Scanlan uses the immovable rod inside Umbrasyl </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5">
          <table:table-cell table:formula="of:=[.A1996]" office:value-type="float" office:value="54" calcext:value-type="float">
            <text:p>54</text:p>
          </table:table-cell>
          <table:table-cell office:value-type="string" calcext:value-type="string">
            <text:p>4:13:43 - Zanror tells Worra to run and save their child</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6">
          <table:table-cell table:formula="of:=[.A1997]" office:value-type="float" office:value="54" calcext:value-type="float">
            <text:p>54</text:p>
          </table:table-cell>
          <table:table-cell office:value-type="string" calcext:value-type="string">
            <text:p>4:21:05 - Umbrasyl flies away and the immovable rod rips out of his body</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4">
          <table:table-cell table:formula="of:=[.A1998]" office:value-type="float" office:value="54" calcext:value-type="float">
            <text:p>54</text:p>
          </table:table-cell>
          <table:table-cell office:value-type="string" calcext:value-type="string">
            <text:p>(Vax and Scanlan still inside dragon, Grog is dangling off of it as it flies away) </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3">
          <table:table-cell table:formula="of:=[.A1999]" office:value-type="float" office:value="54" calcext:value-type="float">
            <text:p>54</text:p>
          </table:table-cell>
          <table:table-cell office:value-type="string" calcext:value-type="string">
            <text:p>4:22:48 – Game ends </text:p>
          </table:table-cell>
          <table:table-cell office:value-type="string" calcext:value-type="string">
            <text:p>https://littlecajunlady.tumblr.com/post/176449347667/critical-role-episode-54-in-the-belly-of-the</text:p>
          </table:table-cell>
          <table:table-cell office:value-type="string" calcext:value-type="string">
            <text:p>littlecajunlady</text:p>
          </table:table-cell>
        </table:table-row>
        <table:table-row table:style-name="ro3">
          <table:table-cell office:value-type="float" office:value="55" calcext:value-type="float">
            <text:p>55</text:p>
          </table:table-cell>
          <table:table-cell office:value-type="string" calcext:value-type="string">
            <text:p>13:30 – Game starts </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4">
          <table:table-cell table:formula="of:=[.A2001]" office:value-type="float" office:value="55" calcext:value-type="float">
            <text:p>55</text:p>
          </table:table-cell>
          <table:table-cell office:value-type="string" calcext:value-type="string">
            <text:p>(Starts with Grog, Vax, and Scanlan as they are carried away on the dragon)</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6">
          <table:table-cell table:formula="of:=[.A2002]" office:value-type="float" office:value="55" calcext:value-type="float">
            <text:p>55</text:p>
          </table:table-cell>
          <table:table-cell office:value-type="string" calcext:value-type="string">
            <text:p>24:10 – Scanlan turns into a snake and does 4 points of damage </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5">
          <table:table-cell table:formula="of:=[.A2003]" office:value-type="float" office:value="55" calcext:value-type="float">
            <text:p>55</text:p>
          </table:table-cell>
          <table:table-cell office:value-type="string" calcext:value-type="string">
            <text:p>35:50 - Liam “And there’s air queefing in and out of this slot?” </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7">
          <table:table-cell table:formula="of:=[.A2004]" office:value-type="float" office:value="55" calcext:value-type="float">
            <text:p>55</text:p>
          </table:table-cell>
          <table:table-cell office:value-type="string" calcext:value-type="string">
            <text:p>38:40 - Bigby’s hand fists the wound </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2">
          <table:table-cell table:formula="of:=[.A2005]" office:value-type="float" office:value="55" calcext:value-type="float">
            <text:p>55</text:p>
          </table:table-cell>
          <table:table-cell office:value-type="string" calcext:value-type="string">
            <text:p>43:45 – Taliesin’s hiss of annoyance</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5">
          <table:table-cell table:formula="of:=[.A2006]" office:value-type="float" office:value="55" calcext:value-type="float">
            <text:p>55</text:p>
          </table:table-cell>
          <table:table-cell office:value-type="string" calcext:value-type="string">
            <text:p>49:45 – Scanlan escapes the dragon on Bigby’s hand</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6">
          <table:table-cell table:formula="of:=[.A2007]" office:value-type="float" office:value="55" calcext:value-type="float">
            <text:p>55</text:p>
          </table:table-cell>
          <table:table-cell office:value-type="string" calcext:value-type="string">
            <text:p>55:40 – Vax has mulitclassed as a paladin of the Raven Queen</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6">
          <table:table-cell table:formula="of:=[.A2008]" office:value-type="float" office:value="55" calcext:value-type="float">
            <text:p>55</text:p>
          </table:table-cell>
          <table:table-cell office:value-type="string" calcext:value-type="string">
            <text:p>59:05 – Vax is thinking about his mother as he falls from the dragon</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10">
          <table:table-cell table:formula="of:=[.A2009]" office:value-type="float" office:value="55" calcext:value-type="float">
            <text:p>55</text:p>
          </table:table-cell>
          <table:table-cell office:value-type="string" calcext:value-type="string">
            <text:p>1:00:20 – Scanlan has to choose between saving Vax and Grog, goes for Grog &amp; catches him </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4">
          <table:table-cell table:formula="of:=[.A2010]" office:value-type="float" office:value="55" calcext:value-type="float">
            <text:p>55</text:p>
          </table:table-cell>
          <table:table-cell office:value-type="string" calcext:value-type="string">
            <text:p>1:02:35 – Scanlan polymorphs Grog into a giant eagle, which makes Grog smarter</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6">
          <table:table-cell table:formula="of:=[.A2011]" office:value-type="float" office:value="55" calcext:value-type="float">
            <text:p>55</text:p>
          </table:table-cell>
          <table:table-cell office:value-type="string" calcext:value-type="string">
            <text:p>1:06:00 – Vax hears the Raven Queen as he falls and catches onto Grog</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4">
          <table:table-cell table:formula="of:=[.A2012]" office:value-type="float" office:value="55" calcext:value-type="float">
            <text:p>55</text:p>
          </table:table-cell>
          <table:table-cell office:value-type="string" calcext:value-type="string">
            <text:p>1:07:40 – Keyleth appears next to Vax and she starts falling too, Keyteor </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6">
          <table:table-cell table:formula="of:=[.A2013]" office:value-type="float" office:value="55" calcext:value-type="float">
            <text:p>55</text:p>
          </table:table-cell>
          <table:table-cell office:value-type="string" calcext:value-type="string">
            <text:p>1:11:15 – They meet Shale, an elderly goliath woman</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7">
          <table:table-cell table:formula="of:=[.A2014]" office:value-type="float" office:value="55" calcext:value-type="float">
            <text:p>55</text:p>
          </table:table-cell>
          <table:table-cell office:value-type="string" calcext:value-type="string">
            <text:p>1:17:08 – Vex puts tiny Vax sitting on Trinket</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5">
          <table:table-cell table:formula="of:=[.A2015]" office:value-type="float" office:value="55" calcext:value-type="float">
            <text:p>55</text:p>
          </table:table-cell>
          <table:table-cell office:value-type="string" calcext:value-type="string">
            <text:p>(They take a while trying to figure out how to get up the mountain)</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3">
          <table:table-cell table:formula="of:=[.A2016]" office:value-type="float" office:value="55" calcext:value-type="float">
            <text:p>55</text:p>
          </table:table-cell>
          <table:table-cell office:value-type="string" calcext:value-type="string">
            <text:p>1:30:18 – Break starts </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3">
          <table:table-cell table:formula="of:=[.A2017]" office:value-type="float" office:value="55" calcext:value-type="float">
            <text:p>55</text:p>
          </table:table-cell>
          <table:table-cell office:value-type="string" calcext:value-type="string">
            <text:p>1:46:40 - Break ends</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7">
          <table:table-cell table:formula="of:=[.A2018]" office:value-type="float" office:value="55" calcext:value-type="float">
            <text:p>55</text:p>
          </table:table-cell>
          <table:table-cell office:value-type="string" calcext:value-type="string">
            <text:p>1:52:10 – Vax stealths through time, battle makeup </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4">
          <table:table-cell table:formula="of:=[.A2019]" office:value-type="float" office:value="55" calcext:value-type="float">
            <text:p>55</text:p>
          </table:table-cell>
          <table:table-cell office:value-type="string" calcext:value-type="string">
            <text:p>2:02:45 – Maybe Shale shouldn’t lead, Shale whacks Vax for calling her grandma</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6">
          <table:table-cell table:formula="of:=[.A2020]" office:value-type="float" office:value="55" calcext:value-type="float">
            <text:p>55</text:p>
          </table:table-cell>
          <table:table-cell office:value-type="string" calcext:value-type="string">
            <text:p>(They make their way to Umbrasyl’s, they run into some OLD magic)</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7">
          <table:table-cell table:formula="of:=[.A2021]" office:value-type="float" office:value="55" calcext:value-type="float">
            <text:p>55</text:p>
          </table:table-cell>
          <table:table-cell office:value-type="string" calcext:value-type="string">
            <text:p>2:21:20 – Vax to Vex “I want to kill this thing”</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6">
          <table:table-cell table:formula="of:=[.A2022]" office:value-type="float" office:value="55" calcext:value-type="float">
            <text:p>55</text:p>
          </table:table-cell>
          <table:table-cell office:value-type="string" calcext:value-type="string">
            <text:p>2:26:50 – Fight begins here after Vax bumped into invisible Umbrasyl</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2">
          <table:table-cell table:formula="of:=[.A2023]" office:value-type="float" office:value="55" calcext:value-type="float">
            <text:p>55</text:p>
          </table:table-cell>
          <table:table-cell office:value-type="string" calcext:value-type="string">
            <text:p>2:41:40 – Scanlan’s cutting words</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5">
          <table:table-cell table:formula="of:=[.A2024]" office:value-type="float" office:value="55" calcext:value-type="float">
            <text:p>55</text:p>
          </table:table-cell>
          <table:table-cell office:value-type="string" calcext:value-type="string">
            <text:p>2:46:50 – Shale calls the dragon a flying suitcase</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6">
          <table:table-cell table:formula="of:=[.A2025]" office:value-type="float" office:value="55" calcext:value-type="float">
            <text:p>55</text:p>
          </table:table-cell>
          <table:table-cell office:value-type="string" calcext:value-type="string">
            <text:p>2:55:22 - Scanlan inspires Shale ♪ (I Will Always Love You)</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2">
          <table:table-cell table:formula="of:=[.A2026]" office:value-type="float" office:value="55" calcext:value-type="float">
            <text:p>55</text:p>
          </table:table-cell>
          <table:table-cell office:value-type="string" calcext:value-type="string">
            <text:p>2:57:20 – Percy’s bald spot</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7">
          <table:table-cell table:formula="of:=[.A2027]" office:value-type="float" office:value="55" calcext:value-type="float">
            <text:p>55</text:p>
          </table:table-cell>
          <table:table-cell office:value-type="string" calcext:value-type="string">
            <text:p>3:09:20 – Vax pulls Vex out of the acid pit and heals her</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5">
          <table:table-cell table:formula="of:=[.A2028]" office:value-type="float" office:value="55" calcext:value-type="float">
            <text:p>55</text:p>
          </table:table-cell>
          <table:table-cell office:value-type="string" calcext:value-type="string">
            <text:p>3:11:30 – Umbrasyl’s nat 1 attack against Scanlan</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5">
          <table:table-cell table:formula="of:=[.A2029]" office:value-type="float" office:value="55" calcext:value-type="float">
            <text:p>55</text:p>
          </table:table-cell>
          <table:table-cell office:value-type="string" calcext:value-type="string">
            <text:p>3:13:30 - Pike’s 50 point guiding bolt up the butt</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2">
          <table:table-cell table:formula="of:=[.A2030]" office:value-type="float" office:value="55" calcext:value-type="float">
            <text:p>55</text:p>
          </table:table-cell>
          <table:table-cell office:value-type="string" calcext:value-type="string">
            <text:p>(Grog does a bunch of damage) </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2">
          <table:table-cell table:formula="of:=[.A2031]" office:value-type="float" office:value="55" calcext:value-type="float">
            <text:p>55</text:p>
          </table:table-cell>
          <table:table-cell office:value-type="string" calcext:value-type="string">
            <text:p>3:28:15 - Scanlan inspires Shale </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2">
          <table:table-cell table:formula="of:=[.A2032]" office:value-type="float" office:value="55" calcext:value-type="float">
            <text:p>55</text:p>
          </table:table-cell>
          <table:table-cell office:value-type="string" calcext:value-type="string">
            <text:p>3:29:40 – Percy sword attack</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10">
          <table:table-cell table:formula="of:=[.A2033]" office:value-type="float" office:value="55" calcext:value-type="float">
            <text:p>55</text:p>
          </table:table-cell>
          <table:table-cell office:value-type="string" calcext:value-type="string">
            <text:p>3:38:19 – Scanlan “You leave when Burt Reynolds says you can fucking leave!” </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7">
          <table:table-cell table:formula="of:=[.A2034]" office:value-type="float" office:value="55" calcext:value-type="float">
            <text:p>55</text:p>
          </table:table-cell>
          <table:table-cell office:value-type="string" calcext:value-type="string">
            <text:p>3:40:10 – Sam “This is a … CRITICAL ROLE”</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2">
          <table:table-cell table:formula="of:=[.A2035]" office:value-type="float" office:value="55" calcext:value-type="float">
            <text:p>55</text:p>
          </table:table-cell>
          <table:table-cell office:value-type="string" calcext:value-type="string">
            <text:p>3:52:33 – Percy’s nat 20 potion catch</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6">
          <table:table-cell table:formula="of:=[.A2036]" office:value-type="float" office:value="55" calcext:value-type="float">
            <text:p>55</text:p>
          </table:table-cell>
          <table:table-cell office:value-type="string" calcext:value-type="string">
            <text:p>3:53:04 - Scanlan inspires Grog ♪ (Who Let The Dogs Out)</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2">
          <table:table-cell table:formula="of:=[.A2037]" office:value-type="float" office:value="55" calcext:value-type="float">
            <text:p>55</text:p>
          </table:table-cell>
          <table:table-cell office:value-type="string" calcext:value-type="string">
            <text:p>4:06:55 – Grog gets HDYWTDT </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4">
          <table:table-cell table:formula="of:=[.A2038]" office:value-type="float" office:value="55" calcext:value-type="float">
            <text:p>55</text:p>
          </table:table-cell>
          <table:table-cell office:value-type="string" calcext:value-type="string">
            <text:p>4:10:34 – Shale sad she didn’t die in battle, Sam jokes that she jumps into acid</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2">
          <table:table-cell table:formula="of:=[.A2039]" office:value-type="float" office:value="55" calcext:value-type="float">
            <text:p>55</text:p>
          </table:table-cell>
          <table:table-cell office:value-type="string" calcext:value-type="string">
            <text:p>4:11:25 – Trinket was so brave </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7">
          <table:table-cell table:formula="of:=[.A2040]" office:value-type="float" office:value="55" calcext:value-type="float">
            <text:p>55</text:p>
          </table:table-cell>
          <table:table-cell office:value-type="string" calcext:value-type="string">
            <text:p>4:13:34 – Keyleth backs out on a kiss with tiny Vax</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2">
          <table:table-cell table:formula="of:=[.A2041]" office:value-type="float" office:value="55" calcext:value-type="float">
            <text:p>55</text:p>
          </table:table-cell>
          <table:table-cell office:value-type="string" calcext:value-type="string">
            <text:p>4:23:10 - Shale’s ending</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3">
          <table:table-cell table:formula="of:=[.A2042]" office:value-type="float" office:value="55" calcext:value-type="float">
            <text:p>55</text:p>
          </table:table-cell>
          <table:table-cell office:value-type="string" calcext:value-type="string">
            <text:p>4:26:30 – Game ends</text:p>
          </table:table-cell>
          <table:table-cell office:value-type="string" calcext:value-type="string">
            <text:p>https://littlecajunlady.tumblr.com/post/177771068964/critical-role-episode-55-umbrasyl</text:p>
          </table:table-cell>
          <table:table-cell office:value-type="string" calcext:value-type="string">
            <text:p>littlecajunlady</text:p>
          </table:table-cell>
        </table:table-row>
        <table:table-row table:style-name="ro3">
          <table:table-cell office:value-type="float" office:value="56" calcext:value-type="float">
            <text:p>56</text:p>
          </table:table-cell>
          <table:table-cell office:value-type="string" calcext:value-type="string">
            <text:p>14:00 - Game starts </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5">
          <table:table-cell table:formula="of:=[.A2044]" office:value-type="float" office:value="56" calcext:value-type="float">
            <text:p>56</text:p>
          </table:table-cell>
          <table:table-cell office:value-type="string" calcext:value-type="string">
            <text:p>(They argue about dragon scales and how much loot to take)</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5">
          <table:table-cell table:formula="of:=[.A2045]" office:value-type="float" office:value="56" calcext:value-type="float">
            <text:p>56</text:p>
          </table:table-cell>
          <table:table-cell office:value-type="string" calcext:value-type="string">
            <text:p>22:25 - Scanlan looks for a wedding ring in the loot</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5">
          <table:table-cell table:formula="of:=[.A2046]" office:value-type="float" office:value="56" calcext:value-type="float">
            <text:p>56</text:p>
          </table:table-cell>
          <table:table-cell office:value-type="string" calcext:value-type="string">
            <text:p>25:30 – Grog finds the jug and they all try to make it work</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6">
          <table:table-cell table:formula="of:=[.A2047]" office:value-type="float" office:value="56" calcext:value-type="float">
            <text:p>56</text:p>
          </table:table-cell>
          <table:table-cell office:value-type="string" calcext:value-type="string">
            <text:p>31:28 -  Find the Tome of Leadership and Influence, even Grog can read it</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7">
          <table:table-cell table:formula="of:=[.A2048]" office:value-type="float" office:value="56" calcext:value-type="float">
            <text:p>56</text:p>
          </table:table-cell>
          <table:table-cell office:value-type="string" calcext:value-type="string">
            <text:p>37:05 – Vax wants his boots back from Vex </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10">
          <table:table-cell table:formula="of:=[.A2049]" office:value-type="float" office:value="56" calcext:value-type="float">
            <text:p>56</text:p>
          </table:table-cell>
          <table:table-cell office:value-type="string" calcext:value-type="string">
            <text:p><text:a xlink:href="https://t.umblr.com/redirect?z=https%3A%2F%2Fwww.youtube.com%2Fwatch%3Fv%3D8xpnCiF4im0%26t%3D2339s&amp;t=MWE0OTJjY2U0MDIzODdkZWE4YjhkMTI2ZmIwNGM4NjBkZjE4MzRhMixNSVhjSzJhMA%3D%3D&amp;b=t%3AE7JpzwYkZonGl_RZDrfY6A&amp;p=https%3A%2F%2Flittlecajunlady.tumblr.com%2Fpost%2F178012830399%2Fcritical-role-episode-56-hope&amp;m=1&amp;ts=1611409152" xlink:type="simple">39:00</text:a> – Vax tries to steal his boots from sleeping Vex but Scanlan’s servants are protecting her feet</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4">
          <table:table-cell table:formula="of:=[.A2050]" office:value-type="float" office:value="56" calcext:value-type="float">
            <text:p>56</text:p>
          </table:table-cell>
          <table:table-cell office:value-type="string" calcext:value-type="string">
            <text:p>44:50 – Keyleth asks Scanlan for the hot spring and they all hear over the earring </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7">
          <table:table-cell table:formula="of:=[.A2051]" office:value-type="float" office:value="56" calcext:value-type="float">
            <text:p>56</text:p>
          </table:table-cell>
          <table:table-cell office:value-type="string" calcext:value-type="string">
            <text:p>47:30 – Vex and Keyleth talk about Vax</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6">
          <table:table-cell table:formula="of:=[.A2052]" office:value-type="float" office:value="56" calcext:value-type="float">
            <text:p>56</text:p>
          </table:table-cell>
          <table:table-cell office:value-type="string" calcext:value-type="string">
            <text:p>53:40 - Grog thinks Keyleth is drowning and tries to save her</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6">
          <table:table-cell table:formula="of:=[.A2053]" office:value-type="float" office:value="56" calcext:value-type="float">
            <text:p>56</text:p>
          </table:table-cell>
          <table:table-cell office:value-type="string" calcext:value-type="string">
            <text:p>54:10 – Vax smears chicken sorbe in Vex’s sheets and goes to bed</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2">
          <table:table-cell table:formula="of:=[.A2054]" office:value-type="float" office:value="56" calcext:value-type="float">
            <text:p>56</text:p>
          </table:table-cell>
          <table:table-cell office:value-type="string" calcext:value-type="string">
            <text:p>54:45 – The <text:a xlink:href="https://t.umblr.com/redirect?z=https%3A%2F%2Fyoutu.be%2FIAv1mpQQOe4&amp;t=YWUzOWYzYTYzMmIwNzc3NDA3NWZlNWIwZTQ4ZTE4MjYzYWNkNTY1YSxNSVhjSzJhMA%3D%3D&amp;b=t%3AE7JpzwYkZonGl_RZDrfY6A&amp;p=https%3A%2F%2Flittlecajunlady.tumblr.com%2Fpost%2F178012830399%2Fcritical-role-episode-56-hope&amp;m=1&amp;ts=1611409152" xlink:type="simple">cannonball</text:a> contest begins</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11">
          <table:table-cell table:formula="of:=[.A2055]" office:value-type="float" office:value="56" calcext:value-type="float">
            <text:p>56</text:p>
          </table:table-cell>
          <table:table-cell office:value-type="string" calcext:value-type="string">
            <text:p>55:22 – Scanlan wanders in eating chicken and wearing no pants, Grog will be the judge</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4">
          <table:table-cell table:formula="of:=[.A2056]" office:value-type="float" office:value="56" calcext:value-type="float">
            <text:p>56</text:p>
          </table:table-cell>
          <table:table-cell office:value-type="string" calcext:value-type="string">
            <text:p>(Keyleth cannonball 56:35, Pike 57:36, Scan 59:15, Percy 1:00:08, Vex 1:01:55)</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2">
          <table:table-cell table:formula="of:=[.A2057]" office:value-type="float" office:value="56" calcext:value-type="float">
            <text:p>56</text:p>
          </table:table-cell>
          <table:table-cell office:value-type="string" calcext:value-type="string">
            <text:p>1:03:25 – Percy wins the contest  </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6">
          <table:table-cell table:formula="of:=[.A2058]" office:value-type="float" office:value="56" calcext:value-type="float">
            <text:p>56</text:p>
          </table:table-cell>
          <table:table-cell office:value-type="string" calcext:value-type="string">
            <text:p>1:06:40 - Grog tells them how the<text:a xlink:href="https://t.umblr.com/redirect?z=https%3A%2F%2Fyoutu.be%2FLZ5zUYJDs3o&amp;t=MzJhODY4MmU4OTRkMzI1YjBmZjQ2OGQwYTYyMDBjMjVjNDdmMDY5NCxNSVhjSzJhMA%3D%3D&amp;b=t%3AE7JpzwYkZonGl_RZDrfY6A&amp;p=https%3A%2F%2Flittlecajunlady.tumblr.com%2Fpost%2F178012830399%2Fcritical-role-episode-56-hope&amp;m=1&amp;ts=1611409152" xlink:type="simple"> jug</text:a> works, it also makes <text:a xlink:href="https://t.umblr.com/redirect?z=https%3A%2F%2Fyoutu.be%2FAFE2QIPsZwY&amp;t=NDc4MDM3NDA2ZTU2MjY1YThlYmQ1Njg1NzI4OWYxNDUzZmNiYjhiZSxNSVhjSzJhMA%3D%3D&amp;b=t%3AE7JpzwYkZonGl_RZDrfY6A&amp;p=https%3A%2F%2Flittlecajunlady.tumblr.com%2Fpost%2F178012830399%2Fcritical-role-episode-56-hope&amp;m=1&amp;ts=1611409152" xlink:type="simple">mayonnaise</text:a> </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6">
          <table:table-cell table:formula="of:=[.A2059]" office:value-type="float" office:value="56" calcext:value-type="float">
            <text:p>56</text:p>
          </table:table-cell>
          <table:table-cell office:value-type="string" calcext:value-type="string">
            <text:p>1:09:35 – Scanlan wants the tome, Keyleth can have it next century</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6">
          <table:table-cell table:formula="of:=[.A2060]" office:value-type="float" office:value="56" calcext:value-type="float">
            <text:p>56</text:p>
          </table:table-cell>
          <table:table-cell office:value-type="string" calcext:value-type="string">
            <text:p>1:13:10 – They worry about Scanlan becoming TOO charming  </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7">
          <table:table-cell table:formula="of:=[.A2061]" office:value-type="float" office:value="56" calcext:value-type="float">
            <text:p>56</text:p>
          </table:table-cell>
          <table:table-cell office:value-type="string" calcext:value-type="string">
            <text:p>1:16:15 – Percy leaves a warning for the dragons</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2">
          <table:table-cell table:formula="of:=[.A2062]" office:value-type="float" office:value="56" calcext:value-type="float">
            <text:p>56</text:p>
          </table:table-cell>
          <table:table-cell office:value-type="string" calcext:value-type="string">
            <text:p>1:19:30 – Grog and Zanror </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5">
          <table:table-cell table:formula="of:=[.A2063]" office:value-type="float" office:value="56" calcext:value-type="float">
            <text:p>56</text:p>
          </table:table-cell>
          <table:table-cell office:value-type="string" calcext:value-type="string">
            <text:p>1:24:25 – Pike’s bomb went off and killed Blackfoot</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6">
          <table:table-cell table:formula="of:=[.A2064]" office:value-type="float" office:value="56" calcext:value-type="float">
            <text:p>56</text:p>
          </table:table-cell>
          <table:table-cell office:value-type="string" calcext:value-type="string">
            <text:p>1:27:05 – Enter Kerrek, and Vex’s awkward hello at 1:28:15</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4">
          <table:table-cell table:formula="of:=[.A2065]" office:value-type="float" office:value="56" calcext:value-type="float">
            <text:p>56</text:p>
          </table:table-cell>
          <table:table-cell office:value-type="string" calcext:value-type="string">
            <text:p>1:57:02 – Keyleth talks to Percy about being called heroes, Kerrek calms her down</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5">
          <table:table-cell table:formula="of:=[.A2066]" office:value-type="float" office:value="56" calcext:value-type="float">
            <text:p>56</text:p>
          </table:table-cell>
          <table:table-cell office:value-type="string" calcext:value-type="string">
            <text:p>2:05:08 – Kerrek gives Keyleth a hug, not a stabbing</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7">
          <table:table-cell table:formula="of:=[.A2067]" office:value-type="float" office:value="56" calcext:value-type="float">
            <text:p>56</text:p>
          </table:table-cell>
          <table:table-cell office:value-type="string" calcext:value-type="string">
            <text:p>2:07:22 – VM tells Amelia about her father</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3">
          <table:table-cell table:formula="of:=[.A2068]" office:value-type="float" office:value="56" calcext:value-type="float">
            <text:p>56</text:p>
          </table:table-cell>
          <table:table-cell office:value-type="string" calcext:value-type="string">
            <text:p>2:13:05 – Break starts</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3">
          <table:table-cell table:formula="of:=[.A2069]" office:value-type="float" office:value="56" calcext:value-type="float">
            <text:p>56</text:p>
          </table:table-cell>
          <table:table-cell office:value-type="string" calcext:value-type="string">
            <text:p>2:28:55 - Break ends </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7">
          <table:table-cell table:formula="of:=[.A2070]" office:value-type="float" office:value="56" calcext:value-type="float">
            <text:p>56</text:p>
          </table:table-cell>
          <table:table-cell office:value-type="string" calcext:value-type="string">
            <text:p>2:30:24 - Grog needs to work out how to use the jug</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10">
          <table:table-cell table:formula="of:=[.A2071]" office:value-type="float" office:value="56" calcext:value-type="float">
            <text:p>56</text:p>
          </table:table-cell>
          <table:table-cell office:value-type="string" calcext:value-type="string">
            <text:p>2:33:00 – Scanlan asked Kerr to make a secret compartment on a sheath, only turns out okay </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9">
          <table:table-cell table:formula="of:=[.A2072]" office:value-type="float" office:value="56" calcext:value-type="float">
            <text:p>56</text:p>
          </table:table-cell>
          <table:table-cell office:value-type="string" calcext:value-type="string">
            <text:p>2:34:45 – Scanlan inspires Kerrek with limerick about Shale, if Percy had made it it would explode </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7">
          <table:table-cell table:formula="of:=[.A2073]" office:value-type="float" office:value="56" calcext:value-type="float">
            <text:p>56</text:p>
          </table:table-cell>
          <table:table-cell office:value-type="string" calcext:value-type="string">
            <text:p>2:37:00 – Scanlan scrys on Greyskull Keep</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6">
          <table:table-cell table:formula="of:=[.A2074]" office:value-type="float" office:value="56" calcext:value-type="float">
            <text:p>56</text:p>
          </table:table-cell>
          <table:table-cell office:value-type="string" calcext:value-type="string">
            <text:p>2:43:25 – Scanlan knows the distance to Kymal, “My girl is there”</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9">
          <table:table-cell table:formula="of:=[.A2075]" office:value-type="float" office:value="56" calcext:value-type="float">
            <text:p>56</text:p>
          </table:table-cell>
          <table:table-cell office:value-type="string" calcext:value-type="string">
            <text:p>2:43:55 – Keyleth &amp; Percy argue about Westruun, Percy “Our friend Pike from nowhere” at 2:45:30</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7">
          <table:table-cell table:formula="of:=[.A2076]" office:value-type="float" office:value="56" calcext:value-type="float">
            <text:p>56</text:p>
          </table:table-cell>
          <table:table-cell office:value-type="string" calcext:value-type="string">
            <text:p>2:46:00 – Pike &amp; Scanlan talk to the town</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10">
          <table:table-cell table:formula="of:=[.A2077]" office:value-type="float" office:value="56" calcext:value-type="float">
            <text:p>56</text:p>
          </table:table-cell>
          <table:table-cell office:value-type="string" calcext:value-type="string">
            <text:p>2:51:12 – Percy “the terrible woman may have a point”/Percy “New money” at 2:52:44</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2">
          <table:table-cell table:formula="of:=[.A2078]" office:value-type="float" office:value="56" calcext:value-type="float">
            <text:p>56</text:p>
          </table:table-cell>
          <table:table-cell office:value-type="string" calcext:value-type="string">
            <text:p>3:01:22 – Vax talks to Amelia</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5">
          <table:table-cell table:formula="of:=[.A2079]" office:value-type="float" office:value="56" calcext:value-type="float">
            <text:p>56</text:p>
          </table:table-cell>
          <table:table-cell office:value-type="string" calcext:value-type="string">
            <text:p>3:07:50 - Percy “I live as long as Whitestone lives” </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5">
          <table:table-cell table:formula="of:=[.A2080]" office:value-type="float" office:value="56" calcext:value-type="float">
            <text:p>56</text:p>
          </table:table-cell>
          <table:table-cell office:value-type="string" calcext:value-type="string">
            <text:p>3:13:12 – Kerrek goes to Kymal with Scanlan and Pike</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4">
          <table:table-cell table:formula="of:=[.A2081]" office:value-type="float" office:value="56" calcext:value-type="float">
            <text:p>56</text:p>
          </table:table-cell>
          <table:table-cell office:value-type="string" calcext:value-type="string">
            <text:p>3:15:45 – Scanlan uses last of scry potion &amp; puts poop in secret compartment of sheath</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4">
          <table:table-cell table:formula="of:=[.A2082]" office:value-type="float" office:value="56" calcext:value-type="float">
            <text:p>56</text:p>
          </table:table-cell>
          <table:table-cell office:value-type="string" calcext:value-type="string">
            <text:p>3:19:50 – Scanlan finds Kaylie, he gives her the ring and the sword at <text:a xlink:href="https://t.umblr.com/redirect?z=https%3A%2F%2Fwww.youtube.com%2Fwatch%3Fv%3D8xpnCiF4im0%26t%3D12090s&amp;t=MmNmZmYwZDdmY2ExNWU2YjFmODg1MGEwN2YxYWZjZTZiODhiODU3YyxNSVhjSzJhMA%3D%3D&amp;b=t%3AE7JpzwYkZonGl_RZDrfY6A&amp;p=https%3A%2F%2Flittlecajunlady.tumblr.com%2Fpost%2F178012830399%2Fcritical-role-episode-56-hope&amp;m=1&amp;ts=1611409152" xlink:type="simple">3:21:30</text:a> </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5">
          <table:table-cell table:formula="of:=[.A2083]" office:value-type="float" office:value="56" calcext:value-type="float">
            <text:p>56</text:p>
          </table:table-cell>
          <table:table-cell office:value-type="string" calcext:value-type="string">
            <text:p>3:26:44 – Pike introduces herself to Kaylie</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4">
          <table:table-cell table:formula="of:=[.A2084]" office:value-type="float" office:value="56" calcext:value-type="float">
            <text:p>56</text:p>
          </table:table-cell>
          <table:table-cell office:value-type="string" calcext:value-type="string">
            <text:p>3:27:50 – Vax braids Vex’s hair, Vax “Elaina would be proud of you. I’m proud of you”</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10">
          <table:table-cell table:formula="of:=[.A2085]" office:value-type="float" office:value="56" calcext:value-type="float">
            <text:p>56</text:p>
          </table:table-cell>
          <table:table-cell office:value-type="string" calcext:value-type="string">
            <text:p>3:30:18 – Kerr package/Vex thinks Kerr would make a good leader but he doesn’t think so</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4">
          <table:table-cell table:formula="of:=[.A2086]" office:value-type="float" office:value="56" calcext:value-type="float">
            <text:p>56</text:p>
          </table:table-cell>
          <table:table-cell office:value-type="string" calcext:value-type="string">
            <text:p>3:33:10 – Matt easily names the flower of Westeruun, Taliesin “You sick fuck”</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5">
          <table:table-cell table:formula="of:=[.A2087]" office:value-type="float" office:value="56" calcext:value-type="float">
            <text:p>56</text:p>
          </table:table-cell>
          <table:table-cell office:value-type="string" calcext:value-type="string">
            <text:p>3:36:50 – VM stick figure drawings drawn by a little boy</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6">
          <table:table-cell table:formula="of:=[.A2088]" office:value-type="float" office:value="56" calcext:value-type="float">
            <text:p>56</text:p>
          </table:table-cell>
          <table:table-cell office:value-type="string" calcext:value-type="string">
            <text:p>3:38:44 – Vax needs to go to Vasselheim to the Raven Queen’s temple</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4">
          <table:table-cell table:formula="of:=[.A2089]" office:value-type="float" office:value="56" calcext:value-type="float">
            <text:p>56</text:p>
          </table:table-cell>
          <table:table-cell office:value-type="string" calcext:value-type="string">
            <text:p>3:39:50 – Pike confronts Vax about how he’s avoiding her, she threatens RQ at 3:44:40</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10">
          <table:table-cell table:formula="of:=[.A2090]" office:value-type="float" office:value="56" calcext:value-type="float">
            <text:p>56</text:p>
          </table:table-cell>
          <table:table-cell office:value-type="string" calcext:value-type="string">
            <text:p>3:46:00 – Pike to Vax “We’re all all kinds of fucked up,” She smacks Scanlan on the ass </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5">
          <table:table-cell table:formula="of:=[.A2091]" office:value-type="float" office:value="56" calcext:value-type="float">
            <text:p>56</text:p>
          </table:table-cell>
          <table:table-cell office:value-type="string" calcext:value-type="string">
            <text:p>3:48:00 – Side conversations and catchphrases</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5">
          <table:table-cell table:formula="of:=[.A2092]" office:value-type="float" office:value="56" calcext:value-type="float">
            <text:p>56</text:p>
          </table:table-cell>
          <table:table-cell office:value-type="string" calcext:value-type="string">
            <text:p>3:48:15 – Vax and Keyleth talk, they all head to Vasselheim</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3">
          <table:table-cell table:formula="of:=[.A2093]" office:value-type="float" office:value="56" calcext:value-type="float">
            <text:p>56</text:p>
          </table:table-cell>
          <table:table-cell office:value-type="string" calcext:value-type="string">
            <text:p>3:50:02 - Game ends </text:p>
          </table:table-cell>
          <table:table-cell office:value-type="string" calcext:value-type="string">
            <text:p>https://littlecajunlady.tumblr.com/post/178012830399/critical-role-episode-56-hope</text:p>
          </table:table-cell>
          <table:table-cell office:value-type="string" calcext:value-type="string">
            <text:p>littlecajunlady</text:p>
          </table:table-cell>
        </table:table-row>
        <table:table-row table:style-name="ro3">
          <table:table-cell office:value-type="float" office:value="57" calcext:value-type="float">
            <text:p>57</text:p>
          </table:table-cell>
          <table:table-cell office:value-type="string" calcext:value-type="string">
            <text:p>13:40 – Game starts</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5">
          <table:table-cell table:formula="of:=[.A2095]" office:value-type="float" office:value="57" calcext:value-type="float">
            <text:p>57</text:p>
          </table:table-cell>
          <table:table-cell office:value-type="string" calcext:value-type="string">
            <text:p>14:50 – Percy has errands but Grog is not allowed to shop</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7">
          <table:table-cell table:formula="of:=[.A2096]" office:value-type="float" office:value="57" calcext:value-type="float">
            <text:p>57</text:p>
          </table:table-cell>
          <table:table-cell office:value-type="string" calcext:value-type="string">
            <text:p>19:58 – Half elves are humble dragon slayers</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4">
          <table:table-cell table:formula="of:=[.A2097]" office:value-type="float" office:value="57" calcext:value-type="float">
            <text:p>57</text:p>
          </table:table-cell>
          <table:table-cell office:value-type="string" calcext:value-type="string">
            <text:p>(They go to the Slayers Take, talk to Vanessa, &amp; don’t sell their white dragon scales)</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2">
          <table:table-cell table:formula="of:=[.A2098]" office:value-type="float" office:value="57" calcext:value-type="float">
            <text:p>57</text:p>
          </table:table-cell>
          <table:table-cell office:value-type="string" calcext:value-type="string">
            <text:p>29:22 – Percy gives Vax his mask </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7">
          <table:table-cell table:formula="of:=[.A2099]" office:value-type="float" office:value="57" calcext:value-type="float">
            <text:p>57</text:p>
          </table:table-cell>
          <table:table-cell office:value-type="string" calcext:value-type="string">
            <text:p>31:50 – Percy, Scanlan, and Grog return to Viktor’s </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5">
          <table:table-cell table:formula="of:=[.A2100]" office:value-type="float" office:value="57" calcext:value-type="float">
            <text:p>57</text:p>
          </table:table-cell>
          <table:table-cell office:value-type="string" calcext:value-type="string">
            <text:p>36:20 – Viktor has no more fingers left on his hand</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7">
          <table:table-cell table:formula="of:=[.A2101]" office:value-type="float" office:value="57" calcext:value-type="float">
            <text:p>57</text:p>
          </table:table-cell>
          <table:table-cell office:value-type="string" calcext:value-type="string">
            <text:p>42:50 – Ripley has no aesthetics whatsoever </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7">
          <table:table-cell table:formula="of:=[.A2102]" office:value-type="float" office:value="57" calcext:value-type="float">
            <text:p>57</text:p>
          </table:table-cell>
          <table:table-cell office:value-type="string" calcext:value-type="string">
            <text:p>48:05 – Vax nervous talking to Trinket</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5">
          <table:table-cell table:formula="of:=[.A2103]" office:value-type="float" office:value="57" calcext:value-type="float">
            <text:p>57</text:p>
          </table:table-cell>
          <table:table-cell office:value-type="string" calcext:value-type="string">
            <text:p>51:10 – Vax and Vex talk before he goes into the temple</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5">
          <table:table-cell table:formula="of:=[.A2104]" office:value-type="float" office:value="57" calcext:value-type="float">
            <text:p>57</text:p>
          </table:table-cell>
          <table:table-cell office:value-type="string" calcext:value-type="string">
            <text:p>(Pike’s religion check reveals some Raven Queen history)</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5">
          <table:table-cell table:formula="of:=[.A2105]" office:value-type="float" office:value="57" calcext:value-type="float">
            <text:p>57</text:p>
          </table:table-cell>
          <table:table-cell office:value-type="string" calcext:value-type="string">
            <text:p>1:01:18 – Vax says his goodbyes to Keyleth and Pike</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5">
          <table:table-cell table:formula="of:=[.A2106]" office:value-type="float" office:value="57" calcext:value-type="float">
            <text:p>57</text:p>
          </table:table-cell>
          <table:table-cell office:value-type="string" calcext:value-type="string">
            <text:p>1:04:28 – Vax enters the communion pool full of blood</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5">
          <table:table-cell table:formula="of:=[.A2107]" office:value-type="float" office:value="57" calcext:value-type="float">
            <text:p>57</text:p>
          </table:table-cell>
          <table:table-cell office:value-type="string" calcext:value-type="string">
            <text:p>1:08:14 – The Raven Queen speaks, she calls him fate-touched</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7">
          <table:table-cell table:formula="of:=[.A2108]" office:value-type="float" office:value="57" calcext:value-type="float">
            <text:p>57</text:p>
          </table:table-cell>
          <table:table-cell office:value-type="string" calcext:value-type="string">
            <text:p>1:13:30 – Vax reunited with Pike and Keyleth</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3">
          <table:table-cell table:formula="of:=[.A2109]" office:value-type="float" office:value="57" calcext:value-type="float">
            <text:p>57</text:p>
          </table:table-cell>
          <table:table-cell office:value-type="string" calcext:value-type="string">
            <text:p>1:23:15 – Vax and Vex </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7">
          <table:table-cell table:formula="of:=[.A2110]" office:value-type="float" office:value="57" calcext:value-type="float">
            <text:p>57</text:p>
          </table:table-cell>
          <table:table-cell office:value-type="string" calcext:value-type="string">
            <text:p>1:26:05 – Sam drew a dick on Taliesin’s pic</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7">
          <table:table-cell table:formula="of:=[.A2111]" office:value-type="float" office:value="57" calcext:value-type="float">
            <text:p>57</text:p>
          </table:table-cell>
          <table:table-cell office:value-type="string" calcext:value-type="string">
            <text:p>1:27:35 - Scanlan &amp; Grog go <text:a xlink:href="https://t.umblr.com/redirect?z=https%3A%2F%2Fwww.youtube.com%2Fwatch%3Fv%3DC9pbYB8h088%26index%3D30%26list%3DPLMJ_It7b5DKw-a_tgynJ_3Pm-Db9Yc2wQ&amp;t=MDllMjkzYmIwZGIzMjNkM2JmOWE2MzY3ZDFiZjA4ZTM3ZGYyNTllMyxua1NQZTlZOQ%3D%3D&amp;b=t%3AE7JpzwYkZonGl_RZDrfY6A&amp;p=https%3A%2F%2Flittlecajunlady.tumblr.com%2Fpost%2F178793094962%2Fcritical-role-episode-57-duskmeadow&amp;m=1&amp;ts=1611409197" xlink:type="simple">hat shopping</text:a> </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5">
          <table:table-cell table:formula="of:=[.A2112]" office:value-type="float" office:value="57" calcext:value-type="float">
            <text:p>57</text:p>
          </table:table-cell>
          <table:table-cell office:value-type="string" calcext:value-type="string">
            <text:p>1:36:25 – The others react to Grog’s new hat, Pike tries it on</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5">
          <table:table-cell table:formula="of:=[.A2113]" office:value-type="float" office:value="57" calcext:value-type="float">
            <text:p>57</text:p>
          </table:table-cell>
          <table:table-cell office:value-type="string" calcext:value-type="string">
            <text:p>1:40:30 - Scanlan inspires Percy ♪ (Black Hole Sun)</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7">
          <table:table-cell table:formula="of:=[.A2114]" office:value-type="float" office:value="57" calcext:value-type="float">
            <text:p>57</text:p>
          </table:table-cell>
          <table:table-cell office:value-type="string" calcext:value-type="string">
            <text:p>1:43:55 – Percy brings Viktor his new hand</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5">
          <table:table-cell table:formula="of:=[.A2115]" office:value-type="float" office:value="57" calcext:value-type="float">
            <text:p>57</text:p>
          </table:table-cell>
          <table:table-cell office:value-type="string" calcext:value-type="string">
            <text:p>1:51:00 - Percy goes to the Raven Queen’s temple</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5">
          <table:table-cell table:formula="of:=[.A2116]" office:value-type="float" office:value="57" calcext:value-type="float">
            <text:p>57</text:p>
          </table:table-cell>
          <table:table-cell office:value-type="string" calcext:value-type="string">
            <text:p>1:52:40 – Percy “What do I have to pay to fix this?”</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7">
          <table:table-cell table:formula="of:=[.A2117]" office:value-type="float" office:value="57" calcext:value-type="float">
            <text:p>57</text:p>
          </table:table-cell>
          <table:table-cell office:value-type="string" calcext:value-type="string">
            <text:p>1:55:20 – Percy’s plea and the Raven Queen replies</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7">
          <table:table-cell table:formula="of:=[.A2118]" office:value-type="float" office:value="57" calcext:value-type="float">
            <text:p>57</text:p>
          </table:table-cell>
          <table:table-cell office:value-type="string" calcext:value-type="string">
            <text:p>1:56:45 – Percy strips and goes into the pool</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5">
          <table:table-cell table:formula="of:=[.A2119]" office:value-type="float" office:value="57" calcext:value-type="float">
            <text:p>57</text:p>
          </table:table-cell>
          <table:table-cell office:value-type="string" calcext:value-type="string">
            <text:p>1:59:55 – Raven Queen answers Percy’s questions</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11">
          <table:table-cell table:formula="of:=[.A2120]" office:value-type="float" office:value="57" calcext:value-type="float">
            <text:p>57</text:p>
          </table:table-cell>
          <table:table-cell office:value-type="string" calcext:value-type="string">
            <text:p>(Vex heats up water for Vax’s bath and does a perception on Percy, Scanlan reads leadership book)</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3">
          <table:table-cell table:formula="of:=[.A2121]" office:value-type="float" office:value="57" calcext:value-type="float">
            <text:p>57</text:p>
          </table:table-cell>
          <table:table-cell office:value-type="string" calcext:value-type="string">
            <text:p>2:07:52 – Break starts</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3">
          <table:table-cell table:formula="of:=[.A2122]" office:value-type="float" office:value="57" calcext:value-type="float">
            <text:p>57</text:p>
          </table:table-cell>
          <table:table-cell office:value-type="string" calcext:value-type="string">
            <text:p>2:22:48 - Break ends</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9">
          <table:table-cell table:formula="of:=[.A2123]" office:value-type="float" office:value="57" calcext:value-type="float">
            <text:p>57</text:p>
          </table:table-cell>
          <table:table-cell office:value-type="string" calcext:value-type="string">
            <text:p>(They talk for a while about where to go next, talk vestiges and Feywild and Pike’s sailing days, finally decide on Whitestone)</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2">
          <table:table-cell table:formula="of:=[.A2124]" office:value-type="float" office:value="57" calcext:value-type="float">
            <text:p>57</text:p>
          </table:table-cell>
          <table:table-cell office:value-type="string" calcext:value-type="string">
            <text:p>2:34:30 – (Grog) hat puns</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10">
          <table:table-cell table:formula="of:=[.A2125]" office:value-type="float" office:value="57" calcext:value-type="float">
            <text:p>57</text:p>
          </table:table-cell>
          <table:table-cell office:value-type="string" calcext:value-type="string">
            <text:p>2:36:30 – Keyleth “Hey Boo”, Sun Tree “Hey Boo, sorry” as the portal nearly shuts on her</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2">
          <table:table-cell table:formula="of:=[.A2126]" office:value-type="float" office:value="57" calcext:value-type="float">
            <text:p>57</text:p>
          </table:table-cell>
          <table:table-cell office:value-type="string" calcext:value-type="string">
            <text:p>2:38:50 – Vex and Zahra reunited</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7">
          <table:table-cell table:formula="of:=[.A2127]" office:value-type="float" office:value="57" calcext:value-type="float">
            <text:p>57</text:p>
          </table:table-cell>
          <table:table-cell office:value-type="string" calcext:value-type="string">
            <text:p>2:41:25 – Gilmore’s first name is Shaun?</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2">
          <table:table-cell table:formula="of:=[.A2128]" office:value-type="float" office:value="57" calcext:value-type="float">
            <text:p>57</text:p>
          </table:table-cell>
          <table:table-cell office:value-type="string" calcext:value-type="string">
            <text:p>2:44:15 – They see Gilmore again</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4">
          <table:table-cell table:formula="of:=[.A2129]" office:value-type="float" office:value="57" calcext:value-type="float">
            <text:p>57</text:p>
          </table:table-cell>
          <table:table-cell office:value-type="string" calcext:value-type="string">
            <text:p>2:49:30 – Vex, Keyleth, &amp; Pike get dressed up, talk about Scanlan &amp; his proposal</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4">
          <table:table-cell table:formula="of:=[.A2130]" office:value-type="float" office:value="57" calcext:value-type="float">
            <text:p>57</text:p>
          </table:table-cell>
          <table:table-cell office:value-type="string" calcext:value-type="string">
            <text:p>2:53:30 – Dinner starts, Allura &amp; Kima show up &amp; Kima changes out of her dress</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5">
          <table:table-cell table:formula="of:=[.A2131]" office:value-type="float" office:value="57" calcext:value-type="float">
            <text:p>57</text:p>
          </table:table-cell>
          <table:table-cell office:value-type="string" calcext:value-type="string">
            <text:p>3:04:00 – VM is now The Unmentionables, Allura talks dragons</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6">
          <table:table-cell table:formula="of:=[.A2132]" office:value-type="float" office:value="57" calcext:value-type="float">
            <text:p>57</text:p>
          </table:table-cell>
          <table:table-cell office:value-type="string" calcext:value-type="string">
            <text:p>3:21:20 – A little moment with Kima, she wanted in on that dragon fight</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2">
          <table:table-cell table:formula="of:=[.A2133]" office:value-type="float" office:value="57" calcext:value-type="float">
            <text:p>57</text:p>
          </table:table-cell>
          <table:table-cell office:value-type="string" calcext:value-type="string">
            <text:p>3:25:10 - Keyleth &amp; the Sun Tree chat</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11">
          <table:table-cell table:formula="of:=[.A2134]" office:value-type="float" office:value="57" calcext:value-type="float">
            <text:p>57</text:p>
          </table:table-cell>
          <table:table-cell office:value-type="string" calcext:value-type="string">
            <text:p>3:28:00 – Vex looks over Vax, Vex notices blood behind Percy’s ear &amp; they go for a walk, see Zahra</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2">
          <table:table-cell table:formula="of:=[.A2135]" office:value-type="float" office:value="57" calcext:value-type="float">
            <text:p>57</text:p>
          </table:table-cell>
          <table:table-cell office:value-type="string" calcext:value-type="string">
            <text:p>3:31:40 – Percy &amp; Vex talk </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11">
          <table:table-cell table:formula="of:=[.A2136]" office:value-type="float" office:value="57" calcext:value-type="float">
            <text:p>57</text:p>
          </table:table-cell>
          <table:table-cell office:value-type="string" calcext:value-type="string">
            <text:p>3:34:20 - Grog pranks Vax, Vax waits for Vex &amp; warns her about Percy, Vax puts oil on Grog’s door</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6">
          <table:table-cell table:formula="of:=[.A2137]" office:value-type="float" office:value="57" calcext:value-type="float">
            <text:p>57</text:p>
          </table:table-cell>
          <table:table-cell office:value-type="string" calcext:value-type="string">
            <text:p>3:38:30 – “Gilmore” wakes Vax, gives him a robe, &amp; they go for a walk</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2">
          <table:table-cell table:formula="of:=[.A2138]" office:value-type="float" office:value="57" calcext:value-type="float">
            <text:p>57</text:p>
          </table:table-cell>
          <table:table-cell office:value-type="string" calcext:value-type="string">
            <text:p>3:41:20 – “Gilmore” stabs Vax</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7">
          <table:table-cell table:formula="of:=[.A2139]" office:value-type="float" office:value="57" calcext:value-type="float">
            <text:p>57</text:p>
          </table:table-cell>
          <table:table-cell office:value-type="string" calcext:value-type="string">
            <text:p>3:43:05 – Game ends, it’s the rakshasa!</text:p>
          </table:table-cell>
          <table:table-cell office:value-type="string" calcext:value-type="string">
            <text:p>https://littlecajunlady.tumblr.com/post/178793094962/critical-role-episode-57-duskmeadow</text:p>
          </table:table-cell>
          <table:table-cell office:value-type="string" calcext:value-type="string">
            <text:p>littlecajunlady</text:p>
          </table:table-cell>
        </table:table-row>
        <table:table-row table:style-name="ro3">
          <table:table-cell office:value-type="float" office:value="58" calcext:value-type="float">
            <text:p>58</text:p>
          </table:table-cell>
          <table:table-cell office:value-type="string" calcext:value-type="string">
            <text:p>11:50 - Game begins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6">
          <table:table-cell table:formula="of:=[.A2141]" office:value-type="float" office:value="58" calcext:value-type="float">
            <text:p>58</text:p>
          </table:table-cell>
          <table:table-cell office:value-type="string" calcext:value-type="string">
            <text:p>12:25 – Liam “It was gonna be really interesting,” Matt “I can only imagine”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2">
          <table:table-cell table:formula="of:=[.A2142]" office:value-type="float" office:value="58" calcext:value-type="float">
            <text:p>58</text:p>
          </table:table-cell>
          <table:table-cell office:value-type="string" calcext:value-type="string">
            <text:p>16:15 – Vax shouts for help</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6">
          <table:table-cell table:formula="of:=[.A2143]" office:value-type="float" office:value="58" calcext:value-type="float">
            <text:p>58</text:p>
          </table:table-cell>
          <table:table-cell office:value-type="string" calcext:value-type="string">
            <text:p>17:20 – Keyleth, Percy, and Pike have assassins in their room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6">
          <table:table-cell table:formula="of:=[.A2144]" office:value-type="float" office:value="58" calcext:value-type="float">
            <text:p>58</text:p>
          </table:table-cell>
          <table:table-cell office:value-type="string" calcext:value-type="string">
            <text:p>18:28 - Scanlan inspires himself for better initiative</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11">
          <table:table-cell table:formula="of:=[.A2145]" office:value-type="float" office:value="58" calcext:value-type="float">
            <text:p>58</text:p>
          </table:table-cell>
          <table:table-cell office:value-type="string" calcext:value-type="string">
            <text:p>(Keyleth, Percy &amp; Pike attacked by their assassins, Percy shoots his, rakshasa attacks Vax again)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5">
          <table:table-cell table:formula="of:=[.A2146]" office:value-type="float" office:value="58" calcext:value-type="float">
            <text:p>58</text:p>
          </table:table-cell>
          <table:table-cell office:value-type="string" calcext:value-type="string">
            <text:p>30:08 – Pike and Scanlan did “so much stuff” in the west tower</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7">
          <table:table-cell table:formula="of:=[.A2147]" office:value-type="float" office:value="58" calcext:value-type="float">
            <text:p>58</text:p>
          </table:table-cell>
          <table:table-cell office:value-type="string" calcext:value-type="string">
            <text:p>36:40 – Vax drags rakshasa off the tower with him</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4">
          <table:table-cell table:formula="of:=[.A2148]" office:value-type="float" office:value="58" calcext:value-type="float">
            <text:p>58</text:p>
          </table:table-cell>
          <table:table-cell office:value-type="string" calcext:value-type="string">
            <text:p>43:52 - Pike naked with her shield and mace/One hit point left and weirdly hairy shoulders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7">
          <table:table-cell table:formula="of:=[.A2149]" office:value-type="float" office:value="58" calcext:value-type="float">
            <text:p>58</text:p>
          </table:table-cell>
          <table:table-cell office:value-type="string" calcext:value-type="string">
            <text:p>49:12 – Pike had that guy Percy, but thanks</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2">
          <table:table-cell table:formula="of:=[.A2150]" office:value-type="float" office:value="58" calcext:value-type="float">
            <text:p>58</text:p>
          </table:table-cell>
          <table:table-cell office:value-type="string" calcext:value-type="string">
            <text:p>51:10 – Vax knocked unconscious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4">
          <table:table-cell table:formula="of:=[.A2151]" office:value-type="float" office:value="58" calcext:value-type="float">
            <text:p>58</text:p>
          </table:table-cell>
          <table:table-cell office:value-type="string" calcext:value-type="string">
            <text:p>52:20 - Scanlan jumps off tower with Mythcarver and stabs rakshasa</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7">
          <table:table-cell table:formula="of:=[.A2152]" office:value-type="float" office:value="58" calcext:value-type="float">
            <text:p>58</text:p>
          </table:table-cell>
          <table:table-cell office:value-type="string" calcext:value-type="string">
            <text:p>55:20 – Scanlan heals Vax ♪ (Roxanne)</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5">
          <table:table-cell table:formula="of:=[.A2153]" office:value-type="float" office:value="58" calcext:value-type="float">
            <text:p>58</text:p>
          </table:table-cell>
          <table:table-cell office:value-type="string" calcext:value-type="string">
            <text:p>1:21:40 -  Scanlan casts eye bite ♪ (I love Rock n'Roll)</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2">
          <table:table-cell table:formula="of:=[.A2154]" office:value-type="float" office:value="58" calcext:value-type="float">
            <text:p>58</text:p>
          </table:table-cell>
          <table:table-cell office:value-type="string" calcext:value-type="string">
            <text:p>1:29:15 – Grapple that dick</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2">
          <table:table-cell table:formula="of:=[.A2155]" office:value-type="float" office:value="58" calcext:value-type="float">
            <text:p>58</text:p>
          </table:table-cell>
          <table:table-cell office:value-type="string" calcext:value-type="string">
            <text:p>1:34:30 – Pike gets HDYWTDT!</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2">
          <table:table-cell table:formula="of:=[.A2156]" office:value-type="float" office:value="58" calcext:value-type="float">
            <text:p>58</text:p>
          </table:table-cell>
          <table:table-cell office:value-type="string" calcext:value-type="string">
            <text:p>1:38:33 – Vax’s robe is cursed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4">
          <table:table-cell table:formula="of:=[.A2157]" office:value-type="float" office:value="58" calcext:value-type="float">
            <text:p>58</text:p>
          </table:table-cell>
          <table:table-cell office:value-type="string" calcext:value-type="string">
            <text:p>1:43:45 – Vax gets the robe off near the magic-cancelling orb, now he’s naked</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2">
          <table:table-cell table:formula="of:=[.A2158]" office:value-type="float" office:value="58" calcext:value-type="float">
            <text:p>58</text:p>
          </table:table-cell>
          <table:table-cell office:value-type="string" calcext:value-type="string">
            <text:p>1:47:40 - Gilmore kills assassin</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4">
          <table:table-cell table:formula="of:=[.A2159]" office:value-type="float" office:value="58" calcext:value-type="float">
            <text:p>58</text:p>
          </table:table-cell>
          <table:table-cell office:value-type="string" calcext:value-type="string">
            <text:p>1:50:15 – Gilmore is reunited with (a naked) Vax &amp; is very happy to see him</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3">
          <table:table-cell table:formula="of:=[.A2160]" office:value-type="float" office:value="58" calcext:value-type="float">
            <text:p>58</text:p>
          </table:table-cell>
          <table:table-cell office:value-type="string" calcext:value-type="string">
            <text:p>1:52:09 - Vax and Gilmore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7">
          <table:table-cell table:formula="of:=[.A2161]" office:value-type="float" office:value="58" calcext:value-type="float">
            <text:p>58</text:p>
          </table:table-cell>
          <table:table-cell office:value-type="string" calcext:value-type="string">
            <text:p>1:53:40 - Kashaw is fine, he meets Pike</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6">
          <table:table-cell table:formula="of:=[.A2162]" office:value-type="float" office:value="58" calcext:value-type="float">
            <text:p>58</text:p>
          </table:table-cell>
          <table:table-cell office:value-type="string" calcext:value-type="string">
            <text:p>1:56:25 – Allura and Kima are also fine, rakshasa talk on how to kill it</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11">
          <table:table-cell table:formula="of:=[.A2163]" office:value-type="float" office:value="58" calcext:value-type="float">
            <text:p>58</text:p>
          </table:table-cell>
          <table:table-cell office:value-type="string" calcext:value-type="string">
            <text:p>(Pike casts speak with dead on assassin, Grog calls Keyleth sloppy, Gilmore checks out robe)</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11">
          <table:table-cell table:formula="of:=[.A2164]" office:value-type="float" office:value="58" calcext:value-type="float">
            <text:p>58</text:p>
          </table:table-cell>
          <table:table-cell office:value-type="string" calcext:value-type="string">
            <text:p>2:12:08 - Vax asks Gilmore about his armor, Gilmore reveals armor’s wings at 2:14:15 by pushing Vax</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10">
          <table:table-cell table:formula="of:=[.A2165]" office:value-type="float" office:value="58" calcext:value-type="float">
            <text:p>58</text:p>
          </table:table-cell>
          <table:table-cell office:value-type="string" calcext:value-type="string">
            <text:p>2:15:10 - Vax grabs Gilmore &amp; flies with him, they hug, Travis to Laura “he’s alive let it go” at 2:16:08</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6">
          <table:table-cell table:formula="of:=[.A2166]" office:value-type="float" office:value="58" calcext:value-type="float">
            <text:p>58</text:p>
          </table:table-cell>
          <table:table-cell office:value-type="string" calcext:value-type="string">
            <text:p>2:16:55 – Vex punches Vax, she’s jealous about his wings “You flying fuck!”</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4">
          <table:table-cell table:formula="of:=[.A2167]" office:value-type="float" office:value="58" calcext:value-type="float">
            <text:p>58</text:p>
          </table:table-cell>
          <table:table-cell office:value-type="string" calcext:value-type="string">
            <text:p>2:18:25 – Percy gives Vax a gift to help the armor’s smell, talks to Galdric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3">
          <table:table-cell table:formula="of:=[.A2168]" office:value-type="float" office:value="58" calcext:value-type="float">
            <text:p>58</text:p>
          </table:table-cell>
          <table:table-cell office:value-type="string" calcext:value-type="string">
            <text:p>2:21:38 – Break starts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2">
          <table:table-cell table:formula="of:=[.A2169]" office:value-type="float" office:value="58" calcext:value-type="float">
            <text:p>58</text:p>
          </table:table-cell>
          <table:table-cell office:value-type="string" calcext:value-type="string">
            <text:p>2:34:15 – Break ends, Vax is unwell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6">
          <table:table-cell table:formula="of:=[.A2170]" office:value-type="float" office:value="58" calcext:value-type="float">
            <text:p>58</text:p>
          </table:table-cell>
          <table:table-cell office:value-type="string" calcext:value-type="string">
            <text:p>2:36:00 – Vex checks on Vax, she goes get Allura (&amp; Kima) for help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2">
          <table:table-cell table:formula="of:=[.A2171]" office:value-type="float" office:value="58" calcext:value-type="float">
            <text:p>58</text:p>
          </table:table-cell>
          <table:table-cell office:value-type="string" calcext:value-type="string">
            <text:p>2:39:56 – Vax &amp; Grog, Vax gets the twirls</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11">
          <table:table-cell table:formula="of:=[.A2172]" office:value-type="float" office:value="58" calcext:value-type="float">
            <text:p>58</text:p>
          </table:table-cell>
          <table:table-cell office:value-type="string" calcext:value-type="string">
            <text:p>(Everyone tries to help Vax but they all fail, Percy goes inspect the vomit, Pike &amp; Keyleth heal Vax)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6">
          <table:table-cell table:formula="of:=[.A2173]" office:value-type="float" office:value="58" calcext:value-type="float">
            <text:p>58</text:p>
          </table:table-cell>
          <table:table-cell office:value-type="string" calcext:value-type="string">
            <text:p>2:46:52 – Ass water, Percy reminds them that he could have them all killed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4">
          <table:table-cell table:formula="of:=[.A2174]" office:value-type="float" office:value="58" calcext:value-type="float">
            <text:p>58</text:p>
          </table:table-cell>
          <table:table-cell office:value-type="string" calcext:value-type="string">
            <text:p>(Galdric has caught the assassin Percy sent him after, Allura asks Pike to stay in Whitestone)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6">
          <table:table-cell table:formula="of:=[.A2175]" office:value-type="float" office:value="58" calcext:value-type="float">
            <text:p>58</text:p>
          </table:table-cell>
          <table:table-cell office:value-type="string" calcext:value-type="string">
            <text:p>3:00:00 - Keyleth and Pike talk about Vax and the Raven Queen</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10">
          <table:table-cell table:formula="of:=[.A2176]" office:value-type="float" office:value="58" calcext:value-type="float">
            <text:p>58</text:p>
          </table:table-cell>
          <table:table-cell office:value-type="string" calcext:value-type="string">
            <text:p>3:05:40 - Scanlan &amp; Pike say goodbye &amp; he takes back his proposal while Keyleth juggles limes</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7">
          <table:table-cell table:formula="of:=[.A2177]" office:value-type="float" office:value="58" calcext:value-type="float">
            <text:p>58</text:p>
          </table:table-cell>
          <table:table-cell office:value-type="string" calcext:value-type="string">
            <text:p>3:13:04 – Vex asks Percy to work on her broom</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2">
          <table:table-cell table:formula="of:=[.A2178]" office:value-type="float" office:value="58" calcext:value-type="float">
            <text:p>58</text:p>
          </table:table-cell>
          <table:table-cell office:value-type="string" calcext:value-type="string">
            <text:p>3:15:40 – Scanlan gives Vex the hat</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4">
          <table:table-cell table:formula="of:=[.A2179]" office:value-type="float" office:value="58" calcext:value-type="float">
            <text:p>58</text:p>
          </table:table-cell>
          <table:table-cell office:value-type="string" calcext:value-type="string">
            <text:p>3:18:45 – Death from above, Vex does more shooting practice with chicken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5">
          <table:table-cell table:formula="of:=[.A2180]" office:value-type="float" office:value="58" calcext:value-type="float">
            <text:p>58</text:p>
          </table:table-cell>
          <table:table-cell office:value-type="string" calcext:value-type="string">
            <text:p>3:21:06 - Vax and Pike talk, Keyleth tells Vax to come sit by her</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4">
          <table:table-cell table:formula="of:=[.A2181]" office:value-type="float" office:value="58" calcext:value-type="float">
            <text:p>58</text:p>
          </table:table-cell>
          <table:table-cell office:value-type="string" calcext:value-type="string">
            <text:p>3:23:34 - Percy and Pike talk, she gives him the necklace from under her bed at 3:24:52</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7">
          <table:table-cell table:formula="of:=[.A2182]" office:value-type="float" office:value="58" calcext:value-type="float">
            <text:p>58</text:p>
          </table:table-cell>
          <table:table-cell office:value-type="string" calcext:value-type="string">
            <text:p>(Vex kicks Grog and this starts a bar fight)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4">
          <table:table-cell table:formula="of:=[.A2183]" office:value-type="float" office:value="58" calcext:value-type="float">
            <text:p>58</text:p>
          </table:table-cell>
          <table:table-cell office:value-type="string" calcext:value-type="string">
            <text:p>3:28:22 – Pike and Grog are the original OGs, Vax throws soup all over Vex </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6">
          <table:table-cell table:formula="of:=[.A2184]" office:value-type="float" office:value="58" calcext:value-type="float">
            <text:p>58</text:p>
          </table:table-cell>
          <table:table-cell office:value-type="string" calcext:value-type="string">
            <text:p>3:29:36 - Grog asks Pike if he should keep an eye on Scanlan</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7">
          <table:table-cell table:formula="of:=[.A2185]" office:value-type="float" office:value="58" calcext:value-type="float">
            <text:p>58</text:p>
          </table:table-cell>
          <table:table-cell office:value-type="string" calcext:value-type="string">
            <text:p>3:32:38 – Cassandra tells Percy to stay alive</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4">
          <table:table-cell table:formula="of:=[.A2186]" office:value-type="float" office:value="58" calcext:value-type="float">
            <text:p>58</text:p>
          </table:table-cell>
          <table:table-cell office:value-type="string" calcext:value-type="string">
            <text:p>3:34:20 - Gilmore tells them about the Feywild, “Fly high my bird” to Vax at 3:35:50</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5">
          <table:table-cell table:formula="of:=[.A2187]" office:value-type="float" office:value="58" calcext:value-type="float">
            <text:p>58</text:p>
          </table:table-cell>
          <table:table-cell office:value-type="string" calcext:value-type="string">
            <text:p>3:39:18 – Game ends, right after they arrive in the Feywild</text:p>
          </table:table-cell>
          <table:table-cell office:value-type="string" calcext:value-type="string">
            <text:p>https://littlecajunlady.tumblr.com/post/182720530739/critical-role-episode-58-a-cycle-of-vengeance</text:p>
          </table:table-cell>
          <table:table-cell office:value-type="string" calcext:value-type="string">
            <text:p>littlecajunlady</text:p>
          </table:table-cell>
        </table:table-row>
        <table:table-row table:style-name="ro3">
          <table:table-cell office:value-type="float" office:value="59" calcext:value-type="float">
            <text:p>59</text:p>
          </table:table-cell>
          <table:table-cell office:value-type="string" calcext:value-type="string">
            <text:p>09:40 – Game starts</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4">
          <table:table-cell table:formula="of:=[.A2189]" office:value-type="float" office:value="59" calcext:value-type="float">
            <text:p>59</text:p>
          </table:table-cell>
          <table:table-cell office:value-type="string" calcext:value-type="string">
            <text:p>(They explore, Percy and Keyleth very excited, the others more cautious) </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5">
          <table:table-cell table:formula="of:=[.A2190]" office:value-type="float" office:value="59" calcext:value-type="float">
            <text:p>59</text:p>
          </table:table-cell>
          <table:table-cell office:value-type="string" calcext:value-type="string">
            <text:p>22:45 – Keyleth picks a flower &amp; everything goes to shit</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3">
          <table:table-cell table:formula="of:=[.A2191]" office:value-type="float" office:value="59" calcext:value-type="float">
            <text:p>59</text:p>
          </table:table-cell>
          <table:table-cell office:value-type="string" calcext:value-type="string">
            <text:p>25:40 – Percy is blinded </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7">
          <table:table-cell table:formula="of:=[.A2192]" office:value-type="float" office:value="59" calcext:value-type="float">
            <text:p>59</text:p>
          </table:table-cell>
          <table:table-cell office:value-type="string" calcext:value-type="string">
            <text:p>29:54 – Vex offers Trinket to Percy to ride </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6">
          <table:table-cell table:formula="of:=[.A2193]" office:value-type="float" office:value="59" calcext:value-type="float">
            <text:p>59</text:p>
          </table:table-cell>
          <table:table-cell office:value-type="string" calcext:value-type="string">
            <text:p>36:20 - Grog calls out to the nymph, Scanlan tells <text:a xlink:href="https://t.umblr.com/redirect?z=https%3A%2F%2Fyoutu.be%2Fzk4XTpY2chc&amp;t=MmNhMTM1NTRmNGNlMDk4M2QwYmMyMjUzOTcyMjE0OGJlZDIxODE4MCxlY1JnZE1aNw%3D%3D&amp;b=t%3AE7JpzwYkZonGl_RZDrfY6A&amp;p=https%3A%2F%2Flittlecajunlady.tumblr.com%2Fpost%2F182785041215%2Fcritical-role-episode-59-the-feywild&amp;m=1&amp;ts=1611409282" xlink:type="simple">Grog</text:a> what to say to her</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5">
          <table:table-cell table:formula="of:=[.A2194]" office:value-type="float" office:value="59" calcext:value-type="float">
            <text:p>59</text:p>
          </table:table-cell>
          <table:table-cell office:value-type="string" calcext:value-type="string">
            <text:p>38:20 – It’s the same nymph Grog met pre-stream</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2">
          <table:table-cell table:formula="of:=[.A2195]" office:value-type="float" office:value="59" calcext:value-type="float">
            <text:p>59</text:p>
          </table:table-cell>
          <table:table-cell office:value-type="string" calcext:value-type="string">
            <text:p>40:15 – Pike astral projects to the Feywild</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4">
          <table:table-cell table:formula="of:=[.A2196]" office:value-type="float" office:value="59" calcext:value-type="float">
            <text:p>59</text:p>
          </table:table-cell>
          <table:table-cell office:value-type="string" calcext:value-type="string">
            <text:p>(They question the nymph for a while about the Feywild and cancerous tree)</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5">
          <table:table-cell table:formula="of:=[.A2197]" office:value-type="float" office:value="59" calcext:value-type="float">
            <text:p>59</text:p>
          </table:table-cell>
          <table:table-cell office:value-type="string" calcext:value-type="string">
            <text:p>54:20 – Nymph casts a spell on Percy and his skin is like tree bark</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6">
          <table:table-cell table:formula="of:=[.A2198]" office:value-type="float" office:value="59" calcext:value-type="float">
            <text:p>59</text:p>
          </table:table-cell>
          <table:table-cell office:value-type="string" calcext:value-type="string">
            <text:p>56:45 – Wet willie for Percy from Vax, and a real one for Marisha </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6">
          <table:table-cell table:formula="of:=[.A2199]" office:value-type="float" office:value="59" calcext:value-type="float">
            <text:p>59</text:p>
          </table:table-cell>
          <table:table-cell office:value-type="string" calcext:value-type="string">
            <text:p>1:00:00 – Scanlan’s Blindspot pun, Pike heals Percy’s blindness</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5">
          <table:table-cell table:formula="of:=[.A2200]" office:value-type="float" office:value="59" calcext:value-type="float">
            <text:p>59</text:p>
          </table:table-cell>
          <table:table-cell office:value-type="string" calcext:value-type="string">
            <text:p>1:08:50 – Vex hears someone chuckling behind them</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5">
          <table:table-cell table:formula="of:=[.A2201]" office:value-type="float" office:value="59" calcext:value-type="float">
            <text:p>59</text:p>
          </table:table-cell>
          <table:table-cell office:value-type="string" calcext:value-type="string">
            <text:p>1:12:55 – Keyleth gives Vex lessons on talking with animals</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2">
          <table:table-cell table:formula="of:=[.A2202]" office:value-type="float" office:value="59" calcext:value-type="float">
            <text:p>59</text:p>
          </table:table-cell>
          <table:table-cell office:value-type="string" calcext:value-type="string">
            <text:p>1:15:00 – Vex talks to Trinket </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6">
          <table:table-cell table:formula="of:=[.A2203]" office:value-type="float" office:value="59" calcext:value-type="float">
            <text:p>59</text:p>
          </table:table-cell>
          <table:table-cell office:value-type="string" calcext:value-type="string">
            <text:p>1:26:20 – Vex confronts the person who’s been following them </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6">
          <table:table-cell table:formula="of:=[.A2204]" office:value-type="float" office:value="59" calcext:value-type="float">
            <text:p>59</text:p>
          </table:table-cell>
          <table:table-cell office:value-type="string" calcext:value-type="string">
            <text:p>1:30:20 – Vex brings the satyr over to the others, his name is Garmelie</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5">
          <table:table-cell table:formula="of:=[.A2205]" office:value-type="float" office:value="59" calcext:value-type="float">
            <text:p>59</text:p>
          </table:table-cell>
          <table:table-cell office:value-type="string" calcext:value-type="string">
            <text:p>1:34:20 – Garmelie has been drawing caricatures of them all </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5">
          <table:table-cell table:formula="of:=[.A2206]" office:value-type="float" office:value="59" calcext:value-type="float">
            <text:p>59</text:p>
          </table:table-cell>
          <table:table-cell office:value-type="string" calcext:value-type="string">
            <text:p>1:41:30 - Scanlan creates the mansion ♪ (Our House) </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3">
          <table:table-cell table:formula="of:=[.A2207]" office:value-type="float" office:value="59" calcext:value-type="float">
            <text:p>59</text:p>
          </table:table-cell>
          <table:table-cell office:value-type="string" calcext:value-type="string">
            <text:p>1:42:10 – Break starts </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3">
          <table:table-cell table:formula="of:=[.A2208]" office:value-type="float" office:value="59" calcext:value-type="float">
            <text:p>59</text:p>
          </table:table-cell>
          <table:table-cell office:value-type="string" calcext:value-type="string">
            <text:p>1:56:55 – Break ends</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7">
          <table:table-cell table:formula="of:=[.A2209]" office:value-type="float" office:value="59" calcext:value-type="float">
            <text:p>59</text:p>
          </table:table-cell>
          <table:table-cell office:value-type="string" calcext:value-type="string">
            <text:p>1:59:00 – Vex asks Vax if he wants to go to Syngorn</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7">
          <table:table-cell table:formula="of:=[.A2210]" office:value-type="float" office:value="59" calcext:value-type="float">
            <text:p>59</text:p>
          </table:table-cell>
          <table:table-cell office:value-type="string" calcext:value-type="string">
            <text:p>2:08:15 – Percy gets charmed by Garmelie</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4">
          <table:table-cell table:formula="of:=[.A2211]" office:value-type="float" office:value="59" calcext:value-type="float">
            <text:p>59</text:p>
          </table:table-cell>
          <table:table-cell office:value-type="string" calcext:value-type="string">
            <text:p>2:12:15 - Scanlan inspires Percy to fix Garmelie’s ocarina ♪ (Macarena)</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6">
          <table:table-cell table:formula="of:=[.A2212]" office:value-type="float" office:value="59" calcext:value-type="float">
            <text:p>59</text:p>
          </table:table-cell>
          <table:table-cell office:value-type="string" calcext:value-type="string">
            <text:p>2:19:54 - Pike steals Garmelie’s ocarina while he’s passed out</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4">
          <table:table-cell table:formula="of:=[.A2213]" office:value-type="float" office:value="59" calcext:value-type="float">
            <text:p>59</text:p>
          </table:table-cell>
          <table:table-cell office:value-type="string" calcext:value-type="string">
            <text:p>2:21:55 – Keyleth has Vex takes off all magical items before trying dispell magic on her </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7">
          <table:table-cell table:formula="of:=[.A2214]" office:value-type="float" office:value="59" calcext:value-type="float">
            <text:p>59</text:p>
          </table:table-cell>
          <table:table-cell office:value-type="string" calcext:value-type="string">
            <text:p>2:26:52 - Percy tells Scanlan he’s been charmed</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10">
          <table:table-cell table:formula="of:=[.A2215]" office:value-type="float" office:value="59" calcext:value-type="float">
            <text:p>59</text:p>
          </table:table-cell>
          <table:table-cell office:value-type="string" calcext:value-type="string">
            <text:p>2:29:55 - Percy &amp; Vex, “I’ve known a lot of people with money &amp; they are definitely not worth you”</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5">
          <table:table-cell table:formula="of:=[.A2216]" office:value-type="float" office:value="59" calcext:value-type="float">
            <text:p>59</text:p>
          </table:table-cell>
          <table:table-cell office:value-type="string" calcext:value-type="string">
            <text:p>2:37:00 – Pike asks Garmelie to draw Vox Machina</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7">
          <table:table-cell table:formula="of:=[.A2217]" office:value-type="float" office:value="59" calcext:value-type="float">
            <text:p>59</text:p>
          </table:table-cell>
          <table:table-cell office:value-type="string" calcext:value-type="string">
            <text:p>2:44:36 – Percy intimidates Garmelie </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2">
          <table:table-cell table:formula="of:=[.A2218]" office:value-type="float" office:value="59" calcext:value-type="float">
            <text:p>59</text:p>
          </table:table-cell>
          <table:table-cell office:value-type="string" calcext:value-type="string">
            <text:p>2:47:40 - Pike plays the ocarina</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7">
          <table:table-cell table:formula="of:=[.A2219]" office:value-type="float" office:value="59" calcext:value-type="float">
            <text:p>59</text:p>
          </table:table-cell>
          <table:table-cell office:value-type="string" calcext:value-type="string">
            <text:p>2:50:08 – Pike gives the ocarina to Scanlan</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6">
          <table:table-cell table:formula="of:=[.A2220]" office:value-type="float" office:value="59" calcext:value-type="float">
            <text:p>59</text:p>
          </table:table-cell>
          <table:table-cell office:value-type="string" calcext:value-type="string">
            <text:p>2:59:48 – Vex &amp; Vax introduce themselves to get into Syngorn </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3">
          <table:table-cell table:formula="of:=[.A2221]" office:value-type="float" office:value="59" calcext:value-type="float">
            <text:p>59</text:p>
          </table:table-cell>
          <table:table-cell office:value-type="string" calcext:value-type="string">
            <text:p>3:06:08 - Game ends</text:p>
          </table:table-cell>
          <table:table-cell office:value-type="string" calcext:value-type="string">
            <text:p>https://littlecajunlady.tumblr.com/post/182785041215/critical-role-episode-59-the-feywild</text:p>
          </table:table-cell>
          <table:table-cell office:value-type="string" calcext:value-type="string">
            <text:p>littlecajunlady</text:p>
          </table:table-cell>
        </table:table-row>
        <table:table-row table:style-name="ro3">
          <table:table-cell office:value-type="float" office:value="60" calcext:value-type="float">
            <text:p>60</text:p>
          </table:table-cell>
          <table:table-cell office:value-type="string" calcext:value-type="string">
            <text:p>16:04 – Game starts</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4">
          <table:table-cell table:formula="of:=[.A2223]" office:value-type="float" office:value="60" calcext:value-type="float">
            <text:p>60</text:p>
          </table:table-cell>
          <table:table-cell office:value-type="string" calcext:value-type="string">
            <text:p>19:00 – Percy “Is your father in charge?,” Vax “He’s a bureaucrat,” Percy “Excellent”</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6">
          <table:table-cell table:formula="of:=[.A2224]" office:value-type="float" office:value="60" calcext:value-type="float">
            <text:p>60</text:p>
          </table:table-cell>
          <table:table-cell office:value-type="string" calcext:value-type="string">
            <text:p>19:55 – Keyleth gets the cold shoulder for being a half elf</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5">
          <table:table-cell table:formula="of:=[.A2225]" office:value-type="float" office:value="60" calcext:value-type="float">
            <text:p>60</text:p>
          </table:table-cell>
          <table:table-cell office:value-type="string" calcext:value-type="string">
            <text:p>23:08 – Scanlan offers to burn down the twins’ old home</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2">
          <table:table-cell table:formula="of:=[.A2226]" office:value-type="float" office:value="60" calcext:value-type="float">
            <text:p>60</text:p>
          </table:table-cell>
          <table:table-cell office:value-type="string" calcext:value-type="string">
            <text:p>25:05 – The start of “Bidet!”</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5">
          <table:table-cell table:formula="of:=[.A2227]" office:value-type="float" office:value="60" calcext:value-type="float">
            <text:p>60</text:p>
          </table:table-cell>
          <table:table-cell office:value-type="string" calcext:value-type="string">
            <text:p>27:28 – VM introduce themselves to the twins’ stepmother</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6">
          <table:table-cell table:formula="of:=[.A2228]" office:value-type="float" office:value="60" calcext:value-type="float">
            <text:p>60</text:p>
          </table:table-cell>
          <table:table-cell office:value-type="string" calcext:value-type="string">
            <text:p>29:05 – Velora, then immediately cuts off due to technical difficulties </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7">
          <table:table-cell table:formula="of:=[.A2229]" office:value-type="float" office:value="60" calcext:value-type="float">
            <text:p>60</text:p>
          </table:table-cell>
          <table:table-cell office:value-type="string" calcext:value-type="string">
            <text:p>36:40 – Vax to Syldor “We’re here to do business”</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2">
          <table:table-cell table:formula="of:=[.A2230]" office:value-type="float" office:value="60" calcext:value-type="float">
            <text:p>60</text:p>
          </table:table-cell>
          <table:table-cell office:value-type="string" calcext:value-type="string">
            <text:p>39:00 – Grog gives Syldor a tip on dragons</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6">
          <table:table-cell table:formula="of:=[.A2231]" office:value-type="float" office:value="60" calcext:value-type="float">
            <text:p>60</text:p>
          </table:table-cell>
          <table:table-cell office:value-type="string" calcext:value-type="string">
            <text:p>47:00 – The twins confront Syldor on taking them away from their mother </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6">
          <table:table-cell table:formula="of:=[.A2232]" office:value-type="float" office:value="60" calcext:value-type="float">
            <text:p>60</text:p>
          </table:table-cell>
          <table:table-cell office:value-type="string" calcext:value-type="string">
            <text:p>52:10 – Scanlan accidentally teaches Velora “take a dump”</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2">
          <table:table-cell table:formula="of:=[.A2233]" office:value-type="float" office:value="60" calcext:value-type="float">
            <text:p>60</text:p>
          </table:table-cell>
          <table:table-cell office:value-type="string" calcext:value-type="string">
            <text:p>54:35 – Percy gives Vex her title </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2">
          <table:table-cell table:formula="of:=[.A2234]" office:value-type="float" office:value="60" calcext:value-type="float">
            <text:p>60</text:p>
          </table:table-cell>
          <table:table-cell office:value-type="string" calcext:value-type="string">
            <text:p>58:05 – They say goodbye to Velora</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7">
          <table:table-cell table:formula="of:=[.A2235]" office:value-type="float" office:value="60" calcext:value-type="float">
            <text:p>60</text:p>
          </table:table-cell>
          <table:table-cell office:value-type="string" calcext:value-type="string">
            <text:p>1:01:10 – Vex thanks Percy for her title, a hug and a kiss</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7">
          <table:table-cell table:formula="of:=[.A2236]" office:value-type="float" office:value="60" calcext:value-type="float">
            <text:p>60</text:p>
          </table:table-cell>
          <table:table-cell office:value-type="string" calcext:value-type="string">
            <text:p>1:04:30 – What happened to Pike?!</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4">
          <table:table-cell table:formula="of:=[.A2237]" office:value-type="float" office:value="60" calcext:value-type="float">
            <text:p>60</text:p>
          </table:table-cell>
          <table:table-cell office:value-type="string" calcext:value-type="string">
            <text:p>(Garmelie tells the two things he wants, Keyleth asks questions about Syldor)</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5">
          <table:table-cell table:formula="of:=[.A2238]" office:value-type="float" office:value="60" calcext:value-type="float">
            <text:p>60</text:p>
          </table:table-cell>
          <table:table-cell office:value-type="string" calcext:value-type="string">
            <text:p>1:18:05 – Percy may have made a mistake titling Vex </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5">
          <table:table-cell table:formula="of:=[.A2239]" office:value-type="float" office:value="60" calcext:value-type="float">
            <text:p>60</text:p>
          </table:table-cell>
          <table:table-cell office:value-type="string" calcext:value-type="string">
            <text:p>(More talking and then they make it to the High Warden’s)</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7">
          <table:table-cell table:formula="of:=[.A2240]" office:value-type="float" office:value="60" calcext:value-type="float">
            <text:p>60</text:p>
          </table:table-cell>
          <table:table-cell office:value-type="string" calcext:value-type="string">
            <text:p>1:30:00 – Laura’s just talking to her boobs</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9">
          <table:table-cell table:formula="of:=[.A2241]" office:value-type="float" office:value="60" calcext:value-type="float">
            <text:p>60</text:p>
          </table:table-cell>
          <table:table-cell office:value-type="string" calcext:value-type="string">
            <text:p>(Vax gives his speech to High Warden, she tells them about Saundor. Vax tries to get a threshold crest from her but fails)</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2">
          <table:table-cell table:formula="of:=[.A2242]" office:value-type="float" office:value="60" calcext:value-type="float">
            <text:p>60</text:p>
          </table:table-cell>
          <table:table-cell office:value-type="string" calcext:value-type="string">
            <text:p>1:42:30 – Scanlan loves hats </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2">
          <table:table-cell table:formula="of:=[.A2243]" office:value-type="float" office:value="60" calcext:value-type="float">
            <text:p>60</text:p>
          </table:table-cell>
          <table:table-cell office:value-type="string" calcext:value-type="string">
            <text:p>1:48:45 – Everybody has a hat</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5">
          <table:table-cell table:formula="of:=[.A2244]" office:value-type="float" office:value="60" calcext:value-type="float">
            <text:p>60</text:p>
          </table:table-cell>
          <table:table-cell office:value-type="string" calcext:value-type="string">
            <text:p>1:51:40 – Vex causes a distraction while Vax steals the hat</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4">
          <table:table-cell table:formula="of:=[.A2245]" office:value-type="float" office:value="60" calcext:value-type="float">
            <text:p>60</text:p>
          </table:table-cell>
          <table:table-cell office:value-type="string" calcext:value-type="string">
            <text:p>1:59:50 – They all grab something at random from the “gift shop”/storage room </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2">
          <table:table-cell table:formula="of:=[.A2246]" office:value-type="float" office:value="60" calcext:value-type="float">
            <text:p>60</text:p>
          </table:table-cell>
          <table:table-cell office:value-type="string" calcext:value-type="string">
            <text:p>2:06:20 – VM is polyamorous</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10">
          <table:table-cell table:formula="of:=[.A2247]" office:value-type="float" office:value="60" calcext:value-type="float">
            <text:p>60</text:p>
          </table:table-cell>
          <table:table-cell office:value-type="string" calcext:value-type="string">
            <text:p>2:09:29 -  Garmelie “Was that true?!”, Percy &amp; Keyleth give Garmelie a “threshold crest”</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6">
          <table:table-cell table:formula="of:=[.A2248]" office:value-type="float" office:value="60" calcext:value-type="float">
            <text:p>60</text:p>
          </table:table-cell>
          <table:table-cell office:value-type="string" calcext:value-type="string">
            <text:p>2:13:10 - Grog gets his finger pulled/more polymachina fun</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3">
          <table:table-cell table:formula="of:=[.A2249]" office:value-type="float" office:value="60" calcext:value-type="float">
            <text:p>60</text:p>
          </table:table-cell>
          <table:table-cell office:value-type="string" calcext:value-type="string">
            <text:p>2:18:20 – A hot nap</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4">
          <table:table-cell table:formula="of:=[.A2250]" office:value-type="float" office:value="60" calcext:value-type="float">
            <text:p>60</text:p>
          </table:table-cell>
          <table:table-cell office:value-type="string" calcext:value-type="string">
            <text:p>2:19:47 – Keyleth yells at Trinket for eating the grass, Keyleth “Suck it, grass!” </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4">
          <table:table-cell table:formula="of:=[.A2251]" office:value-type="float" office:value="60" calcext:value-type="float">
            <text:p>60</text:p>
          </table:table-cell>
          <table:table-cell office:value-type="string" calcext:value-type="string">
            <text:p>2:21:42 – Percy flirts with the grass, Scanlan inspiration ♪ (That’s what friends are for) </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10">
          <table:table-cell table:formula="of:=[.A2252]" office:value-type="float" office:value="60" calcext:value-type="float">
            <text:p>60</text:p>
          </table:table-cell>
          <table:table-cell office:value-type="string" calcext:value-type="string">
            <text:p>2:31:20 – Keyleth picks up a bone, she &amp; Vex get separated from the others &amp; meet a dire bear</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4">
          <table:table-cell table:formula="of:=[.A2253]" office:value-type="float" office:value="60" calcext:value-type="float">
            <text:p>60</text:p>
          </table:table-cell>
          <table:table-cell office:value-type="string" calcext:value-type="string">
            <text:p>2:37:33 – Trinket protects Vex from the dire bear, Trinket speaks to it at 2:38:40</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3">
          <table:table-cell table:formula="of:=[.A2254]" office:value-type="float" office:value="60" calcext:value-type="float">
            <text:p>60</text:p>
          </table:table-cell>
          <table:table-cell office:value-type="string" calcext:value-type="string">
            <text:p>2:41:15 – Game ends</text:p>
          </table:table-cell>
          <table:table-cell office:value-type="string" calcext:value-type="string">
            <text:p>https://littlecajunlady.tumblr.com/post/182894218805/critical-role-episode-60-heredity-and-hats</text:p>
          </table:table-cell>
          <table:table-cell office:value-type="string" calcext:value-type="string">
            <text:p>littlecajunlady</text:p>
          </table:table-cell>
        </table:table-row>
        <table:table-row table:style-name="ro2">
          <table:table-cell/>
          <table:table-cell office:value-type="string" calcext:value-type="string">
            <text:p><text:a xlink:href="https://www.youtube.com/watch?v=Ck_yuplT8O8&amp;t=1m00s" xlink:type="simple">1:00</text:a> Sam does some fact checking</text:p>
          </table:table-cell>
          <table:table-cell/>
          <table:table-cell table:style-name="Default"/>
        </table:table-row>
        <table:table-row table:style-name="ro2">
          <table:table-cell/>
          <table:table-cell office:value-type="string" calcext:value-type="string">
            <text:p><text:a xlink:href="https://www.youtube.com/watch?v=Ck_yuplT8O8&amp;t=1m55s" xlink:type="simple">1:55</text:a> The Sampage begins</text:p>
          </table:table-cell>
          <table:table-cell/>
          <table:table-cell table:style-name="Default"/>
        </table:table-row>
        <table:table-row table:style-name="ro3">
          <table:table-cell/>
          <table:table-cell office:value-type="string" calcext:value-type="string">
            <text:p><text:a xlink:href="https://www.youtube.com/watch?v=Ck_yuplT8O8&amp;t=4m05s" xlink:type="simple">4:05</text:a> and also D&amp;D Beyond</text:p>
          </table:table-cell>
          <table:table-cell/>
          <table:table-cell table:style-name="Default"/>
        </table:table-row>
        <table:table-row table:style-name="ro3">
          <table:table-cell/>
          <table:table-cell office:value-type="string" calcext:value-type="string">
            <text:p><text:a xlink:href="https://www.youtube.com/watch?v=Ck_yuplT8O8&amp;t=7m20s" xlink:type="simple">7:20</text:a> Intro cinematic</text:p>
          </table:table-cell>
          <table:table-cell/>
          <table:table-cell table:style-name="Default"/>
        </table:table-row>
        <table:table-row table:style-name="ro3">
          <table:table-cell/>
          <table:table-cell office:value-type="string" calcext:value-type="string">
            <text:p><text:a xlink:href="https://www.youtube.com/watch?v=Ck_yuplT8O8&amp;t=9m00s" xlink:type="simple">9:00</text:a> Episode Starts</text:p>
          </table:table-cell>
          <table:table-cell/>
          <table:table-cell table:style-name="Default"/>
        </table:table-row>
        <table:table-row table:style-name="ro3">
          <table:table-cell/>
          <table:table-cell office:value-type="string" calcext:value-type="string">
            <text:p><text:a xlink:href="https://www.youtube.com/watch?v=Ck_yuplT8O8&amp;t=12m05s" xlink:type="simple">12:05</text:a> Recap Ends</text:p>
          </table:table-cell>
          <table:table-cell/>
          <table:table-cell table:style-name="Default"/>
        </table:table-row>
        <table:table-row table:style-name="ro10">
          <table:table-cell/>
          <table:table-cell office:value-type="string" calcext:value-type="string">
            <text:p><text:a xlink:href="https://www.youtube.com/watch?v=Ck_yuplT8O8&amp;t=17m50s" xlink:type="simple">17:50</text:a> I’m beginning to thing Matt didn’t just construct a whole language from scratch</text:p>
          </table:table-cell>
          <table:table-cell/>
          <table:table-cell table:style-name="Default"/>
        </table:table-row>
        <table:table-row table:style-name="ro3">
          <table:table-cell/>
          <table:table-cell office:value-type="string" calcext:value-type="string">
            <text:p><text:a xlink:href="https://www.youtube.com/watch?v=Ck_yuplT8O8&amp;t=18m50s" xlink:type="simple">18:50</text:a> The scry</text:p>
          </table:table-cell>
          <table:table-cell/>
          <table:table-cell table:style-name="Default"/>
        </table:table-row>
        <table:table-row table:style-name="ro7">
          <table:table-cell/>
          <table:table-cell office:value-type="string" calcext:value-type="string">
            <text:p><text:a xlink:href="https://www.youtube.com/watch?v=Ck_yuplT8O8&amp;t=22m15s" xlink:type="simple">22:15</text:a> Jester asks the important questions</text:p>
          </table:table-cell>
          <table:table-cell/>
          <table:table-cell table:style-name="Default"/>
        </table:table-row>
        <table:table-row table:style-name="ro2">
          <table:table-cell/>
          <table:table-cell office:value-type="string" calcext:value-type="string">
            <text:p><text:a xlink:href="https://www.youtube.com/watch?v=Ck_yuplT8O8&amp;t=26m10s" xlink:type="simple">26:10</text:a> Interpreting the scry</text:p>
          </table:table-cell>
          <table:table-cell/>
          <table:table-cell table:style-name="Default"/>
        </table:table-row>
        <table:table-row table:style-name="ro7">
          <table:table-cell/>
          <table:table-cell office:value-type="string" calcext:value-type="string">
            <text:p><text:a xlink:href="https://www.youtube.com/watch?v=Ck_yuplT8O8&amp;t=30m15s" xlink:type="simple">30:15</text:a> Have you heard the good word of the Traveler?</text:p>
          </table:table-cell>
          <table:table-cell/>
          <table:table-cell table:style-name="Default"/>
        </table:table-row>
        <table:table-row table:style-name="ro3">
          <table:table-cell/>
          <table:table-cell office:value-type="string" calcext:value-type="string">
            <text:p><text:a xlink:href="https://www.youtube.com/watch?v=Ck_yuplT8O8&amp;t=32m00s" xlink:type="simple">32:00</text:a> Jester backstory</text:p>
          </table:table-cell>
          <table:table-cell/>
          <table:table-cell table:style-name="Default"/>
        </table:table-row>
        <table:table-row table:style-name="ro3">
          <table:table-cell/>
          <table:table-cell office:value-type="string" calcext:value-type="string">
            <text:p><text:a xlink:href="https://www.youtube.com/watch?v=Ck_yuplT8O8&amp;t=34m15s" xlink:type="simple">34:15</text:a> Yasha backstory</text:p>
          </table:table-cell>
          <table:table-cell/>
          <table:table-cell table:style-name="Default"/>
        </table:table-row>
        <table:table-row table:style-name="ro2">
          <table:table-cell/>
          <table:table-cell office:value-type="string" calcext:value-type="string">
            <text:p><text:a xlink:href="https://www.youtube.com/watch?v=Ck_yuplT8O8&amp;t=37m25s" xlink:type="simple">37:25</text:a> Everyone has amnesia</text:p>
          </table:table-cell>
          <table:table-cell/>
          <table:table-cell table:style-name="Default"/>
        </table:table-row>
        <table:table-row table:style-name="ro3">
          <table:table-cell/>
          <table:table-cell office:value-type="string" calcext:value-type="string">
            <text:p><text:a xlink:href="https://www.youtube.com/watch?v=Ck_yuplT8O8&amp;t=40m35s" xlink:type="simple">40:35</text:a> Yellow Parchments</text:p>
          </table:table-cell>
          <table:table-cell/>
          <table:table-cell table:style-name="Default"/>
        </table:table-row>
        <table:table-row table:style-name="ro2">
          <table:table-cell/>
          <table:table-cell office:value-type="string" calcext:value-type="string">
            <text:p><text:a xlink:href="https://www.youtube.com/watch?v=Ck_yuplT8O8&amp;t=45m50s" xlink:type="simple">45:50</text:a> Matt reaches his limit</text:p>
          </table:table-cell>
          <table:table-cell/>
          <table:table-cell table:style-name="Default"/>
        </table:table-row>
        <table:table-row table:style-name="ro2">
          <table:table-cell/>
          <table:table-cell office:value-type="string" calcext:value-type="string">
            <text:p><text:a xlink:href="https://www.youtube.com/watch?v=Ck_yuplT8O8&amp;t=53m15s" xlink:type="simple">53:15</text:a> The giant drops wisdom</text:p>
          </table:table-cell>
          <table:table-cell/>
          <table:table-cell table:style-name="Default"/>
        </table:table-row>
        <table:table-row table:style-name="ro3">
          <table:table-cell/>
          <table:table-cell office:value-type="string" calcext:value-type="string">
            <text:p><text:a xlink:href="https://www.youtube.com/watch?v=Ck_yuplT8O8&amp;t=55m05s" xlink:type="simple">55:05</text:a> Making it look good</text:p>
          </table:table-cell>
          <table:table-cell/>
          <table:table-cell table:style-name="Default"/>
        </table:table-row>
        <table:table-row table:style-name="ro7">
          <table:table-cell/>
          <table:table-cell office:value-type="string" calcext:value-type="string">
            <text:p><text:a xlink:href="https://www.youtube.com/watch?v=Ck_yuplT8O8&amp;t=56m20s" xlink:type="simple">56:20</text:a> Marisha can’t stop hurting Liam</text:p>
          </table:table-cell>
          <table:table-cell/>
          <table:table-cell table:style-name="Default"/>
        </table:table-row>
        <table:table-row table:style-name="ro7">
          <table:table-cell/>
          <table:table-cell office:value-type="string" calcext:value-type="string">
            <text:p><text:a xlink:href="https://www.youtube.com/watch?v=Ck_yuplT8O8&amp;t=57m50s" xlink:type="simple">57:50</text:a> Increasing the production value</text:p>
          </table:table-cell>
          <table:table-cell/>
          <table:table-cell table:style-name="Default"/>
        </table:table-row>
        <table:table-row table:style-name="ro5">
          <table:table-cell/>
          <table:table-cell office:value-type="string" calcext:value-type="string">
            <text:p><text:a xlink:href="https://www.youtube.com/watch?v=Ck_yuplT8O8&amp;t=58m25s" xlink:type="simple">58:25</text:a> Matt, why did you think this wouldn’t be a thing?</text:p>
          </table:table-cell>
          <table:table-cell/>
          <table:table-cell table:style-name="Default"/>
        </table:table-row>
        <table:table-row table:style-name="ro3">
          <table:table-cell/>
          <table:table-cell office:value-type="string" calcext:value-type="string">
            <text:p><text:a xlink:href="https://www.youtube.com/watch?v=Ck_yuplT8O8&amp;t=1h01m15s" xlink:type="simple">1:01:15</text:a> The Boto players</text:p>
          </table:table-cell>
          <table:table-cell/>
          <table:table-cell table:style-name="Default"/>
        </table:table-row>
        <table:table-row table:style-name="ro2">
          <table:table-cell/>
          <table:table-cell office:value-type="string" calcext:value-type="string">
            <text:p><text:a xlink:href="https://www.youtube.com/watch?v=Ck_yuplT8O8&amp;t=1h18m30s" xlink:type="simple">1:18:30</text:a> Speaking with dead</text:p>
          </table:table-cell>
          <table:table-cell/>
          <table:table-cell table:style-name="Default"/>
        </table:table-row>
        <table:table-row table:style-name="ro3">
          <table:table-cell/>
          <table:table-cell office:value-type="string" calcext:value-type="string">
            <text:p><text:a xlink:href="https://www.youtube.com/watch?v=Ck_yuplT8O8&amp;t=1h21m35s" xlink:type="simple">1:21:35</text:a> Beau and Caduceus</text:p>
          </table:table-cell>
          <table:table-cell/>
          <table:table-cell table:style-name="Default"/>
        </table:table-row>
        <table:table-row table:style-name="ro2">
          <table:table-cell/>
          <table:table-cell office:value-type="string" calcext:value-type="string">
            <text:p><text:a xlink:href="https://www.youtube.com/watch?v=Ck_yuplT8O8&amp;t=1h24m15s" xlink:type="simple">1:24:15</text:a> Jester and The Gentleman</text:p>
          </table:table-cell>
          <table:table-cell/>
          <table:table-cell table:style-name="Default"/>
        </table:table-row>
        <table:table-row table:style-name="ro3">
          <table:table-cell/>
          <table:table-cell office:value-type="string" calcext:value-type="string">
            <text:p><text:a xlink:href="https://www.youtube.com/watch?v=Ck_yuplT8O8&amp;t=1h25m40s" xlink:type="simple">1:25:40</text:a> Jester and The Ruby</text:p>
          </table:table-cell>
          <table:table-cell/>
          <table:table-cell table:style-name="Default"/>
        </table:table-row>
        <table:table-row table:style-name="ro7">
          <table:table-cell/>
          <table:table-cell office:value-type="string" calcext:value-type="string">
            <text:p><text:a xlink:href="https://www.youtube.com/watch?v=Ck_yuplT8O8&amp;t=1h29m00s" xlink:type="simple">1:29:00</text:a> Caduceus and the Wildmother</text:p>
          </table:table-cell>
          <table:table-cell/>
          <table:table-cell table:style-name="Default"/>
        </table:table-row>
        <table:table-row table:style-name="ro2">
          <table:table-cell/>
          <table:table-cell office:value-type="string" calcext:value-type="string">
            <text:p><text:a xlink:href="https://www.youtube.com/watch?v=Ck_yuplT8O8&amp;t=1h31m55s" xlink:type="simple">1:31:55</text:a> Nott is ready for love</text:p>
          </table:table-cell>
          <table:table-cell/>
          <table:table-cell table:style-name="Default"/>
        </table:table-row>
        <table:table-row table:style-name="ro3">
          <table:table-cell/>
          <table:table-cell office:value-type="string" calcext:value-type="string">
            <text:p><text:a xlink:href="https://www.youtube.com/watch?v=Ck_yuplT8O8&amp;t=1h34m10s" xlink:type="simple">1:34:10</text:a> Fjord’s dream</text:p>
          </table:table-cell>
          <table:table-cell/>
          <table:table-cell table:style-name="Default"/>
        </table:table-row>
        <table:table-row table:style-name="ro3">
          <table:table-cell/>
          <table:table-cell office:value-type="string" calcext:value-type="string">
            <text:p><text:a xlink:href="https://www.youtube.com/watch?v=Ck_yuplT8O8&amp;t=1h44m00s" xlink:type="simple">1:44:00</text:a> Fjord is a muggle</text:p>
          </table:table-cell>
          <table:table-cell/>
          <table:table-cell table:style-name="Default"/>
        </table:table-row>
        <table:table-row table:style-name="ro3">
          <table:table-cell/>
          <table:table-cell office:value-type="string" calcext:value-type="string">
            <text:p><text:a xlink:href="https://www.youtube.com/watch?v=Ck_yuplT8O8&amp;t=1h44m55s" xlink:type="simple">1:44:55</text:a> Break Starts</text:p>
          </table:table-cell>
          <table:table-cell/>
          <table:table-cell table:style-name="Default"/>
        </table:table-row>
        <table:table-row table:style-name="ro3">
          <table:table-cell/>
          <table:table-cell office:value-type="string" calcext:value-type="string">
            <text:p><text:a xlink:href="https://www.youtube.com/watch?v=Ck_yuplT8O8&amp;t=1h58m30s" xlink:type="simple">1:58:30</text:a> Art Montage</text:p>
          </table:table-cell>
          <table:table-cell/>
          <table:table-cell table:style-name="Default"/>
        </table:table-row>
        <table:table-row table:style-name="ro3">
          <table:table-cell/>
          <table:table-cell office:value-type="string" calcext:value-type="string">
            <text:p><text:a xlink:href="https://www.youtube.com/watch?v=Ck_yuplT8O8&amp;t=2h09m30s" xlink:type="simple">2:09:30</text:a> Break Ends</text:p>
          </table:table-cell>
          <table:table-cell/>
          <table:table-cell table:style-name="Default"/>
        </table:table-row>
        <table:table-row table:style-name="ro2">
          <table:table-cell/>
          <table:table-cell office:value-type="string" calcext:value-type="string">
            <text:p><text:a xlink:href="https://www.youtube.com/watch?v=Ck_yuplT8O8&amp;t=2h14m25s" xlink:type="simple">2:14:25</text:a> Laura is method acting</text:p>
          </table:table-cell>
          <table:table-cell/>
          <table:table-cell table:style-name="Default"/>
        </table:table-row>
        <table:table-row table:style-name="ro2">
          <table:table-cell/>
          <table:table-cell office:value-type="string" calcext:value-type="string">
            <text:p><text:a xlink:href="https://www.youtube.com/watch?v=Ck_yuplT8O8&amp;t=2h20m30s" xlink:type="simple">2:20:30</text:a> Liam is fully immersed</text:p>
          </table:table-cell>
          <table:table-cell/>
          <table:table-cell table:style-name="Default"/>
        </table:table-row>
        <table:table-row table:style-name="ro2">
          <table:table-cell/>
          <table:table-cell office:value-type="string" calcext:value-type="string">
            <text:p><text:a xlink:href="https://www.youtube.com/watch?v=Ck_yuplT8O8&amp;t=2h23m15s" xlink:type="simple">2:23:15</text:a> Professor Whacko</text:p>
          </table:table-cell>
          <table:table-cell/>
          <table:table-cell table:style-name="Default"/>
        </table:table-row>
        <table:table-row table:style-name="ro2">
          <table:table-cell/>
          <table:table-cell office:value-type="string" calcext:value-type="string">
            <text:p><text:a xlink:href="https://www.youtube.com/watch?v=Ck_yuplT8O8&amp;t=2h39m55s" xlink:type="simple">2:39:55</text:a> Search for the Overcrow</text:p>
          </table:table-cell>
          <table:table-cell/>
          <table:table-cell table:style-name="Default"/>
        </table:table-row>
        <table:table-row table:style-name="ro3">
          <table:table-cell/>
          <table:table-cell office:value-type="string" calcext:value-type="string">
            <text:p><text:a xlink:href="https://www.youtube.com/watch?v=Ck_yuplT8O8&amp;t=2h41m25s" xlink:type="simple">2:41:25</text:a> I’ve been there</text:p>
          </table:table-cell>
          <table:table-cell/>
          <table:table-cell table:style-name="Default"/>
        </table:table-row>
        <table:table-row table:style-name="ro2">
          <table:table-cell/>
          <table:table-cell office:value-type="string" calcext:value-type="string">
            <text:p><text:a xlink:href="https://www.youtube.com/watch?v=Ck_yuplT8O8&amp;t=2h48m30s" xlink:type="simple">2:48:30</text:a> Moro is the new Viktor</text:p>
          </table:table-cell>
          <table:table-cell/>
          <table:table-cell table:style-name="Default"/>
        </table:table-row>
        <table:table-row table:style-name="ro5">
          <table:table-cell/>
          <table:table-cell office:value-type="string" calcext:value-type="string">
            <text:p><text:a xlink:href="https://www.youtube.com/watch?v=Ck_yuplT8O8&amp;t=2h58m15s" xlink:type="simple">2:58:15</text:a> Fjord gets his groove back at the Hammercall</text:p>
          </table:table-cell>
          <table:table-cell/>
          <table:table-cell table:style-name="Default"/>
        </table:table-row>
        <table:table-row table:style-name="ro3">
          <table:table-cell/>
          <table:table-cell office:value-type="string" calcext:value-type="string">
            <text:p><text:a xlink:href="https://www.youtube.com/watch?v=Ck_yuplT8O8&amp;t=3h01m00s" xlink:type="simple">3:01:00</text:a> Fjord and Wersh</text:p>
          </table:table-cell>
          <table:table-cell/>
          <table:table-cell table:style-name="Default"/>
        </table:table-row>
        <table:table-row table:style-name="ro3">
          <table:table-cell/>
          <table:table-cell office:value-type="string" calcext:value-type="string">
            <text:p><text:a xlink:href="https://www.youtube.com/watch?v=Ck_yuplT8O8&amp;t=3h08m05s" xlink:type="simple">3:08:05</text:a> Jester and Wersh</text:p>
          </table:table-cell>
          <table:table-cell/>
          <table:table-cell table:style-name="Default"/>
        </table:table-row>
        <table:table-row table:style-name="ro3">
          <table:table-cell/>
          <table:table-cell office:value-type="string" calcext:value-type="string">
            <text:p><text:a xlink:href="https://www.youtube.com/watch?v=Ck_yuplT8O8&amp;t=3h08m55s" xlink:type="simple">3:08:55</text:a> So many abs</text:p>
          </table:table-cell>
          <table:table-cell/>
          <table:table-cell table:style-name="Default"/>
        </table:table-row>
        <table:table-row table:style-name="ro6">
          <table:table-cell/>
          <table:table-cell office:value-type="string" calcext:value-type="string">
            <text:p><text:a xlink:href="https://www.youtube.com/watch?v=Ck_yuplT8O8&amp;t=3h10m00s" xlink:type="simple">3:10:00</text:a> Update the fanart, Caleb has an hourglass figure</text:p>
          </table:table-cell>
          <table:table-cell/>
          <table:table-cell table:style-name="Default"/>
        </table:table-row>
        <table:table-row table:style-name="ro7">
          <table:table-cell/>
          <table:table-cell office:value-type="string" calcext:value-type="string">
            <text:p><text:a xlink:href="https://www.youtube.com/watch?v=Ck_yuplT8O8&amp;t=3h13m35s" xlink:type="simple">3:13:35</text:a> The Krin have heelie technology</text:p>
          </table:table-cell>
          <table:table-cell/>
          <table:table-cell table:style-name="Default"/>
        </table:table-row>
        <table:table-row table:style-name="ro2">
          <table:table-cell/>
          <table:table-cell office:value-type="string" calcext:value-type="string">
            <text:p><text:a xlink:href="https://www.youtube.com/watch?v=Ck_yuplT8O8&amp;t=3h14m40s" xlink:type="simple">3:14:40</text:a> Yeza’s favorite</text:p>
          </table:table-cell>
          <table:table-cell/>
          <table:table-cell table:style-name="Default"/>
        </table:table-row>
        <table:table-row table:style-name="ro3">
          <table:table-cell/>
          <table:table-cell office:value-type="string" calcext:value-type="string">
            <text:p><text:a xlink:href="https://www.youtube.com/watch?v=Ck_yuplT8O8&amp;t=3h19m15s" xlink:type="simple">3:19:15</text:a>Human fight</text:p>
          </table:table-cell>
          <table:table-cell/>
          <table:table-cell table:style-name="Default"/>
        </table:table-row>
        <table:table-row table:style-name="ro7">
          <table:table-cell/>
          <table:table-cell office:value-type="string" calcext:value-type="string">
            <text:p><text:a xlink:href="https://www.youtube.com/watch?v=Ck_yuplT8O8&amp;t=3h20m50s" xlink:type="simple">3:20:50</text:a> House Rangers International</text:p>
          </table:table-cell>
          <table:table-cell/>
          <table:table-cell table:style-name="Default"/>
        </table:table-row>
        <table:table-row table:style-name="ro3">
          <table:table-cell/>
          <table:table-cell office:value-type="string" calcext:value-type="string">
            <text:p><text:a xlink:href="https://www.youtube.com/watch?v=Ck_yuplT8O8&amp;t=3h22m20s" xlink:type="simple">3:22:20</text:a>Hug check</text:p>
          </table:table-cell>
          <table:table-cell/>
          <table:table-cell table:style-name="Default"/>
        </table:table-row>
        <table:table-row table:style-name="ro3">
          <table:table-cell/>
          <table:table-cell office:value-type="string" calcext:value-type="string">
            <text:p><text:a xlink:href="https://www.youtube.com/watch?v=Ck_yuplT8O8&amp;t=3h24m10s" xlink:type="simple">3:24:10</text:a> New Greyskull </text:p>
          </table:table-cell>
          <table:table-cell/>
          <table:table-cell table:style-name="Default"/>
        </table:table-row>
        <table:table-row table:style-name="ro3">
          <table:table-cell/>
          <table:table-cell office:value-type="string" calcext:value-type="string">
            <text:p><text:a xlink:href="https://www.youtube.com/watch?v=Ck_yuplT8O8&amp;t=3h26m25s" xlink:type="simple">3:26:25</text:a> Episode Ends</text:p>
          </table:table-cell>
          <table:table-cell/>
          <table:table-cell table:style-name="Default"/>
        </table:table-row>
        <table:table-row table:style-name="ro1" table:number-rows-repeated="480">
          <table:table-cell/>
          <table:table-cell table:style-name="Default"/>
          <table:table-cell/>
          <table:table-cell table:style-name="Default"/>
        </table:table-row>
        <table:table-row table:style-name="ro1">
          <table:table-cell table:style-name="ce1" table:number-columns-repeated="3"/>
          <table:table-cell table:style-name="Default"/>
        </table:table-row>
        <table:table-row table:style-name="ro1">
          <table:table-cell table:style-name="ce2" table:number-columns-repeated="3"/>
          <table:table-cell table:style-name="Default"/>
        </table:table-row>
        <table:table-row table:style-name="ro1" table:number-rows-repeated="26">
          <table:table-cell table:style-name="ce2"/>
          <table:table-cell table:style-name="Default"/>
          <table:table-cell table:style-name="ce2"/>
          <table:table-cell table:style-name="Default"/>
        </table:table-row>
        <table:table-row table:style-name="ro1">
          <table:table-cell table:style-name="ce2"/>
          <table:table-cell table:style-name="Default"/>
          <table:table-cell table:style-name="ce2"/>
          <table:table-cell table:style-name="Default"/>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3T13:43:41.126983787</meta:creation-date>
    <dc:date>2021-01-23T15:13:18.248040752</dc:date>
    <meta:editing-duration>PT1H28M47S</meta:editing-duration>
    <meta:editing-cycles>104</meta:editing-cycles>
    <meta:generator>LibreOffice/7.0.3.1$Linux_X86_64 LibreOffice_project/00$Build-1</meta:generator>
    <meta:document-statistic meta:table-count="1" meta:cell-count="9069" meta:object-count="0"/>
  </office:meta>
</office:document-meta>
</file>